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background-color="#ffffff" style:font-size-asian="10pt" style:font-size-complex="10pt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ru" fo:country="RU" officeooo:rsid="00015dbb" officeooo:paragraph-rsid="00015dbb" style:font-size-asian="10pt" style:font-size-complex="10pt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ru" fo:country="RU" officeooo:rsid="00049d27" officeooo:paragraph-rsid="00049d27" style:font-size-asian="10pt" style:font-size-complex="10pt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ru" fo:country="RU" officeooo:rsid="00078bc9" officeooo:paragraph-rsid="00078bc9" style:font-size-asian="10pt" style:font-size-complex="10pt"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0bea76" officeooo:paragraph-rsid="000bea76" style:font-size-asian="10pt" style:font-size-complex="10pt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0cb576" officeooo:paragraph-rsid="000cb576" style:font-size-asian="10pt" style:font-size-complex="10pt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0d9e08" officeooo:paragraph-rsid="000d9e08" style:font-size-asian="10pt" style:font-size-complex="10pt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0dc406" officeooo:paragraph-rsid="000dc406" style:font-size-asian="10pt" style:font-size-complex="10pt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0e3803" officeooo:paragraph-rsid="000e3803" style:font-size-asian="10pt" style:font-size-complex="10pt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128111" officeooo:paragraph-rsid="0011e1e0" style:font-size-asian="10pt" style:font-size-complex="10pt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128111" officeooo:paragraph-rsid="00128111" style:font-size-asian="10pt" style:font-size-complex="10pt" fo:hyphenate="tru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128111" officeooo:paragraph-rsid="001541c5" style:font-size-asian="10pt" style:font-size-complex="10pt" fo:hyphenate="tru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1541c5" officeooo:paragraph-rsid="001541c5" style:font-size-asian="10pt" style:font-size-complex="10pt" fo:hyphenate="tru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135d8b" officeooo:paragraph-rsid="00486805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0ef9f0" officeooo:paragraph-rsid="00486805" style:font-size-asian="10pt" style:font-size-complex="10pt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102206" officeooo:paragraph-rsid="00486805" style:font-size-asian="10pt" style:font-size-complex="10pt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11e1e0" officeooo:paragraph-rsid="00486805" style:font-size-asian="10pt" style:font-size-complex="10pt" fo:hyphenate="tru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04fee3" officeooo:paragraph-rsid="00486805" style:font-size-asian="10pt" style:font-size-complex="10pt" fo:hyphenate="tru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style:font-name="Tahoma" fo:font-size="10pt" fo:language="en" fo:country="US" officeooo:rsid="0068147c" officeooo:paragraph-rsid="0068147c" style:font-size-asian="10pt" style:font-size-complex="10pt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015dbb" officeooo:paragraph-rsid="001712fe" style:font-size-asian="8pt" style:font-size-complex="8pt" fo:hyphenate="tru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0bea76" officeooo:paragraph-rsid="000bea76" style:font-size-asian="8pt" style:font-size-complex="8pt" fo:hyphenate="tru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049d27" officeooo:paragraph-rsid="00087571" style:font-size-asian="8pt" style:font-size-complex="8pt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049d27" officeooo:paragraph-rsid="00049d27" style:font-size-asian="8pt" style:font-size-complex="8pt" fo:hyphenate="tru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04b73d" officeooo:paragraph-rsid="0004b73d" style:font-size-asian="8pt" style:font-size-complex="8pt" fo:hyphenate="tru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19c908" officeooo:paragraph-rsid="0019c908" style:font-size-asian="8pt" style:font-size-complex="8pt" fo:hyphenate="true" fo:hyphenation-remain-char-count="2" fo:hyphenation-push-char-count="2"/>
    </style:style>
    <style:style style:name="P2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19f533" officeooo:paragraph-rsid="0019f533" style:font-size-asian="8pt" style:font-size-complex="8pt" fo:hyphenate="true" fo:hyphenation-remain-char-count="2" fo:hyphenation-push-char-count="2"/>
    </style:style>
    <style:style style:name="P2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1a20ca" officeooo:paragraph-rsid="001a20ca" style:font-size-asian="8pt" style:font-size-complex="8pt" fo:hyphenate="true" fo:hyphenation-remain-char-count="2" fo:hyphenation-push-char-count="2"/>
    </style:style>
    <style:style style:name="P2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1bba5c" officeooo:paragraph-rsid="001bba5c" style:font-size-asian="8pt" style:font-size-complex="8pt" fo:hyphenate="true" fo:hyphenation-remain-char-count="2" fo:hyphenation-push-char-count="2"/>
    </style:style>
    <style:style style:name="P2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1cd1a3" officeooo:paragraph-rsid="001cd1a3" style:font-size-asian="8pt" style:font-size-complex="8pt" fo:hyphenate="true" fo:hyphenation-remain-char-count="2" fo:hyphenation-push-char-count="2"/>
    </style:style>
    <style:style style:name="P3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1cd1a3" officeooo:paragraph-rsid="002003d8" style:font-size-asian="8pt" style:font-size-complex="8pt" fo:hyphenate="true" fo:hyphenation-remain-char-count="2" fo:hyphenation-push-char-count="2"/>
    </style:style>
    <style:style style:name="P3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003d8" officeooo:paragraph-rsid="002003d8" style:font-size-asian="8pt" style:font-size-complex="8pt" fo:hyphenate="true" fo:hyphenation-remain-char-count="2" fo:hyphenation-push-char-count="2"/>
    </style:style>
    <style:style style:name="P3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003d8" officeooo:paragraph-rsid="0020df1e" style:font-size-asian="8pt" style:font-size-complex="8pt" fo:hyphenate="true" fo:hyphenation-remain-char-count="2" fo:hyphenation-push-char-count="2"/>
    </style:style>
    <style:style style:name="P3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0df1e" officeooo:paragraph-rsid="0020df1e" style:font-size-asian="8pt" style:font-size-complex="8pt" fo:hyphenate="true" fo:hyphenation-remain-char-count="2" fo:hyphenation-push-char-count="2"/>
    </style:style>
    <style:style style:name="P3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29477" officeooo:paragraph-rsid="00229477" style:font-size-asian="8pt" style:font-size-complex="8pt" fo:hyphenate="true" fo:hyphenation-remain-char-count="2" fo:hyphenation-push-char-count="2"/>
    </style:style>
    <style:style style:name="P3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67bd8" officeooo:paragraph-rsid="00267bd8" style:font-size-asian="8pt" style:font-size-complex="8pt" fo:hyphenate="true" fo:hyphenation-remain-char-count="2" fo:hyphenation-push-char-count="2"/>
    </style:style>
    <style:style style:name="P3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67bd8" officeooo:paragraph-rsid="004bcd4c" style:font-size-asian="8pt" style:font-size-complex="8pt" fo:hyphenate="true" fo:hyphenation-remain-char-count="2" fo:hyphenation-push-char-count="2"/>
    </style:style>
    <style:style style:name="P3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35862" officeooo:paragraph-rsid="00335862" style:font-size-asian="8pt" style:font-size-complex="8pt" fo:hyphenate="tru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a7984" officeooo:paragraph-rsid="002a7984" style:font-size-asian="8pt" style:font-size-complex="8pt" fo:hyphenate="tru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a7984" officeooo:paragraph-rsid="002c3ae7" style:font-size-asian="8pt" style:font-size-complex="8pt" fo:hyphenate="tru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a7984" officeooo:paragraph-rsid="0031ed2f" style:font-size-asian="8pt" style:font-size-complex="8pt" fo:hyphenate="true" fo:hyphenation-remain-char-count="2" fo:hyphenation-push-char-count="2"/>
    </style:style>
    <style:style style:name="P4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c3ae7" officeooo:paragraph-rsid="002c3ae7" style:font-size-asian="8pt" style:font-size-complex="8pt" fo:hyphenate="true" fo:hyphenation-remain-char-count="2" fo:hyphenation-push-char-count="2"/>
    </style:style>
    <style:style style:name="P4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c3ae7" officeooo:paragraph-rsid="0031ed2f" style:font-size-asian="8pt" style:font-size-complex="8pt" fo:hyphenate="true" fo:hyphenation-remain-char-count="2" fo:hyphenation-push-char-count="2"/>
    </style:style>
    <style:style style:name="P4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dcb59" officeooo:paragraph-rsid="002dcb59" style:font-size-asian="8pt" style:font-size-complex="8pt" fo:hyphenate="true" fo:hyphenation-remain-char-count="2" fo:hyphenation-push-char-count="2"/>
    </style:style>
    <style:style style:name="P4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2f56e1" officeooo:paragraph-rsid="002f56e1" style:font-size-asian="8pt" style:font-size-complex="8pt" fo:hyphenate="true" fo:hyphenation-remain-char-count="2" fo:hyphenation-push-char-count="2"/>
    </style:style>
    <style:style style:name="P4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05cfc" officeooo:paragraph-rsid="00305cfc" style:font-size-asian="8pt" style:font-size-complex="8pt" fo:hyphenate="true" fo:hyphenation-remain-char-count="2" fo:hyphenation-push-char-count="2"/>
    </style:style>
    <style:style style:name="P4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05cfc" officeooo:paragraph-rsid="00313034" style:font-size-asian="8pt" style:font-size-complex="8pt" fo:hyphenate="true" fo:hyphenation-remain-char-count="2" fo:hyphenation-push-char-count="2"/>
    </style:style>
    <style:style style:name="P4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1ed2f" officeooo:paragraph-rsid="0031ed2f" style:font-size-asian="8pt" style:font-size-complex="8pt" fo:hyphenate="true" fo:hyphenation-remain-char-count="2" fo:hyphenation-push-char-count="2"/>
    </style:style>
    <style:style style:name="P4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378be" officeooo:paragraph-rsid="003378be" style:font-size-asian="8pt" style:font-size-complex="8pt" fo:hyphenate="true" fo:hyphenation-remain-char-count="2" fo:hyphenation-push-char-count="2"/>
    </style:style>
    <style:style style:name="P4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378be" officeooo:paragraph-rsid="00390aaa" style:font-size-asian="8pt" style:font-size-complex="8pt" fo:hyphenate="true" fo:hyphenation-remain-char-count="2" fo:hyphenation-push-char-count="2"/>
    </style:style>
    <style:style style:name="P5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378be" officeooo:paragraph-rsid="003b20b4" style:font-size-asian="8pt" style:font-size-complex="8pt" fo:hyphenate="true" fo:hyphenation-remain-char-count="2" fo:hyphenation-push-char-count="2"/>
    </style:style>
    <style:style style:name="P5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378be" officeooo:paragraph-rsid="003e7a3a" style:font-size-asian="8pt" style:font-size-complex="8pt" fo:hyphenate="true" fo:hyphenation-remain-char-count="2" fo:hyphenation-push-char-count="2"/>
    </style:style>
    <style:style style:name="P5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378be" officeooo:paragraph-rsid="0045a0c9" style:font-size-asian="8pt" style:font-size-complex="8pt" fo:hyphenate="true" fo:hyphenation-remain-char-count="2" fo:hyphenation-push-char-count="2"/>
    </style:style>
    <style:style style:name="P5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4b5af" officeooo:paragraph-rsid="0034b5af" style:font-size-asian="8pt" style:font-size-complex="8pt" fo:hyphenate="true" fo:hyphenation-remain-char-count="2" fo:hyphenation-push-char-count="2"/>
    </style:style>
    <style:style style:name="P5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4b5af" officeooo:paragraph-rsid="00390aaa" style:font-size-asian="8pt" style:font-size-complex="8pt" fo:hyphenate="true" fo:hyphenation-remain-char-count="2" fo:hyphenation-push-char-count="2"/>
    </style:style>
    <style:style style:name="P5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4b5af" officeooo:paragraph-rsid="003b20b4" style:font-size-asian="8pt" style:font-size-complex="8pt" fo:hyphenate="true" fo:hyphenation-remain-char-count="2" fo:hyphenation-push-char-count="2"/>
    </style:style>
    <style:style style:name="P5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4b5af" officeooo:paragraph-rsid="003e7a3a" style:font-size-asian="8pt" style:font-size-complex="8pt" fo:hyphenate="true" fo:hyphenation-remain-char-count="2" fo:hyphenation-push-char-count="2"/>
    </style:style>
    <style:style style:name="P5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4b5af" officeooo:paragraph-rsid="0045a0c9" style:font-size-asian="8pt" style:font-size-complex="8pt" fo:hyphenate="true" fo:hyphenation-remain-char-count="2" fo:hyphenation-push-char-count="2"/>
    </style:style>
    <style:style style:name="P5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6b10e" officeooo:paragraph-rsid="0036b10e" style:font-size-asian="8pt" style:font-size-complex="8pt" fo:hyphenate="true" fo:hyphenation-remain-char-count="2" fo:hyphenation-push-char-count="2"/>
    </style:style>
    <style:style style:name="P5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6b10e" officeooo:paragraph-rsid="00390aaa" style:font-size-asian="8pt" style:font-size-complex="8pt" fo:hyphenate="true" fo:hyphenation-remain-char-count="2" fo:hyphenation-push-char-count="2"/>
    </style:style>
    <style:style style:name="P6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6b10e" officeooo:paragraph-rsid="003b20b4" style:font-size-asian="8pt" style:font-size-complex="8pt" fo:hyphenate="true" fo:hyphenation-remain-char-count="2" fo:hyphenation-push-char-count="2"/>
    </style:style>
    <style:style style:name="P6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6b10e" officeooo:paragraph-rsid="003e7a3a" style:font-size-asian="8pt" style:font-size-complex="8pt" fo:hyphenate="tru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6b10e" officeooo:paragraph-rsid="0045a0c9" style:font-size-asian="8pt" style:font-size-complex="8pt" fo:hyphenate="true" fo:hyphenation-remain-char-count="2" fo:hyphenation-push-char-count="2"/>
    </style:style>
    <style:style style:name="P6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89170" officeooo:paragraph-rsid="00389170" style:font-size-asian="8pt" style:font-size-complex="8pt" fo:hyphenate="true" fo:hyphenation-remain-char-count="2" fo:hyphenation-push-char-count="2"/>
    </style:style>
    <style:style style:name="P6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89170" officeooo:paragraph-rsid="00390aaa" style:font-size-asian="8pt" style:font-size-complex="8pt" fo:hyphenate="true" fo:hyphenation-remain-char-count="2" fo:hyphenation-push-char-count="2"/>
    </style:style>
    <style:style style:name="P6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89170" officeooo:paragraph-rsid="003b20b4" style:font-size-asian="8pt" style:font-size-complex="8pt" fo:hyphenate="true" fo:hyphenation-remain-char-count="2" fo:hyphenation-push-char-count="2"/>
    </style:style>
    <style:style style:name="P6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89170" officeooo:paragraph-rsid="003e7a3a" style:font-size-asian="8pt" style:font-size-complex="8pt" fo:hyphenate="true" fo:hyphenation-remain-char-count="2" fo:hyphenation-push-char-count="2"/>
    </style:style>
    <style:style style:name="P6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89170" officeooo:paragraph-rsid="0045a0c9" style:font-size-asian="8pt" style:font-size-complex="8pt" fo:hyphenate="true" fo:hyphenation-remain-char-count="2" fo:hyphenation-push-char-count="2"/>
    </style:style>
    <style:style style:name="P6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90aaa" officeooo:paragraph-rsid="00390aaa" style:font-size-asian="8pt" style:font-size-complex="8pt" fo:hyphenate="true" fo:hyphenation-remain-char-count="2" fo:hyphenation-push-char-count="2"/>
    </style:style>
    <style:style style:name="P6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a82ea" officeooo:paragraph-rsid="003a82ea" style:font-size-asian="8pt" style:font-size-complex="8pt" fo:hyphenate="true" fo:hyphenation-remain-char-count="2" fo:hyphenation-push-char-count="2"/>
    </style:style>
    <style:style style:name="P7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e7a3a" officeooo:paragraph-rsid="003e7a3a" style:font-size-asian="8pt" style:font-size-complex="8pt" fo:hyphenate="true" fo:hyphenation-remain-char-count="2" fo:hyphenation-push-char-count="2"/>
    </style:style>
    <style:style style:name="P7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f8346" officeooo:paragraph-rsid="003f8346" style:font-size-asian="8pt" style:font-size-complex="8pt" fo:hyphenate="true" fo:hyphenation-remain-char-count="2" fo:hyphenation-push-char-count="2"/>
    </style:style>
    <style:style style:name="P7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3f8346" officeooo:paragraph-rsid="0045a0c9" style:font-size-asian="8pt" style:font-size-complex="8pt" fo:hyphenate="true" fo:hyphenation-remain-char-count="2" fo:hyphenation-push-char-count="2"/>
    </style:style>
    <style:style style:name="P7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11f7d" officeooo:paragraph-rsid="00411f7d" style:font-size-asian="8pt" style:font-size-complex="8pt" fo:hyphenate="true" fo:hyphenation-remain-char-count="2" fo:hyphenation-push-char-count="2"/>
    </style:style>
    <style:style style:name="P7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11f7d" officeooo:paragraph-rsid="0045a0c9" style:font-size-asian="8pt" style:font-size-complex="8pt" fo:hyphenate="true" fo:hyphenation-remain-char-count="2" fo:hyphenation-push-char-count="2"/>
    </style:style>
    <style:style style:name="P7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2a60e" officeooo:paragraph-rsid="0042a60e" style:font-size-asian="8pt" style:font-size-complex="8pt" fo:hyphenate="true" fo:hyphenation-remain-char-count="2" fo:hyphenation-push-char-count="2"/>
    </style:style>
    <style:style style:name="P7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2a60e" officeooo:paragraph-rsid="0045a0c9" style:font-size-asian="8pt" style:font-size-complex="8pt" fo:hyphenate="true" fo:hyphenation-remain-char-count="2" fo:hyphenation-push-char-count="2"/>
    </style:style>
    <style:style style:name="P7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2b65a" officeooo:paragraph-rsid="0042b65a" style:font-size-asian="8pt" style:font-size-complex="8pt" fo:hyphenate="true" fo:hyphenation-remain-char-count="2" fo:hyphenation-push-char-count="2"/>
    </style:style>
    <style:style style:name="P7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2b65a" officeooo:paragraph-rsid="0045a0c9" style:font-size-asian="8pt" style:font-size-complex="8pt" fo:hyphenate="true" fo:hyphenation-remain-char-count="2" fo:hyphenation-push-char-count="2"/>
    </style:style>
    <style:style style:name="P7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3ad3d" officeooo:paragraph-rsid="0043ad3d" style:font-size-asian="8pt" style:font-size-complex="8pt" fo:hyphenate="true" fo:hyphenation-remain-char-count="2" fo:hyphenation-push-char-count="2"/>
    </style:style>
    <style:style style:name="P8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3ad3d" officeooo:paragraph-rsid="00453258" style:font-size-asian="8pt" style:font-size-complex="8pt" fo:hyphenate="true" fo:hyphenation-remain-char-count="2" fo:hyphenation-push-char-count="2"/>
    </style:style>
    <style:style style:name="P8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3ad3d" officeooo:paragraph-rsid="0045a0c9" style:font-size-asian="8pt" style:font-size-complex="8pt" fo:hyphenate="true" fo:hyphenation-remain-char-count="2" fo:hyphenation-push-char-count="2"/>
    </style:style>
    <style:style style:name="P8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7b928" officeooo:paragraph-rsid="0047b928" style:font-size-asian="8pt" style:font-size-complex="8pt" fo:hyphenate="true" fo:hyphenation-remain-char-count="2" fo:hyphenation-push-char-count="2"/>
    </style:style>
    <style:style style:name="P8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f5017" officeooo:paragraph-rsid="004f5017" style:font-size-asian="8pt" style:font-size-complex="8pt" fo:hyphenate="true" fo:hyphenation-remain-char-count="2" fo:hyphenation-push-char-count="2"/>
    </style:style>
    <style:style style:name="P8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4fa399" officeooo:paragraph-rsid="004fa399" style:font-size-asian="8pt" style:font-size-complex="8pt" fo:hyphenate="true" fo:hyphenation-remain-char-count="2" fo:hyphenation-push-char-count="2"/>
    </style:style>
    <style:style style:name="P8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1194b" officeooo:paragraph-rsid="0051194b" style:font-size-asian="8pt" style:font-size-complex="8pt" fo:hyphenate="true" fo:hyphenation-remain-char-count="2" fo:hyphenation-push-char-count="2"/>
    </style:style>
    <style:style style:name="P8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2c1ba" officeooo:paragraph-rsid="0052c1ba" style:font-size-asian="8pt" style:font-size-complex="8pt" fo:hyphenate="true" fo:hyphenation-remain-char-count="2" fo:hyphenation-push-char-count="2"/>
    </style:style>
    <style:style style:name="P8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3fdb1" officeooo:paragraph-rsid="0053fdb1" style:font-size-asian="8pt" style:font-size-complex="8pt" fo:hyphenate="true" fo:hyphenation-remain-char-count="2" fo:hyphenation-push-char-count="2"/>
    </style:style>
    <style:style style:name="P8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3fdb1" officeooo:paragraph-rsid="0055cb70" style:font-size-asian="8pt" style:font-size-complex="8pt" fo:hyphenate="true" fo:hyphenation-remain-char-count="2" fo:hyphenation-push-char-count="2"/>
    </style:style>
    <style:style style:name="P8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3fdb1" officeooo:paragraph-rsid="0056c845" style:font-size-asian="8pt" style:font-size-complex="8pt" fo:hyphenate="true" fo:hyphenation-remain-char-count="2" fo:hyphenation-push-char-count="2"/>
    </style:style>
    <style:style style:name="P9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5cb70" officeooo:paragraph-rsid="0055cb70" style:font-size-asian="8pt" style:font-size-complex="8pt" fo:hyphenate="true" fo:hyphenation-remain-char-count="2" fo:hyphenation-push-char-count="2"/>
    </style:style>
    <style:style style:name="P9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701d8" officeooo:paragraph-rsid="005701d8" style:font-size-asian="8pt" style:font-size-complex="8pt" fo:hyphenate="true" fo:hyphenation-remain-char-count="2" fo:hyphenation-push-char-count="2"/>
    </style:style>
    <style:style style:name="P9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701d8" officeooo:paragraph-rsid="00591aba" style:font-size-asian="8pt" style:font-size-complex="8pt" fo:hyphenate="true" fo:hyphenation-remain-char-count="2" fo:hyphenation-push-char-count="2"/>
    </style:style>
    <style:style style:name="P9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99971" officeooo:paragraph-rsid="00599971" style:font-size-asian="8pt" style:font-size-complex="8pt" fo:hyphenate="true" fo:hyphenation-remain-char-count="2" fo:hyphenation-push-char-count="2"/>
    </style:style>
    <style:style style:name="P9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99971" officeooo:paragraph-rsid="005b9b45" style:font-size-asian="8pt" style:font-size-complex="8pt" fo:hyphenate="true" fo:hyphenation-remain-char-count="2" fo:hyphenation-push-char-count="2"/>
    </style:style>
    <style:style style:name="P9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b9b45" officeooo:paragraph-rsid="005b9b45" style:font-size-asian="8pt" style:font-size-complex="8pt" fo:hyphenate="true" fo:hyphenation-remain-char-count="2" fo:hyphenation-push-char-count="2"/>
    </style:style>
    <style:style style:name="P9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b9b45" officeooo:paragraph-rsid="005c3b69" style:font-size-asian="8pt" style:font-size-complex="8pt" fo:hyphenate="true" fo:hyphenation-remain-char-count="2" fo:hyphenation-push-char-count="2"/>
    </style:style>
    <style:style style:name="P9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e3520" officeooo:paragraph-rsid="005e3520" style:font-size-asian="8pt" style:font-size-complex="8pt" fo:hyphenate="true" fo:hyphenation-remain-char-count="2" fo:hyphenation-push-char-count="2"/>
    </style:style>
    <style:style style:name="P9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4c10e" officeooo:paragraph-rsid="0064c10e" style:font-size-asian="8pt" style:font-size-complex="8pt" fo:hyphenate="true" fo:hyphenation-remain-char-count="2" fo:hyphenation-push-char-count="2"/>
    </style:style>
    <style:style style:name="P9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6575f" officeooo:paragraph-rsid="0066575f" style:font-size-asian="8pt" style:font-size-complex="8pt" fo:hyphenate="true" fo:hyphenation-remain-char-count="2" fo:hyphenation-push-char-count="2"/>
    </style:style>
    <style:style style:name="P10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e8d84" officeooo:paragraph-rsid="005e8d84" style:font-size-asian="8pt" style:font-size-complex="8pt" fo:hyphenate="true" fo:hyphenation-remain-char-count="2" fo:hyphenation-push-char-count="2"/>
    </style:style>
    <style:style style:name="P10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e8d84" officeooo:paragraph-rsid="005e9626" style:font-size-asian="8pt" style:font-size-complex="8pt" fo:hyphenate="true" fo:hyphenation-remain-char-count="2" fo:hyphenation-push-char-count="2"/>
    </style:style>
    <style:style style:name="P10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e8d84" officeooo:paragraph-rsid="005f22fb" style:font-size-asian="8pt" style:font-size-complex="8pt" fo:hyphenate="true" fo:hyphenation-remain-char-count="2" fo:hyphenation-push-char-count="2"/>
    </style:style>
    <style:style style:name="P10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e8d84" officeooo:paragraph-rsid="0060ec5f" style:font-size-asian="8pt" style:font-size-complex="8pt" fo:hyphenate="true" fo:hyphenation-remain-char-count="2" fo:hyphenation-push-char-count="2"/>
    </style:style>
    <style:style style:name="P10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e8d84" officeooo:paragraph-rsid="00628477" style:font-size-asian="8pt" style:font-size-complex="8pt" fo:hyphenate="true" fo:hyphenation-remain-char-count="2" fo:hyphenation-push-char-count="2"/>
    </style:style>
    <style:style style:name="P10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e8d84" officeooo:paragraph-rsid="006318db" style:font-size-asian="8pt" style:font-size-complex="8pt" fo:hyphenate="true" fo:hyphenation-remain-char-count="2" fo:hyphenation-push-char-count="2"/>
    </style:style>
    <style:style style:name="P10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5e8d84" officeooo:paragraph-rsid="0064c10e" style:font-size-asian="8pt" style:font-size-complex="8pt" fo:hyphenate="true" fo:hyphenation-remain-char-count="2" fo:hyphenation-push-char-count="2"/>
    </style:style>
    <style:style style:name="P10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7680a" officeooo:paragraph-rsid="0067680a" style:font-size-asian="8pt" style:font-size-complex="8pt" fo:hyphenate="true" fo:hyphenation-remain-char-count="2" fo:hyphenation-push-char-count="2"/>
    </style:style>
    <style:style style:name="P10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7d1b6" officeooo:paragraph-rsid="0067d1b6" style:font-size-asian="8pt" style:font-size-complex="8pt" fo:hyphenate="true" fo:hyphenation-remain-char-count="2" fo:hyphenation-push-char-count="2"/>
    </style:style>
    <style:style style:name="P10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8147c" officeooo:paragraph-rsid="0068147c" style:font-size-asian="8pt" style:font-size-complex="8pt" fo:hyphenate="true" fo:hyphenation-remain-char-count="2" fo:hyphenation-push-char-count="2"/>
    </style:style>
    <style:style style:name="P11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904f7" officeooo:paragraph-rsid="006904f7" style:font-size-asian="8pt" style:font-size-complex="8pt" fo:hyphenate="true" fo:hyphenation-remain-char-count="2" fo:hyphenation-push-char-count="2"/>
    </style:style>
    <style:style style:name="P11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97e59" officeooo:paragraph-rsid="00697e59" style:font-size-asian="8pt" style:font-size-complex="8pt" fo:hyphenate="true" fo:hyphenation-remain-char-count="2" fo:hyphenation-push-char-count="2"/>
    </style:style>
    <style:style style:name="P11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c4c24" officeooo:paragraph-rsid="006c4c24" style:font-size-asian="8pt" style:font-size-complex="8pt" fo:hyphenate="true" fo:hyphenation-remain-char-count="2" fo:hyphenation-push-char-count="2"/>
    </style:style>
    <style:style style:name="P11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d54c2" officeooo:paragraph-rsid="006d54c2" style:font-size-asian="8pt" style:font-size-complex="8pt" fo:hyphenate="true" fo:hyphenation-remain-char-count="2" fo:hyphenation-push-char-count="2"/>
    </style:style>
    <style:style style:name="P11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e7763" officeooo:paragraph-rsid="006e7763" style:font-size-asian="8pt" style:font-size-complex="8pt" fo:hyphenate="true" fo:hyphenation-remain-char-count="2" fo:hyphenation-push-char-count="2"/>
    </style:style>
    <style:style style:name="P11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6e7763" officeooo:paragraph-rsid="00705951" style:font-size-asian="8pt" style:font-size-complex="8pt" fo:hyphenate="true" fo:hyphenation-remain-char-count="2" fo:hyphenation-push-char-count="2"/>
    </style:style>
    <style:style style:name="P11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05951" officeooo:paragraph-rsid="00705951" style:font-size-asian="8pt" style:font-size-complex="8pt" fo:hyphenate="true" fo:hyphenation-remain-char-count="2" fo:hyphenation-push-char-count="2"/>
    </style:style>
    <style:style style:name="P11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05951" officeooo:paragraph-rsid="00715a24" style:font-size-asian="8pt" style:font-size-complex="8pt" fo:hyphenate="true" fo:hyphenation-remain-char-count="2" fo:hyphenation-push-char-count="2"/>
    </style:style>
    <style:style style:name="P11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194e1" officeooo:paragraph-rsid="007194e1" style:font-size-asian="8pt" style:font-size-complex="8pt" fo:hyphenate="true" fo:hyphenation-remain-char-count="2" fo:hyphenation-push-char-count="2"/>
    </style:style>
    <style:style style:name="P11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3616d" officeooo:paragraph-rsid="0073616d" style:font-size-asian="8pt" style:font-size-complex="8pt" fo:hyphenate="true" fo:hyphenation-remain-char-count="2" fo:hyphenation-push-char-count="2"/>
    </style:style>
    <style:style style:name="P12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3de86" officeooo:paragraph-rsid="0073de86" style:font-size-asian="8pt" style:font-size-complex="8pt" fo:hyphenate="true" fo:hyphenation-remain-char-count="2" fo:hyphenation-push-char-count="2"/>
    </style:style>
    <style:style style:name="P12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4a29c" officeooo:paragraph-rsid="0074a29c" style:font-size-asian="8pt" style:font-size-complex="8pt" fo:hyphenate="true" fo:hyphenation-remain-char-count="2" fo:hyphenation-push-char-count="2"/>
    </style:style>
    <style:style style:name="P12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58b13" officeooo:paragraph-rsid="00758b13" style:font-size-asian="8pt" style:font-size-complex="8pt" fo:hyphenate="true" fo:hyphenation-remain-char-count="2" fo:hyphenation-push-char-count="2"/>
    </style:style>
    <style:style style:name="P12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63f1a" officeooo:paragraph-rsid="00763f1a" style:font-size-asian="8pt" style:font-size-complex="8pt" fo:hyphenate="true" fo:hyphenation-remain-char-count="2" fo:hyphenation-push-char-count="2"/>
    </style:style>
    <style:style style:name="P12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7a93d" officeooo:paragraph-rsid="0077a93d" style:font-size-asian="8pt" style:font-size-complex="8pt" fo:hyphenate="true" fo:hyphenation-remain-char-count="2" fo:hyphenation-push-char-count="2"/>
    </style:style>
    <style:style style:name="P12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7a93d" officeooo:paragraph-rsid="0077ccc8" style:font-size-asian="8pt" style:font-size-complex="8pt" fo:hyphenate="true" fo:hyphenation-remain-char-count="2" fo:hyphenation-push-char-count="2"/>
    </style:style>
    <style:style style:name="P12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7ccc8" officeooo:paragraph-rsid="0077ccc8" style:font-size-asian="8pt" style:font-size-complex="8pt" fo:hyphenate="true" fo:hyphenation-remain-char-count="2" fo:hyphenation-push-char-count="2"/>
    </style:style>
    <style:style style:name="P12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928b2" officeooo:paragraph-rsid="007928b2" style:font-size-asian="8pt" style:font-size-complex="8pt" fo:hyphenate="true" fo:hyphenation-remain-char-count="2" fo:hyphenation-push-char-count="2"/>
    </style:style>
    <style:style style:name="P12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94839" officeooo:paragraph-rsid="00794839" style:font-size-asian="8pt" style:font-size-complex="8pt" fo:hyphenate="true" fo:hyphenation-remain-char-count="2" fo:hyphenation-push-char-count="2"/>
    </style:style>
    <style:style style:name="P12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94839" officeooo:paragraph-rsid="0079cfe0" style:font-size-asian="8pt" style:font-size-complex="8pt" fo:hyphenate="true" fo:hyphenation-remain-char-count="2" fo:hyphenation-push-char-count="2"/>
    </style:style>
    <style:style style:name="P13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9cfe0" officeooo:paragraph-rsid="0079cfe0" style:font-size-asian="8pt" style:font-size-complex="8pt" fo:hyphenate="true" fo:hyphenation-remain-char-count="2" fo:hyphenation-push-char-count="2"/>
    </style:style>
    <style:style style:name="P13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bcac7" officeooo:paragraph-rsid="007bcac7" style:font-size-asian="8pt" style:font-size-complex="8pt" fo:hyphenate="true" fo:hyphenation-remain-char-count="2" fo:hyphenation-push-char-count="2"/>
    </style:style>
    <style:style style:name="P13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bded4" officeooo:paragraph-rsid="007bded4" style:font-size-asian="8pt" style:font-size-complex="8pt" fo:hyphenate="true" fo:hyphenation-remain-char-count="2" fo:hyphenation-push-char-count="2"/>
    </style:style>
    <style:style style:name="P13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d5b6c" officeooo:paragraph-rsid="007d5b6c" style:font-size-asian="8pt" style:font-size-complex="8pt" fo:hyphenate="true" fo:hyphenation-remain-char-count="2" fo:hyphenation-push-char-count="2"/>
    </style:style>
    <style:style style:name="P13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d5b6c" officeooo:paragraph-rsid="007e1942" style:font-size-asian="8pt" style:font-size-complex="8pt" fo:hyphenate="true" fo:hyphenation-remain-char-count="2" fo:hyphenation-push-char-count="2"/>
    </style:style>
    <style:style style:name="P13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7e1942" officeooo:paragraph-rsid="007e1942" style:font-size-asian="8pt" style:font-size-complex="8pt" fo:hyphenate="true" fo:hyphenation-remain-char-count="2" fo:hyphenation-push-char-count="2"/>
    </style:style>
    <style:style style:name="P13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813c1f" officeooo:paragraph-rsid="00813c1f" style:font-size-asian="8pt" style:font-size-complex="8pt" fo:hyphenate="true" fo:hyphenation-remain-char-count="2" fo:hyphenation-push-char-count="2"/>
    </style:style>
    <style:style style:name="P13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82f1a8" officeooo:paragraph-rsid="0082f1a8" style:font-size-asian="8pt" style:font-size-complex="8pt" fo:hyphenate="true" fo:hyphenation-remain-char-count="2" fo:hyphenation-push-char-count="2"/>
    </style:style>
    <style:style style:name="P13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83fb3a" officeooo:paragraph-rsid="0083fb3a" style:font-size-asian="8pt" style:font-size-complex="8pt" fo:hyphenate="true" fo:hyphenation-remain-char-count="2" fo:hyphenation-push-char-count="2"/>
    </style:style>
    <style:style style:name="P13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ru" fo:country="RU" officeooo:rsid="00849f84" officeooo:paragraph-rsid="00849f84" style:font-size-asian="8pt" style:font-size-complex="8pt" fo:hyphenate="true" fo:hyphenation-remain-char-count="2" fo:hyphenation-push-char-count="2"/>
    </style:style>
    <style:style style:name="P140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font-name="Tahoma" fo:font-size="8pt" fo:language="ru" fo:country="RU" officeooo:rsid="00960b49" officeooo:paragraph-rsid="00960b49" style:font-size-asian="8pt" style:font-size-complex="8pt"/>
    </style:style>
    <style:style style:name="P141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font-name="Tahoma" fo:font-size="8pt" fo:language="ru" fo:country="RU" officeooo:rsid="009a3df2" officeooo:paragraph-rsid="009a3df2" style:font-size-asian="8pt" style:font-size-complex="8pt"/>
    </style:style>
    <style:style style:name="P142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font-name="Tahoma" fo:font-size="8pt" fo:language="ru" fo:country="RU" officeooo:rsid="009b3034" officeooo:paragraph-rsid="009b3034" style:font-size-asian="8pt" style:font-size-complex="8pt"/>
    </style:style>
    <style:style style:name="P14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128111" officeooo:paragraph-rsid="00486805" style:font-size-asian="8pt" style:font-size-complex="8pt" fo:hyphenate="true" fo:hyphenation-remain-char-count="2" fo:hyphenation-push-char-count="2"/>
    </style:style>
    <style:style style:name="P14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5e8d84" officeooo:paragraph-rsid="005e8d84" style:font-size-asian="8pt" style:font-size-complex="8pt" fo:hyphenate="true" fo:hyphenation-remain-char-count="2" fo:hyphenation-push-char-count="2"/>
    </style:style>
    <style:style style:name="P14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5e8d84" officeooo:paragraph-rsid="005e9626" style:font-size-asian="8pt" style:font-size-complex="8pt" fo:hyphenate="true" fo:hyphenation-remain-char-count="2" fo:hyphenation-push-char-count="2"/>
    </style:style>
    <style:style style:name="P14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5e8d84" officeooo:paragraph-rsid="005f22fb" style:font-size-asian="8pt" style:font-size-complex="8pt" fo:hyphenate="true" fo:hyphenation-remain-char-count="2" fo:hyphenation-push-char-count="2"/>
    </style:style>
    <style:style style:name="P14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5e8d84" officeooo:paragraph-rsid="0060ec5f" style:font-size-asian="8pt" style:font-size-complex="8pt" fo:hyphenate="true" fo:hyphenation-remain-char-count="2" fo:hyphenation-push-char-count="2"/>
    </style:style>
    <style:style style:name="P14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5e8d84" officeooo:paragraph-rsid="00628477" style:font-size-asian="8pt" style:font-size-complex="8pt" fo:hyphenate="true" fo:hyphenation-remain-char-count="2" fo:hyphenation-push-char-count="2"/>
    </style:style>
    <style:style style:name="P149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5e8d84" officeooo:paragraph-rsid="006318db" style:font-size-asian="8pt" style:font-size-complex="8pt" fo:hyphenate="true" fo:hyphenation-remain-char-count="2" fo:hyphenation-push-char-count="2"/>
    </style:style>
    <style:style style:name="P150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5e8d84" officeooo:paragraph-rsid="0064c10e" style:font-size-asian="8pt" style:font-size-complex="8pt" fo:hyphenate="true" fo:hyphenation-remain-char-count="2" fo:hyphenation-push-char-count="2"/>
    </style:style>
    <style:style style:name="P151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6d54c2" officeooo:paragraph-rsid="006d54c2" style:font-size-asian="8pt" style:font-size-complex="8pt" fo:hyphenate="true" fo:hyphenation-remain-char-count="2" fo:hyphenation-push-char-count="2"/>
    </style:style>
    <style:style style:name="P152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705951" officeooo:paragraph-rsid="00705951" style:font-size-asian="8pt" style:font-size-complex="8pt" fo:hyphenate="true" fo:hyphenation-remain-char-count="2" fo:hyphenation-push-char-count="2"/>
    </style:style>
    <style:style style:name="P153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77a93d" officeooo:paragraph-rsid="0077a93d" style:font-size-asian="8pt" style:font-size-complex="8pt" fo:hyphenate="true" fo:hyphenation-remain-char-count="2" fo:hyphenation-push-char-count="2"/>
    </style:style>
    <style:style style:name="P154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68147c" officeooo:paragraph-rsid="0068147c" style:font-size-asian="8pt" style:font-size-complex="8pt" fo:hyphenate="true" fo:hyphenation-remain-char-count="2" fo:hyphenation-push-char-count="2"/>
    </style:style>
    <style:style style:name="P155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6c4c24" officeooo:paragraph-rsid="006c4c24" style:font-size-asian="8pt" style:font-size-complex="8pt" fo:hyphenate="true" fo:hyphenation-remain-char-count="2" fo:hyphenation-push-char-count="2"/>
    </style:style>
    <style:style style:name="P156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73616d" officeooo:paragraph-rsid="0073616d" style:font-size-asian="8pt" style:font-size-complex="8pt" fo:hyphenate="true" fo:hyphenation-remain-char-count="2" fo:hyphenation-push-char-count="2"/>
    </style:style>
    <style:style style:name="P157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813c1f" officeooo:paragraph-rsid="00813c1f" style:font-size-asian="8pt" style:font-size-complex="8pt" fo:hyphenate="true" fo:hyphenation-remain-char-count="2" fo:hyphenation-push-char-count="2"/>
    </style:style>
    <style:style style:name="P158" style:family="paragraph" style:parent-style-name="Standard">
      <style:paragraph-properties fo:text-align="justify" style:justify-single-word="false" fo:hyphenation-ladder-count="no-limit"/>
      <style:text-properties style:font-name="Tahoma" fo:font-size="8pt" fo:language="en" fo:country="US" officeooo:rsid="0082f1a8" officeooo:paragraph-rsid="0082f1a8" style:font-size-asian="8pt" style:font-size-complex="8pt" fo:hyphenate="true" fo:hyphenation-remain-char-count="2" fo:hyphenation-push-char-count="2"/>
    </style:style>
    <style:style style:name="P15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049d27" officeooo:paragraph-rsid="00049d27" style:font-size-asian="10pt" style:font-size-complex="10pt" fo:hyphenate="true" fo:hyphenation-remain-char-count="2" fo:hyphenation-push-char-count="2"/>
    </style:style>
    <style:style style:name="P16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0cb576" officeooo:paragraph-rsid="000cb576" style:font-size-asian="10pt" style:font-size-complex="10pt" fo:hyphenate="true" fo:hyphenation-remain-char-count="2" fo:hyphenation-push-char-count="2"/>
    </style:style>
    <style:style style:name="P16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1541c5" officeooo:paragraph-rsid="001541c5" style:font-size-asian="10pt" style:font-size-complex="10pt" fo:hyphenate="true" fo:hyphenation-remain-char-count="2" fo:hyphenation-push-char-count="2"/>
    </style:style>
    <style:style style:name="P16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0bea76" officeooo:paragraph-rsid="000bea76" style:font-size-asian="10pt" style:font-size-complex="10pt" fo:hyphenate="true" fo:hyphenation-remain-char-count="2" fo:hyphenation-push-char-count="2"/>
    </style:style>
    <style:style style:name="P16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267bd8" officeooo:paragraph-rsid="00267bd8" style:font-size-asian="10pt" style:font-size-complex="10pt" fo:hyphenate="true" fo:hyphenation-remain-char-count="2" fo:hyphenation-push-char-count="2"/>
    </style:style>
    <style:style style:name="P16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2a7984" officeooo:paragraph-rsid="002a7984" style:font-size-asian="10pt" style:font-size-complex="10pt" fo:hyphenate="true" fo:hyphenation-remain-char-count="2" fo:hyphenation-push-char-count="2"/>
    </style:style>
    <style:style style:name="P16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326783" officeooo:paragraph-rsid="00335862" style:font-size-asian="10pt" style:font-size-complex="10pt" fo:hyphenate="true" fo:hyphenation-remain-char-count="2" fo:hyphenation-push-char-count="2"/>
    </style:style>
    <style:style style:name="P16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3378be" officeooo:paragraph-rsid="003378be" style:font-size-asian="10pt" style:font-size-complex="10pt" fo:hyphenate="true" fo:hyphenation-remain-char-count="2" fo:hyphenation-push-char-count="2"/>
    </style:style>
    <style:style style:name="P16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3378be" officeooo:paragraph-rsid="003b20b4" style:font-size-asian="10pt" style:font-size-complex="10pt" fo:hyphenate="true" fo:hyphenation-remain-char-count="2" fo:hyphenation-push-char-count="2"/>
    </style:style>
    <style:style style:name="P16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3378be" officeooo:paragraph-rsid="003e7a3a" style:font-size-asian="10pt" style:font-size-complex="10pt" fo:hyphenate="true" fo:hyphenation-remain-char-count="2" fo:hyphenation-push-char-count="2"/>
    </style:style>
    <style:style style:name="P16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3378be" officeooo:paragraph-rsid="0045a0c9" style:font-size-asian="10pt" style:font-size-complex="10pt" fo:hyphenate="true" fo:hyphenation-remain-char-count="2" fo:hyphenation-push-char-count="2"/>
    </style:style>
    <style:style style:name="P17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11e1e0" officeooo:paragraph-rsid="00486805" style:font-size-asian="10pt" style:font-size-complex="10pt" fo:hyphenate="true" fo:hyphenation-remain-char-count="2" fo:hyphenation-push-char-count="2"/>
    </style:style>
    <style:style style:name="P17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4fa399" officeooo:paragraph-rsid="004fa399" style:font-size-asian="10pt" style:font-size-complex="10pt" fo:hyphenate="true" fo:hyphenation-remain-char-count="2" fo:hyphenation-push-char-count="2"/>
    </style:style>
    <style:style style:name="P17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51194b" officeooo:paragraph-rsid="0051194b" style:font-size-asian="10pt" style:font-size-complex="10pt" fo:hyphenate="true" fo:hyphenation-remain-char-count="2" fo:hyphenation-push-char-count="2"/>
    </style:style>
    <style:style style:name="P17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5e3520" officeooo:paragraph-rsid="005e3520" style:font-size-asian="10pt" style:font-size-complex="10pt" fo:hyphenate="true" fo:hyphenation-remain-char-count="2" fo:hyphenation-push-char-count="2"/>
    </style:style>
    <style:style style:name="P17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6d54c2" officeooo:paragraph-rsid="006d54c2" style:font-size-asian="10pt" style:font-size-complex="10pt" fo:hyphenate="true" fo:hyphenation-remain-char-count="2" fo:hyphenation-push-char-count="2"/>
    </style:style>
    <style:style style:name="P17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73616d" officeooo:paragraph-rsid="0073616d" style:font-size-asian="10pt" style:font-size-complex="10pt" fo:hyphenate="true" fo:hyphenation-remain-char-count="2" fo:hyphenation-push-char-count="2"/>
    </style:style>
    <style:style style:name="P17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77a93d" officeooo:paragraph-rsid="0077a93d" style:font-size-asian="10pt" style:font-size-complex="10pt" fo:hyphenate="true" fo:hyphenation-remain-char-count="2" fo:hyphenation-push-char-count="2"/>
    </style:style>
    <style:style style:name="P17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ru" fo:country="RU" officeooo:rsid="0082f1a8" officeooo:paragraph-rsid="0082f1a8" style:font-size-asian="10pt" style:font-size-complex="10pt" fo:hyphenate="true" fo:hyphenation-remain-char-count="2" fo:hyphenation-push-char-count="2"/>
    </style:style>
    <style:style style:name="P17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4b73d" officeooo:paragraph-rsid="0004b73d" style:font-size-asian="10pt" style:font-size-complex="10pt" fo:hyphenate="true" fo:hyphenation-remain-char-count="2" fo:hyphenation-push-char-count="2"/>
    </style:style>
    <style:style style:name="P17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4fee3" officeooo:paragraph-rsid="0004fee3" style:font-size-asian="10pt" style:font-size-complex="10pt" fo:hyphenate="true" fo:hyphenation-remain-char-count="2" fo:hyphenation-push-char-count="2"/>
    </style:style>
    <style:style style:name="P18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4fee3" officeooo:paragraph-rsid="000ef9f0" style:font-size-asian="10pt" style:font-size-complex="10pt" fo:hyphenate="true" fo:hyphenation-remain-char-count="2" fo:hyphenation-push-char-count="2"/>
    </style:style>
    <style:style style:name="P18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49d27" officeooo:paragraph-rsid="00049d27" style:font-size-asian="10pt" style:font-size-complex="10pt" fo:hyphenate="true" fo:hyphenation-remain-char-count="2" fo:hyphenation-push-char-count="2"/>
    </style:style>
    <style:style style:name="P18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63e3d" officeooo:paragraph-rsid="00063e3d" style:font-size-asian="10pt" style:font-size-complex="10pt" fo:hyphenate="true" fo:hyphenation-remain-char-count="2" fo:hyphenation-push-char-count="2"/>
    </style:style>
    <style:style style:name="P18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bea76" officeooo:paragraph-rsid="000bea76" style:font-size-asian="10pt" style:font-size-complex="10pt" fo:hyphenate="true" fo:hyphenation-remain-char-count="2" fo:hyphenation-push-char-count="2"/>
    </style:style>
    <style:style style:name="P18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cb576" officeooo:paragraph-rsid="000cb576" style:font-size-asian="10pt" style:font-size-complex="10pt" fo:hyphenate="true" fo:hyphenation-remain-char-count="2" fo:hyphenation-push-char-count="2"/>
    </style:style>
    <style:style style:name="P18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d9e08" officeooo:paragraph-rsid="000d9e08" style:font-size-asian="10pt" style:font-size-complex="10pt" fo:hyphenate="true" fo:hyphenation-remain-char-count="2" fo:hyphenation-push-char-count="2"/>
    </style:style>
    <style:style style:name="P18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dc406" officeooo:paragraph-rsid="000dc406" style:font-size-asian="10pt" style:font-size-complex="10pt" fo:hyphenate="true" fo:hyphenation-remain-char-count="2" fo:hyphenation-push-char-count="2"/>
    </style:style>
    <style:style style:name="P18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e3803" officeooo:paragraph-rsid="000e3803" style:font-size-asian="10pt" style:font-size-complex="10pt" fo:hyphenate="true" fo:hyphenation-remain-char-count="2" fo:hyphenation-push-char-count="2"/>
    </style:style>
    <style:style style:name="P18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35d8b" officeooo:paragraph-rsid="00135d8b" style:font-size-asian="10pt" style:font-size-complex="10pt" fo:hyphenate="true" fo:hyphenation-remain-char-count="2" fo:hyphenation-push-char-count="2"/>
    </style:style>
    <style:style style:name="P18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35d8b" officeooo:paragraph-rsid="00486805" style:font-size-asian="10pt" style:font-size-complex="10pt" fo:hyphenate="true" fo:hyphenation-remain-char-count="2" fo:hyphenation-push-char-count="2"/>
    </style:style>
    <style:style style:name="P19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1e1e0" officeooo:paragraph-rsid="0011e1e0" style:font-size-asian="10pt" style:font-size-complex="10pt" fo:hyphenate="true" fo:hyphenation-remain-char-count="2" fo:hyphenation-push-char-count="2"/>
    </style:style>
    <style:style style:name="P19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28111" officeooo:paragraph-rsid="00128111" style:font-size-asian="10pt" style:font-size-complex="10pt" fo:hyphenate="true" fo:hyphenation-remain-char-count="2" fo:hyphenation-push-char-count="2"/>
    </style:style>
    <style:style style:name="P19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9f533" officeooo:paragraph-rsid="0019f533" style:font-size-asian="10pt" style:font-size-complex="10pt" fo:hyphenate="true" fo:hyphenation-remain-char-count="2" fo:hyphenation-push-char-count="2"/>
    </style:style>
    <style:style style:name="P19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a20ca" officeooo:paragraph-rsid="001a20ca" style:font-size-asian="10pt" style:font-size-complex="10pt" fo:hyphenate="true" fo:hyphenation-remain-char-count="2" fo:hyphenation-push-char-count="2"/>
    </style:style>
    <style:style style:name="P19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bba5c" officeooo:paragraph-rsid="001bba5c" style:font-size-asian="10pt" style:font-size-complex="10pt" fo:hyphenate="true" fo:hyphenation-remain-char-count="2" fo:hyphenation-push-char-count="2"/>
    </style:style>
    <style:style style:name="P19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bba5c" officeooo:paragraph-rsid="002003d8" style:font-size-asian="10pt" style:font-size-complex="10pt" fo:hyphenate="true" fo:hyphenation-remain-char-count="2" fo:hyphenation-push-char-count="2"/>
    </style:style>
    <style:style style:name="P19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7faf7" officeooo:paragraph-rsid="0017faf7" style:font-size-asian="10pt" style:font-size-complex="10pt" fo:hyphenate="true" fo:hyphenation-remain-char-count="2" fo:hyphenation-push-char-count="2"/>
    </style:style>
    <style:style style:name="P19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19c908" officeooo:paragraph-rsid="0019c908" style:font-size-asian="10pt" style:font-size-complex="10pt" fo:hyphenate="true" fo:hyphenation-remain-char-count="2" fo:hyphenation-push-char-count="2"/>
    </style:style>
    <style:style style:name="P19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003d8" officeooo:paragraph-rsid="002003d8" style:font-size-asian="10pt" style:font-size-complex="10pt" fo:hyphenate="true" fo:hyphenation-remain-char-count="2" fo:hyphenation-push-char-count="2"/>
    </style:style>
    <style:style style:name="P19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003d8" officeooo:paragraph-rsid="0020df1e" style:font-size-asian="10pt" style:font-size-complex="10pt" fo:hyphenate="true" fo:hyphenation-remain-char-count="2" fo:hyphenation-push-char-count="2"/>
    </style:style>
    <style:style style:name="P20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0df1e" officeooo:paragraph-rsid="0020df1e" style:font-size-asian="10pt" style:font-size-complex="10pt" fo:hyphenate="true" fo:hyphenation-remain-char-count="2" fo:hyphenation-push-char-count="2"/>
    </style:style>
    <style:style style:name="P20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29477" officeooo:paragraph-rsid="00229477" style:font-size-asian="10pt" style:font-size-complex="10pt" fo:hyphenate="true" fo:hyphenation-remain-char-count="2" fo:hyphenation-push-char-count="2"/>
    </style:style>
    <style:style style:name="P20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67bd8" officeooo:paragraph-rsid="00267bd8" style:font-size-asian="10pt" style:font-size-complex="10pt" fo:hyphenate="true" fo:hyphenation-remain-char-count="2" fo:hyphenation-push-char-count="2"/>
    </style:style>
    <style:style style:name="P20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67bd8" officeooo:paragraph-rsid="002f56e1" style:font-size-asian="10pt" style:font-size-complex="10pt" fo:hyphenate="true" fo:hyphenation-remain-char-count="2" fo:hyphenation-push-char-count="2"/>
    </style:style>
    <style:style style:name="P20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7be21" officeooo:paragraph-rsid="0027be21" style:font-size-asian="10pt" style:font-size-complex="10pt" fo:hyphenate="true" fo:hyphenation-remain-char-count="2" fo:hyphenation-push-char-count="2"/>
    </style:style>
    <style:style style:name="P20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8d110" officeooo:paragraph-rsid="0028d110" style:font-size-asian="10pt" style:font-size-complex="10pt" fo:hyphenate="true" fo:hyphenation-remain-char-count="2" fo:hyphenation-push-char-count="2"/>
    </style:style>
    <style:style style:name="P20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c3ae7" officeooo:paragraph-rsid="002c3ae7" style:font-size-asian="10pt" style:font-size-complex="10pt" fo:hyphenate="true" fo:hyphenation-remain-char-count="2" fo:hyphenation-push-char-count="2"/>
    </style:style>
    <style:style style:name="P20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c3ae7" officeooo:paragraph-rsid="0031ed2f" style:font-size-asian="10pt" style:font-size-complex="10pt" fo:hyphenate="true" fo:hyphenation-remain-char-count="2" fo:hyphenation-push-char-count="2"/>
    </style:style>
    <style:style style:name="P20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dcb59" officeooo:paragraph-rsid="002dcb59" style:font-size-asian="10pt" style:font-size-complex="10pt" fo:hyphenate="true" fo:hyphenation-remain-char-count="2" fo:hyphenation-push-char-count="2"/>
    </style:style>
    <style:style style:name="P20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f56e1" officeooo:paragraph-rsid="002f56e1" style:font-size-asian="10pt" style:font-size-complex="10pt" fo:hyphenate="true" fo:hyphenation-remain-char-count="2" fo:hyphenation-push-char-count="2"/>
    </style:style>
    <style:style style:name="P21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13034" officeooo:paragraph-rsid="00313034" style:font-size-asian="10pt" style:font-size-complex="10pt" fo:hyphenate="true" fo:hyphenation-remain-char-count="2" fo:hyphenation-push-char-count="2"/>
    </style:style>
    <style:style style:name="P21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1ed2f" officeooo:paragraph-rsid="0031ed2f" style:font-size-asian="10pt" style:font-size-complex="10pt" fo:hyphenate="true" fo:hyphenation-remain-char-count="2" fo:hyphenation-push-char-count="2"/>
    </style:style>
    <style:style style:name="P21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35862" officeooo:paragraph-rsid="00335862" style:font-size-asian="10pt" style:font-size-complex="10pt" fo:hyphenate="true" fo:hyphenation-remain-char-count="2" fo:hyphenation-push-char-count="2"/>
    </style:style>
    <style:style style:name="P21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26783" officeooo:paragraph-rsid="00326783" style:font-size-asian="10pt" style:font-size-complex="10pt" fo:hyphenate="true" fo:hyphenation-remain-char-count="2" fo:hyphenation-push-char-count="2"/>
    </style:style>
    <style:style style:name="P21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26783" officeooo:paragraph-rsid="00335862" style:font-size-asian="10pt" style:font-size-complex="10pt" fo:hyphenate="true" fo:hyphenation-remain-char-count="2" fo:hyphenation-push-char-count="2"/>
    </style:style>
    <style:style style:name="P21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87c49" officeooo:paragraph-rsid="00287c49" style:font-size-asian="10pt" style:font-size-complex="10pt" fo:hyphenate="true" fo:hyphenation-remain-char-count="2" fo:hyphenation-push-char-count="2"/>
    </style:style>
    <style:style style:name="P21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a7984" officeooo:paragraph-rsid="002a7984" style:font-size-asian="10pt" style:font-size-complex="10pt" fo:hyphenate="true" fo:hyphenation-remain-char-count="2" fo:hyphenation-push-char-count="2"/>
    </style:style>
    <style:style style:name="P21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2a7984" officeooo:paragraph-rsid="0031ed2f" style:font-size-asian="10pt" style:font-size-complex="10pt" fo:hyphenate="true" fo:hyphenation-remain-char-count="2" fo:hyphenation-push-char-count="2"/>
    </style:style>
    <style:style style:name="P21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05cfc" officeooo:paragraph-rsid="00305cfc" style:font-size-asian="10pt" style:font-size-complex="10pt" fo:hyphenate="true" fo:hyphenation-remain-char-count="2" fo:hyphenation-push-char-count="2"/>
    </style:style>
    <style:style style:name="P21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378be" officeooo:paragraph-rsid="003378be" style:font-size-asian="10pt" style:font-size-complex="10pt" fo:hyphenate="true" fo:hyphenation-remain-char-count="2" fo:hyphenation-push-char-count="2"/>
    </style:style>
    <style:style style:name="P22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378be" officeooo:paragraph-rsid="00390aaa" style:font-size-asian="10pt" style:font-size-complex="10pt" fo:hyphenate="true" fo:hyphenation-remain-char-count="2" fo:hyphenation-push-char-count="2"/>
    </style:style>
    <style:style style:name="P22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378be" officeooo:paragraph-rsid="003b20b4" style:font-size-asian="10pt" style:font-size-complex="10pt" fo:hyphenate="true" fo:hyphenation-remain-char-count="2" fo:hyphenation-push-char-count="2"/>
    </style:style>
    <style:style style:name="P22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378be" officeooo:paragraph-rsid="003e7a3a" style:font-size-asian="10pt" style:font-size-complex="10pt" fo:hyphenate="true" fo:hyphenation-remain-char-count="2" fo:hyphenation-push-char-count="2"/>
    </style:style>
    <style:style style:name="P22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378be" officeooo:paragraph-rsid="0045a0c9" style:font-size-asian="10pt" style:font-size-complex="10pt" fo:hyphenate="true" fo:hyphenation-remain-char-count="2" fo:hyphenation-push-char-count="2"/>
    </style:style>
    <style:style style:name="P22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89170" officeooo:paragraph-rsid="00389170" style:font-size-asian="10pt" style:font-size-complex="10pt" fo:hyphenate="true" fo:hyphenation-remain-char-count="2" fo:hyphenation-push-char-count="2"/>
    </style:style>
    <style:style style:name="P22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89170" officeooo:paragraph-rsid="00390aaa" style:font-size-asian="10pt" style:font-size-complex="10pt" fo:hyphenate="true" fo:hyphenation-remain-char-count="2" fo:hyphenation-push-char-count="2"/>
    </style:style>
    <style:style style:name="P22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89170" officeooo:paragraph-rsid="003b20b4" style:font-size-asian="10pt" style:font-size-complex="10pt" fo:hyphenate="true" fo:hyphenation-remain-char-count="2" fo:hyphenation-push-char-count="2"/>
    </style:style>
    <style:style style:name="P22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89170" officeooo:paragraph-rsid="003e7a3a" style:font-size-asian="10pt" style:font-size-complex="10pt" fo:hyphenate="true" fo:hyphenation-remain-char-count="2" fo:hyphenation-push-char-count="2"/>
    </style:style>
    <style:style style:name="P22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89170" officeooo:paragraph-rsid="0045a0c9" style:font-size-asian="10pt" style:font-size-complex="10pt" fo:hyphenate="true" fo:hyphenation-remain-char-count="2" fo:hyphenation-push-char-count="2"/>
    </style:style>
    <style:style style:name="P22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cae51" officeooo:paragraph-rsid="003cae51" style:font-size-asian="10pt" style:font-size-complex="10pt" fo:hyphenate="true" fo:hyphenation-remain-char-count="2" fo:hyphenation-push-char-count="2"/>
    </style:style>
    <style:style style:name="P23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11f7d" officeooo:paragraph-rsid="00411f7d" style:font-size-asian="10pt" style:font-size-complex="10pt" fo:hyphenate="true" fo:hyphenation-remain-char-count="2" fo:hyphenation-push-char-count="2"/>
    </style:style>
    <style:style style:name="P23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11f7d" officeooo:paragraph-rsid="0045a0c9" style:font-size-asian="10pt" style:font-size-complex="10pt" fo:hyphenate="true" fo:hyphenation-remain-char-count="2" fo:hyphenation-push-char-count="2"/>
    </style:style>
    <style:style style:name="P23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2a60e" officeooo:paragraph-rsid="0042a60e" style:font-size-asian="10pt" style:font-size-complex="10pt" fo:hyphenate="true" fo:hyphenation-remain-char-count="2" fo:hyphenation-push-char-count="2"/>
    </style:style>
    <style:style style:name="P23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2a60e" officeooo:paragraph-rsid="0045a0c9" style:font-size-asian="10pt" style:font-size-complex="10pt" fo:hyphenate="true" fo:hyphenation-remain-char-count="2" fo:hyphenation-push-char-count="2"/>
    </style:style>
    <style:style style:name="P23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2b65a" officeooo:paragraph-rsid="0042b65a" style:font-size-asian="10pt" style:font-size-complex="10pt" fo:hyphenate="true" fo:hyphenation-remain-char-count="2" fo:hyphenation-push-char-count="2"/>
    </style:style>
    <style:style style:name="P23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2b65a" officeooo:paragraph-rsid="0045a0c9" style:font-size-asian="10pt" style:font-size-complex="10pt" fo:hyphenate="true" fo:hyphenation-remain-char-count="2" fo:hyphenation-push-char-count="2"/>
    </style:style>
    <style:style style:name="P23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3ad3d" officeooo:paragraph-rsid="0043ad3d" style:font-size-asian="10pt" style:font-size-complex="10pt" fo:hyphenate="true" fo:hyphenation-remain-char-count="2" fo:hyphenation-push-char-count="2"/>
    </style:style>
    <style:style style:name="P23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3ad3d" officeooo:paragraph-rsid="0045a0c9" style:font-size-asian="10pt" style:font-size-complex="10pt" fo:hyphenate="true" fo:hyphenation-remain-char-count="2" fo:hyphenation-push-char-count="2"/>
    </style:style>
    <style:style style:name="P23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f8346" officeooo:paragraph-rsid="003f8346" style:font-size-asian="10pt" style:font-size-complex="10pt" fo:hyphenate="true" fo:hyphenation-remain-char-count="2" fo:hyphenation-push-char-count="2"/>
    </style:style>
    <style:style style:name="P23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3f8346" officeooo:paragraph-rsid="0045a0c9" style:font-size-asian="10pt" style:font-size-complex="10pt" fo:hyphenate="true" fo:hyphenation-remain-char-count="2" fo:hyphenation-push-char-count="2"/>
    </style:style>
    <style:style style:name="P24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7b928" officeooo:paragraph-rsid="0047b928" style:font-size-asian="10pt" style:font-size-complex="10pt" fo:hyphenate="true" fo:hyphenation-remain-char-count="2" fo:hyphenation-push-char-count="2"/>
    </style:style>
    <style:style style:name="P24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0ef9f0" officeooo:paragraph-rsid="00486805" style:font-size-asian="10pt" style:font-size-complex="10pt" fo:hyphenate="true" fo:hyphenation-remain-char-count="2" fo:hyphenation-push-char-count="2"/>
    </style:style>
    <style:style style:name="P24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4fa399" officeooo:paragraph-rsid="004fa399" style:font-size-asian="10pt" style:font-size-complex="10pt" fo:hyphenate="true" fo:hyphenation-remain-char-count="2" fo:hyphenation-push-char-count="2"/>
    </style:style>
    <style:style style:name="P24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1194b" officeooo:paragraph-rsid="0051194b" style:font-size-asian="10pt" style:font-size-complex="10pt" fo:hyphenate="true" fo:hyphenation-remain-char-count="2" fo:hyphenation-push-char-count="2"/>
    </style:style>
    <style:style style:name="P24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2c1ba" officeooo:paragraph-rsid="0052c1ba" style:font-size-asian="10pt" style:font-size-complex="10pt" fo:hyphenate="true" fo:hyphenation-remain-char-count="2" fo:hyphenation-push-char-count="2"/>
    </style:style>
    <style:style style:name="P24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3fdb1" officeooo:paragraph-rsid="0053fdb1" style:font-size-asian="10pt" style:font-size-complex="10pt" fo:hyphenate="true" fo:hyphenation-remain-char-count="2" fo:hyphenation-push-char-count="2"/>
    </style:style>
    <style:style style:name="P24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3fdb1" officeooo:paragraph-rsid="0055cb70" style:font-size-asian="10pt" style:font-size-complex="10pt" fo:hyphenate="true" fo:hyphenation-remain-char-count="2" fo:hyphenation-push-char-count="2"/>
    </style:style>
    <style:style style:name="P24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3fdb1" officeooo:paragraph-rsid="0056c845" style:font-size-asian="10pt" style:font-size-complex="10pt" fo:hyphenate="true" fo:hyphenation-remain-char-count="2" fo:hyphenation-push-char-count="2"/>
    </style:style>
    <style:style style:name="P24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701d8" officeooo:paragraph-rsid="005701d8" style:font-size-asian="10pt" style:font-size-complex="10pt" fo:hyphenate="true" fo:hyphenation-remain-char-count="2" fo:hyphenation-push-char-count="2"/>
    </style:style>
    <style:style style:name="P24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701d8" officeooo:paragraph-rsid="00591aba" style:font-size-asian="10pt" style:font-size-complex="10pt" fo:hyphenate="true" fo:hyphenation-remain-char-count="2" fo:hyphenation-push-char-count="2"/>
    </style:style>
    <style:style style:name="P25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99971" officeooo:paragraph-rsid="00599971" style:font-size-asian="10pt" style:font-size-complex="10pt" fo:hyphenate="true" fo:hyphenation-remain-char-count="2" fo:hyphenation-push-char-count="2"/>
    </style:style>
    <style:style style:name="P25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99971" officeooo:paragraph-rsid="005b9b45" style:font-size-asian="10pt" style:font-size-complex="10pt" fo:hyphenate="true" fo:hyphenation-remain-char-count="2" fo:hyphenation-push-char-count="2"/>
    </style:style>
    <style:style style:name="P25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b9b45" officeooo:paragraph-rsid="005b9b45" style:font-size-asian="10pt" style:font-size-complex="10pt" fo:hyphenate="true" fo:hyphenation-remain-char-count="2" fo:hyphenation-push-char-count="2"/>
    </style:style>
    <style:style style:name="P25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bbba1" officeooo:paragraph-rsid="005bbba1" style:font-size-asian="10pt" style:font-size-complex="10pt" fo:hyphenate="true" fo:hyphenation-remain-char-count="2" fo:hyphenation-push-char-count="2"/>
    </style:style>
    <style:style style:name="P25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e8d84" officeooo:paragraph-rsid="005e8d84" style:font-size-asian="10pt" style:font-size-complex="10pt" fo:hyphenate="true" fo:hyphenation-remain-char-count="2" fo:hyphenation-push-char-count="2"/>
    </style:style>
    <style:style style:name="P25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e8d84" officeooo:paragraph-rsid="005e9626" style:font-size-asian="10pt" style:font-size-complex="10pt" fo:hyphenate="true" fo:hyphenation-remain-char-count="2" fo:hyphenation-push-char-count="2"/>
    </style:style>
    <style:style style:name="P25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e8d84" officeooo:paragraph-rsid="005f22fb" style:font-size-asian="10pt" style:font-size-complex="10pt" fo:hyphenate="true" fo:hyphenation-remain-char-count="2" fo:hyphenation-push-char-count="2"/>
    </style:style>
    <style:style style:name="P25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e8d84" officeooo:paragraph-rsid="0060ec5f" style:font-size-asian="10pt" style:font-size-complex="10pt" fo:hyphenate="true" fo:hyphenation-remain-char-count="2" fo:hyphenation-push-char-count="2"/>
    </style:style>
    <style:style style:name="P25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e8d84" officeooo:paragraph-rsid="00628477" style:font-size-asian="10pt" style:font-size-complex="10pt" fo:hyphenate="true" fo:hyphenation-remain-char-count="2" fo:hyphenation-push-char-count="2"/>
    </style:style>
    <style:style style:name="P25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e8d84" officeooo:paragraph-rsid="006318db" style:font-size-asian="10pt" style:font-size-complex="10pt" fo:hyphenate="true" fo:hyphenation-remain-char-count="2" fo:hyphenation-push-char-count="2"/>
    </style:style>
    <style:style style:name="P26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5e8d84" officeooo:paragraph-rsid="0064c10e" style:font-size-asian="10pt" style:font-size-complex="10pt" fo:hyphenate="true" fo:hyphenation-remain-char-count="2" fo:hyphenation-push-char-count="2"/>
    </style:style>
    <style:style style:name="P26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64c10e" officeooo:paragraph-rsid="0064c10e" style:font-size-asian="10pt" style:font-size-complex="10pt" fo:hyphenate="true" fo:hyphenation-remain-char-count="2" fo:hyphenation-push-char-count="2"/>
    </style:style>
    <style:style style:name="P26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66575f" officeooo:paragraph-rsid="0066575f" style:font-size-asian="10pt" style:font-size-complex="10pt" fo:hyphenate="true" fo:hyphenation-remain-char-count="2" fo:hyphenation-push-char-count="2"/>
    </style:style>
    <style:style style:name="P26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6d54c2" officeooo:paragraph-rsid="006d54c2" style:font-size-asian="10pt" style:font-size-complex="10pt" fo:hyphenate="true" fo:hyphenation-remain-char-count="2" fo:hyphenation-push-char-count="2"/>
    </style:style>
    <style:style style:name="P26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6e7763" officeooo:paragraph-rsid="006e7763" style:font-size-asian="10pt" style:font-size-complex="10pt" fo:hyphenate="true" fo:hyphenation-remain-char-count="2" fo:hyphenation-push-char-count="2"/>
    </style:style>
    <style:style style:name="P26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05951" officeooo:paragraph-rsid="00705951" style:font-size-asian="10pt" style:font-size-complex="10pt" fo:hyphenate="true" fo:hyphenation-remain-char-count="2" fo:hyphenation-push-char-count="2"/>
    </style:style>
    <style:style style:name="P26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194e1" officeooo:paragraph-rsid="007194e1" style:font-size-asian="10pt" style:font-size-complex="10pt" fo:hyphenate="true" fo:hyphenation-remain-char-count="2" fo:hyphenation-push-char-count="2"/>
    </style:style>
    <style:style style:name="P26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3616d" officeooo:paragraph-rsid="0073616d" style:font-size-asian="10pt" style:font-size-complex="10pt" fo:hyphenate="true" fo:hyphenation-remain-char-count="2" fo:hyphenation-push-char-count="2"/>
    </style:style>
    <style:style style:name="P26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3de86" officeooo:paragraph-rsid="0073de86" style:font-size-asian="10pt" style:font-size-complex="10pt" fo:hyphenate="true" fo:hyphenation-remain-char-count="2" fo:hyphenation-push-char-count="2"/>
    </style:style>
    <style:style style:name="P26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4a29c" officeooo:paragraph-rsid="0074a29c" style:font-size-asian="10pt" style:font-size-complex="10pt" fo:hyphenate="true" fo:hyphenation-remain-char-count="2" fo:hyphenation-push-char-count="2"/>
    </style:style>
    <style:style style:name="P27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58b13" officeooo:paragraph-rsid="00758b13" style:font-size-asian="10pt" style:font-size-complex="10pt" fo:hyphenate="true" fo:hyphenation-remain-char-count="2" fo:hyphenation-push-char-count="2"/>
    </style:style>
    <style:style style:name="P271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7a93d" officeooo:paragraph-rsid="0077a93d" style:font-size-asian="10pt" style:font-size-complex="10pt" fo:hyphenate="true" fo:hyphenation-remain-char-count="2" fo:hyphenation-push-char-count="2"/>
    </style:style>
    <style:style style:name="P272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7ccc8" officeooo:paragraph-rsid="0077ccc8" style:font-size-asian="10pt" style:font-size-complex="10pt" fo:hyphenate="true" fo:hyphenation-remain-char-count="2" fo:hyphenation-push-char-count="2"/>
    </style:style>
    <style:style style:name="P273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928b2" officeooo:paragraph-rsid="007928b2" style:font-size-asian="10pt" style:font-size-complex="10pt" fo:hyphenate="true" fo:hyphenation-remain-char-count="2" fo:hyphenation-push-char-count="2"/>
    </style:style>
    <style:style style:name="P274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68147c" officeooo:paragraph-rsid="0068147c" style:font-size-asian="10pt" style:font-size-complex="10pt" fo:hyphenate="true" fo:hyphenation-remain-char-count="2" fo:hyphenation-push-char-count="2"/>
    </style:style>
    <style:style style:name="P275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6904f7" officeooo:paragraph-rsid="006904f7" style:font-size-asian="10pt" style:font-size-complex="10pt" fo:hyphenate="true" fo:hyphenation-remain-char-count="2" fo:hyphenation-push-char-count="2"/>
    </style:style>
    <style:style style:name="P276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6c4c24" officeooo:paragraph-rsid="006c4c24" style:font-size-asian="10pt" style:font-size-complex="10pt" fo:hyphenate="true" fo:hyphenation-remain-char-count="2" fo:hyphenation-push-char-count="2"/>
    </style:style>
    <style:style style:name="P277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94839" officeooo:paragraph-rsid="00794839" style:font-size-asian="10pt" style:font-size-complex="10pt" fo:hyphenate="true" fo:hyphenation-remain-char-count="2" fo:hyphenation-push-char-count="2"/>
    </style:style>
    <style:style style:name="P278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79cfe0" officeooo:paragraph-rsid="0079cfe0" style:font-size-asian="10pt" style:font-size-complex="10pt" fo:hyphenate="true" fo:hyphenation-remain-char-count="2" fo:hyphenation-push-char-count="2"/>
    </style:style>
    <style:style style:name="P279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officeooo:rsid="00813c1f" officeooo:paragraph-rsid="00813c1f" style:font-size-asian="10pt" style:font-size-complex="10pt" fo:hyphenate="true" fo:hyphenation-remain-char-count="2" fo:hyphenation-push-char-count="2"/>
    </style:style>
    <style:style style:name="P280" style:family="paragraph" style:parent-style-name="Standard">
      <style:paragraph-properties fo:text-align="justify" style:justify-single-word="false" fo:hyphenation-ladder-count="no-limit"/>
      <style:text-properties style:font-name="Courier New" fo:font-size="10pt" fo:language="en" fo:country="US" fo:font-weight="normal" officeooo:rsid="0066575f" officeooo:paragraph-rsid="0066575f" style:font-size-asian="10pt" style:font-weight-asian="normal" style:font-size-complex="10pt" style:font-weight-complex="normal" fo:hyphenate="true" fo:hyphenation-remain-char-count="2" fo:hyphenation-push-char-count="2"/>
    </style:style>
    <style:style style:name="P281" style:family="paragraph" style:parent-style-name="Standard">
      <style:paragraph-properties fo:text-align="justify" style:justify-single-word="false" fo:hyphenation-ladder-count="no-limit"/>
      <style:text-properties style:font-name="Courier New" fo:font-size="14pt" fo:language="ru" fo:country="RU" officeooo:rsid="000cb576" officeooo:paragraph-rsid="000cb576" style:font-size-asian="14pt" style:font-size-complex="14pt" fo:hyphenate="true" fo:hyphenation-remain-char-count="2" fo:hyphenation-push-char-count="2"/>
    </style:style>
    <style:style style:name="P282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en" fo:country="US" officeooo:rsid="0004b73d" officeooo:paragraph-rsid="0004b73d" style:font-size-asian="8pt" style:font-size-complex="8pt" fo:hyphenate="true" fo:hyphenation-remain-char-count="2" fo:hyphenation-push-char-count="2"/>
    </style:style>
    <style:style style:name="P283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4fee3" officeooo:paragraph-rsid="0004fee3" style:font-size-asian="8pt" style:font-size-complex="8pt" fo:hyphenate="true" fo:hyphenation-remain-char-count="2" fo:hyphenation-push-char-count="2"/>
    </style:style>
    <style:style style:name="P284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4fee3" officeooo:paragraph-rsid="00486805" style:font-size-asian="8pt" style:font-size-complex="8pt" fo:hyphenate="true" fo:hyphenation-remain-char-count="2" fo:hyphenation-push-char-count="2"/>
    </style:style>
    <style:style style:name="P285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63e3d" officeooo:paragraph-rsid="000ef9f0" style:font-size-asian="8pt" style:font-size-complex="8pt" fo:hyphenate="true" fo:hyphenation-remain-char-count="2" fo:hyphenation-push-char-count="2"/>
    </style:style>
    <style:style style:name="P286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63e3d" officeooo:paragraph-rsid="00063e3d" style:font-size-asian="8pt" style:font-size-complex="8pt" fo:hyphenate="true" fo:hyphenation-remain-char-count="2" fo:hyphenation-push-char-count="2"/>
    </style:style>
    <style:style style:name="P287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63e3d" officeooo:paragraph-rsid="00486805" style:font-size-asian="8pt" style:font-size-complex="8pt" fo:hyphenate="true" fo:hyphenation-remain-char-count="2" fo:hyphenation-push-char-count="2"/>
    </style:style>
    <style:style style:name="P288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cb576" officeooo:paragraph-rsid="000cb576" style:font-size-asian="8pt" style:font-size-complex="8pt" fo:hyphenate="true" fo:hyphenation-remain-char-count="2" fo:hyphenation-push-char-count="2"/>
    </style:style>
    <style:style style:name="P289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d9e08" officeooo:paragraph-rsid="000d9e08" style:font-size-asian="8pt" style:font-size-complex="8pt" fo:hyphenate="true" fo:hyphenation-remain-char-count="2" fo:hyphenation-push-char-count="2"/>
    </style:style>
    <style:style style:name="P290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dc406" officeooo:paragraph-rsid="000dc406" style:font-size-asian="8pt" style:font-size-complex="8pt" fo:hyphenate="true" fo:hyphenation-remain-char-count="2" fo:hyphenation-push-char-count="2"/>
    </style:style>
    <style:style style:name="P291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e3803" officeooo:paragraph-rsid="000ef9f0" style:font-size-asian="8pt" style:font-size-complex="8pt" fo:hyphenate="true" fo:hyphenation-remain-char-count="2" fo:hyphenation-push-char-count="2"/>
    </style:style>
    <style:style style:name="P292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28111" officeooo:paragraph-rsid="00128111" style:font-size-asian="8pt" style:font-size-complex="8pt" fo:hyphenate="true" fo:hyphenation-remain-char-count="2" fo:hyphenation-push-char-count="2"/>
    </style:style>
    <style:style style:name="P293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28111" officeooo:paragraph-rsid="004a4cab" style:font-size-asian="8pt" style:font-size-complex="8pt" fo:hyphenate="true" fo:hyphenation-remain-char-count="2" fo:hyphenation-push-char-count="2"/>
    </style:style>
    <style:style style:name="P294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541c5" officeooo:paragraph-rsid="001594b7" style:font-size-asian="8pt" style:font-size-complex="8pt" fo:hyphenate="true" fo:hyphenation-remain-char-count="2" fo:hyphenation-push-char-count="2"/>
    </style:style>
    <style:style style:name="P295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541c5" officeooo:paragraph-rsid="00486805" style:font-size-asian="8pt" style:font-size-complex="8pt" fo:hyphenate="true" fo:hyphenation-remain-char-count="2" fo:hyphenation-push-char-count="2"/>
    </style:style>
    <style:style style:name="P296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594b7" officeooo:paragraph-rsid="001594b7" style:font-size-asian="8pt" style:font-size-complex="8pt" fo:hyphenate="true" fo:hyphenation-remain-char-count="2" fo:hyphenation-push-char-count="2"/>
    </style:style>
    <style:style style:name="P297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7faf7" officeooo:paragraph-rsid="0017faf7" style:font-size-asian="8pt" style:font-size-complex="8pt" fo:hyphenate="true" fo:hyphenation-remain-char-count="2" fo:hyphenation-push-char-count="2"/>
    </style:style>
    <style:style style:name="P298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9c908" officeooo:paragraph-rsid="0019c908" style:font-size-asian="8pt" style:font-size-complex="8pt" fo:hyphenate="true" fo:hyphenation-remain-char-count="2" fo:hyphenation-push-char-count="2"/>
    </style:style>
    <style:style style:name="P299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9f533" officeooo:paragraph-rsid="0019f533" style:font-size-asian="8pt" style:font-size-complex="8pt" fo:hyphenate="true" fo:hyphenation-remain-char-count="2" fo:hyphenation-push-char-count="2"/>
    </style:style>
    <style:style style:name="P300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a20ca" officeooo:paragraph-rsid="001a20ca" style:font-size-asian="8pt" style:font-size-complex="8pt" fo:hyphenate="true" fo:hyphenation-remain-char-count="2" fo:hyphenation-push-char-count="2"/>
    </style:style>
    <style:style style:name="P301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cd1a3" officeooo:paragraph-rsid="001cd1a3" style:font-size-asian="8pt" style:font-size-complex="8pt" fo:hyphenate="true" fo:hyphenation-remain-char-count="2" fo:hyphenation-push-char-count="2"/>
    </style:style>
    <style:style style:name="P302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cd1a3" officeooo:paragraph-rsid="002003d8" style:font-size-asian="8pt" style:font-size-complex="8pt" fo:hyphenate="true" fo:hyphenation-remain-char-count="2" fo:hyphenation-push-char-count="2"/>
    </style:style>
    <style:style style:name="P303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403d4" officeooo:paragraph-rsid="002403d4" style:font-size-asian="8pt" style:font-size-complex="8pt" fo:hyphenate="true" fo:hyphenation-remain-char-count="2" fo:hyphenation-push-char-count="2"/>
    </style:style>
    <style:style style:name="P304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67bd8" officeooo:paragraph-rsid="00267bd8" style:font-size-asian="8pt" style:font-size-complex="8pt" fo:hyphenate="true" fo:hyphenation-remain-char-count="2" fo:hyphenation-push-char-count="2"/>
    </style:style>
    <style:style style:name="P305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67bd8" officeooo:paragraph-rsid="002f56e1" style:font-size-asian="8pt" style:font-size-complex="8pt" fo:hyphenate="true" fo:hyphenation-remain-char-count="2" fo:hyphenation-push-char-count="2"/>
    </style:style>
    <style:style style:name="P306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7be21" officeooo:paragraph-rsid="0027be21" style:font-size-asian="8pt" style:font-size-complex="8pt" fo:hyphenate="true" fo:hyphenation-remain-char-count="2" fo:hyphenation-push-char-count="2"/>
    </style:style>
    <style:style style:name="P307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87c49" officeooo:paragraph-rsid="00287c49" style:font-size-asian="8pt" style:font-size-complex="8pt" fo:hyphenate="true" fo:hyphenation-remain-char-count="2" fo:hyphenation-push-char-count="2"/>
    </style:style>
    <style:style style:name="P308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8d110" officeooo:paragraph-rsid="0028d110" style:font-size-asian="8pt" style:font-size-complex="8pt" fo:hyphenate="true" fo:hyphenation-remain-char-count="2" fo:hyphenation-push-char-count="2"/>
    </style:style>
    <style:style style:name="P309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a7984" officeooo:paragraph-rsid="002a7984" style:font-size-asian="8pt" style:font-size-complex="8pt" fo:hyphenate="true" fo:hyphenation-remain-char-count="2" fo:hyphenation-push-char-count="2"/>
    </style:style>
    <style:style style:name="P310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a7984" officeooo:paragraph-rsid="00313034" style:font-size-asian="8pt" style:font-size-complex="8pt" fo:hyphenate="true" fo:hyphenation-remain-char-count="2" fo:hyphenation-push-char-count="2"/>
    </style:style>
    <style:style style:name="P311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a7984" officeooo:paragraph-rsid="0031ed2f" style:font-size-asian="8pt" style:font-size-complex="8pt" fo:hyphenate="true" fo:hyphenation-remain-char-count="2" fo:hyphenation-push-char-count="2"/>
    </style:style>
    <style:style style:name="P312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c3ae7" officeooo:paragraph-rsid="002c3ae7" style:font-size-asian="8pt" style:font-size-complex="8pt" fo:hyphenate="true" fo:hyphenation-remain-char-count="2" fo:hyphenation-push-char-count="2"/>
    </style:style>
    <style:style style:name="P313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c3ae7" officeooo:paragraph-rsid="0031ed2f" style:font-size-asian="8pt" style:font-size-complex="8pt" fo:hyphenate="true" fo:hyphenation-remain-char-count="2" fo:hyphenation-push-char-count="2"/>
    </style:style>
    <style:style style:name="P314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dcb59" officeooo:paragraph-rsid="002dcb59" style:font-size-asian="8pt" style:font-size-complex="8pt" fo:hyphenate="true" fo:hyphenation-remain-char-count="2" fo:hyphenation-push-char-count="2"/>
    </style:style>
    <style:style style:name="P315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f56e1" officeooo:paragraph-rsid="002f56e1" style:font-size-asian="8pt" style:font-size-complex="8pt" fo:hyphenate="true" fo:hyphenation-remain-char-count="2" fo:hyphenation-push-char-count="2"/>
    </style:style>
    <style:style style:name="P316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2f56e1" officeooo:paragraph-rsid="00305cfc" style:font-size-asian="8pt" style:font-size-complex="8pt" fo:hyphenate="true" fo:hyphenation-remain-char-count="2" fo:hyphenation-push-char-count="2"/>
    </style:style>
    <style:style style:name="P317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305cfc" officeooo:paragraph-rsid="00305cfc" style:font-size-asian="8pt" style:font-size-complex="8pt" fo:hyphenate="true" fo:hyphenation-remain-char-count="2" fo:hyphenation-push-char-count="2"/>
    </style:style>
    <style:style style:name="P318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305cfc" officeooo:paragraph-rsid="00313034" style:font-size-asian="8pt" style:font-size-complex="8pt" fo:hyphenate="true" fo:hyphenation-remain-char-count="2" fo:hyphenation-push-char-count="2"/>
    </style:style>
    <style:style style:name="P319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313034" officeooo:paragraph-rsid="00313034" style:font-size-asian="8pt" style:font-size-complex="8pt" fo:hyphenate="true" fo:hyphenation-remain-char-count="2" fo:hyphenation-push-char-count="2"/>
    </style:style>
    <style:style style:name="P320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31ed2f" officeooo:paragraph-rsid="0031ed2f" style:font-size-asian="8pt" style:font-size-complex="8pt" fo:hyphenate="true" fo:hyphenation-remain-char-count="2" fo:hyphenation-push-char-count="2"/>
    </style:style>
    <style:style style:name="P321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326783" officeooo:paragraph-rsid="00326783" style:font-size-asian="8pt" style:font-size-complex="8pt" fo:hyphenate="true" fo:hyphenation-remain-char-count="2" fo:hyphenation-push-char-count="2"/>
    </style:style>
    <style:style style:name="P322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326783" officeooo:paragraph-rsid="00335862" style:font-size-asian="8pt" style:font-size-complex="8pt" fo:hyphenate="true" fo:hyphenation-remain-char-count="2" fo:hyphenation-push-char-count="2"/>
    </style:style>
    <style:style style:name="P323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335862" officeooo:paragraph-rsid="00335862" style:font-size-asian="8pt" style:font-size-complex="8pt" fo:hyphenate="true" fo:hyphenation-remain-char-count="2" fo:hyphenation-push-char-count="2"/>
    </style:style>
    <style:style style:name="P324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78bc9" officeooo:paragraph-rsid="00078bc9" style:font-size-asian="8pt" style:font-size-complex="8pt" fo:hyphenate="true" fo:hyphenation-remain-char-count="2" fo:hyphenation-push-char-count="2"/>
    </style:style>
    <style:style style:name="P325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486805" officeooo:paragraph-rsid="00486805" style:font-size-asian="8pt" style:font-size-complex="8pt" fo:hyphenate="true" fo:hyphenation-remain-char-count="2" fo:hyphenation-push-char-count="2"/>
    </style:style>
    <style:style style:name="P326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0ef9f0" officeooo:paragraph-rsid="00486805" style:font-size-asian="8pt" style:font-size-complex="8pt" fo:hyphenate="true" fo:hyphenation-remain-char-count="2" fo:hyphenation-push-char-count="2"/>
    </style:style>
    <style:style style:name="P327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11e1e0" officeooo:paragraph-rsid="00486805" style:font-size-asian="8pt" style:font-size-complex="8pt" fo:hyphenate="true" fo:hyphenation-remain-char-count="2" fo:hyphenation-push-char-count="2"/>
    </style:style>
    <style:style style:name="P328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4fa399" officeooo:paragraph-rsid="004fa399" style:font-size-asian="8pt" style:font-size-complex="8pt" fo:hyphenate="true" fo:hyphenation-remain-char-count="2" fo:hyphenation-push-char-count="2"/>
    </style:style>
    <style:style style:name="P329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51194b" officeooo:paragraph-rsid="0051194b" style:font-size-asian="8pt" style:font-size-complex="8pt" fo:hyphenate="true" fo:hyphenation-remain-char-count="2" fo:hyphenation-push-char-count="2"/>
    </style:style>
    <style:style style:name="P330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52c1ba" officeooo:paragraph-rsid="0052c1ba" style:font-size-asian="8pt" style:font-size-complex="8pt" fo:hyphenate="true" fo:hyphenation-remain-char-count="2" fo:hyphenation-push-char-count="2"/>
    </style:style>
    <style:style style:name="P331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53fdb1" officeooo:paragraph-rsid="0053fdb1" style:font-size-asian="8pt" style:font-size-complex="8pt" fo:hyphenate="true" fo:hyphenation-remain-char-count="2" fo:hyphenation-push-char-count="2"/>
    </style:style>
    <style:style style:name="P332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53fdb1" officeooo:paragraph-rsid="0055cb70" style:font-size-asian="8pt" style:font-size-complex="8pt" fo:hyphenate="true" fo:hyphenation-remain-char-count="2" fo:hyphenation-push-char-count="2"/>
    </style:style>
    <style:style style:name="P333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53fdb1" officeooo:paragraph-rsid="0056c845" style:font-size-asian="8pt" style:font-size-complex="8pt" fo:hyphenate="true" fo:hyphenation-remain-char-count="2" fo:hyphenation-push-char-count="2"/>
    </style:style>
    <style:style style:name="P334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5701d8" officeooo:paragraph-rsid="005701d8" style:font-size-asian="8pt" style:font-size-complex="8pt" fo:hyphenate="true" fo:hyphenation-remain-char-count="2" fo:hyphenation-push-char-count="2"/>
    </style:style>
    <style:style style:name="P335" style:family="paragraph" style:parent-style-name="Standard">
      <style:paragraph-properties fo:text-align="justify" style:justify-single-word="false" fo:hyphenation-ladder-count="no-limit"/>
      <style:text-properties style:font-name="Courier New" fo:font-size="8pt" fo:language="ru" fo:country="RU" officeooo:rsid="005701d8" officeooo:paragraph-rsid="00591aba" style:font-size-asian="8pt" style:font-size-complex="8pt" fo:hyphenate="true" fo:hyphenation-remain-char-count="2" fo:hyphenation-push-char-count="2"/>
    </style:style>
    <style:style style:name="P336" style:family="paragraph" style:parent-style-name="Standard">
      <style:paragraph-properties fo:text-align="justify" style:justify-single-word="false" fo:hyphenation-ladder-count="no-limit"/>
      <style:text-properties style:font-name="Courier New" fo:font-size="10.5pt" fo:language="en" fo:country="US" officeooo:rsid="004fa399" officeooo:paragraph-rsid="004fa399" style:font-size-asian="10.5pt" style:font-size-complex="10.5pt" fo:hyphenate="true" fo:hyphenation-remain-char-count="2" fo:hyphenation-push-char-count="2"/>
    </style:style>
    <style:style style:name="P337" style:family="paragraph" style:parent-style-name="Standard">
      <style:paragraph-properties fo:text-align="justify" style:justify-single-word="false" fo:hyphenation-ladder-count="no-limit"/>
      <style:text-properties style:font-name="Courier New" fo:font-size="10.5pt" fo:language="en" fo:country="US" officeooo:rsid="006d54c2" officeooo:paragraph-rsid="006d54c2" style:font-size-asian="10.5pt" style:font-size-complex="10.5pt" fo:hyphenate="true" fo:hyphenation-remain-char-count="2" fo:hyphenation-push-char-count="2"/>
    </style:style>
    <style:style style:name="P338" style:family="paragraph" style:parent-style-name="Standard">
      <style:paragraph-properties fo:text-align="justify" style:justify-single-word="false" fo:hyphenation-ladder-count="no-limit"/>
      <style:text-properties style:font-name="Courier New" fo:font-size="10.5pt" fo:language="en" fo:country="US" officeooo:rsid="00763f1a" officeooo:paragraph-rsid="00763f1a" style:font-size-asian="10.5pt" style:font-size-complex="10.5pt" fo:hyphenate="true" fo:hyphenation-remain-char-count="2" fo:hyphenation-push-char-count="2"/>
    </style:style>
    <style:style style:name="P339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049d27" officeooo:paragraph-rsid="00049d27" style:font-size-asian="10pt" style:font-weight-asian="bold" style:font-size-complex="10pt" style:font-weight-complex="bold" fo:hyphenate="true" fo:hyphenation-remain-char-count="2" fo:hyphenation-push-char-count="2"/>
    </style:style>
    <style:style style:name="P340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0bea76" officeooo:paragraph-rsid="000bea76" style:font-size-asian="10pt" style:font-weight-asian="bold" style:font-size-complex="10pt" style:font-weight-complex="bold" fo:hyphenate="true" fo:hyphenation-remain-char-count="2" fo:hyphenation-push-char-count="2"/>
    </style:style>
    <style:style style:name="P341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0cb576" officeooo:paragraph-rsid="000cb576" style:font-size-asian="10pt" style:font-weight-asian="bold" style:font-size-complex="10pt" style:font-weight-complex="bold" fo:hyphenate="true" fo:hyphenation-remain-char-count="2" fo:hyphenation-push-char-count="2"/>
    </style:style>
    <style:style style:name="P342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0d9e08" officeooo:paragraph-rsid="000d9e08" style:font-size-asian="10pt" style:font-weight-asian="bold" style:font-size-complex="10pt" style:font-weight-complex="bold" fo:hyphenate="true" fo:hyphenation-remain-char-count="2" fo:hyphenation-push-char-count="2"/>
    </style:style>
    <style:style style:name="P343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17faf7" officeooo:paragraph-rsid="0017faf7" style:font-size-asian="10pt" style:font-weight-asian="bold" style:font-size-complex="10pt" style:font-weight-complex="bold" fo:hyphenate="true" fo:hyphenation-remain-char-count="2" fo:hyphenation-push-char-count="2"/>
    </style:style>
    <style:style style:name="P344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267bd8" officeooo:paragraph-rsid="00267bd8" style:font-size-asian="10pt" style:font-weight-asian="bold" style:font-size-complex="10pt" style:font-weight-complex="bold" fo:hyphenate="true" fo:hyphenation-remain-char-count="2" fo:hyphenation-push-char-count="2"/>
    </style:style>
    <style:style style:name="P345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2dcb59" officeooo:paragraph-rsid="002dcb59" style:font-size-asian="10pt" style:font-weight-asian="bold" style:font-size-complex="10pt" style:font-weight-complex="bold" fo:hyphenate="true" fo:hyphenation-remain-char-count="2" fo:hyphenation-push-char-count="2"/>
    </style:style>
    <style:style style:name="P346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326783" officeooo:paragraph-rsid="00326783" style:font-size-asian="10pt" style:font-weight-asian="bold" style:font-size-complex="10pt" style:font-weight-complex="bold" fo:hyphenate="true" fo:hyphenation-remain-char-count="2" fo:hyphenation-push-char-count="2"/>
    </style:style>
    <style:style style:name="P347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326783" officeooo:paragraph-rsid="00335862" style:font-size-asian="10pt" style:font-weight-asian="bold" style:font-size-complex="10pt" style:font-weight-complex="bold" fo:hyphenate="true" fo:hyphenation-remain-char-count="2" fo:hyphenation-push-char-count="2"/>
    </style:style>
    <style:style style:name="P348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68147c" officeooo:paragraph-rsid="0068147c" style:font-size-asian="10pt" style:font-weight-asian="bold" style:font-size-complex="10pt" style:font-weight-complex="bold" fo:hyphenate="true" fo:hyphenation-remain-char-count="2" fo:hyphenation-push-char-count="2"/>
    </style:style>
    <style:style style:name="P349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813c1f" officeooo:paragraph-rsid="00813c1f" style:font-size-asian="10pt" style:font-weight-asian="bold" style:font-size-complex="10pt" style:font-weight-complex="bold" fo:hyphenate="true" fo:hyphenation-remain-char-count="2" fo:hyphenation-push-char-count="2"/>
    </style:style>
    <style:style style:name="P350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en" fo:country="US" fo:font-weight="bold" officeooo:rsid="001a20ca" officeooo:paragraph-rsid="001a20ca" style:font-size-asian="10pt" style:font-weight-asian="bold" style:font-size-complex="10pt" style:font-weight-complex="bold" fo:hyphenate="true" fo:hyphenation-remain-char-count="2" fo:hyphenation-push-char-count="2"/>
    </style:style>
    <style:style style:name="P351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en" fo:country="US" fo:font-weight="bold" officeooo:rsid="0017faf7" officeooo:paragraph-rsid="0017faf7" style:font-size-asian="10pt" style:font-weight-asian="bold" style:font-size-complex="10pt" style:font-weight-complex="bold" fo:hyphenate="true" fo:hyphenation-remain-char-count="2" fo:hyphenation-push-char-count="2"/>
    </style:style>
    <style:style style:name="P352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en" fo:country="US" fo:font-weight="bold" officeooo:rsid="00326783" officeooo:paragraph-rsid="00326783" style:font-size-asian="10pt" style:font-weight-asian="bold" style:font-size-complex="10pt" style:font-weight-complex="bold" fo:hyphenate="true" fo:hyphenation-remain-char-count="2" fo:hyphenation-push-char-count="2"/>
    </style:style>
    <style:style style:name="P353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en" fo:country="US" fo:font-weight="bold" officeooo:rsid="00326783" officeooo:paragraph-rsid="00335862" style:font-size-asian="10pt" style:font-weight-asian="bold" style:font-size-complex="10pt" style:font-weight-complex="bold" fo:hyphenate="true" fo:hyphenation-remain-char-count="2" fo:hyphenation-push-char-count="2"/>
    </style:style>
    <style:style style:name="P354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en" fo:country="US" fo:font-weight="bold" officeooo:rsid="00326783" officeooo:paragraph-rsid="003b20b4" style:font-size-asian="10pt" style:font-weight-asian="bold" style:font-size-complex="10pt" style:font-weight-complex="bold" fo:hyphenate="true" fo:hyphenation-remain-char-count="2" fo:hyphenation-push-char-count="2"/>
    </style:style>
    <style:style style:name="P355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en" fo:country="US" fo:font-weight="bold" officeooo:rsid="00326783" officeooo:paragraph-rsid="003e7a3a" style:font-size-asian="10pt" style:font-weight-asian="bold" style:font-size-complex="10pt" style:font-weight-complex="bold" fo:hyphenate="true" fo:hyphenation-remain-char-count="2" fo:hyphenation-push-char-count="2"/>
    </style:style>
    <style:style style:name="P356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en" fo:country="US" fo:font-weight="bold" officeooo:rsid="00326783" officeooo:paragraph-rsid="0045a0c9" style:font-size-asian="10pt" style:font-weight-asian="bold" style:font-size-complex="10pt" style:font-weight-complex="bold" fo:hyphenate="true" fo:hyphenation-remain-char-count="2" fo:hyphenation-push-char-count="2"/>
    </style:style>
    <style:style style:name="P357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en" fo:country="US" fo:font-weight="bold" officeooo:rsid="00267bd8" officeooo:paragraph-rsid="00267bd8" style:font-size-asian="10pt" style:font-weight-asian="bold" style:font-size-complex="10pt" style:font-weight-complex="bold" fo:hyphenate="true" fo:hyphenation-remain-char-count="2" fo:hyphenation-push-char-count="2"/>
    </style:style>
    <style:style style:name="P358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en" fo:country="US" fo:font-weight="bold" officeooo:rsid="002dcb59" officeooo:paragraph-rsid="002dcb59" style:font-size-asian="10pt" style:font-weight-asian="bold" style:font-size-complex="10pt" style:font-weight-complex="bold" fo:hyphenate="true" fo:hyphenation-remain-char-count="2" fo:hyphenation-push-char-count="2"/>
    </style:style>
    <style:style style:name="P359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078bc9" officeooo:paragraph-rsid="00078bc9" style:font-size-asian="14pt" style:font-weight-asian="bold" style:font-size-complex="14pt" style:font-weight-complex="bold" fo:hyphenate="true" fo:hyphenation-remain-char-count="2" fo:hyphenation-push-char-count="2"/>
    </style:style>
    <style:style style:name="P360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049d27" officeooo:paragraph-rsid="00049d27" style:font-size-asian="14pt" style:font-weight-asian="bold" style:font-size-complex="14pt" style:font-weight-complex="bold" fo:hyphenate="true" fo:hyphenation-remain-char-count="2" fo:hyphenation-push-char-count="2"/>
    </style:style>
    <style:style style:name="P361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2403d4" officeooo:paragraph-rsid="002403d4" style:font-size-asian="14pt" style:font-weight-asian="bold" style:font-size-complex="14pt" style:font-weight-complex="bold" fo:hyphenate="true" fo:hyphenation-remain-char-count="2" fo:hyphenation-push-char-count="2"/>
    </style:style>
    <style:style style:name="P362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2587ad" officeooo:paragraph-rsid="002587ad" style:font-size-asian="14pt" style:font-weight-asian="bold" style:font-size-complex="14pt" style:font-weight-complex="bold" fo:hyphenate="true" fo:hyphenation-remain-char-count="2" fo:hyphenation-push-char-count="2"/>
    </style:style>
    <style:style style:name="P363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128111" officeooo:paragraph-rsid="001594b7" style:font-size-asian="14pt" style:font-weight-asian="bold" style:font-size-complex="14pt" style:font-weight-complex="bold" fo:hyphenate="true" fo:hyphenation-remain-char-count="2" fo:hyphenation-push-char-count="2"/>
    </style:style>
    <style:style style:name="P364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4f5017" officeooo:paragraph-rsid="004f5017" style:font-size-asian="14pt" style:font-weight-asian="bold" style:font-size-complex="14pt" style:font-weight-complex="bold" fo:hyphenate="true" fo:hyphenation-remain-char-count="2" fo:hyphenation-push-char-count="2"/>
    </style:style>
    <style:style style:name="P365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67680a" officeooo:paragraph-rsid="0067680a" style:font-size-asian="14pt" style:font-weight-asian="bold" style:font-size-complex="14pt" style:font-weight-complex="bold" fo:hyphenate="true" fo:hyphenation-remain-char-count="2" fo:hyphenation-push-char-count="2"/>
    </style:style>
    <style:style style:name="P366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7f6f13" officeooo:paragraph-rsid="007f6f13" style:font-size-asian="14pt" style:font-weight-asian="bold" style:font-size-complex="14pt" style:font-weight-complex="bold" fo:hyphenate="true" fo:hyphenation-remain-char-count="2" fo:hyphenation-push-char-count="2"/>
    </style:style>
    <style:style style:name="P367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8568b9" officeooo:paragraph-rsid="008568b9" style:font-size-asian="14pt" style:font-weight-asian="bold" style:font-size-complex="14pt" style:font-weight-complex="bold" fo:hyphenate="true" fo:hyphenation-remain-char-count="2" fo:hyphenation-push-char-count="2"/>
    </style:style>
    <style:style style:name="P368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font-weight="bold" officeooo:rsid="00015dbb" officeooo:paragraph-rsid="00015dbb" style:font-size-asian="14pt" style:font-weight-asian="bold" style:font-size-complex="14pt" style:font-weight-complex="bold" fo:hyphenate="true" fo:hyphenation-remain-char-count="2" fo:hyphenation-push-char-count="2"/>
    </style:style>
    <style:style style:name="P369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en" fo:country="US" fo:font-weight="bold" officeooo:rsid="001594b7" officeooo:paragraph-rsid="001594b7" style:font-size-asian="14pt" style:font-weight-asian="bold" style:font-size-complex="14pt" style:font-weight-complex="bold" fo:hyphenate="true" fo:hyphenation-remain-char-count="2" fo:hyphenation-push-char-count="2"/>
    </style:style>
    <style:style style:name="P370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en" fo:country="US" fo:font-weight="bold" officeooo:rsid="002403d4" officeooo:paragraph-rsid="002403d4" style:font-size-asian="14pt" style:font-weight-asian="bold" style:font-size-complex="14pt" style:font-weight-complex="bold" fo:hyphenate="true" fo:hyphenation-remain-char-count="2" fo:hyphenation-push-char-count="2"/>
    </style:style>
    <style:style style:name="P371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en" fo:country="US" fo:font-weight="bold" officeooo:rsid="002587ad" officeooo:paragraph-rsid="002587ad" style:font-size-asian="14pt" style:font-weight-asian="bold" style:font-size-complex="14pt" style:font-weight-complex="bold" fo:hyphenate="true" fo:hyphenation-remain-char-count="2" fo:hyphenation-push-char-count="2"/>
    </style:style>
    <style:style style:name="P372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en" fo:country="US" fo:font-weight="bold" officeooo:rsid="0067680a" officeooo:paragraph-rsid="0067680a" style:font-size-asian="14pt" style:font-weight-asian="bold" style:font-size-complex="14pt" style:font-weight-complex="bold" fo:hyphenate="true" fo:hyphenation-remain-char-count="2" fo:hyphenation-push-char-count="2"/>
    </style:style>
    <style:style style:name="P373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en" fo:country="US" fo:font-weight="bold" officeooo:rsid="00049d27" officeooo:paragraph-rsid="00049d27" style:font-size-asian="12pt" style:font-weight-asian="bold" style:font-size-complex="12pt" style:font-weight-complex="bold" fo:hyphenate="true" fo:hyphenation-remain-char-count="2" fo:hyphenation-push-char-count="2"/>
    </style:style>
    <style:style style:name="P374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en" fo:country="US" fo:font-weight="bold" officeooo:rsid="0079cfe0" officeooo:paragraph-rsid="0079cfe0" style:font-size-asian="12pt" style:font-weight-asian="bold" style:font-size-complex="12pt" style:font-weight-complex="bold" fo:hyphenate="true" fo:hyphenation-remain-char-count="2" fo:hyphenation-push-char-count="2"/>
    </style:style>
    <style:style style:name="P375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en" fo:country="US" fo:font-weight="bold" officeooo:rsid="007e1942" officeooo:paragraph-rsid="007e1942" style:font-size-asian="12pt" style:font-weight-asian="bold" style:font-size-complex="12pt" style:font-weight-complex="bold" fo:hyphenate="true" fo:hyphenation-remain-char-count="2" fo:hyphenation-push-char-count="2"/>
    </style:style>
    <style:style style:name="P376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ru" fo:country="RU" fo:font-weight="bold" officeooo:rsid="00326783" officeooo:paragraph-rsid="00326783" style:font-size-asian="12pt" style:font-weight-asian="bold" style:font-size-complex="12pt" style:font-weight-complex="bold" fo:hyphenate="true" fo:hyphenation-remain-char-count="2" fo:hyphenation-push-char-count="2"/>
    </style:style>
    <style:style style:name="P377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ru" fo:country="RU" fo:font-weight="bold" officeooo:rsid="00326783" officeooo:paragraph-rsid="00335862" style:font-size-asian="12pt" style:font-weight-asian="bold" style:font-size-complex="12pt" style:font-weight-complex="bold" fo:hyphenate="true" fo:hyphenation-remain-char-count="2" fo:hyphenation-push-char-count="2"/>
    </style:style>
    <style:style style:name="P378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ru" fo:country="RU" fo:font-weight="bold" officeooo:rsid="00267bd8" officeooo:paragraph-rsid="00267bd8" style:font-size-asian="12pt" style:font-weight-asian="bold" style:font-size-complex="12pt" style:font-weight-complex="bold" fo:hyphenate="true" fo:hyphenation-remain-char-count="2" fo:hyphenation-push-char-count="2"/>
    </style:style>
    <style:style style:name="P379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ru" fo:country="RU" fo:font-weight="bold" officeooo:rsid="002dcb59" officeooo:paragraph-rsid="002dcb59" style:font-size-asian="12pt" style:font-weight-asian="bold" style:font-size-complex="12pt" style:font-weight-complex="bold" fo:hyphenate="true" fo:hyphenation-remain-char-count="2" fo:hyphenation-push-char-count="2"/>
    </style:style>
    <style:style style:name="P380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ru" fo:country="RU" fo:font-weight="bold" officeooo:rsid="004f5017" officeooo:paragraph-rsid="004f5017" style:font-size-asian="12pt" style:font-weight-asian="bold" style:font-size-complex="12pt" style:font-weight-complex="bold" fo:hyphenate="true" fo:hyphenation-remain-char-count="2" fo:hyphenation-push-char-count="2"/>
    </style:style>
    <style:style style:name="P381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ru" fo:country="RU" fo:font-weight="bold" officeooo:rsid="0079cfe0" officeooo:paragraph-rsid="0079cfe0" style:font-size-asian="12pt" style:font-weight-asian="bold" style:font-size-complex="12pt" style:font-weight-complex="bold" fo:hyphenate="true" fo:hyphenation-remain-char-count="2" fo:hyphenation-push-char-count="2"/>
    </style:style>
    <style:style style:name="P382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2pt" fo:language="ru" fo:country="RU" fo:font-weight="bold" officeooo:rsid="007e1942" officeooo:paragraph-rsid="007e1942" style:font-size-asian="12pt" style:font-weight-asian="bold" style:font-size-complex="12pt" style:font-weight-complex="bold" fo:hyphenate="true" fo:hyphenation-remain-char-count="2" fo:hyphenation-push-char-count="2"/>
    </style:style>
    <style:style style:name="P383" style:family="paragraph" style:parent-style-name="Standard">
      <style:paragraph-properties fo:text-align="justify" style:justify-single-word="false" fo:hyphenation-ladder-count="no-limit"/>
      <style:text-properties fo:color="#808080" style:font-name="Tahoma" fo:font-size="10pt" fo:language="ru" fo:country="RU" fo:font-weight="bold" officeooo:rsid="00087571" officeooo:paragraph-rsid="000cb576" style:font-size-asian="10pt" style:font-weight-asian="bold" style:font-size-complex="10pt" style:font-weight-complex="bold" fo:hyphenate="true" fo:hyphenation-remain-char-count="2" fo:hyphenation-push-char-count="2"/>
    </style:style>
    <style:style style:name="P384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fo:color="#808080" style:text-position="0% 100%" style:font-name="Courier New" fo:font-size="14pt" fo:language="ru" fo:country="RU" fo:font-weight="bold" officeooo:rsid="0074a14e" officeooo:paragraph-rsid="0086e04e" style:font-size-asian="14pt" style:font-weight-asian="bold" style:font-size-complex="14pt" style:font-weight-complex="bold"/>
    </style:style>
    <style:style style:name="P385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fo:color="#808080" style:text-position="0% 100%" style:font-name="Courier New" fo:font-size="10pt" fo:language="ru" fo:country="RU" fo:font-weight="bold" officeooo:rsid="0074a14e" officeooo:paragraph-rsid="0086e04e" style:font-size-asian="10pt" style:font-weight-asian="bold" style:font-size-complex="10pt" style:font-weight-complex="bold"/>
    </style:style>
    <style:style style:name="P386" style:family="paragraph" style:parent-style-name="Standard">
      <style:paragraph-properties fo:text-align="justify" style:justify-single-word="false"/>
      <style:text-properties fo:color="#808080" style:text-position="0% 100%" style:font-name="Courier New" fo:font-size="10pt" fo:language="ru" fo:country="RU" fo:font-weight="bold" officeooo:rsid="005907a8" officeooo:paragraph-rsid="0087de8b" style:font-size-asian="10pt" style:font-weight-asian="bold" style:font-size-complex="10pt" style:font-weight-complex="bold"/>
    </style:style>
    <style:style style:name="P387" style:family="paragraph" style:parent-style-name="Standard">
      <style:paragraph-properties fo:text-align="justify" style:justify-single-word="false"/>
      <style:text-properties fo:color="#808080" style:text-position="0% 100%" style:font-name="Courier New" fo:font-size="10pt" fo:language="ru" fo:country="RU" fo:font-weight="bold" officeooo:rsid="0061f62c" officeooo:paragraph-rsid="0087de8b" style:font-size-asian="10pt" style:font-weight-asian="bold" style:font-size-complex="10pt" style:font-weight-complex="bold"/>
    </style:style>
    <style:style style:name="P388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fo:color="#808080" style:text-position="0% 100%" style:font-name="Courier New" fo:font-size="10pt" fo:language="ru" fo:country="RU" fo:font-weight="bold" officeooo:rsid="00904793" officeooo:paragraph-rsid="00904793" style:font-size-asian="10pt" style:font-weight-asian="bold" style:font-size-complex="10pt" style:font-weight-complex="bold"/>
    </style:style>
    <style:style style:name="P389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fo:color="#808080" style:text-position="0% 100%" style:font-name="Courier New" fo:font-size="10pt" fo:language="ru" fo:country="RU" fo:font-weight="bold" officeooo:rsid="0096f341" officeooo:paragraph-rsid="0096f341" style:font-size-asian="10pt" style:font-weight-asian="bold" style:font-size-complex="10pt" style:font-weight-complex="bold"/>
    </style:style>
    <style:style style:name="P390" style:family="paragraph" style:parent-style-name="Standard">
      <style:paragraph-properties fo:text-align="justify" style:justify-single-word="false"/>
      <style:text-properties fo:color="#808080" style:text-position="0% 100%" style:font-name="Courier New" fo:font-size="10pt" fo:language="en" fo:country="US" fo:font-weight="bold" officeooo:rsid="005907a8" officeooo:paragraph-rsid="0087de8b" style:font-size-asian="10pt" style:font-weight-asian="bold" style:font-size-complex="10pt" style:font-weight-complex="bold"/>
    </style:style>
    <style:style style:name="P391" style:family="paragraph" style:parent-style-name="Standard">
      <style:paragraph-properties fo:text-align="justify" style:justify-single-word="false"/>
      <style:text-properties fo:color="#808080" style:text-position="0% 100%" style:font-name="Courier New" fo:font-size="12pt" fo:language="ru" fo:country="RU" fo:font-weight="bold" officeooo:rsid="0058840b" officeooo:paragraph-rsid="0087de8b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text-align="justify" style:justify-single-word="false"/>
      <style:text-properties fo:color="#808080" style:text-position="0% 100%" style:font-name="Courier New" fo:font-size="12pt" fo:language="ru" fo:country="RU" fo:font-weight="bold" officeooo:rsid="006016c1" officeooo:paragraph-rsid="0087de8b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Tahoma" fo:font-size="10pt" fo:language="ru" fo:country="RU" fo:font-weight="bold" officeooo:rsid="0058840b" officeooo:paragraph-rsid="008568b9" style:font-size-asian="10pt" style:font-weight-asian="bold" style:font-size-complex="10pt" style:font-weight-complex="bold" fo:hyphenate="true" fo:hyphenation-remain-char-count="2" fo:hyphenation-push-char-count="2"/>
    </style:style>
    <style:style style:name="P394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ru" fo:country="RU" fo:font-weight="normal" officeooo:rsid="00389170" officeooo:paragraph-rsid="00390aaa" style:font-size-asian="8pt" style:font-weight-asian="normal" style:font-size-complex="8pt" style:font-weight-complex="normal" fo:hyphenate="true" fo:hyphenation-remain-char-count="2" fo:hyphenation-push-char-count="2"/>
    </style:style>
    <style:style style:name="P395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ru" fo:country="RU" fo:font-weight="normal" officeooo:rsid="00389170" officeooo:paragraph-rsid="003b20b4" style:font-size-asian="8pt" style:font-weight-asian="normal" style:font-size-complex="8pt" style:font-weight-complex="normal" fo:hyphenate="true" fo:hyphenation-remain-char-count="2" fo:hyphenation-push-char-count="2"/>
    </style:style>
    <style:style style:name="P396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ru" fo:country="RU" fo:font-weight="normal" officeooo:rsid="00389170" officeooo:paragraph-rsid="003e7a3a" style:font-size-asian="8pt" style:font-weight-asian="normal" style:font-size-complex="8pt" style:font-weight-complex="normal" fo:hyphenate="true" fo:hyphenation-remain-char-count="2" fo:hyphenation-push-char-count="2"/>
    </style:style>
    <style:style style:name="P397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ru" fo:country="RU" fo:font-weight="normal" officeooo:rsid="00389170" officeooo:paragraph-rsid="0045a0c9" style:font-size-asian="8pt" style:font-weight-asian="normal" style:font-size-complex="8pt" style:font-weight-complex="normal" fo:hyphenate="true" fo:hyphenation-remain-char-count="2" fo:hyphenation-push-char-count="2"/>
    </style:style>
    <style:style style:name="P398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ru" fo:country="RU" fo:font-weight="normal" officeooo:rsid="00458a46" officeooo:paragraph-rsid="00458a46" style:font-size-asian="8pt" style:font-weight-asian="normal" style:font-size-complex="8pt" style:font-weight-complex="normal" fo:hyphenate="true" fo:hyphenation-remain-char-count="2" fo:hyphenation-push-char-count="2"/>
    </style:style>
    <style:style style:name="P399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ru" fo:country="RU" fo:font-weight="normal" officeooo:rsid="00458a46" officeooo:paragraph-rsid="0045a0c9" style:font-size-asian="8pt" style:font-weight-asian="normal" style:font-size-complex="8pt" style:font-weight-complex="normal" fo:hyphenate="true" fo:hyphenation-remain-char-count="2" fo:hyphenation-push-char-count="2"/>
    </style:style>
    <style:style style:name="P400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ru" fo:country="RU" fo:font-weight="normal" officeooo:rsid="004bcd4c" officeooo:paragraph-rsid="004bcd4c" style:font-size-asian="8pt" style:font-weight-asian="normal" style:font-size-complex="8pt" style:font-weight-complex="normal" fo:hyphenate="true" fo:hyphenation-remain-char-count="2" fo:hyphenation-push-char-count="2"/>
    </style:style>
    <style:style style:name="P401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en" fo:country="US" fo:font-weight="normal" officeooo:rsid="00389170" officeooo:paragraph-rsid="00390aaa" style:font-size-asian="8pt" style:font-weight-asian="normal" style:font-size-complex="8pt" style:font-weight-complex="normal" fo:hyphenate="true" fo:hyphenation-remain-char-count="2" fo:hyphenation-push-char-count="2"/>
    </style:style>
    <style:style style:name="P402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en" fo:country="US" fo:font-weight="normal" officeooo:rsid="00389170" officeooo:paragraph-rsid="003b20b4" style:font-size-asian="8pt" style:font-weight-asian="normal" style:font-size-complex="8pt" style:font-weight-complex="normal" fo:hyphenate="true" fo:hyphenation-remain-char-count="2" fo:hyphenation-push-char-count="2"/>
    </style:style>
    <style:style style:name="P403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en" fo:country="US" fo:font-weight="normal" officeooo:rsid="00389170" officeooo:paragraph-rsid="003e7a3a" style:font-size-asian="8pt" style:font-weight-asian="normal" style:font-size-complex="8pt" style:font-weight-complex="normal" fo:hyphenate="true" fo:hyphenation-remain-char-count="2" fo:hyphenation-push-char-count="2"/>
    </style:style>
    <style:style style:name="P404" style:family="paragraph" style:parent-style-name="Standard">
      <style:paragraph-properties fo:text-align="justify" style:justify-single-word="false" fo:hyphenation-ladder-count="no-limit"/>
      <style:text-properties fo:color="#000000" style:font-name="Tahoma" fo:font-size="8pt" fo:language="en" fo:country="US" fo:font-weight="normal" officeooo:rsid="00389170" officeooo:paragraph-rsid="0045a0c9" style:font-size-asian="8pt" style:font-weight-asian="normal" style:font-size-complex="8pt" style:font-weight-complex="normal" fo:hyphenate="true" fo:hyphenation-remain-char-count="2" fo:hyphenation-push-char-count="2"/>
    </style:style>
    <style:style style:name="P405" style:family="paragraph" style:parent-style-name="Standard">
      <style:paragraph-properties fo:text-align="justify" style:justify-single-word="false" fo:hyphenation-ladder-count="no-limit"/>
      <style:text-properties fo:color="#000000" style:font-name="Courier New" fo:font-size="10pt" fo:language="en" fo:country="US" fo:font-weight="normal" officeooo:rsid="00458a46" officeooo:paragraph-rsid="00458a46" style:font-size-asian="10pt" style:font-weight-asian="normal" style:font-size-complex="10pt" style:font-weight-complex="normal" fo:hyphenate="true" fo:hyphenation-remain-char-count="2" fo:hyphenation-push-char-count="2"/>
    </style:style>
    <style:style style:name="P406" style:family="paragraph" style:parent-style-name="Standard">
      <style:paragraph-properties fo:text-align="justify" style:justify-single-word="false" fo:hyphenation-ladder-count="no-limit"/>
      <style:text-properties fo:color="#000000" style:font-name="Courier New" fo:font-size="10pt" fo:language="en" fo:country="US" fo:font-weight="normal" officeooo:rsid="00458a46" officeooo:paragraph-rsid="0045a0c9" style:font-size-asian="10pt" style:font-weight-asian="normal" style:font-size-complex="10pt" style:font-weight-complex="normal" fo:hyphenate="true" fo:hyphenation-remain-char-count="2" fo:hyphenation-push-char-count="2"/>
    </style:style>
    <style:style style:name="P407" style:family="paragraph" style:parent-style-name="Standard">
      <style:paragraph-properties fo:text-align="justify" style:justify-single-word="false" fo:hyphenation-ladder-count="no-limit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74a14e" officeooo:paragraph-rsid="0086e04e" style:font-size-asian="8pt" style:font-size-complex="8pt" fo:hyphenate="true" fo:hyphenation-remain-char-count="2" fo:hyphenation-push-char-count="2"/>
    </style:style>
    <style:style style:name="P408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74a14e" officeooo:paragraph-rsid="0086e04e" style:font-size-asian="8pt" style:font-size-complex="8pt"/>
    </style:style>
    <style:style style:name="P409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7524fb" officeooo:paragraph-rsid="0086e04e" style:font-size-asian="8pt" style:font-size-complex="8pt"/>
    </style:style>
    <style:style style:name="P410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75ca04" officeooo:paragraph-rsid="0086e04e" style:font-size-asian="8pt" style:font-size-complex="8pt"/>
    </style:style>
    <style:style style:name="P411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75eb25" officeooo:paragraph-rsid="0086e04e" style:font-size-asian="8pt" style:font-size-complex="8pt"/>
    </style:style>
    <style:style style:name="P412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58840b" officeooo:paragraph-rsid="0087de8b" style:font-size-asian="8pt" style:font-size-complex="8pt"/>
    </style:style>
    <style:style style:name="P413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5907a8" officeooo:paragraph-rsid="0087de8b" style:font-size-asian="8pt" style:font-size-complex="8pt"/>
    </style:style>
    <style:style style:name="P414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5af5ee" officeooo:paragraph-rsid="0087de8b" style:font-size-asian="8pt" style:font-size-complex="8pt"/>
    </style:style>
    <style:style style:name="P415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5c1c74" officeooo:paragraph-rsid="0087de8b" style:font-size-asian="8pt" style:font-size-complex="8pt"/>
    </style:style>
    <style:style style:name="P416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5d77fc" officeooo:paragraph-rsid="0087de8b" style:font-size-asian="8pt" style:font-size-complex="8pt"/>
    </style:style>
    <style:style style:name="P417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5de32d" officeooo:paragraph-rsid="0087de8b" style:font-size-asian="8pt" style:font-size-complex="8pt"/>
    </style:style>
    <style:style style:name="P418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6016c1" officeooo:paragraph-rsid="0087de8b" style:font-size-asian="8pt" style:font-size-complex="8pt"/>
    </style:style>
    <style:style style:name="P419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601fd6" officeooo:paragraph-rsid="0087de8b" style:font-size-asian="8pt" style:font-size-complex="8pt"/>
    </style:style>
    <style:style style:name="P420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61df61" officeooo:paragraph-rsid="0087de8b" style:font-size-asian="8pt" style:font-size-complex="8pt"/>
    </style:style>
    <style:style style:name="P421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638e8d" officeooo:paragraph-rsid="0087de8b" style:font-size-asian="8pt" style:font-size-complex="8pt"/>
    </style:style>
    <style:style style:name="P422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68c544" officeooo:paragraph-rsid="0087de8b" style:font-size-asian="8pt" style:font-size-complex="8pt"/>
    </style:style>
    <style:style style:name="P423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690fc5" officeooo:paragraph-rsid="0087de8b" style:font-size-asian="8pt" style:font-size-complex="8pt"/>
    </style:style>
    <style:style style:name="P424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6a8a50" officeooo:paragraph-rsid="0087de8b" style:font-size-asian="8pt" style:font-size-complex="8pt"/>
    </style:style>
    <style:style style:name="P425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6b6743" officeooo:paragraph-rsid="0087de8b" style:font-size-asian="8pt" style:font-size-complex="8pt"/>
    </style:style>
    <style:style style:name="P426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6b894f" officeooo:paragraph-rsid="0087de8b" style:font-size-asian="8pt" style:font-size-complex="8pt"/>
    </style:style>
    <style:style style:name="P427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6e883e" officeooo:paragraph-rsid="0087de8b" style:font-size-asian="8pt" style:font-size-complex="8pt"/>
    </style:style>
    <style:style style:name="P428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5cf42e" officeooo:paragraph-rsid="0089ab16" style:font-size-asian="8pt" style:font-size-complex="8pt"/>
    </style:style>
    <style:style style:name="P429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5d72e0" officeooo:paragraph-rsid="0089ab16" style:font-size-asian="8pt" style:font-size-complex="8pt"/>
    </style:style>
    <style:style style:name="P430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747a25" officeooo:paragraph-rsid="0087de8b" style:font-size-asian="8pt" style:font-size-complex="8pt"/>
    </style:style>
    <style:style style:name="P431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9171ca" officeooo:paragraph-rsid="009171ca" style:font-size-asian="8pt" style:font-size-complex="8pt"/>
    </style:style>
    <style:style style:name="P432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9171ca" officeooo:paragraph-rsid="00931e06" style:font-size-asian="8pt" style:font-size-complex="8pt"/>
    </style:style>
    <style:style style:name="P433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9171ca" officeooo:paragraph-rsid="00952b61" style:font-size-asian="8pt" style:font-size-complex="8pt"/>
    </style:style>
    <style:style style:name="P434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931e06" officeooo:paragraph-rsid="00931e06" style:font-size-asian="8pt" style:font-size-complex="8pt"/>
    </style:style>
    <style:style style:name="P435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952b61" officeooo:paragraph-rsid="00952b61" style:font-size-asian="8pt" style:font-size-complex="8pt"/>
    </style:style>
    <style:style style:name="P436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9192a8" officeooo:paragraph-rsid="009192a8" style:font-size-asian="8pt" style:font-size-complex="8pt"/>
    </style:style>
    <style:style style:name="P437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en" fo:country="US" officeooo:rsid="0074a14e" officeooo:paragraph-rsid="0086e04e" style:font-size-asian="8pt" style:font-size-complex="8pt"/>
    </style:style>
    <style:style style:name="P438" style:family="paragraph" style:parent-style-name="Standard">
      <style:paragraph-properties fo:text-align="justify" style:justify-single-word="false"/>
      <style:text-properties style:text-position="0% 100%" style:font-name="Tahoma" fo:font-size="8pt" fo:language="en" fo:country="US" officeooo:rsid="006016c1" officeooo:paragraph-rsid="0087de8b" style:font-size-asian="8pt" style:font-size-complex="8pt"/>
    </style:style>
    <style:style style:name="P439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ru" fo:country="RU" officeooo:rsid="0075eb25" officeooo:paragraph-rsid="0086e04e" style:font-size-asian="10pt" style:font-size-complex="10pt"/>
    </style:style>
    <style:style style:name="P440" style:family="paragraph" style:parent-style-name="Standard">
      <style:paragraph-properties fo:text-align="justify" style:justify-single-word="false"/>
      <style:text-properties style:text-position="0% 100%" style:font-name="Courier New" fo:font-size="10pt" fo:language="ru" fo:country="RU" officeooo:rsid="005de32d" officeooo:paragraph-rsid="0087de8b" style:font-size-asian="10pt" style:font-size-complex="10pt"/>
    </style:style>
    <style:style style:name="P441" style:family="paragraph" style:parent-style-name="Standard">
      <style:paragraph-properties fo:text-align="justify" style:justify-single-word="false"/>
      <style:text-properties style:text-position="0% 100%" style:font-name="Courier New" fo:font-size="10pt" fo:language="ru" fo:country="RU" officeooo:rsid="006016c1" officeooo:paragraph-rsid="0087de8b" style:font-size-asian="10pt" style:font-size-complex="10pt"/>
    </style:style>
    <style:style style:name="P442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75ca04" officeooo:paragraph-rsid="0086e04e" style:font-size-asian="10pt" style:font-size-complex="10pt"/>
    </style:style>
    <style:style style:name="P443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75eb25" officeooo:paragraph-rsid="0086e04e" style:font-size-asian="10pt" style:font-size-complex="10pt"/>
    </style:style>
    <style:style style:name="P444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7524fb" officeooo:paragraph-rsid="0086e04e" style:font-size-asian="10pt" style:font-size-complex="10pt"/>
    </style:style>
    <style:style style:name="P445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9171ca" officeooo:paragraph-rsid="009171ca" style:font-size-asian="10pt" style:font-size-complex="10pt"/>
    </style:style>
    <style:style style:name="P446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9171ca" officeooo:paragraph-rsid="00931e06" style:font-size-asian="10pt" style:font-size-complex="10pt"/>
    </style:style>
    <style:style style:name="P447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9171ca" officeooo:paragraph-rsid="00952b61" style:font-size-asian="10pt" style:font-size-complex="10pt"/>
    </style:style>
    <style:style style:name="P448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9192a8" officeooo:paragraph-rsid="009192a8" style:font-size-asian="10pt" style:font-size-complex="10pt"/>
    </style:style>
    <style:style style:name="P449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94efaf" officeooo:paragraph-rsid="0094efaf" style:font-size-asian="10pt" style:font-size-complex="10pt"/>
    </style:style>
    <style:style style:name="P450" style:family="paragraph" style:parent-style-name="Standard">
      <style:paragraph-properties fo:text-align="justify" style:justify-single-word="false"/>
      <style:text-properties style:text-position="0% 100%" style:font-name="Courier New" fo:font-size="8pt" fo:language="en" fo:country="US" officeooo:rsid="0066820f" officeooo:paragraph-rsid="0087de8b" style:font-size-asian="8pt" style:font-size-complex="8pt"/>
    </style:style>
    <style:style style:name="P451" style:family="paragraph" style:parent-style-name="Standard">
      <style:paragraph-properties fo:text-align="justify" style:justify-single-word="false"/>
      <style:text-properties style:text-position="0% 100%" style:font-name="Courier New" fo:font-size="8pt" fo:language="en" fo:country="US" officeooo:rsid="006708bf" officeooo:paragraph-rsid="0087de8b" style:font-size-asian="8pt" style:font-size-complex="8pt"/>
    </style:style>
    <style:style style:name="P452" style:family="paragraph" style:parent-style-name="Standard">
      <style:paragraph-properties fo:text-align="justify" style:justify-single-word="false"/>
      <style:text-properties style:text-position="0% 100%" style:font-name="Courier New" fo:font-size="8pt" fo:language="en" fo:country="US" officeooo:rsid="00691fe4" officeooo:paragraph-rsid="0087de8b" style:font-size-asian="8pt" style:font-size-complex="8pt"/>
    </style:style>
    <style:style style:name="P453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8pt" fo:language="en" fo:country="US" officeooo:rsid="009171ca" officeooo:paragraph-rsid="009171ca" style:font-size-asian="8pt" style:font-size-complex="8pt"/>
    </style:style>
    <style:style style:name="P454" style:family="paragraph" style:parent-style-name="Standard">
      <style:paragraph-properties fo:text-align="justify" style:justify-single-word="false"/>
      <style:text-properties style:text-position="0% 100%" style:font-name="Courier New" fo:font-size="8pt" fo:language="ru" fo:country="RU" officeooo:rsid="006708bf" officeooo:paragraph-rsid="0087de8b" style:font-size-asian="8pt" style:font-size-complex="8pt"/>
    </style:style>
    <style:style style:name="P455" style:family="paragraph" style:parent-style-name="Standard" style:master-page-name="">
      <style:paragraph-properties fo:text-align="justify" style:justify-single-word="false" fo:hyphenation-ladder-count="no-limit" style:page-number="auto"/>
      <style:text-properties fo:color="#808080" style:font-name="Courier New" fo:font-size="20pt" fo:language="ru" fo:country="RU" fo:font-weight="bold" officeooo:rsid="00015dbb" officeooo:paragraph-rsid="00015dbb" style:font-size-asian="20pt" style:font-weight-asian="bold" style:font-size-complex="20pt" style:font-weight-complex="bold" fo:hyphenate="true" fo:hyphenation-remain-char-count="2" fo:hyphenation-push-char-count="2"/>
    </style:style>
    <style:style style:name="P456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04b73d" officeooo:paragraph-rsid="0004b73d" style:font-size-asian="10pt" style:font-size-complex="10pt" fo:hyphenate="true" fo:hyphenation-remain-char-count="2" fo:hyphenation-push-char-count="2"/>
    </style:style>
    <style:style style:name="P457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0ef9f0" officeooo:paragraph-rsid="00486805" style:font-size-asian="10pt" style:font-size-complex="10pt" fo:hyphenate="true" fo:hyphenation-remain-char-count="2" fo:hyphenation-push-char-count="2"/>
    </style:style>
    <style:style style:name="P458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229477" officeooo:paragraph-rsid="00229477" style:font-size-asian="10pt" style:font-size-complex="10pt" fo:hyphenate="true" fo:hyphenation-remain-char-count="2" fo:hyphenation-push-char-count="2"/>
    </style:style>
    <style:style style:name="P459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3378be" officeooo:paragraph-rsid="00390aaa" style:font-size-asian="10pt" style:font-size-complex="10pt" fo:hyphenate="true" fo:hyphenation-remain-char-count="2" fo:hyphenation-push-char-count="2"/>
    </style:style>
    <style:style style:name="P460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3378be" officeooo:paragraph-rsid="003b20b4" style:font-size-asian="10pt" style:font-size-complex="10pt" fo:hyphenate="true" fo:hyphenation-remain-char-count="2" fo:hyphenation-push-char-count="2"/>
    </style:style>
    <style:style style:name="P461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3378be" officeooo:paragraph-rsid="003e7a3a" style:font-size-asian="10pt" style:font-size-complex="10pt" fo:hyphenate="true" fo:hyphenation-remain-char-count="2" fo:hyphenation-push-char-count="2"/>
    </style:style>
    <style:style style:name="P462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335862" officeooo:paragraph-rsid="00335862" style:font-size-asian="10pt" style:font-size-complex="10pt" fo:hyphenate="true" fo:hyphenation-remain-char-count="2" fo:hyphenation-push-char-count="2"/>
    </style:style>
    <style:style style:name="P463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42b65a" officeooo:paragraph-rsid="0042b65a" style:font-size-asian="10pt" style:font-size-complex="10pt" fo:hyphenate="true" fo:hyphenation-remain-char-count="2" fo:hyphenation-push-char-count="2"/>
    </style:style>
    <style:style style:name="P464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313034" officeooo:paragraph-rsid="00313034" style:font-size-asian="10pt" style:font-size-complex="10pt" fo:hyphenate="true" fo:hyphenation-remain-char-count="2" fo:hyphenation-push-char-count="2"/>
    </style:style>
    <style:style style:name="P465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2a7984" officeooo:paragraph-rsid="0031ed2f" style:font-size-asian="10pt" style:font-size-complex="10pt" fo:hyphenate="true" fo:hyphenation-remain-char-count="2" fo:hyphenation-push-char-count="2"/>
    </style:style>
    <style:style style:name="P466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51194b" officeooo:paragraph-rsid="0051194b" style:font-size-asian="10pt" style:font-size-complex="10pt" fo:hyphenate="true" fo:hyphenation-remain-char-count="2" fo:hyphenation-push-char-count="2"/>
    </style:style>
    <style:style style:name="P467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6c4c24" officeooo:paragraph-rsid="006c4c24" style:font-size-asian="10pt" style:font-size-complex="10pt" fo:hyphenate="true" fo:hyphenation-remain-char-count="2" fo:hyphenation-push-char-count="2"/>
    </style:style>
    <style:style style:name="P468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73616d" officeooo:paragraph-rsid="0073616d" style:font-size-asian="10pt" style:font-size-complex="10pt" fo:hyphenate="true" fo:hyphenation-remain-char-count="2" fo:hyphenation-push-char-count="2"/>
    </style:style>
    <style:style style:name="P469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0pt" fo:language="en" fo:country="US" officeooo:rsid="005b9b45" officeooo:paragraph-rsid="005b9b45" style:font-size-asian="10pt" style:font-size-complex="10pt" fo:hyphenate="true" fo:hyphenation-remain-char-count="2" fo:hyphenation-push-char-count="2"/>
    </style:style>
    <style:style style:name="P470" style:family="paragraph" style:parent-style-name="Standard">
      <style:paragraph-properties fo:text-align="justify" style:justify-single-word="false" fo:hyphenation-ladder-count="no-limit" fo:break-before="page"/>
      <style:text-properties style:font-name="Courier New" fo:font-size="14pt" fo:language="ru" fo:country="RU" officeooo:rsid="001594b7" officeooo:paragraph-rsid="001594b7" style:font-size-asian="14pt" style:font-size-complex="14pt" fo:hyphenate="true" fo:hyphenation-remain-char-count="2" fo:hyphenation-push-char-count="2"/>
    </style:style>
    <style:style style:name="P471" style:family="paragraph" style:parent-style-name="Standard">
      <style:paragraph-properties fo:text-align="justify" style:justify-single-word="false" fo:hyphenation-ladder-count="no-limit" fo:break-before="page"/>
      <style:text-properties fo:color="#000000" style:font-name="Courier New" fo:font-size="10pt" fo:language="en" fo:country="US" fo:font-weight="normal" officeooo:rsid="00458a46" officeooo:paragraph-rsid="0045a0c9" style:font-size-asian="10pt" style:font-weight-asian="normal" style:font-size-complex="10pt" style:font-weight-complex="normal" fo:hyphenate="true" fo:hyphenation-remain-char-count="2" fo:hyphenation-push-char-count="2"/>
    </style:style>
    <style:style style:name="P472" style:family="paragraph" style:parent-style-name="Standard">
      <style:paragraph-properties fo:text-align="justify" style:justify-single-word="false" fo:hyphenation-ladder-count="no-limit" fo:break-before="page"/>
      <style:text-properties fo:color="#808080" style:font-name="Courier New" fo:font-size="10pt" fo:language="ru" fo:country="RU" fo:font-weight="bold" officeooo:rsid="00267bd8" officeooo:paragraph-rsid="00267bd8" style:font-size-asian="10pt" style:font-weight-asian="bold" style:font-size-complex="10pt" style:font-weight-complex="bold" fo:hyphenate="true" fo:hyphenation-remain-char-count="2" fo:hyphenation-push-char-count="2"/>
    </style:style>
    <style:style style:name="P473" style:family="paragraph" style:parent-style-name="Standard">
      <style:paragraph-properties fo:text-align="justify" style:justify-single-word="false" fo:hyphenation-ladder-count="no-limit" fo:break-before="page"/>
      <style:text-properties fo:color="#808080" style:font-name="Courier New" fo:font-size="10pt" fo:language="ru" fo:country="RU" fo:font-weight="bold" officeooo:rsid="00813c1f" officeooo:paragraph-rsid="00813c1f" style:font-size-asian="10pt" style:font-weight-asian="bold" style:font-size-complex="10pt" style:font-weight-complex="bold" fo:hyphenate="true" fo:hyphenation-remain-char-count="2" fo:hyphenation-push-char-count="2"/>
    </style:style>
    <style:style style:name="P474" style:family="paragraph" style:parent-style-name="Standard">
      <style:paragraph-properties fo:text-align="justify" style:justify-single-word="false" fo:hyphenation-ladder-count="no-limit" fo:break-before="page"/>
      <style:text-properties fo:color="#808080" style:font-name="Courier New" fo:font-size="14pt" fo:language="ru" fo:country="RU" fo:font-weight="bold" officeooo:rsid="0067680a" officeooo:paragraph-rsid="0067680a" style:font-size-asian="14pt" style:font-weight-asian="bold" style:font-size-complex="14pt" style:font-weight-complex="bold" fo:hyphenate="true" fo:hyphenation-remain-char-count="2" fo:hyphenation-push-char-count="2"/>
    </style:style>
    <style:style style:name="P475" style:family="paragraph" style:parent-style-name="Standard">
      <style:paragraph-properties fo:text-align="justify" style:justify-single-word="false" fo:break-before="page">
        <style:tab-stops>
          <style:tab-stop style:position="2.505cm"/>
        </style:tab-stops>
      </style:paragraph-properties>
      <style:text-properties fo:color="#808080" style:text-position="0% 100%" style:font-name="Courier New" fo:font-size="10pt" fo:language="ru" fo:country="RU" fo:font-weight="bold" officeooo:rsid="00904793" officeooo:paragraph-rsid="00904793" style:font-size-asian="10pt" style:font-weight-asian="bold" style:font-size-complex="10pt" style:font-weight-complex="bold"/>
    </style:style>
    <style:style style:name="P476" style:family="paragraph" style:parent-style-name="Standard">
      <style:paragraph-properties fo:text-align="justify" style:justify-single-word="false" fo:break-before="pag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75ca04" officeooo:paragraph-rsid="0086e04e" style:font-size-asian="10pt" style:font-size-complex="10pt"/>
    </style:style>
    <style:style style:name="P477" style:family="paragraph" style:parent-style-name="Standard">
      <style:paragraph-properties fo:text-align="justify" style:justify-single-word="false" fo:break-before="pag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9171ca" officeooo:paragraph-rsid="00931e06" style:font-size-asian="10pt" style:font-size-complex="10pt"/>
    </style:style>
    <style:style style:name="P478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10pt" fo:language="en" fo:country="US" officeooo:rsid="00931e06" officeooo:paragraph-rsid="00931e06" style:font-size-asian="10pt" style:font-size-complex="10pt"/>
    </style:style>
    <style:style style:name="P479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8pt" fo:language="en" fo:country="US" officeooo:rsid="009870c2" officeooo:paragraph-rsid="009870c2" style:font-size-asian="8pt" style:font-size-complex="8pt"/>
    </style:style>
    <style:style style:name="P480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Courier New" fo:font-size="8pt" fo:language="en" fo:country="US" officeooo:rsid="009a3df2" officeooo:paragraph-rsid="009a3df2" style:font-size-asian="8pt" style:font-size-complex="8pt"/>
    </style:style>
    <style:style style:name="P481" style:family="paragraph" style:parent-style-name="Standard">
      <style:paragraph-properties fo:text-align="justify" style:justify-single-word="false"/>
      <style:text-properties style:text-position="0% 100%" style:font-name="Courier New" fo:font-size="8pt" fo:language="en" fo:country="US" officeooo:rsid="0015ec56" officeooo:paragraph-rsid="009e22c5" style:font-size-asian="8pt" style:font-size-complex="8pt"/>
    </style:style>
    <style:style style:name="P482" style:family="paragraph" style:parent-style-name="Standard">
      <style:paragraph-properties fo:text-align="justify" style:justify-single-word="false"/>
      <style:text-properties style:text-position="0% 100%" style:font-name="Courier New" fo:font-size="8pt" fo:language="ru" fo:country="RU" officeooo:rsid="00140dbc" officeooo:paragraph-rsid="009e22c5" style:font-size-asian="8pt" style:font-size-complex="8pt"/>
    </style:style>
    <style:style style:name="P483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931e06" officeooo:paragraph-rsid="00931e06" style:font-size-asian="8pt" style:font-size-complex="8pt"/>
    </style:style>
    <style:style style:name="P484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960b49" officeooo:paragraph-rsid="00960b49" style:font-size-asian="8pt" style:font-size-complex="8pt"/>
    </style:style>
    <style:style style:name="P485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text-position="0% 100%" style:font-name="Tahoma" fo:font-size="8pt" fo:language="ru" fo:country="RU" officeooo:rsid="009870c2" officeooo:paragraph-rsid="009870c2" style:font-size-asian="8pt" style:font-size-complex="8pt"/>
    </style:style>
    <style:style style:name="P486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140dbc" officeooo:paragraph-rsid="009e22c5" style:font-size-asian="8pt" style:font-size-complex="8pt"/>
    </style:style>
    <style:style style:name="P487" style:family="paragraph" style:parent-style-name="Standard">
      <style:paragraph-properties fo:text-align="justify" style:justify-single-word="false"/>
      <style:text-properties style:text-position="0% 100%" style:font-name="Tahoma" fo:font-size="8pt" fo:language="ru" fo:country="RU" officeooo:rsid="0015ec56" officeooo:paragraph-rsid="009e22c5" style:font-size-asian="8pt" style:font-size-complex="8pt"/>
    </style:style>
    <style:style style:name="P488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style:font-name="Tahoma" fo:font-size="8pt" fo:language="ru" fo:country="RU" officeooo:rsid="009c0723" officeooo:paragraph-rsid="009c0723" style:font-size-asian="8pt" style:font-size-complex="8pt"/>
    </style:style>
    <style:style style:name="P489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1eb5f" officeooo:paragraph-rsid="009e22c5" style:font-size-asian="8pt" style:font-size-complex="8pt"/>
    </style:style>
    <style:style style:name="P490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35f93" officeooo:paragraph-rsid="009e22c5" style:font-size-asian="8pt" style:font-size-complex="8pt"/>
    </style:style>
    <style:style style:name="P491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03b67f" officeooo:paragraph-rsid="009e22c5" style:font-size-asian="8pt" style:font-size-complex="8pt"/>
    </style:style>
    <style:style style:name="P492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40dbc" officeooo:paragraph-rsid="009e22c5" style:font-size-asian="8pt" style:font-size-complex="8pt"/>
    </style:style>
    <style:style style:name="P493" style:family="paragraph" style:parent-style-name="Standard">
      <style:paragraph-properties fo:text-align="justify" style:justify-single-word="false"/>
      <style:text-properties style:font-name="Tahoma" fo:font-size="8pt" fo:language="ru" fo:country="RU" officeooo:rsid="0015ec56" officeooo:paragraph-rsid="009e22c5" style:font-size-asian="8pt" style:font-size-complex="8pt"/>
    </style:style>
    <style:style style:name="P494" style:family="paragraph" style:parent-style-name="Standard">
      <style:paragraph-properties fo:text-align="justify" style:justify-single-word="false">
        <style:tab-stops>
          <style:tab-stop style:position="2.505cm"/>
        </style:tab-stops>
      </style:paragraph-properties>
      <style:text-properties fo:color="#808080" style:text-position="0% 100%" style:font-name="Courier New" fo:font-size="14pt" fo:language="ru" fo:country="RU" fo:font-weight="bold" officeooo:rsid="000e365d" officeooo:paragraph-rsid="009e22c5" style:font-size-asian="14pt" style:font-weight-asian="bold" style:font-size-complex="14pt" style:font-weight-complex="bold"/>
    </style:style>
    <style:style style:name="P495" style:family="paragraph" style:parent-style-name="Standard">
      <style:paragraph-properties fo:text-align="justify" style:justify-single-word="false"/>
      <style:text-properties fo:color="#808080" style:text-position="0% 100%" style:font-name="Courier New" fo:font-size="14pt" fo:language="ru" fo:country="RU" fo:font-weight="bold" officeooo:rsid="00140dbc" officeooo:paragraph-rsid="009e22c5" style:font-size-asian="14pt" style:font-weight-asian="bold" style:font-size-complex="14pt" style:font-weight-complex="bold"/>
    </style:style>
    <style:style style:name="P496" style:family="paragraph" style:parent-style-name="Standard">
      <style:text-properties fo:color="#808080" style:font-name="Courier New" fo:font-size="14pt" fo:language="ru" fo:country="RU" fo:font-weight="bold" officeooo:rsid="0001eb5f" officeooo:paragraph-rsid="009e22c5" style:font-size-asian="14pt" style:font-weight-asian="bold" style:font-size-complex="14pt" style:font-weight-complex="bold"/>
    </style:style>
    <style:style style:name="P497" style:family="paragraph" style:parent-style-name="Standard">
      <style:paragraph-properties fo:text-align="justify" style:justify-single-word="false"/>
      <style:text-properties fo:color="#808080" style:font-name="Courier New" fo:font-size="14pt" fo:language="ru" fo:country="RU" fo:font-weight="bold" officeooo:rsid="00140dbc" officeooo:paragraph-rsid="009e22c5" style:font-size-asian="14pt" style:font-weight-asian="bold" style:font-size-complex="14pt" style:font-weight-complex="bold"/>
    </style:style>
    <style:style style:name="P498" style:family="paragraph" style:parent-style-name="Standard">
      <style:text-properties fo:color="#808080" style:font-name="Courier New" fo:font-size="20pt" fo:language="ru" fo:country="RU" fo:font-weight="bold" officeooo:rsid="009e22c5" officeooo:paragraph-rsid="009e22c5" style:font-size-asian="20pt" style:font-weight-asian="bold" style:font-size-complex="20pt" style:font-weight-complex="bold"/>
    </style:style>
    <style:style style:name="P499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01eb5f" officeooo:paragraph-rsid="009e22c5" style:font-size-asian="8pt" style:font-size-complex="8pt"/>
    </style:style>
    <style:style style:name="P500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035f93" officeooo:paragraph-rsid="009e22c5" style:font-size-asian="8pt" style:font-size-complex="8pt"/>
    </style:style>
    <style:style style:name="P501" style:family="paragraph" style:parent-style-name="Standard">
      <style:paragraph-properties fo:text-align="justify" style:justify-single-word="false"/>
      <style:text-properties style:font-name="Courier New" fo:font-size="8pt" fo:language="en" fo:country="US" officeooo:rsid="00140dbc" officeooo:paragraph-rsid="009e22c5" style:font-size-asian="8pt" style:font-size-complex="8pt"/>
    </style:style>
    <style:style style:name="P502" style:family="paragraph" style:parent-style-name="Standard">
      <style:paragraph-properties fo:text-align="justify" style:justify-single-word="false"/>
      <style:text-properties style:font-name="Courier New" fo:font-size="8pt" fo:language="ru" fo:country="RU" officeooo:rsid="00140dbc" officeooo:paragraph-rsid="009e22c5" style:font-size-asian="8pt" style:font-size-complex="8pt"/>
    </style:style>
    <style:style style:name="P503" style:family="paragraph" style:parent-style-name="Standard">
      <style:paragraph-properties fo:break-before="page"/>
      <style:text-properties fo:color="#808080" style:font-name="Courier New" fo:font-size="20pt" fo:language="ru" fo:country="RU" fo:font-weight="bold" officeooo:rsid="009e22c5" officeooo:paragraph-rsid="009e22c5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b73d"/>
    </style:style>
    <style:style style:name="T3" style:family="text">
      <style:text-properties fo:language="en" fo:country="US" officeooo:rsid="00087571"/>
    </style:style>
    <style:style style:name="T4" style:family="text">
      <style:text-properties fo:language="en" fo:country="US" officeooo:rsid="00092d14"/>
    </style:style>
    <style:style style:name="T5" style:family="text">
      <style:text-properties fo:language="en" fo:country="US" officeooo:rsid="000d9e08"/>
    </style:style>
    <style:style style:name="T6" style:family="text">
      <style:text-properties fo:language="en" fo:country="US" officeooo:rsid="00102206"/>
    </style:style>
    <style:style style:name="T7" style:family="text">
      <style:text-properties fo:language="en" fo:country="US" officeooo:rsid="00128111"/>
    </style:style>
    <style:style style:name="T8" style:family="text">
      <style:text-properties fo:language="en" fo:country="US" officeooo:rsid="001a20ca"/>
    </style:style>
    <style:style style:name="T9" style:family="text">
      <style:text-properties fo:language="en" fo:country="US" officeooo:rsid="0020df1e"/>
    </style:style>
    <style:style style:name="T10" style:family="text">
      <style:text-properties fo:language="en" fo:country="US" officeooo:rsid="00313034"/>
    </style:style>
    <style:style style:name="T11" style:family="text">
      <style:text-properties fo:language="en" fo:country="US" officeooo:rsid="00335862"/>
    </style:style>
    <style:style style:name="T12" style:family="text">
      <style:text-properties fo:language="en" fo:country="US" officeooo:rsid="00486805"/>
    </style:style>
    <style:style style:name="T13" style:family="text">
      <style:text-properties fo:language="en" fo:country="US" officeooo:rsid="00135d8b"/>
    </style:style>
    <style:style style:name="T14" style:family="text">
      <style:text-properties fo:language="en" fo:country="US" officeooo:rsid="004bcd4c"/>
    </style:style>
    <style:style style:name="T15" style:family="text">
      <style:text-properties fo:language="en" fo:country="US" officeooo:rsid="0073de86"/>
    </style:style>
    <style:style style:name="T16" style:family="text">
      <style:text-properties fo:language="en" fo:country="US" officeooo:rsid="0077ccc8"/>
    </style:style>
    <style:style style:name="T17" style:family="text">
      <style:text-properties fo:language="en" fo:country="US" officeooo:rsid="00794839"/>
    </style:style>
    <style:style style:name="T18" style:family="text">
      <style:text-properties fo:language="en" fo:country="US" officeooo:rsid="007bded4"/>
    </style:style>
    <style:style style:name="T19" style:family="text">
      <style:text-properties fo:language="en" fo:country="US" officeooo:rsid="0075eb25"/>
    </style:style>
    <style:style style:name="T20" style:family="text">
      <style:text-properties fo:language="en" fo:country="US" officeooo:rsid="00601fd6"/>
    </style:style>
    <style:style style:name="T21" style:family="text">
      <style:text-properties fo:language="en" fo:country="US" officeooo:rsid="006520fb"/>
    </style:style>
    <style:style style:name="T22" style:family="text">
      <style:text-properties fo:language="en" fo:country="US" officeooo:rsid="00690fc5"/>
    </style:style>
    <style:style style:name="T23" style:family="text">
      <style:text-properties fo:language="en" fo:country="US" officeooo:rsid="006917db"/>
    </style:style>
    <style:style style:name="T24" style:family="text">
      <style:text-properties fo:language="en" fo:country="US" officeooo:rsid="008ce5f0"/>
    </style:style>
    <style:style style:name="T25" style:family="text">
      <style:text-properties fo:language="en" fo:country="US" officeooo:rsid="0094efaf"/>
    </style:style>
    <style:style style:name="T26" style:family="text">
      <style:text-properties fo:language="en" fo:country="US" officeooo:rsid="00952b61"/>
    </style:style>
    <style:style style:name="T27" style:family="text">
      <style:text-properties fo:language="en" fo:country="US" officeooo:rsid="0003b67f"/>
    </style:style>
    <style:style style:name="T28" style:family="text">
      <style:text-properties fo:language="en" fo:country="US" officeooo:rsid="00035f93"/>
    </style:style>
    <style:style style:name="T29" style:family="text">
      <style:text-properties style:font-name="Courier New"/>
    </style:style>
    <style:style style:name="T30" style:family="text">
      <style:text-properties style:font-name="Courier New" fo:language="en" fo:country="US"/>
    </style:style>
    <style:style style:name="T31" style:family="text">
      <style:text-properties style:font-name="Courier New" fo:language="en" fo:country="US" officeooo:rsid="0004b73d"/>
    </style:style>
    <style:style style:name="T32" style:family="text">
      <style:text-properties style:font-name="Courier New" fo:language="en" fo:country="US" officeooo:rsid="00078bc9"/>
    </style:style>
    <style:style style:name="T33" style:family="text">
      <style:text-properties style:font-name="Courier New" fo:language="en" fo:country="US" officeooo:rsid="000d944a"/>
    </style:style>
    <style:style style:name="T34" style:family="text">
      <style:text-properties style:font-name="Courier New" fo:language="en" fo:country="US" officeooo:rsid="000e3803"/>
    </style:style>
    <style:style style:name="T35" style:family="text">
      <style:text-properties style:font-name="Courier New" fo:language="en" fo:country="US" officeooo:rsid="000ef9f0"/>
    </style:style>
    <style:style style:name="T36" style:family="text">
      <style:text-properties style:font-name="Courier New" fo:language="en" fo:country="US" officeooo:rsid="000dc406"/>
    </style:style>
    <style:style style:name="T37" style:family="text">
      <style:text-properties style:font-name="Courier New" fo:language="en" fo:country="US" officeooo:rsid="00135d8b"/>
    </style:style>
    <style:style style:name="T38" style:family="text">
      <style:text-properties style:font-name="Courier New" fo:language="en" fo:country="US" officeooo:rsid="001a20ca"/>
    </style:style>
    <style:style style:name="T39" style:family="text">
      <style:text-properties style:font-name="Courier New" fo:language="en" fo:country="US" officeooo:rsid="002a7984"/>
    </style:style>
    <style:style style:name="T40" style:family="text">
      <style:text-properties style:font-name="Courier New" fo:language="en" fo:country="US" officeooo:rsid="002f56e1"/>
    </style:style>
    <style:style style:name="T41" style:family="text">
      <style:text-properties style:font-name="Courier New" fo:language="en" fo:country="US" officeooo:rsid="00313034"/>
    </style:style>
    <style:style style:name="T42" style:family="text">
      <style:text-properties style:font-name="Courier New" fo:language="en" fo:country="US" officeooo:rsid="00326783"/>
    </style:style>
    <style:style style:name="T43" style:family="text">
      <style:text-properties style:font-name="Courier New" fo:language="en" fo:country="US" officeooo:rsid="00335862"/>
    </style:style>
    <style:style style:name="T44" style:family="text">
      <style:text-properties style:font-name="Courier New" fo:language="en" fo:country="US" officeooo:rsid="003b20b4"/>
    </style:style>
    <style:style style:name="T45" style:family="text">
      <style:text-properties style:font-name="Courier New" fo:language="en" fo:country="US" officeooo:rsid="003cae51"/>
    </style:style>
    <style:style style:name="T46" style:family="text">
      <style:text-properties style:font-name="Courier New" fo:language="en" fo:country="US" officeooo:rsid="003f8346"/>
    </style:style>
    <style:style style:name="T47" style:family="text">
      <style:text-properties style:font-name="Courier New" fo:language="en" fo:country="US" officeooo:rsid="00411f7d"/>
    </style:style>
    <style:style style:name="T48" style:family="text">
      <style:text-properties style:font-name="Courier New" fo:language="en" fo:country="US" officeooo:rsid="0042b65a"/>
    </style:style>
    <style:style style:name="T49" style:family="text">
      <style:text-properties style:font-name="Courier New" fo:language="en" fo:country="US" officeooo:rsid="0045a0c9"/>
    </style:style>
    <style:style style:name="T50" style:family="text">
      <style:text-properties style:font-name="Courier New" fo:language="en" fo:country="US" officeooo:rsid="00466642"/>
    </style:style>
    <style:style style:name="T51" style:family="text">
      <style:text-properties style:font-name="Courier New" fo:language="en" fo:country="US" officeooo:rsid="00486805"/>
    </style:style>
    <style:style style:name="T52" style:family="text">
      <style:text-properties style:font-name="Courier New" fo:language="en" fo:country="US" officeooo:rsid="004a4cab"/>
    </style:style>
    <style:style style:name="T53" style:family="text">
      <style:text-properties style:font-name="Courier New" fo:language="en" fo:country="US" officeooo:rsid="004bc151"/>
    </style:style>
    <style:style style:name="T54" style:family="text">
      <style:text-properties style:font-name="Courier New" fo:language="en" fo:country="US" officeooo:rsid="004bcd4c"/>
    </style:style>
    <style:style style:name="T55" style:family="text">
      <style:text-properties style:font-name="Courier New" fo:language="en" fo:country="US" officeooo:rsid="0055cb70"/>
    </style:style>
    <style:style style:name="T56" style:family="text">
      <style:text-properties style:font-name="Courier New" fo:language="en" fo:country="US" officeooo:rsid="0056c845"/>
    </style:style>
    <style:style style:name="T57" style:family="text">
      <style:text-properties style:font-name="Courier New" fo:language="en" fo:country="US" officeooo:rsid="005c3b69"/>
    </style:style>
    <style:style style:name="T58" style:family="text">
      <style:text-properties style:font-name="Courier New" fo:language="en" fo:country="US" officeooo:rsid="005e2cb6"/>
    </style:style>
    <style:style style:name="T59" style:family="text">
      <style:text-properties style:font-name="Courier New" fo:language="en" fo:country="US" officeooo:rsid="006ae5c0"/>
    </style:style>
    <style:style style:name="T60" style:family="text">
      <style:text-properties style:font-name="Courier New" fo:language="en" fo:country="US" officeooo:rsid="006d54c2"/>
    </style:style>
    <style:style style:name="T61" style:family="text">
      <style:text-properties style:font-name="Courier New" fo:language="en" fo:country="US" officeooo:rsid="0073de86"/>
    </style:style>
    <style:style style:name="T62" style:family="text">
      <style:text-properties style:font-name="Courier New" fo:language="en" fo:country="US" officeooo:rsid="0077ccc8"/>
    </style:style>
    <style:style style:name="T63" style:family="text">
      <style:text-properties style:font-name="Courier New" fo:language="en" fo:country="US" officeooo:rsid="00794839"/>
    </style:style>
    <style:style style:name="T64" style:family="text">
      <style:text-properties style:font-name="Courier New" fo:language="en" fo:country="US" officeooo:rsid="007bded4"/>
    </style:style>
    <style:style style:name="T65" style:family="text">
      <style:text-properties style:font-name="Courier New" fo:language="en" fo:country="US" officeooo:rsid="0075eb25"/>
    </style:style>
    <style:style style:name="T66" style:family="text">
      <style:text-properties style:font-name="Courier New" fo:language="en" fo:country="US" officeooo:rsid="005c6014"/>
    </style:style>
    <style:style style:name="T67" style:family="text">
      <style:text-properties style:font-name="Courier New" fo:language="en" fo:country="US" officeooo:rsid="00601fd6"/>
    </style:style>
    <style:style style:name="T68" style:family="text">
      <style:text-properties style:font-name="Courier New" fo:language="en" fo:country="US" officeooo:rsid="006520fb"/>
    </style:style>
    <style:style style:name="T69" style:family="text">
      <style:text-properties style:font-name="Courier New" fo:language="en" fo:country="US" officeooo:rsid="006708bf"/>
    </style:style>
    <style:style style:name="T70" style:family="text">
      <style:text-properties style:font-name="Courier New" fo:language="en" fo:country="US" officeooo:rsid="006917db"/>
    </style:style>
    <style:style style:name="T71" style:family="text">
      <style:text-properties style:font-name="Courier New" fo:language="en" fo:country="US" officeooo:rsid="00691fe4"/>
    </style:style>
    <style:style style:name="T72" style:family="text">
      <style:text-properties style:font-name="Courier New" fo:language="en" fo:country="US" officeooo:rsid="008ce5f0"/>
    </style:style>
    <style:style style:name="T73" style:family="text">
      <style:text-properties style:font-name="Courier New" fo:language="en" fo:country="US" officeooo:rsid="00931e06"/>
    </style:style>
    <style:style style:name="T74" style:family="text">
      <style:text-properties style:font-name="Courier New" fo:language="en" fo:country="US" officeooo:rsid="0094efaf"/>
    </style:style>
    <style:style style:name="T75" style:family="text">
      <style:text-properties style:font-name="Courier New" fo:language="en" fo:country="US" officeooo:rsid="00952b61"/>
    </style:style>
    <style:style style:name="T76" style:family="text">
      <style:text-properties style:font-name="Courier New" fo:language="en" fo:country="US" officeooo:rsid="009d9fe2"/>
    </style:style>
    <style:style style:name="T77" style:family="text">
      <style:text-properties style:font-name="Courier New" fo:language="en" fo:country="US" officeooo:rsid="0003b67f"/>
    </style:style>
    <style:style style:name="T78" style:family="text">
      <style:text-properties style:font-name="Courier New" officeooo:rsid="000e3803"/>
    </style:style>
    <style:style style:name="T79" style:family="text">
      <style:text-properties style:font-name="Courier New" officeooo:rsid="000ef9f0"/>
    </style:style>
    <style:style style:name="T80" style:family="text">
      <style:text-properties style:font-name="Courier New" officeooo:rsid="0004b73d"/>
    </style:style>
    <style:style style:name="T81" style:family="text">
      <style:text-properties style:font-name="Courier New" officeooo:rsid="001a20ca"/>
    </style:style>
    <style:style style:name="T82" style:family="text">
      <style:text-properties style:font-name="Courier New" officeooo:rsid="002a7984"/>
    </style:style>
    <style:style style:name="T83" style:family="text">
      <style:text-properties style:font-name="Courier New" officeooo:rsid="004bcd4c"/>
    </style:style>
    <style:style style:name="T84" style:family="text">
      <style:text-properties style:font-name="Courier New" officeooo:rsid="00486805"/>
    </style:style>
    <style:style style:name="T85" style:family="text">
      <style:text-properties style:font-name="Courier New" officeooo:rsid="0019f533"/>
    </style:style>
    <style:style style:name="T86" style:family="text">
      <style:text-properties style:font-name="Courier New" officeooo:rsid="0055cb70"/>
    </style:style>
    <style:style style:name="T87" style:family="text">
      <style:text-properties style:font-name="Courier New" officeooo:rsid="0056c845"/>
    </style:style>
    <style:style style:name="T88" style:family="text">
      <style:text-properties style:font-name="Courier New" fo:language="ru" fo:country="RU"/>
    </style:style>
    <style:style style:name="T89" style:family="text">
      <style:text-properties style:font-name="Courier New" officeooo:rsid="005e9626"/>
    </style:style>
    <style:style style:name="T90" style:family="text">
      <style:text-properties style:font-name="Courier New" officeooo:rsid="0060ec5f"/>
    </style:style>
    <style:style style:name="T91" style:family="text">
      <style:text-properties style:font-name="Courier New" officeooo:rsid="006318db"/>
    </style:style>
    <style:style style:name="T92" style:family="text">
      <style:text-properties style:font-name="Courier New" officeooo:rsid="0064c10e"/>
    </style:style>
    <style:style style:name="T93" style:family="text">
      <style:text-properties style:font-name="Courier New" officeooo:rsid="006ae5c0"/>
    </style:style>
    <style:style style:name="T94" style:family="text">
      <style:text-properties style:font-name="Courier New" officeooo:rsid="006d54c2"/>
    </style:style>
    <style:style style:name="T95" style:family="text">
      <style:text-properties style:font-name="Courier New" officeooo:rsid="0073de86"/>
    </style:style>
    <style:style style:name="T96" style:family="text">
      <style:text-properties style:font-name="Courier New" officeooo:rsid="0077ccc8"/>
    </style:style>
    <style:style style:name="T97" style:family="text">
      <style:text-properties style:font-name="Courier New" officeooo:rsid="00794839"/>
    </style:style>
    <style:style style:name="T98" style:family="text">
      <style:text-properties style:font-name="Courier New" officeooo:rsid="007bded4"/>
    </style:style>
    <style:style style:name="T99" style:family="text">
      <style:text-properties style:font-name="Courier New" officeooo:rsid="0075eb25"/>
    </style:style>
    <style:style style:name="T100" style:family="text">
      <style:text-properties style:font-name="Courier New" officeooo:rsid="005c6014"/>
    </style:style>
    <style:style style:name="T101" style:family="text">
      <style:text-properties style:font-name="Courier New" officeooo:rsid="00601fd6"/>
    </style:style>
    <style:style style:name="T102" style:family="text">
      <style:text-properties style:font-name="Courier New" officeooo:rsid="0064fe49"/>
    </style:style>
    <style:style style:name="T103" style:family="text">
      <style:text-properties style:font-name="Courier New" officeooo:rsid="006520fb"/>
    </style:style>
    <style:style style:name="T104" style:family="text">
      <style:text-properties style:font-name="Courier New" officeooo:rsid="006917db"/>
    </style:style>
    <style:style style:name="T105" style:family="text">
      <style:text-properties style:font-name="Courier New" officeooo:rsid="00952b61"/>
    </style:style>
    <style:style style:name="T106" style:family="text">
      <style:text-properties style:font-name="Courier New" officeooo:rsid="0003b67f"/>
    </style:style>
    <style:style style:name="T107" style:family="text">
      <style:text-properties fo:language="ru" fo:country="RU"/>
    </style:style>
    <style:style style:name="T108" style:family="text">
      <style:text-properties fo:language="ru" fo:country="RU" officeooo:rsid="001594b7"/>
    </style:style>
    <style:style style:name="T109" style:family="text">
      <style:text-properties fo:language="ru" fo:country="RU" officeooo:rsid="005e9626"/>
    </style:style>
    <style:style style:name="T110" style:family="text">
      <style:text-properties fo:language="ru" fo:country="RU" officeooo:rsid="005f22fb"/>
    </style:style>
    <style:style style:name="T111" style:family="text">
      <style:text-properties fo:language="ru" fo:country="RU" officeooo:rsid="0060ec5f"/>
    </style:style>
    <style:style style:name="T112" style:family="text">
      <style:text-properties fo:language="ru" fo:country="RU" officeooo:rsid="00628477"/>
    </style:style>
    <style:style style:name="T113" style:family="text">
      <style:text-properties fo:language="ru" fo:country="RU" officeooo:rsid="006318db"/>
    </style:style>
    <style:style style:name="T114" style:family="text">
      <style:text-properties fo:language="ru" fo:country="RU" officeooo:rsid="0064c10e"/>
    </style:style>
    <style:style style:name="T115" style:family="text">
      <style:text-properties fo:language="ru" fo:country="RU" officeooo:rsid="006708bf"/>
    </style:style>
    <style:style style:name="T116" style:family="text">
      <style:text-properties officeooo:rsid="0004b73d"/>
    </style:style>
    <style:style style:name="T117" style:family="text">
      <style:text-properties style:font-name="Tahoma"/>
    </style:style>
    <style:style style:name="T118" style:family="text">
      <style:text-properties style:font-name="Tahoma" fo:language="ru" fo:country="RU"/>
    </style:style>
    <style:style style:name="T119" style:family="text">
      <style:text-properties style:font-name="Tahoma" fo:language="ru" fo:country="RU" officeooo:rsid="0064c10e"/>
    </style:style>
    <style:style style:name="T120" style:family="text">
      <style:text-properties style:font-name="Tahoma" fo:language="en" fo:country="US"/>
    </style:style>
    <style:style style:name="T121" style:family="text">
      <style:text-properties style:font-name="Tahoma" fo:language="en" fo:country="US" officeooo:rsid="000ef9f0"/>
    </style:style>
    <style:style style:name="T122" style:family="text">
      <style:text-properties style:font-name="Tahoma" fo:language="en" fo:country="US" officeooo:rsid="00102206"/>
    </style:style>
    <style:style style:name="T123" style:family="text">
      <style:text-properties style:font-name="Tahoma" fo:language="en" fo:country="US" officeooo:rsid="00128111"/>
    </style:style>
    <style:style style:name="T124" style:family="text">
      <style:text-properties style:font-name="Tahoma" fo:language="en" fo:country="US" officeooo:rsid="001a20ca"/>
    </style:style>
    <style:style style:name="T125" style:family="text">
      <style:text-properties style:font-name="Tahoma" fo:language="en" fo:country="US" officeooo:rsid="002a7984"/>
    </style:style>
    <style:style style:name="T126" style:family="text">
      <style:text-properties style:font-name="Tahoma" fo:language="en" fo:country="US" officeooo:rsid="0027be21"/>
    </style:style>
    <style:style style:name="T127" style:family="text">
      <style:text-properties style:font-name="Tahoma" fo:language="en" fo:country="US" officeooo:rsid="00335862"/>
    </style:style>
    <style:style style:name="T128" style:family="text">
      <style:text-properties style:font-name="Tahoma" fo:language="en" fo:country="US" officeooo:rsid="00486805"/>
    </style:style>
    <style:style style:name="T129" style:family="text">
      <style:text-properties style:font-name="Tahoma" fo:language="en" fo:country="US" officeooo:rsid="00135d8b"/>
    </style:style>
    <style:style style:name="T130" style:family="text">
      <style:text-properties style:font-name="Tahoma" fo:language="en" fo:country="US" officeooo:rsid="0055cb70"/>
    </style:style>
    <style:style style:name="T131" style:family="text">
      <style:text-properties style:font-name="Tahoma" fo:language="en" fo:country="US" officeooo:rsid="0056c845"/>
    </style:style>
    <style:style style:name="T132" style:family="text">
      <style:text-properties style:font-name="Tahoma" fo:language="en" fo:country="US" officeooo:rsid="006d54c2"/>
    </style:style>
    <style:style style:name="T133" style:family="text">
      <style:text-properties style:font-name="Tahoma" officeooo:rsid="00087571"/>
    </style:style>
    <style:style style:name="T134" style:family="text">
      <style:text-properties style:font-name="Tahoma" officeooo:rsid="00092d14"/>
    </style:style>
    <style:style style:name="T135" style:family="text">
      <style:text-properties style:font-name="Tahoma" officeooo:rsid="000d944a"/>
    </style:style>
    <style:style style:name="T136" style:family="text">
      <style:text-properties style:font-name="Tahoma" officeooo:rsid="000d9e08"/>
    </style:style>
    <style:style style:name="T137" style:family="text">
      <style:text-properties style:font-name="Tahoma" officeooo:rsid="000e3803"/>
    </style:style>
    <style:style style:name="T138" style:family="text">
      <style:text-properties style:font-name="Tahoma" officeooo:rsid="000ef9f0"/>
    </style:style>
    <style:style style:name="T139" style:family="text">
      <style:text-properties style:font-name="Tahoma" officeooo:rsid="00102206"/>
    </style:style>
    <style:style style:name="T140" style:family="text">
      <style:text-properties style:font-name="Tahoma" officeooo:rsid="00128111"/>
    </style:style>
    <style:style style:name="T141" style:family="text">
      <style:text-properties style:font-name="Tahoma" officeooo:rsid="00135d8b"/>
    </style:style>
    <style:style style:name="T142" style:family="text">
      <style:text-properties style:font-name="Tahoma" officeooo:rsid="0004b73d"/>
    </style:style>
    <style:style style:name="T143" style:family="text">
      <style:text-properties style:font-name="Tahoma" officeooo:rsid="0019f533"/>
    </style:style>
    <style:style style:name="T144" style:family="text">
      <style:text-properties style:font-name="Tahoma" officeooo:rsid="001a151b"/>
    </style:style>
    <style:style style:name="T145" style:family="text">
      <style:text-properties style:font-name="Tahoma" officeooo:rsid="001a20ca"/>
    </style:style>
    <style:style style:name="T146" style:family="text">
      <style:text-properties style:font-name="Tahoma" officeooo:rsid="002003d8"/>
    </style:style>
    <style:style style:name="T147" style:family="text">
      <style:text-properties style:font-name="Tahoma" officeooo:rsid="0027be21"/>
    </style:style>
    <style:style style:name="T148" style:family="text">
      <style:text-properties style:font-name="Tahoma" officeooo:rsid="002a7984"/>
    </style:style>
    <style:style style:name="T149" style:family="text">
      <style:text-properties style:font-name="Tahoma" officeooo:rsid="002f56e1"/>
    </style:style>
    <style:style style:name="T150" style:family="text">
      <style:text-properties style:font-name="Tahoma" officeooo:rsid="00305cfc"/>
    </style:style>
    <style:style style:name="T151" style:family="text">
      <style:text-properties style:font-name="Tahoma" officeooo:rsid="00313034"/>
    </style:style>
    <style:style style:name="T152" style:family="text">
      <style:text-properties style:font-name="Tahoma" officeooo:rsid="002dcb59"/>
    </style:style>
    <style:style style:name="T153" style:family="text">
      <style:text-properties style:font-name="Tahoma" officeooo:rsid="00486805"/>
    </style:style>
    <style:style style:name="T154" style:family="text">
      <style:text-properties style:font-name="Tahoma" officeooo:rsid="004a4cab"/>
    </style:style>
    <style:style style:name="T155" style:family="text">
      <style:text-properties style:font-name="Tahoma" officeooo:rsid="004bc151"/>
    </style:style>
    <style:style style:name="T156" style:family="text">
      <style:text-properties style:font-name="Tahoma" officeooo:rsid="004bcd4c"/>
    </style:style>
    <style:style style:name="T157" style:family="text">
      <style:text-properties style:font-name="Tahoma" officeooo:rsid="0055cb70"/>
    </style:style>
    <style:style style:name="T158" style:family="text">
      <style:text-properties style:font-name="Tahoma" officeooo:rsid="0056c845"/>
    </style:style>
    <style:style style:name="T159" style:family="text">
      <style:text-properties style:font-name="Tahoma" officeooo:rsid="005701d8"/>
    </style:style>
    <style:style style:name="T160" style:family="text">
      <style:text-properties style:font-name="Tahoma" officeooo:rsid="00591aba"/>
    </style:style>
    <style:style style:name="T161" style:family="text">
      <style:text-properties style:font-name="Tahoma" officeooo:rsid="005e2cb6"/>
    </style:style>
    <style:style style:name="T162" style:family="text">
      <style:text-properties style:font-name="Tahoma" officeooo:rsid="0064c10e"/>
    </style:style>
    <style:style style:name="T163" style:family="text">
      <style:text-properties style:font-name="Tahoma" officeooo:rsid="00705951"/>
    </style:style>
    <style:style style:name="T164" style:family="text">
      <style:text-properties style:font-name="Tahoma" officeooo:rsid="006d54c2"/>
    </style:style>
    <style:style style:name="T165" style:family="text">
      <style:text-properties officeooo:rsid="00078bc9"/>
    </style:style>
    <style:style style:name="T166" style:family="text">
      <style:text-properties officeooo:rsid="00092d14"/>
    </style:style>
    <style:style style:name="T167" style:family="text">
      <style:text-properties officeooo:rsid="000c7d31"/>
    </style:style>
    <style:style style:name="T168" style:family="text">
      <style:text-properties fo:color="#808080" fo:font-weight="bold" style:font-weight-asian="bold" style:font-weight-complex="bold"/>
    </style:style>
    <style:style style:name="T169" style:family="text">
      <style:text-properties fo:color="#808080" fo:font-weight="bold" officeooo:rsid="00128111" style:font-weight-asian="bold" style:font-weight-complex="bold"/>
    </style:style>
    <style:style style:name="T170" style:family="text">
      <style:text-properties fo:color="#808080" fo:font-weight="bold" officeooo:rsid="00087571" style:font-weight-asian="bold" style:font-weight-complex="bold"/>
    </style:style>
    <style:style style:name="T171" style:family="text">
      <style:text-properties fo:color="#808080" fo:language="en" fo:country="US" fo:font-weight="bold" style:font-weight-asian="bold" style:font-weight-complex="bold"/>
    </style:style>
    <style:style style:name="T172" style:family="text">
      <style:text-properties officeooo:rsid="001a20ca"/>
    </style:style>
    <style:style style:name="T173" style:family="text">
      <style:text-properties officeooo:rsid="002003d8"/>
    </style:style>
    <style:style style:name="T174" style:family="text">
      <style:text-properties officeooo:rsid="0020df1e"/>
    </style:style>
    <style:style style:name="T175" style:family="text">
      <style:text-properties officeooo:rsid="00229477"/>
    </style:style>
    <style:style style:name="T176" style:family="text">
      <style:text-properties officeooo:rsid="00087571"/>
    </style:style>
    <style:style style:name="T177" style:family="text">
      <style:text-properties officeooo:rsid="0031ed2f"/>
    </style:style>
    <style:style style:name="T178" style:family="text">
      <style:text-properties officeooo:rsid="003cae51"/>
    </style:style>
    <style:style style:name="T179" style:family="text">
      <style:text-properties officeooo:rsid="00411f7d"/>
    </style:style>
    <style:style style:name="T180" style:family="text">
      <style:text-properties officeooo:rsid="0042b65a"/>
    </style:style>
    <style:style style:name="T181" style:family="text">
      <style:text-properties officeooo:rsid="0045a0c9"/>
    </style:style>
    <style:style style:name="T182" style:family="text">
      <style:text-properties officeooo:rsid="00486805"/>
    </style:style>
    <style:style style:name="T183" style:family="text">
      <style:text-properties officeooo:rsid="00102206"/>
    </style:style>
    <style:style style:name="T184" style:family="text">
      <style:text-properties officeooo:rsid="00128111"/>
    </style:style>
    <style:style style:name="T185" style:family="text">
      <style:text-properties officeooo:rsid="004bc151"/>
    </style:style>
    <style:style style:name="T186" style:family="text">
      <style:text-properties officeooo:rsid="004bcd4c"/>
    </style:style>
    <style:style style:name="T187" style:family="text">
      <style:text-properties officeooo:rsid="0055cb70"/>
    </style:style>
    <style:style style:name="T188" style:family="text">
      <style:text-properties officeooo:rsid="00591aba"/>
    </style:style>
    <style:style style:name="T189" style:family="text">
      <style:text-properties officeooo:rsid="005b9b45"/>
    </style:style>
    <style:style style:name="T190" style:family="text">
      <style:text-properties officeooo:rsid="005e9626"/>
    </style:style>
    <style:style style:name="T191" style:family="text">
      <style:text-properties officeooo:rsid="005f22fb"/>
    </style:style>
    <style:style style:name="T192" style:family="text">
      <style:text-properties officeooo:rsid="0060ec5f"/>
    </style:style>
    <style:style style:name="T193" style:family="text">
      <style:text-properties officeooo:rsid="00628477"/>
    </style:style>
    <style:style style:name="T194" style:family="text">
      <style:text-properties officeooo:rsid="006318db"/>
    </style:style>
    <style:style style:name="T195" style:family="text">
      <style:text-properties officeooo:rsid="0064c10e"/>
    </style:style>
    <style:style style:name="T196" style:family="text">
      <style:text-properties officeooo:rsid="006ae5c0"/>
    </style:style>
    <style:style style:name="T197" style:family="text">
      <style:text-properties officeooo:rsid="006d54c2"/>
    </style:style>
    <style:style style:name="T198" style:family="text">
      <style:text-properties officeooo:rsid="006e7763"/>
    </style:style>
    <style:style style:name="T199" style:family="text">
      <style:text-properties officeooo:rsid="00705951"/>
    </style:style>
    <style:style style:name="T200" style:family="text">
      <style:text-properties officeooo:rsid="00715a24"/>
    </style:style>
    <style:style style:name="T201" style:family="text">
      <style:text-properties officeooo:rsid="0073de86"/>
    </style:style>
    <style:style style:name="T202" style:family="text">
      <style:text-properties officeooo:rsid="0077a93d"/>
    </style:style>
    <style:style style:name="T203" style:family="text">
      <style:text-properties officeooo:rsid="0077ccc8"/>
    </style:style>
    <style:style style:name="T204" style:family="text">
      <style:text-properties officeooo:rsid="00794839"/>
    </style:style>
    <style:style style:name="T205" style:family="text">
      <style:text-properties officeooo:rsid="0079b76a"/>
    </style:style>
    <style:style style:name="T206" style:family="text">
      <style:text-properties officeooo:rsid="0079cfe0"/>
    </style:style>
    <style:style style:name="T207" style:family="text">
      <style:text-properties officeooo:rsid="007bded4"/>
    </style:style>
    <style:style style:name="T208" style:family="text">
      <style:text-properties officeooo:rsid="007e1942"/>
    </style:style>
    <style:style style:name="T209" style:family="text">
      <style:text-properties officeooo:rsid="0082f1a8"/>
    </style:style>
    <style:style style:name="T210" style:family="text">
      <style:text-properties officeooo:rsid="0075eb25"/>
    </style:style>
    <style:style style:name="T211" style:family="text">
      <style:text-properties officeooo:rsid="005c6014"/>
    </style:style>
    <style:style style:name="T212" style:family="text">
      <style:text-properties officeooo:rsid="005d72e0"/>
    </style:style>
    <style:style style:name="T213" style:family="text">
      <style:text-properties officeooo:rsid="005f9613"/>
    </style:style>
    <style:style style:name="T214" style:family="text">
      <style:text-properties officeooo:rsid="005ec56e"/>
    </style:style>
    <style:style style:name="T215" style:family="text">
      <style:text-properties officeooo:rsid="006016c1"/>
    </style:style>
    <style:style style:name="T216" style:family="text">
      <style:text-properties officeooo:rsid="00601fd6"/>
    </style:style>
    <style:style style:name="T217" style:family="text">
      <style:text-properties officeooo:rsid="0061f62c"/>
    </style:style>
    <style:style style:name="T218" style:family="text">
      <style:text-properties officeooo:rsid="0064fe49"/>
    </style:style>
    <style:style style:name="T219" style:family="text">
      <style:text-properties officeooo:rsid="006520fb"/>
    </style:style>
    <style:style style:name="T220" style:family="text">
      <style:text-properties officeooo:rsid="0066820f"/>
    </style:style>
    <style:style style:name="T221" style:family="text">
      <style:text-properties officeooo:rsid="006708bf"/>
    </style:style>
    <style:style style:name="T222" style:family="text">
      <style:text-properties officeooo:rsid="006917db"/>
    </style:style>
    <style:style style:name="T223" style:family="text">
      <style:text-properties officeooo:rsid="006d742c"/>
    </style:style>
    <style:style style:name="T224" style:family="text">
      <style:text-properties officeooo:rsid="0073fe13"/>
    </style:style>
    <style:style style:name="T225" style:family="text">
      <style:text-properties officeooo:rsid="0089ab16"/>
    </style:style>
    <style:style style:name="T226" style:family="text">
      <style:text-properties officeooo:rsid="009192a8"/>
    </style:style>
    <style:style style:name="T227" style:family="text">
      <style:text-properties officeooo:rsid="00931e06"/>
    </style:style>
    <style:style style:name="T228" style:family="text">
      <style:text-properties style:text-position="0% 100%"/>
    </style:style>
    <style:style style:name="T229" style:family="text">
      <style:text-properties style:text-position="0% 100%" officeooo:rsid="0096648c"/>
    </style:style>
    <style:style style:name="T230" style:family="text">
      <style:text-properties style:text-position="0% 100%" officeooo:rsid="009870c2"/>
    </style:style>
    <style:style style:name="T231" style:family="text">
      <style:text-properties style:text-position="0% 100%" fo:language="en" fo:country="US"/>
    </style:style>
    <style:style style:name="T232" style:family="text">
      <style:text-properties style:text-position="0% 100%" style:font-name="Courier New"/>
    </style:style>
    <style:style style:name="T233" style:family="text">
      <style:text-properties style:text-position="0% 100%" style:font-name="Courier New" fo:language="en" fo:country="US"/>
    </style:style>
    <style:style style:name="T234" style:family="text">
      <style:text-properties style:text-position="0% 100%" officeooo:rsid="009c3e41"/>
    </style:style>
    <style:style style:name="T235" style:family="text">
      <style:text-properties style:text-position="0% 100%" officeooo:rsid="0015ec56"/>
    </style:style>
    <style:style style:name="T236" style:family="text">
      <style:text-properties style:text-position="0% 100%" fo:language="ru" fo:country="RU"/>
    </style:style>
    <style:style style:name="T237" style:family="text">
      <style:text-properties officeooo:rsid="00952b61"/>
    </style:style>
    <style:style style:name="T238" style:family="text">
      <style:text-properties officeooo:rsid="00035f93"/>
    </style:style>
    <style:style style:name="T239" style:family="text">
      <style:text-properties officeooo:rsid="0003b67f"/>
    </style:style>
    <style:style style:name="T240" style:family="text">
      <style:text-properties style:text-position="super 58%" fo:language="ru" fo:country="RU"/>
    </style:style>
    <style:style style:name="T241" style:family="text">
      <style:text-properties style:text-position="super 58%" fo:language="ru" fo:country="RU" officeooo:rsid="0015ec56"/>
    </style:style>
    <style:style style:name="T242" style:family="text">
      <style:text-properties officeooo:rsid="009e22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5">Часть 1 (java.lang)</text:p>
      <text:p text:style-name="P368"/>
      <text:p text:style-name="P368"><text:span text:style-name="T108">О пакете </text:span>java.lang</text:p>
      <text:p text:style-name="P368"/>
      <text:p text:style-name="P20">Это библиотека поддержки средств языка.</text:p>
      <text:p text:style-name="P20">Пакет<text:span text:style-name="T29"> </text:span><text:span text:style-name="T30">java.lang </text:span>импортируется автоматически.</text:p>
      <text:p text:style-name="P2"/>
      <text:p text:style-name="P360">Класс <text:span text:style-name="T1">Object</text:span></text:p>
      <text:p text:style-name="P373"/>
      <text:p text:style-name="P23">Этот класс является суперклассом для всех классов.</text:p>
      <text:p text:style-name="P3"/>
      <text:p text:style-name="P340">Конструктор класса <text:span text:style-name="T5">Object</text:span></text:p>
      <text:p text:style-name="P162"/>
      <text:p text:style-name="P183">Object()</text:p>
      <text:p text:style-name="P5"/>
      <text:p text:style-name="P21">конструктор класса; параметр<text:span text:style-name="T167">ов не принимает</text:span>; создает объект своего класса; возвращает <text:span text:style-name="T182">ничтоже</text:span><text:span text:style-name="T1">;</text:span></text:p>
      <text:p text:style-name="P159"/>
      <text:p text:style-name="P339">Методы класса <text:span text:style-name="T1">Object</text:span></text:p>
      <text:p text:style-name="P181"/>
      <text:p text:style-name="P181">clone()</text:p>
      <text:p text:style-name="P181"/>
      <text:p text:style-name="P22">этот метод предназначен для клонирования объекта<text:span text:style-name="T165"> (чтобы объекту был доступен этот метод, он должен реализовать интерфейс </text:span><text:span text:style-name="T32">Cloneable</text:span><text:span text:style-name="T133">)</text:span>; параметров не принимает; создает клон объекта; возвращает объект класса<text:span text:style-name="T29"> </text:span><text:span text:style-name="T30">Object</text:span><text:span text:style-name="T1">;</text:span></text:p>
      <text:p text:style-name="P181"/>
      <text:p text:style-name="P181">equals()</text:p>
      <text:p text:style-name="P181"/>
      <text:p text:style-name="P23">этот метод предназначен для проверки на равенство своего объекта и указанного в параметрах<text:span text:style-name="T117">; </text:span><text:span text:style-name="T142">принимает параметр</text:span><text:span text:style-name="T80"> </text:span><text:span text:style-name="T78">(</text:span><text:span text:style-name="T31">Object</text:span><text:span text:style-name="T78">)</text:span><text:span text:style-name="T2">; </text:span><text:span text:style-name="T116">сравнивает свой объект с указанным в параметрах (с точки зрения этого метода объекты равны, если у них одинаковое содержимое, и одинаковый хэш — такое возможно, если это один и тот же объект); </text:span>возвращает значение типа <text:span text:style-name="T30">boolean </text:span>(<text:span text:style-name="T29">true </text:span>если да,<text:span text:style-name="T29"> false </text:span>если нет);</text:p>
      <text:p text:style-name="P178"/>
      <text:p text:style-name="P456">finalize()</text:p>
      <text:p text:style-name="P178"/>
      <text:p text:style-name="P24">этот метод используется в системных нуждах; параметров не принимает; вызывается неявно при удалении своего объекта; возвращает ничтоже;</text:p>
      <text:p text:style-name="P178"/>
      <text:p text:style-name="P178">getClass()</text:p>
      <text:p text:style-name="P178"/>
      <text:p text:style-name="P282"><text:span text:style-name="T118">этот метод предназначен для запроса класса своего объекта; параметров не принимает; исполняет запрос класса своего объекта; возвращает объект класса</text:span><text:span text:style-name="T107"> </text:span>Class<text:span text:style-name="T117">; </text:span><text:span text:style-name="T118">этот метод объявлен как </text:span>final<text:span text:style-name="T117">;</text:span></text:p>
      <text:p text:style-name="P179"/>
      <text:p text:style-name="P179">hashCode()</text:p>
      <text:p text:style-name="P179"/>
      <text:p text:style-name="P283"><text:span text:style-name="T117">этот метод служит для возрата хэш- кода своего объекта; параметров не принимает; возвращает хэш- код своего объекта; возвращает значение типа</text:span> <text:span text:style-name="T1">int</text:span><text:span text:style-name="T120">;</text:span></text:p>
      <text:p text:style-name="P180"/>
      <text:p text:style-name="P180">toString()</text:p>
      <text:p text:style-name="P180"/>
      <text:p text:style-name="P285"><text:span text:style-name="T120">этот метод служит для возврата строкового представления своего объекта; параметров не принимает; возвращает строковое представление своего объекта; возвращает объект класса</text:span><text:span text:style-name="T30"> String</text:span><text:span text:style-name="T120">;</text:span></text:p>
      <text:p text:style-name="P179"/>
      <text:p text:style-name="P179">notify()</text:p>
      <text:p text:style-name="P179"/>
      <text:p text:style-name="P283"><text:span text:style-name="T117">этот метод служит для работы с многопоточностью; параметров не принимает; прерывает исполнение потока, ожидающего на своем объекте этого метода; возвращает ничтоже; этот метод объявлен как</text:span> <text:span text:style-name="T1">final</text:span><text:span text:style-name="T120">;</text:span></text:p>
      <text:p text:style-name="P179"/>
      <text:p text:style-name="P179">notifyAll()</text:p>
      <text:p text:style-name="P179"/>
      <text:p text:style-name="P283"><text:span text:style-name="T117">этот метод служит для работы с многопоточностью; параметров не принимает; прерывает исполнение всех потоков, ожидающих на своем объекте этого метода; возвращает ничтоже; этот метод объявлен как</text:span> <text:span text:style-name="T1">final</text:span><text:span text:style-name="T120">;</text:span></text:p>
      <text:p text:style-name="P182"/>
      <text:p text:style-name="P182">wait()</text:p>
      <text:p text:style-name="P182"/>
      <text:p text:style-name="P286"><text:span text:style-name="T117">этот метод служит для работы с многопоточностью; параметров либо не принимает, либо принимает</text:span> (<text:span text:style-name="T1">long</text:span>) <text:span text:style-name="T117">— количество миллисекунд, либо принимает</text:span> (<text:span text:style-name="T1">long, int</text:span>) <text:span text:style-name="T117">— количество миллисекунд и наносекунд; </text:span><text:span text:style-name="T138">приводит к ожиданию</text:span><text:span text:style-name="T117"> завершения другого потока до указанного в параметрах времени (если указано); возвращает ничтоже; этот метод объявлен как</text:span> <text:span text:style-name="T1">final</text:span><text:span text:style-name="T120">;</text:span></text:p>
      <text:p text:style-name="P359"><text:soft-page-break/><text:span text:style-name="T166">Класс </text:span><text:span text:style-name="T3">Class</text:span></text:p>
      <text:p text:style-name="P4"/>
      <text:p text:style-name="P324"><text:span text:style-name="T117">Этот </text:span><text:span text:style-name="T133">класс содержит описание класса </text:span><text:span text:style-name="T128">(</text:span><text:span text:style-name="T153">состояние класса времени выполнения класса/ интерфейса</text:span><text:span text:style-name="T128">)</text:span><text:span text:style-name="T133">. Его экземпляры создаются загрузчиком, объявить же экземпляры этого класса нельзя </text:span><text:span text:style-name="T134">(хотя их можно получить вызовом метода</text:span><text:span text:style-name="T166"> </text:span><text:span text:style-name="T12">Object.</text:span><text:span text:style-name="T4">getClass()</text:span><text:span text:style-name="T134">)</text:span><text:span text:style-name="T133">.</text:span></text:p>
      <text:p text:style-name="P325"><text:span text:style-name="T133">П</text:span><text:span text:style-name="T117">одробности — в других источниках.</text:span></text:p>
      <text:p text:style-name="P361"/>
      <text:p text:style-name="P361"><text:span text:style-name="T176">К</text:span>ласс <text:span text:style-name="T1">Void</text:span></text:p>
      <text:p text:style-name="P370"/>
      <text:p text:style-name="P303"><text:span text:style-name="T117">Это класс, имеющий служебное назначение. Он содержит единственный член </text:span><text:span text:style-name="T30">TYPE </text:span><text:span text:style-name="T120">– </text:span><text:span text:style-name="T117">используется как ссылка на объект класса</text:span><text:span text:style-name="T29"> </text:span><text:span text:style-name="T30">Class </text:span><text:span text:style-name="T117">для класса</text:span><text:span text:style-name="T29"> </text:span><text:span text:style-name="T30">Void</text:span><text:span text:style-name="T120">. </text:span><text:span text:style-name="T117">Объекты этого класса не могут быть созданы программистом.</text:span></text:p>
      <text:p text:style-name="P383"/>
      <text:p text:style-name="P281"><text:span text:style-name="T170">К</text:span><text:span text:style-name="T168">ласс </text:span><text:span text:style-name="T171">Boolean</text:span></text:p>
      <text:p text:style-name="P6"/>
      <text:p text:style-name="P288"><text:span text:style-name="T117">Это класс- обертка для элементарного типа данных</text:span><text:span text:style-name="T29"> </text:span><text:span text:style-name="T30">boolean</text:span><text:span text:style-name="T120">.</text:span></text:p>
      <text:p text:style-name="P6"/>
      <text:p text:style-name="P341">Конструктор класса <text:span text:style-name="T5">Boolean</text:span></text:p>
      <text:p text:style-name="P160"/>
      <text:p text:style-name="P184">Boolean()</text:p>
      <text:p text:style-name="P184"/>
      <text:p text:style-name="P288"><text:span text:style-name="T117">конструктор класса; п</text:span><text:span text:style-name="T136">ринимает параметры — </text:span><text:span text:style-name="T117">либо принимает</text:span><text:span text:style-name="T29"> </text:span><text:span text:style-name="T33">boolean</text:span><text:span text:style-name="T29"> </text:span><text:span text:style-name="T117">— </text:span><text:span text:style-name="T135">значение инициализации</text:span><text:span text:style-name="T117">, либо принимает </text:span><text:span text:style-name="T33">String</text:span><text:span text:style-name="T29"> </text:span><text:span text:style-name="T117">— </text:span><text:span text:style-name="T135">строковое представление значения инициализации, не зависит от регистра</text:span><text:span text:style-name="T117">; создает объект своего класса; возвращает </text:span><text:span text:style-name="T153">ничтоже</text:span><text:span text:style-name="T120">;</text:span></text:p>
      <text:p text:style-name="P6"/>
      <text:p text:style-name="P342">Методы класса <text:span text:style-name="T1">Boolean</text:span></text:p>
      <text:p text:style-name="P189"/>
      <text:p text:style-name="P189">valueOf()</text:p>
      <text:p text:style-name="P14"/>
      <text:p text:style-name="P295"><text:span text:style-name="T117">этот метод служит для возврата значения; принимает параметр — либо</text:span> (<text:span text:style-name="T1">boolean</text:span>)<text:span text:style-name="T117"> — логическое значение, либо</text:span> <text:span text:style-name="T1">(String)</text:span><text:span text:style-name="T120"> - </text:span><text:span text:style-name="T117">строковое представление логического значения, не зависит от регистра</text:span><text:span text:style-name="T120">; </text:span><text:span text:style-name="T117">возвращает значение своего операнда; возвращает значение типа</text:span> <text:span text:style-name="T1">boolean</text:span><text:span text:style-name="T120">;</text:span></text:p>
      <text:p text:style-name="P295"><text:span text:style-name="T123">этот метод </text:span><text:span text:style-name="T153">статический</text:span><text:span text:style-name="T123">;</text:span></text:p>
      <text:p text:style-name="P241"/>
      <text:p text:style-name="P457">equals()</text:p>
      <text:p text:style-name="P15"/>
      <text:p text:style-name="P326"><text:span text:style-name="T117">этот метод служит для проверки на равенство своего объекта, и </text:span><text:span text:style-name="T139">занного в параметрах; принимает параметр</text:span><text:span text:style-name="T183"> — </text:span><text:span text:style-name="T12">Boolean </text:span><text:span text:style-name="T128">(</text:span><text:span text:style-name="T153">указанное значение</text:span><text:span text:style-name="T128">)</text:span><text:span text:style-name="T139">; </text:span><text:span text:style-name="T153">проверяет на равенство свой объект и указанное значение</text:span><text:span text:style-name="T139">; возвращает значение типа</text:span><text:span text:style-name="T183"> </text:span><text:span text:style-name="T6">boolean</text:span><text:span text:style-name="T153"> (</text:span><text:span text:style-name="T51">true </text:span><text:span text:style-name="T128">– </text:span><text:span text:style-name="T153">равны,</text:span><text:span text:style-name="T84"> </text:span><text:span text:style-name="T51">false –</text:span><text:span text:style-name="T128"> </text:span><text:span text:style-name="T153">нет)</text:span><text:span text:style-name="T122">;</text:span></text:p>
      <text:p text:style-name="P16"/>
      <text:p text:style-name="P170"><text:span text:style-name="T6">h</text:span><text:span text:style-name="T1">ashCode()</text:span></text:p>
      <text:p text:style-name="P17"/>
      <text:p text:style-name="P284"><text:span text:style-name="T120">этот метод служит для возрата хэш</text:span><text:span text:style-name="T153">а</text:span><text:span text:style-name="T120"> своего объекта; параметров не принимает; возвращает хэш своего объекта; возвращает значение типа</text:span><text:span text:style-name="T1"> int</text:span><text:span text:style-name="T120">;</text:span></text:p>
      <text:p text:style-name="P18"/>
      <text:p text:style-name="P189">toString()</text:p>
      <text:p text:style-name="P14"/>
      <text:p text:style-name="P287"><text:span text:style-name="T123">этот метод служит для возврата строкового представления своего объекта; </text:span><text:span text:style-name="T129">параметров либо не принимает, либо принимает </text:span><text:span text:style-name="T123">параметр </text:span><text:span text:style-name="T129">(boolean)</text:span><text:span text:style-name="T123">; возвращает строковое представление </text:span><text:span text:style-name="T129">либо </text:span><text:span text:style-name="T123">своего </text:span><text:span text:style-name="T129">объекта,</text:span><text:span text:style-name="T123"> </text:span><text:span text:style-name="T129">либо своего </text:span><text:span text:style-name="T123">о</text:span><text:span text:style-name="T129">перанда (соответственно)</text:span><text:span text:style-name="T123">; возвращает объект класса String;</text:span></text:p>
      <text:p text:style-name="P143"/>
      <text:p text:style-name="P185">booleanValue()</text:p>
      <text:p text:style-name="P7"/>
      <text:p text:style-name="P289"><text:span text:style-name="T117">этот метод служит для возврата значения своего объекта</text:span><text:span text:style-name="T120">; </text:span><text:span text:style-name="T117">параметров не принимает; возвращает значение своего объекта в виде значения типа</text:span><text:span text:style-name="T29"> </text:span><text:span text:style-name="T30">boolean</text:span><text:span text:style-name="T120">;</text:span><text:span text:style-name="T117"> возвращает значение типа</text:span><text:span text:style-name="T29"> </text:span><text:span text:style-name="T30">boolean</text:span><text:span text:style-name="T120">;</text:span></text:p>
      <text:p text:style-name="P7"/>
      <text:p text:style-name="P186">compare()</text:p>
      <text:p text:style-name="P8"/>
      <text:p text:style-name="P290"><text:span text:style-name="T117">этот метод служит для сравнения объектов этого класса; принимает параметры</text:span><text:span text:style-name="T29"> (</text:span><text:span text:style-name="T30">Boolean, Boolean</text:span><text:span text:style-name="T29">)</text:span><text:span text:style-name="T117">; сравнивает указанные в параметрах объекты (с точки зрения этого метода объекты равны, если инкапсулируют одно и то же значение; </text:span><text:span text:style-name="T137">причем, метод возвращает число ноль — если объекты равны, положительное число — если первый больше, и отрицательное число — если первый меньше; как обычно, значение</text:span><text:span text:style-name="T78"> </text:span><text:span text:style-name="T34">true </text:span><text:span text:style-name="T137">считается больше, чем</text:span><text:span text:style-name="T78"> </text:span><text:span text:style-name="T34">false</text:span><text:span text:style-name="T117">); возвращает значение типа</text:span><text:span text:style-name="T29"> </text:span><text:span text:style-name="T30">int</text:span><text:span text:style-name="T120">; </text:span><text:span text:style-name="T117">этот метод объявлен как</text:span><text:span text:style-name="T29"> </text:span><text:span text:style-name="T30">static</text:span><text:span text:style-name="T120">;</text:span></text:p>
      <text:p text:style-name="P8"/>
      <text:p text:style-name="P187">compareTo()</text:p>
      <text:p text:style-name="P9"/>
      <text:p text:style-name="P291"><text:span text:style-name="T117">этот метод служит для сравнения объектов этого класса; принимеает </text:span><text:span text:style-name="T138">параметр</text:span><text:span text:style-name="T79"> (</text:span><text:span text:style-name="T35">Boolean</text:span><text:span text:style-name="T79">)</text:span><text:span text:style-name="T138">; сравнивает свой объект с указанным в параметрах объектом (при этом, механизм сравнения тот же, что у метода</text:span><text:span text:style-name="T79"> </text:span><text:span text:style-name="T36">compare()</text:span><text:span text:style-name="T138">); возвращает значение типа</text:span><text:span text:style-name="T79"> </text:span><text:span text:style-name="T35">int</text:span><text:span text:style-name="T121">;</text:span></text:p>
      <text:p text:style-name="P190"/>
      <text:p text:style-name="P190"><text:soft-page-break/>getBoolean()</text:p>
      <text:p text:style-name="P190"/>
      <text:p text:style-name="P327"><text:span text:style-name="T117">этот метод используется для </text:span><text:span text:style-name="T140">системных нужд; принимает параметр</text:span><text:span text:style-name="T184"> — </text:span><text:span text:style-name="T7">String </text:span><text:span text:style-name="T153">(указанное значение)</text:span><text:span text:style-name="T140">; интерпретирует </text:span><text:span text:style-name="T153">указанное значение</text:span><text:span text:style-name="T140"> как имя системного свойства, и возвращает его значение </text:span><text:span text:style-name="T154">(полагается, что это свойство имеет логическое значение)</text:span><text:span text:style-name="T140">; возвращает значение типа </text:span><text:span text:style-name="T7">boolean</text:span><text:span text:style-name="T123">;</text:span></text:p>
      <text:p text:style-name="P327"><text:span text:style-name="T140">этот метод </text:span><text:span text:style-name="T153">статический</text:span><text:span text:style-name="T123">;</text:span></text:p>
      <text:p text:style-name="P10"/>
      <text:p text:style-name="P191">logicalAnd()</text:p>
      <text:p text:style-name="P191"/>
      <text:p text:style-name="P292"><text:span text:style-name="T117">логическое И; принимает параметры</text:span><text:span text:style-name="T29"> — </text:span><text:span text:style-name="T37">boolean</text:span><text:span text:style-name="T129">, </text:span><text:span text:style-name="T154">и</text:span><text:span text:style-name="T37"> boolean</text:span><text:span text:style-name="T117">; исполняет логическое И над указанными операндами; возвращает значение типа </text:span><text:span text:style-name="T30">boolean</text:span><text:span text:style-name="T120">; </text:span><text:span text:style-name="T117">этот метод </text:span><text:span text:style-name="T154">статический</text:span><text:span text:style-name="T120">;</text:span></text:p>
      <text:p text:style-name="P11"/>
      <text:p text:style-name="P188">logicalOR()</text:p>
      <text:p text:style-name="P188"/>
      <text:p text:style-name="P293"><text:span text:style-name="T120">логическое И</text:span><text:span text:style-name="T141">ЛИ</text:span><text:span text:style-name="T120">; принимает параметры</text:span> — <text:span text:style-name="T13">boolean</text:span><text:span text:style-name="T129">, </text:span><text:span text:style-name="T154">и</text:span><text:span text:style-name="T13"> boolean</text:span><text:span text:style-name="T120">; исполняет логическое И</text:span><text:span text:style-name="T141">ЛИ</text:span><text:span text:style-name="T120"> над указанными операндами; возвращает значение типа </text:span><text:span text:style-name="T1">boolean</text:span><text:span text:style-name="T120">;</text:span></text:p>
      <text:p text:style-name="P293"><text:span text:style-name="T120">этот метод </text:span><text:span text:style-name="T154">статический</text:span><text:span text:style-name="T120">;</text:span></text:p>
      <text:p text:style-name="P188"/>
      <text:p text:style-name="P188">logicalXOR()</text:p>
      <text:p text:style-name="P188"/>
      <text:p text:style-name="P293"><text:span text:style-name="T120">логическое И</text:span><text:span text:style-name="T141">СКЛЮЧАЮЩЕЕ ИЛИ</text:span><text:span text:style-name="T120">; принимает параметры</text:span> — <text:span text:style-name="T13">boolean</text:span><text:span text:style-name="T129">, </text:span><text:span text:style-name="T154">и</text:span><text:span text:style-name="T13"> boolean</text:span><text:span text:style-name="T120">; исполняет логическое И</text:span><text:span text:style-name="T141">СКЛЮЧАЮЩЕЕ ИЛИ</text:span><text:span text:style-name="T120"> над указанными операндами; возвращает значение типа </text:span><text:span text:style-name="T1">boolean</text:span><text:span text:style-name="T120">;</text:span></text:p>
      <text:p text:style-name="P293"><text:span text:style-name="T120">этот метод </text:span><text:span text:style-name="T154">статический</text:span><text:span text:style-name="T120">;</text:span></text:p>
      <text:p text:style-name="P12"/>
      <text:p text:style-name="P161"><text:span text:style-name="T7">p</text:span><text:span text:style-name="T1">arseBoolean()</text:span></text:p>
      <text:p text:style-name="P13"/>
      <text:p text:style-name="P294"><text:span text:style-name="T117">этот метод служит для возврата значения; принимает параметр</text:span><text:span text:style-name="T29"> - </text:span><text:span text:style-name="T30">String </text:span><text:span text:style-name="T120"><text:s/></text:span><text:span text:style-name="T154">(</text:span><text:span text:style-name="T117">строковое представление логического значения, не зависит от регистра</text:span><text:span text:style-name="T154">)</text:span><text:span text:style-name="T120">; </text:span><text:span text:style-name="T117">возвращает значение своего операнда; возвращает значение типа</text:span><text:span text:style-name="T29"> </text:span><text:span text:style-name="T30">boolean</text:span><text:span text:style-name="T120">;</text:span><text:span text:style-name="T123"> этот метод </text:span><text:span text:style-name="T154">статический</text:span><text:span text:style-name="T123">;</text:span></text:p>
      <text:p text:style-name="P363"/>
      <text:p text:style-name="P470"><text:span text:style-name="T169">К</text:span><text:span text:style-name="T168">ласс </text:span><text:span text:style-name="T171">Character</text:span></text:p>
      <text:p text:style-name="P369"/>
      <text:p text:style-name="P296"><text:span text:style-name="T117">Это класс- обертка для элементарного типа данных</text:span> <text:span text:style-name="T1">char</text:span><text:span text:style-name="T120">.</text:span></text:p>
      <text:p text:style-name="P343"/>
      <text:p text:style-name="P343">Конструктор класса <text:span text:style-name="T1">Character</text:span></text:p>
      <text:p text:style-name="P351"/>
      <text:p text:style-name="P196">Character()</text:p>
      <text:p text:style-name="P196"/>
      <text:p text:style-name="P297"><text:span text:style-name="T117">конструктор класса</text:span><text:span text:style-name="T29"> </text:span><text:span text:style-name="T30">Character</text:span><text:span text:style-name="T120">; </text:span><text:span text:style-name="T117">принимает параметры — символ (это значение будет заключено в обертку); создает объект своего класса; возвращает ничтоже;</text:span></text:p>
      <text:p text:style-name="P343"/>
      <text:p text:style-name="P343">Методы класса <text:span text:style-name="T1">Character</text:span></text:p>
      <text:p text:style-name="P351"/>
      <text:p text:style-name="P197">forDigit()</text:p>
      <text:p text:style-name="P197"/>
      <text:p text:style-name="P25">используется для преобразования значения к цифре; принимает параметры — целочисленное (преобразуемое значение), и<text:span text:style-name="T29"> </text:span><text:span text:style-name="T52">int</text:span><text:span text:style-name="T29"> </text:span>(основание системы счисления результата); преобразует указанное число в представление в указанной системе счисления; возвращает результат<text:span text:style-name="T29"> </text:span><text:span text:style-name="T52">char</text:span>;</text:p>
      <text:p text:style-name="P25">этот метод статический;</text:p>
      <text:p text:style-name="P197"/>
      <text:p text:style-name="P197">digit()</text:p>
      <text:p text:style-name="P197"/>
      <text:p text:style-name="P298"><text:span text:style-name="T117">используется для </text:span><text:span text:style-name="T143">преобразования значения к цифре; принимает параметры — </text:span><text:span text:style-name="T53">char</text:span><text:span text:style-name="T85"> </text:span><text:span text:style-name="T143">(преобразуемое значение), и</text:span><text:span text:style-name="T85"> </text:span><text:span text:style-name="T53">int</text:span><text:span text:style-name="T85"> </text:span><text:span text:style-name="T143">(основание системы счисления результата); преобразует указанное значение в представление в указанной системе счисления; возвращает целочисленное;</text:span></text:p>
      <text:p text:style-name="P26">этот метод статический;</text:p>
      <text:p text:style-name="P192"/>
      <text:p text:style-name="P192">compareTo()</text:p>
      <text:p text:style-name="P192"/>
      <text:p text:style-name="P299"><text:span text:style-name="T117">используется для сравнения указанного символа со значением обертки; принимает параметр — обертку символа (это и есть указанное значение); сравнивает указанное значение со значением своей обертки (возвращает </text:span><text:span text:style-name="T144">ноль</text:span><text:span text:style-name="T117"> — если равно, </text:span><text:span text:style-name="T144">отрицательное значение</text:span><text:span text:style-name="T117"> — если значение своей обертки меньше, </text:span><text:span text:style-name="T144">положительное значение — если больше</text:span><text:span text:style-name="T117">); возвращает</text:span><text:span text:style-name="T29"> </text:span><text:span text:style-name="T53">int</text:span><text:span text:style-name="T117">;</text:span></text:p>
      <text:p text:style-name="P193"/>
      <text:p text:style-name="P193">equals()</text:p>
      <text:p text:style-name="P193"/>
      <text:p text:style-name="P69">используется для сравнения указанного значения со своим инкапсуллируемым; принимает параметр —<text:span text:style-name="T29"> </text:span><text:span text:style-name="T30">Character </text:span><text:span text:style-name="T1">(</text:span>указанное значение<text:span text:style-name="T1">); </text:span>сравнивает свое <text:soft-page-break/>инкапсуллируемое значение с указанным; возвращает логическое значение (<text:span text:style-name="T30">true</text:span><text:span text:style-name="T1"> – </text:span>равны<text:span text:style-name="T1">,</text:span><text:span text:style-name="T30"> false </text:span><text:span text:style-name="T1">– </text:span>нет);</text:p>
      <text:p text:style-name="P193"/>
      <text:p text:style-name="P193">hashCode()</text:p>
      <text:p text:style-name="P193"/>
      <text:p text:style-name="P68">используется для возврата хэша своего объекта; параметров не принимает; возвращает хэш своего объекта; возвращает<text:span text:style-name="T29"> </text:span><text:span text:style-name="T30">int;</text:span></text:p>
      <text:p text:style-name="P193"/>
      <text:p text:style-name="P193">isDefinied()</text:p>
      <text:p text:style-name="P193"/>
      <text:p text:style-name="P300"><text:span text:style-name="T117">используется для определения есть ли символ в </text:span><text:span text:style-name="T120">Unicode; </text:span><text:span text:style-name="T117">принимает параметры —</text:span><text:span text:style-name="T29"> </text:span><text:span text:style-name="T53">char</text:span><text:span text:style-name="T29"> </text:span><text:span text:style-name="T117">(указанный символ); проверяет, есть ли указанный симол в </text:span><text:span text:style-name="T120">Unicode </text:span><text:span text:style-name="T117">(</text:span><text:span text:style-name="T30">true </text:span><text:span text:style-name="T120">– </text:span><text:span text:style-name="T117">есть,</text:span><text:span text:style-name="T29"> </text:span><text:span text:style-name="T30">false </text:span><text:span text:style-name="T120">– </text:span><text:span text:style-name="T117">нет)</text:span><text:span text:style-name="T120">; </text:span><text:span text:style-name="T117">возвращает логическое значение;</text:span></text:p>
      <text:p text:style-name="P27">этот метод статический;</text:p>
      <text:p text:style-name="P193"/>
      <text:p text:style-name="P193">isDigit()</text:p>
      <text:p text:style-name="P193"/>
      <text:p text:style-name="P300"><text:span text:style-name="T117">используется для определения является ли символ цифрой; принимает параметры —</text:span><text:span text:style-name="T29"> </text:span><text:span text:style-name="T53">char</text:span><text:span text:style-name="T29"> </text:span><text:span text:style-name="T117">(указанный </text:span><text:span text:style-name="T155">символ</text:span><text:span text:style-name="T117">); проверяет является ли указанный символ цифрой (</text:span><text:span text:style-name="T30">true </text:span><text:span text:style-name="T120">– </text:span><text:span text:style-name="T117">есть,</text:span><text:span text:style-name="T29"> </text:span><text:span text:style-name="T30">false </text:span><text:span text:style-name="T120">– </text:span><text:span text:style-name="T117">нет); возвращает логическое значение;</text:span></text:p>
      <text:p text:style-name="P27">этот метод статический;</text:p>
      <text:p text:style-name="P193"/>
      <text:p text:style-name="P193">isIdentifierIgnorable()</text:p>
      <text:p text:style-name="P193"/>
      <text:p text:style-name="P300"><text:span text:style-name="T117">используется для проверки является ли символ игнорируемым; принимает параметры —</text:span><text:span text:style-name="T29"> </text:span><text:span text:style-name="T53">char</text:span><text:span text:style-name="T29"> </text:span><text:span text:style-name="T117">(указанный </text:span><text:span text:style-name="T155">символ</text:span><text:span text:style-name="T117">); проверяет является ли указанный символ игнорируемым — не опустимым в именах, </text:span><text:span text:style-name="T30">true </text:span><text:span text:style-name="T120">– </text:span><text:span text:style-name="T117">да,</text:span><text:span text:style-name="T29"> </text:span><text:span text:style-name="T30">false </text:span><text:span text:style-name="T120">– </text:span><text:span text:style-name="T117">нет; возвращает логическое значение;</text:span></text:p>
      <text:p text:style-name="P28">этот метод статический;</text:p>
      <text:p text:style-name="P194"/>
      <text:p text:style-name="P194">isJavaIdentifierPart()</text:p>
      <text:p text:style-name="P194"/>
      <text:p text:style-name="P301"><text:span text:style-name="T117">используется для проверки является ли символ неигнорируемым; принимает параметры —</text:span><text:span text:style-name="T29"> </text:span><text:span text:style-name="T53">char</text:span><text:span text:style-name="T29"> </text:span><text:span text:style-name="T117">(указанный </text:span><text:span text:style-name="T155">символ</text:span><text:span text:style-name="T117">); проверяет является ли указанный символ неигнорируемым — допустимым в именах</text:span><text:span text:style-name="T145">, </text:span><text:span text:style-name="T38">true </text:span><text:span text:style-name="T124">– </text:span><text:span text:style-name="T145">да,</text:span><text:span text:style-name="T81"> </text:span><text:span text:style-name="T38">false </text:span><text:span text:style-name="T124">– </text:span><text:span text:style-name="T145">нет</text:span><text:span text:style-name="T117">; возвращает логическое значение;</text:span></text:p>
      <text:p text:style-name="P29">этот метод статический;</text:p>
      <text:p text:style-name="P195"/>
      <text:p text:style-name="P195">isJavaIdentifier<text:span text:style-name="T173">St</text:span>art()</text:p>
      <text:p text:style-name="P195"/>
      <text:p text:style-name="P302"><text:span text:style-name="T117">используется для проверки является ли символ </text:span><text:span text:style-name="T146">допустимым как начальный в именах</text:span><text:span text:style-name="T117">; принимает параметры —</text:span><text:span text:style-name="T29"> </text:span><text:span text:style-name="T53">char</text:span><text:span text:style-name="T29"> </text:span><text:span text:style-name="T117">(указанный </text:span><text:span text:style-name="T155">символ</text:span><text:span text:style-name="T117">); проверяет является </text:span><text:soft-page-break/><text:span text:style-name="T117">ли указанный символ </text:span><text:span text:style-name="T146">допустимым как начальный в именах</text:span><text:span text:style-name="T145">, </text:span><text:span text:style-name="T8">true </text:span><text:span text:style-name="T124">– </text:span><text:span text:style-name="T145">да,</text:span><text:span text:style-name="T172"> </text:span><text:span text:style-name="T8">false </text:span><text:span text:style-name="T124">– </text:span><text:span text:style-name="T145">нет</text:span><text:span text:style-name="T117">; возвращает логическое значение;</text:span></text:p>
      <text:p text:style-name="P30">этот метод статический;</text:p>
      <text:p text:style-name="P198"/>
      <text:p text:style-name="P198">isISOControl()</text:p>
      <text:p text:style-name="P198"/>
      <text:p text:style-name="P31">используется для проверки, является ли символ управляющим символом <text:span text:style-name="T1">ISO; </text:span>принимает параметры — символ (указанный <text:span text:style-name="T185">символ</text:span>); проверяет, является ли указаный символ управляющим символом <text:span text:style-name="T1">ISO</text:span><text:span text:style-name="T172">, </text:span>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</text:span><text:span text:style-name="T1">; </text:span>возвращает логическое значение;</text:p>
      <text:p text:style-name="P31">этот метод статический;</text:p>
      <text:p text:style-name="P198"/>
      <text:p text:style-name="P198">isLetter()</text:p>
      <text:p text:style-name="P198"/>
      <text:p text:style-name="P31">используется для проверки является ли символ литерой; принимает параметры —<text:span text:style-name="T29"> </text:span><text:span text:style-name="T53">char</text:span><text:span text:style-name="T29"> </text:span>(указанный <text:span text:style-name="T185">символ</text:span>); проверяет является ли указанный символ литерой<text:span text:style-name="T172">, </text:span>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</text:span>; возвращает логическое значение;</text:p>
      <text:p text:style-name="P31">этот метод статический;</text:p>
      <text:p text:style-name="P198"/>
      <text:p text:style-name="P198">isLetterOrDigit()</text:p>
      <text:p text:style-name="P198"/>
      <text:p text:style-name="P31">используется для проверки является ли символ литерой/ цифрой; принимает параметры —<text:span text:style-name="T29"> </text:span><text:span text:style-name="T53">char</text:span><text:span text:style-name="T29"> </text:span>(указанный <text:span text:style-name="T185">символ</text:span>); проверяет является ли указанный символ литерой/ цифрой<text:span text:style-name="T172">, </text:span>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</text:span>; возвращает логическое значение;</text:p>
      <text:p text:style-name="P31">этот метод статический;</text:p>
      <text:p text:style-name="P198"/>
      <text:p text:style-name="P198">isSpaceChar()</text:p>
      <text:p text:style-name="P198"/>
      <text:p text:style-name="P31">используется для проверки является ли символ пробельным; принимает параметры —<text:span text:style-name="T29"> </text:span><text:span text:style-name="T53">char</text:span><text:span text:style-name="T29"> </text:span>(указанный <text:span text:style-name="T185">символ</text:span>); проверяет является ли указанный символ пробельным <text:span text:style-name="T175">в </text:span><text:span text:style-name="T9">Unicode</text:span><text:span text:style-name="T172">, </text:span>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</text:span>; возвращает логическое значение;</text:p>
      <text:p text:style-name="P31">этот метод статический;</text:p>
      <text:p text:style-name="P199"/>
      <text:p text:style-name="P199">is<text:span text:style-name="T174">UpperCase</text:span>()</text:p>
      <text:p text:style-name="P199"/>
      <text:p text:style-name="P32">используется для проверки является ли символ <text:span text:style-name="T174">символом в верхнем регистре</text:span>; принимает параметры —<text:span text:style-name="T29"> </text:span><text:span text:style-name="T53">char</text:span><text:span text:style-name="T29"> </text:span>(указанный <text:span text:style-name="T185">символ</text:span>); проверяет является ли указанный символ <text:span text:style-name="T174">символом в верхнем регистре, </text:span>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</text:span>; возвращает логическое значение;</text:p>
      <text:p text:style-name="P32">этот метод статический;</text:p>
      <text:p text:style-name="P199"/>
      <text:p text:style-name="P199"><text:soft-page-break/>is<text:span text:style-name="T174">LowerCase</text:span>()</text:p>
      <text:p text:style-name="P199"/>
      <text:p text:style-name="P32">используется для проверки является ли символ <text:span text:style-name="T174">символом в нижнем регистре</text:span>; принимает параметры —<text:span text:style-name="T29"> </text:span><text:span text:style-name="T53">char</text:span><text:span text:style-name="T29"> </text:span>(указанный <text:span text:style-name="T185">символ</text:span>); проверяет является ли указанный символ <text:span text:style-name="T174">символом в нижнем регистре, </text:span>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</text:span>; возвращает логическое значение;</text:p>
      <text:p text:style-name="P32">этот метод статический;</text:p>
      <text:p text:style-name="P199"/>
      <text:p text:style-name="P199">is<text:span text:style-name="T174">Mirrored</text:span>()</text:p>
      <text:p text:style-name="P199"/>
      <text:p text:style-name="P32">используется для проверки является ли символ <text:span text:style-name="T174">зеркально отображаемым в </text:span><text:span text:style-name="T9">Unicode</text:span>; принимает параметры —<text:span text:style-name="T29"> </text:span><text:span text:style-name="T53">char</text:span><text:span text:style-name="T29"> </text:span>(указанный <text:span text:style-name="T185">символ</text:span>); проверяет является ли указанный символ <text:span text:style-name="T174">зеркально отображаемым в </text:span><text:span text:style-name="T9">Unicode</text:span><text:span text:style-name="T174">, </text:span>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</text:span>; возвращает логическое значение;</text:p>
      <text:p text:style-name="P32">этот метод статический;</text:p>
      <text:p text:style-name="P199"/>
      <text:p text:style-name="P199">is<text:span text:style-name="T174">TitleCase</text:span>()</text:p>
      <text:p text:style-name="P199"/>
      <text:p text:style-name="P32">используется для проверки является ли символ <text:span text:style-name="T174">обозначающим заглавную</text:span>; принимает параметры —<text:span text:style-name="T29"> </text:span><text:span text:style-name="T53">char</text:span><text:span text:style-name="T29"> </text:span>(указанный <text:span text:style-name="T185">символ</text:span>); проверяет является ли указанный символ <text:span text:style-name="T174">обозначающим заглавную, </text:span>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</text:span>; возвращает логическое значение;</text:p>
      <text:p text:style-name="P32">этот метод статический;</text:p>
      <text:p text:style-name="P200"/>
      <text:p text:style-name="P200">isUnicodeIdentifierPart()</text:p>
      <text:p text:style-name="P200"/>
      <text:p text:style-name="P33">используется для проверки, является ли символ допустимым в именах; принимает параметры —<text:span text:style-name="T29"> </text:span><text:span text:style-name="T53">char</text:span><text:span text:style-name="T29"> </text:span>(указанный <text:span text:style-name="T185">символ</text:span>); проверяет является ли указанный символ допустимым в именах в <text:span text:style-name="T1">Unicode, </text:span>исключая первый символ имен, 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;</text:span><text:span text:style-name="T145"> </text:span><text:span text:style-name="T117">возвращает логическое значение;</text:span></text:p>
      <text:p text:style-name="P34">этот метод статический;</text:p>
      <text:p text:style-name="P200"/>
      <text:p text:style-name="P200">isUnicodeIdentifierStart()</text:p>
      <text:p text:style-name="P200"/>
      <text:p text:style-name="P33">используется для проверки, является ли символ допустимым в именах <text:span text:style-name="T1">(</text:span>как первый символ<text:span text:style-name="T1">)</text:span>; принимает параметры —<text:span text:style-name="T29"> </text:span><text:span text:style-name="T53">char</text:span><text:span text:style-name="T29"> </text:span>(указанный <text:span text:style-name="T186">символ</text:span>); проверяет является ли указанный символ допустимым в именах в <text:span text:style-name="T1">Unicode </text:span>(как первый символ), 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; </text:span>возвращает логическое значение;</text:p>
      <text:p text:style-name="P34">этот метод статический;</text:p>
      <text:p text:style-name="P201"/>
      <text:p text:style-name="P458">isWhiteSpace()</text:p>
      <text:p text:style-name="P201"/>
      <text:p text:style-name="P34">используется для проверки является ли символ пробельным; приимает параметры —<text:span text:style-name="T29"> </text:span><text:span text:style-name="T54">char</text:span><text:span text:style-name="T29"> </text:span>(указанный <text:span text:style-name="T186">символ</text:span>); проверяет являетсяли указанный символ пробельным, <text:span text:style-name="T174"><text:s/></text:span><text:span text:style-name="T38">true </text:span><text:span text:style-name="T8">– </text:span><text:span text:style-name="T172">да,</text:span><text:span text:style-name="T81"> </text:span><text:span text:style-name="T38">false </text:span><text:span text:style-name="T8">– </text:span><text:span text:style-name="T172">нет; </text:span>возвращает логическое значение;</text:p>
      <text:p text:style-name="P34">этот метод статический;</text:p>
      <text:p text:style-name="P201"/>
      <text:p text:style-name="P201">toUpperCase()</text:p>
      <text:p text:style-name="P201"/>
      <text:p text:style-name="P34">используется для возврата символа в верхнем регистре; принимает параметры — <text:span text:style-name="T54">char</text:span><text:span text:style-name="T29"> </text:span>(указанный <text:span text:style-name="T186">символ</text:span>); возвращает символ в верхнем регистре эквивалентный указанному; возвращает<text:span text:style-name="T29"> </text:span><text:span text:style-name="T54">char</text:span>;</text:p>
      <text:p text:style-name="P34">этот метод статический;</text:p>
      <text:p text:style-name="P201"/>
      <text:p text:style-name="P201">toLowerCase()</text:p>
      <text:p text:style-name="P201"/>
      <text:p text:style-name="P34">используется для возврата символа в нижнем регистре; принимает параметры — символ (указанный); возвращает символ в нижнем регистре эквивалентный указанному; возвращает<text:span text:style-name="T29"> </text:span><text:span text:style-name="T54">char</text:span>;</text:p>
      <text:p text:style-name="P34">этот метод статический;</text:p>
      <text:p text:style-name="P201"/>
      <text:p text:style-name="P201">toTitleCase()</text:p>
      <text:p text:style-name="P201"/>
      <text:p text:style-name="P34">используется для возврата символа (заглавная); принимает параметры —<text:span text:style-name="T29"> </text:span><text:span text:style-name="T54">char</text:span> (указанный <text:span text:style-name="T186">символ</text:span>); возвращает символ (заглавная) эквивалентный указанному; возвращает<text:span text:style-name="T29"> </text:span><text:span text:style-name="T54">char</text:span>;</text:p>
      <text:p text:style-name="P34">этот метод статический;</text:p>
      <text:p text:style-name="P350"/>
      <text:p text:style-name="P343">Переменные класса <text:span text:style-name="T1">Character</text:span></text:p>
      <text:p text:style-name="P351"/>
      <text:p text:style-name="P197">BYTES</text:p>
      <text:p text:style-name="P197"/>
      <text:p text:style-name="P25">константа; длина значения в байтах;</text:p>
      <text:p text:style-name="P197"/>
      <text:p text:style-name="P197">MAX_RADIX</text:p>
      <text:p text:style-name="P197"/>
      <text:p text:style-name="P25">костанта; максимальный корень системы счисления;</text:p>
      <text:p text:style-name="P197"/>
      <text:p text:style-name="P197">MIN_RADIX</text:p>
      <text:p text:style-name="P197"/>
      <text:p text:style-name="P25">константа; минимальный корень системы счисления;</text:p>
      <text:p text:style-name="P197"><text:soft-page-break/>MAX_VALUE</text:p>
      <text:p text:style-name="P197"/>
      <text:p text:style-name="P25">константа; максимальное значение;</text:p>
      <text:p text:style-name="P197"/>
      <text:p text:style-name="P197">MIN_VALUE</text:p>
      <text:p text:style-name="P197"/>
      <text:p text:style-name="P25">константа; минимальное значение;</text:p>
      <text:p text:style-name="P197"/>
      <text:p text:style-name="P197">TYPE</text:p>
      <text:p text:style-name="P197"/>
      <text:p text:style-name="P298"><text:span text:style-name="T117">константа; объект класса</text:span> <text:span text:style-name="T1">Class </text:span><text:span text:style-name="T117">для типа</text:span> <text:span text:style-name="T1">char</text:span><text:span text:style-name="T120">;</text:span></text:p>
      <text:p text:style-name="P362"/>
      <text:p text:style-name="P362">Класс <text:span text:style-name="T1">Number</text:span></text:p>
      <text:p text:style-name="P371"/>
      <text:p text:style-name="P36">Это абстрактный класс, являющийся суперклассом для численных типов (за исключением символов). <text:span text:style-name="T186">Класс</text:span><text:span text:style-name="T83"> </text:span><text:span text:style-name="T54">Number </text:span><text:span text:style-name="T186">инкапсуллирует ряд методов, имеющих имя вида</text:span><text:span text:style-name="T83"> </text:span><text:span text:style-name="T54">TypeNameValue()</text:span><text:span text:style-name="T14">, </text:span><text:span text:style-name="T186">где</text:span><text:span text:style-name="T83"> </text:span><text:span text:style-name="T54">TypeName</text:span><text:span text:style-name="T83"> </text:span><text:span text:style-name="T186">это имя конкретного численного типа (за исключением символов); эти методы переопределяются в подклассах, и предназначены для явного приведения к соответствующим счисленным типам</text:span><text:span text:style-name="T14">.</text:span></text:p>
      <text:p text:style-name="P346"/>
      <text:p text:style-name="P376">Классы — обертки целочисленных</text:p>
      <text:p text:style-name="P376"/>
      <text:p text:style-name="P400">Это следующие классы.</text:p>
      <text:p text:style-name="P346"/>
      <text:p text:style-name="P376">Класс <text:span text:style-name="T1">Byte</text:span></text:p>
      <text:p text:style-name="P352"/>
      <text:p text:style-name="P346">Конструктор класса <text:span text:style-name="T1">Byte</text:span></text:p>
      <text:p text:style-name="P352"/>
      <text:p text:style-name="P213">Byte()</text:p>
      <text:p text:style-name="P213"/>
      <text:p text:style-name="P321"><text:span text:style-name="T117">конструктор класса</text:span><text:span text:style-name="T29"> </text:span><text:span text:style-name="T30">Byte</text:span><text:span text:style-name="T120">; </text:span><text:span text:style-name="T117">принимает параметр —</text:span><text:span text:style-name="T29"> </text:span><text:span text:style-name="T30">byte </text:span><text:span text:style-name="T117">или строку (должна содержать запись числа); создает объект своего класса; возвращает ничтоже;</text:span></text:p>
      <text:p text:style-name="P346"/>
      <text:p text:style-name="P346">Методы класса <text:span text:style-name="T1">Byte</text:span></text:p>
      <text:p text:style-name="P64"/>
      <text:p text:style-name="P225">valueOf()</text:p>
      <text:p text:style-name="P225"/>
      <text:p text:style-name="P64">используется для возврата инкапсуллируемого значения; параметров не принимает; возвращает свое инкапсуллируемое значение; возвращает<text:span text:style-name="T29"> </text:span><text:span text:style-name="T30">byte</text:span><text:span text:style-name="T1">;</text:span></text:p>
      <text:p text:style-name="P401"><text:soft-page-break/>перегруженный вариант этого метода принимает параметр — строку (содержит число), или строку и число (основание системы счисления результата), возвращает число получая его из параметра, эта версия метода статическая;</text:p>
      <text:p text:style-name="P220"/>
      <text:p text:style-name="P220">hashCode()</text:p>
      <text:p text:style-name="P220"/>
      <text:p text:style-name="P49">используется для возврата хэша своего объекта; параметров не принимает; возвращает хэш своего объекта; возвращает<text:span text:style-name="T29"> </text:span><text:span text:style-name="T30">int</text:span><text:span text:style-name="T1">;</text:span></text:p>
      <text:p text:style-name="P49">этот метод статический;</text:p>
      <text:p text:style-name="P220"/>
      <text:p text:style-name="P220">toString()</text:p>
      <text:p text:style-name="P220"/>
      <text:p text:style-name="P49">используется для возврата строкового представления инкапсуллированного значения; параметров не принимает; возвращает строковое представление инкапсуллированного значения; возвращает строку;</text:p>
      <text:p text:style-name="P394"><text:span text:style-name="T1">перегруженная версия этого метода принимает параметр —</text:span><text:span text:style-name="T30"> byte</text:span><text:span text:style-name="T1">, и преобразует его в строку, эта версия метода статическая;</text:span></text:p>
      <text:p text:style-name="P352"/>
      <text:p text:style-name="P166">Методы <text:span text:style-name="T1">byteValue(), shortValue(), intValue(), longValue(), floatValue(), doubleValue()</text:span></text:p>
      <text:p text:style-name="P219"/>
      <text:p text:style-name="P48">используются для возврата инкапсуллируемого значения в соответствующем представлении; параметров не принимают; возвращают инкапсуллируемое значение в соответствующем представлении; возвращают число;</text:p>
      <text:p text:style-name="P219"/>
      <text:p text:style-name="P219">compare()</text:p>
      <text:p text:style-name="P219"/>
      <text:p text:style-name="P53">используется для сравнения чисел; принимает параметры —<text:span text:style-name="T29"> </text:span><text:span text:style-name="T30">byte </text:span><text:span text:style-name="T1">(</text:span>указанное число<text:span text:style-name="T1">),</text:span><text:span text:style-name="T30"> byte </text:span><text:span text:style-name="T1">(</text:span>указанное число<text:span text:style-name="T1">); </text:span>сравнивает указанные числа; возвращает <text:span text:style-name="T1">int (</text:span>ноль — если равны, отрицательное — если первое меньше, положительное — если первое больше<text:span text:style-name="T1">);</text:span></text:p>
      <text:p text:style-name="P53">этот метод статический;</text:p>
      <text:p text:style-name="P219"/>
      <text:p text:style-name="P219">compareTo()</text:p>
      <text:p text:style-name="P219"/>
      <text:p text:style-name="P59">используется для сравнения своего значения с указанным значением; принимает параметр —<text:span text:style-name="T29"> </text:span><text:span text:style-name="T30">Byte</text:span><text:span text:style-name="T1"> (</text:span>указанное значение<text:span text:style-name="T1">); </text:span>сравнивает свое инкапсуллируемое значение с указанным значением; возвращает<text:span text:style-name="T29"> </text:span><text:span text:style-name="T30">int </text:span><text:span text:style-name="T1">(</text:span>ноль — если равны, отрицательное значение — если свое значение меньше, положительное значение — если больше<text:span text:style-name="T1">);</text:span></text:p>
      <text:p text:style-name="P220"/>
      <text:p text:style-name="P459">equals()</text:p>
      <text:p text:style-name="P220"/>
      <text:p text:style-name="P54"><text:span text:style-name="T1">используется для сравнения инкапсуллируемого значения с указанным значение; принимает параметр —</text:span><text:span text:style-name="T30"> Byte</text:span><text:span text:style-name="T1">; сравнивает свое инкапсуллируемое значение с указанным значением; возвращает логическое значение (</text:span><text:span text:style-name="T30">true </text:span><text:span text:style-name="T1">– равны,</text:span><text:span text:style-name="T30"> false </text:span><text:span text:style-name="T1">– не равны);</text:span></text:p>
      <text:p text:style-name="P219"/>
      <text:p text:style-name="P219">decode()</text:p>
      <text:p text:style-name="P219"/>
      <text:p text:style-name="P58">используется для возврата значения<text:span text:style-name="T29"> </text:span><text:span text:style-name="T30">Byte</text:span><text:span text:style-name="T1">; </text:span>принимает параметр — строку (должна содержать число); возвращает значение<text:span text:style-name="T29"> </text:span><text:span text:style-name="T30">Byte</text:span><text:span text:style-name="T1">, </text:span>получает его из параметра; возвращает<text:span text:style-name="T29"> </text:span><text:span text:style-name="T30">Byte</text:span><text:span text:style-name="T1">;</text:span></text:p>
      <text:p text:style-name="P58">этот метод статический;</text:p>
      <text:p text:style-name="P219"/>
      <text:p text:style-name="P219">parseByte()</text:p>
      <text:p text:style-name="P219"/>
      <text:p text:style-name="P48">используется для возврата числа; принимает параметр — строку (должна содержать число); возвращает число, полученное из параметра; возвращает <text:span text:style-name="T30">byte</text:span><text:span text:style-name="T1">;</text:span></text:p>
      <text:p text:style-name="P58">этот метод статический;</text:p>
      <text:p text:style-name="P224"/>
      <text:p text:style-name="P224">toUnsignedInt()</text:p>
      <text:p text:style-name="P224"/>
      <text:p text:style-name="P63">используется для возрата указанного числа в соответствующем представлении; принимает параметр —<text:span text:style-name="T29"> </text:span><text:span text:style-name="T30">byte</text:span><text:span text:style-name="T1">; </text:span>возвращает указанное число в целевом представлении; возвращает<text:span text:style-name="T29"> </text:span><text:span text:style-name="T30">int</text:span><text:span text:style-name="T1">;</text:span></text:p>
      <text:p text:style-name="P63">этот метод статический;</text:p>
      <text:p text:style-name="P224"/>
      <text:p text:style-name="P224">toUnsignedLong()</text:p>
      <text:p text:style-name="P224"/>
      <text:p text:style-name="P63">используется для возрата указанного числа в соответствующем представлении; принимает параметр —<text:span text:style-name="T29"> </text:span><text:span text:style-name="T30">byte</text:span><text:span text:style-name="T1">; </text:span>возвращает указанное число в целевом представлении; возвращает<text:span text:style-name="T29"> </text:span><text:span text:style-name="T30">long</text:span><text:span text:style-name="T1">;</text:span></text:p>
      <text:p text:style-name="P63">этот метод статический;</text:p>
      <text:p text:style-name="P346"/>
      <text:p text:style-name="P346">Переменные класса <text:span text:style-name="T1">Byte</text:span></text:p>
      <text:p text:style-name="P352"/>
      <text:p text:style-name="P212">TYPE</text:p>
      <text:p text:style-name="P212"/>
      <text:p text:style-name="P323"><text:span text:style-name="T117">объект класса</text:span><text:span text:style-name="T29"> </text:span><text:span text:style-name="T30">Class </text:span><text:span text:style-name="T117">для соответствующего класса</text:span><text:span text:style-name="T120">;</text:span></text:p>
      <text:p text:style-name="P212"/>
      <text:p text:style-name="P462">SIZE</text:p>
      <text:p text:style-name="P212"/>
      <text:p text:style-name="P37">константа; число; обозначает длину числа в битах;</text:p>
      <text:p text:style-name="P212"/>
      <text:p text:style-name="P212">MAX_VALUE</text:p>
      <text:p text:style-name="P212"/>
      <text:p text:style-name="P37">константа; число; обозначает максимальное значение;</text:p>
      <text:p text:style-name="P212"/>
      <text:p text:style-name="P212">MIN_VALUE</text:p>
      <text:p text:style-name="P212"/>
      <text:p text:style-name="P37">константа; число; обозначает минимальное значение;</text:p>
      <text:p text:style-name="P346"/>
      <text:p text:style-name="P376">Класс <text:span text:style-name="T1">Short</text:span></text:p>
      <text:p text:style-name="P352"/>
      <text:p text:style-name="P346">Конструктор класса <text:span text:style-name="T1">Short</text:span></text:p>
      <text:p text:style-name="P352"/>
      <text:p text:style-name="P213">Short()</text:p>
      <text:p text:style-name="P213"/>
      <text:p text:style-name="P321"><text:span text:style-name="T117">конструктор класса</text:span><text:span text:style-name="T29"> </text:span><text:span text:style-name="T30">Short</text:span><text:span text:style-name="T120">; </text:span><text:span text:style-name="T117">принимает параметр —</text:span><text:span text:style-name="T29"> </text:span><text:span text:style-name="T30">short </text:span><text:span text:style-name="T117">или строку (должна содержать запись числа); создает объект своего класса; возвращает ничтоже;</text:span></text:p>
      <text:p text:style-name="P346"/>
      <text:p text:style-name="P346">Методы класса <text:span text:style-name="T1">Short</text:span></text:p>
      <text:p text:style-name="P352"/>
      <text:p text:style-name="P65"/>
      <text:p text:style-name="P226">valueOf()</text:p>
      <text:p text:style-name="P226"/>
      <text:p text:style-name="P65">используется для возврата инкапсуллируемого значения; параметров не принимает; возвращает свое инкапсуллируемое значение; возвращает<text:span text:style-name="T29"> </text:span><text:span text:style-name="T44">short</text:span><text:span text:style-name="T1">;</text:span></text:p>
      <text:p text:style-name="P402">перегруженный вариант этого метода принимает параметр — строку (содержит число), или строку и число (основание системы счисления результата), возвращает число получая его из параметра, эта версия метода статическая;</text:p>
      <text:p text:style-name="P221"/>
      <text:p text:style-name="P221">hashCode()</text:p>
      <text:p text:style-name="P221"/>
      <text:p text:style-name="P50">используется для возврата хэша своего объекта; параметров не принимает; возвращает хэш своего объекта; возвращает<text:span text:style-name="T29"> </text:span><text:span text:style-name="T30">int</text:span><text:span text:style-name="T1">;</text:span></text:p>
      <text:p text:style-name="P50">этот метод статический;</text:p>
      <text:p text:style-name="P221"/>
      <text:p text:style-name="P460">toString()</text:p>
      <text:p text:style-name="P221"/>
      <text:p text:style-name="P50">используется для возврата строкового представления инкапсуллированного значения; параметров не принимает; возвращает строковое представление инкапсуллированного значения; возвращает строку;</text:p>
      <text:p text:style-name="P395"><text:span text:style-name="T1">перегруженная версия этого метода принимает параметр —</text:span><text:span text:style-name="T30"> </text:span><text:span text:style-name="T44">short</text:span><text:span text:style-name="T1">, и преобразует его в строку, эта версия метода статическая;</text:span></text:p>
      <text:p text:style-name="P354"/>
      <text:p text:style-name="P167">Методы <text:span text:style-name="T1">byteValue(), shortValue(), intValue(), longValue(), floatValue(), doubleValue()</text:span></text:p>
      <text:p text:style-name="P221"/>
      <text:p text:style-name="P50">используются для возврата инкапсуллируемого значения в соответствующем представлении; параметров не принимают; возвращают инкапсуллируемое значение в соответствующем представлении; возвращают число;</text:p>
      <text:p text:style-name="P221"/>
      <text:p text:style-name="P221">compare()</text:p>
      <text:p text:style-name="P221"/>
      <text:p text:style-name="P55">используется для сравнения чисел; принимает параметры —<text:span text:style-name="T29"> </text:span><text:span text:style-name="T44">short</text:span><text:span text:style-name="T30"> </text:span><text:span text:style-name="T1">(</text:span>указанное число<text:span text:style-name="T1">),</text:span><text:span text:style-name="T30"> </text:span><text:span text:style-name="T44">short</text:span><text:span text:style-name="T30"> </text:span><text:span text:style-name="T1">(</text:span>указанное число<text:span text:style-name="T1">); </text:span>сравнивает указанные числа; возвращает<text:span text:style-name="T29"> </text:span><text:span text:style-name="T30">int</text:span><text:span text:style-name="T1"> (</text:span>ноль — если равны, отрицательное — если первое меньше, положительное — если первое больше<text:span text:style-name="T1">);</text:span></text:p>
      <text:p text:style-name="P55">этот метод статический;</text:p>
      <text:p text:style-name="P221"/>
      <text:p text:style-name="P221">compareTo()</text:p>
      <text:p text:style-name="P221"/>
      <text:p text:style-name="P60">используется для сравнения своего значения с указанным значением; принимает параметр —<text:span text:style-name="T29"> </text:span><text:span text:style-name="T44">Short</text:span><text:span text:style-name="T1"> (</text:span>указанное значение<text:span text:style-name="T1">); </text:span>сравнивает свое инкапсуллируемое значение с указанным значением; возвращает<text:span text:style-name="T29"> </text:span><text:span text:style-name="T30">int </text:span><text:span text:style-name="T1">(</text:span>ноль — если равны, отрицательное значение — если свое значение меньше, положительное значение — если больше<text:span text:style-name="T1">);</text:span></text:p>
      <text:p text:style-name="P221"/>
      <text:p text:style-name="P221">equals()</text:p>
      <text:p text:style-name="P221"/>
      <text:p text:style-name="P55"><text:span text:style-name="T1">используется для сравнения инкапсуллируемого значения с указанным значение; принимает параметр —</text:span><text:span text:style-name="T30"> </text:span><text:span text:style-name="T45">Short</text:span><text:span text:style-name="T1">; сравнивает свое инкапсуллируемое значение с указанным значением; возвращает логическое значение (</text:span><text:span text:style-name="T30">true </text:span><text:span text:style-name="T1">– равны,</text:span><text:span text:style-name="T30"> false </text:span><text:span text:style-name="T1">– не равны);</text:span></text:p>
      <text:p text:style-name="P221"/>
      <text:p text:style-name="P221">decode()</text:p>
      <text:p text:style-name="P221"/>
      <text:p text:style-name="P60">используется для возврата значения<text:span text:style-name="T29"> </text:span><text:span text:style-name="T45">Short</text:span><text:span text:style-name="T1">; </text:span>принимает параметр — строку (должна содержать число); возвращает значение<text:span text:style-name="T29"> </text:span><text:span text:style-name="T45">Short</text:span><text:span text:style-name="T1">, </text:span>получает его из параметра; возвращает<text:span text:style-name="T29"> </text:span><text:span text:style-name="T45">Short</text:span><text:span text:style-name="T1">;</text:span></text:p>
      <text:p text:style-name="P60"><text:soft-page-break/>этот метод статический;</text:p>
      <text:p text:style-name="P221"/>
      <text:p text:style-name="P221">parse<text:span text:style-name="T178">Short</text:span>()</text:p>
      <text:p text:style-name="P221"/>
      <text:p text:style-name="P50">используется для возврата числа; принимает параметр — строку (должна содержать число); возвращает число, полученное из параметра; возвращает <text:span text:style-name="T45">short</text:span><text:span text:style-name="T1">;</text:span></text:p>
      <text:p text:style-name="P60">этот метод статический;</text:p>
      <text:p text:style-name="P226"/>
      <text:p text:style-name="P226">toUnsignedInt()</text:p>
      <text:p text:style-name="P226"/>
      <text:p text:style-name="P65">используется для возрата указанного числа в соответствующем представлении; принимает параметр —<text:span text:style-name="T29"> </text:span><text:span text:style-name="T45">short</text:span><text:span text:style-name="T1">; </text:span>возвращает указанное число в целевом представлении; возвращает<text:span text:style-name="T29"> </text:span><text:span text:style-name="T30">int</text:span><text:span text:style-name="T1">;</text:span></text:p>
      <text:p text:style-name="P65">этот метод статический;</text:p>
      <text:p text:style-name="P226"/>
      <text:p text:style-name="P226">toUnsignedLong()</text:p>
      <text:p text:style-name="P226"/>
      <text:p text:style-name="P65">используется для возрата указанного числа в соответствующем представлении; принимает параметр —<text:span text:style-name="T29"> </text:span><text:span text:style-name="T45">short</text:span><text:span text:style-name="T1">; </text:span>возвращает указанное число в целевом представлении; возвращает<text:span text:style-name="T29"> </text:span><text:span text:style-name="T30">long</text:span><text:span text:style-name="T1">;</text:span></text:p>
      <text:p text:style-name="P65">этот метод статический;</text:p>
      <text:p text:style-name="P229"/>
      <text:p text:style-name="P229">reverseBytes()</text:p>
      <text:p text:style-name="P229"/>
      <text:p text:style-name="P70">используется для реверса порядка байтов указанного значения; принимает параметр —<text:span text:style-name="T29"> </text:span><text:span text:style-name="T30">short</text:span><text:span text:style-name="T1">; </text:span>реверсирует порядок байтов указанного значения; возвращает<text:span text:style-name="T29"> </text:span><text:span text:style-name="T30">short</text:span><text:span text:style-name="T1">;</text:span></text:p>
      <text:p text:style-name="P346"/>
      <text:p text:style-name="P346">Переменные класса <text:span text:style-name="T1">Short</text:span></text:p>
      <text:p text:style-name="P352"/>
      <text:p text:style-name="P323"><text:span text:style-name="T117">Это в точности те же переменные, что у класса</text:span><text:span text:style-name="T29"> </text:span><text:span text:style-name="T30">Byte</text:span><text:span text:style-name="T120">.</text:span></text:p>
      <text:p text:style-name="P346"/>
      <text:p text:style-name="P376">Класс <text:span text:style-name="T1">Integer</text:span></text:p>
      <text:p text:style-name="P352"/>
      <text:p text:style-name="P346">Конструктор класса <text:span text:style-name="T1">Integer</text:span></text:p>
      <text:p text:style-name="P352"/>
      <text:p text:style-name="P213">Integer()</text:p>
      <text:p text:style-name="P213"/>
      <text:p text:style-name="P321"><text:span text:style-name="T117">конструктор класса</text:span><text:span text:style-name="T29"> </text:span><text:span text:style-name="T30">Integer</text:span><text:span text:style-name="T120">; </text:span><text:span text:style-name="T117">принимает параметр —</text:span><text:span text:style-name="T29"> </text:span><text:span text:style-name="T43">int</text:span><text:span text:style-name="T127">/</text:span><text:span text:style-name="T120"> </text:span><text:span text:style-name="T117">строку (должна содержать запись числа); создает объект своего класса; возвращает ничтоже;</text:span></text:p>
      <text:p text:style-name="P346"/>
      <text:p text:style-name="P346"><text:soft-page-break/>Методы класса <text:span text:style-name="T11">Integer</text:span></text:p>
      <text:p text:style-name="P352"/>
      <text:p text:style-name="P66"/>
      <text:p text:style-name="P227">valueOf()</text:p>
      <text:p text:style-name="P227"/>
      <text:p text:style-name="P66">используется для возврата инкапсуллируемого значения; параметров не принимает; возвращает свое инкапсуллируемое значение; возвращает<text:span text:style-name="T29"> </text:span><text:span text:style-name="T30">byte</text:span><text:span text:style-name="T1">;</text:span></text:p>
      <text:p text:style-name="P403">перегруженный вариант этого метода принимает параметр — строку (содержит число), или строку и число (основание системы счисления результата), возвращает число получая его из параметра, эта версия метода статическая;</text:p>
      <text:p text:style-name="P222"/>
      <text:p text:style-name="P222">hashCode()</text:p>
      <text:p text:style-name="P222"/>
      <text:p text:style-name="P51">используется для возврата хэша своего объекта; параметров не принимает; возвращает хэш своего объекта; возвращает<text:span text:style-name="T29"> </text:span><text:span text:style-name="T30">int</text:span><text:span text:style-name="T1">;</text:span></text:p>
      <text:p text:style-name="P51">этот метод статический;</text:p>
      <text:p text:style-name="P222"/>
      <text:p text:style-name="P222">toString()</text:p>
      <text:p text:style-name="P222"/>
      <text:p text:style-name="P51">используется для возврата строкового представления инкапсуллированного значения; параметров не принимает; возвращает строковое представление инкапсуллированного значения; возвращает строку;</text:p>
      <text:p text:style-name="P396"><text:span text:style-name="T1">перегруженная версия этого метода принимает параметр —</text:span><text:span text:style-name="T30"> </text:span><text:span text:style-name="T47">int</text:span><text:span text:style-name="T1">, и преобразует его в строку, эта версия метода статическая;</text:span></text:p>
      <text:p text:style-name="P405"/>
      <text:p text:style-name="P405">toUnsignedString()</text:p>
      <text:p text:style-name="P405"/>
      <text:p text:style-name="P398">используется возврата строкового представления указанного числа; принимает параметры —<text:span text:style-name="T29"> </text:span><text:span text:style-name="T30">int </text:span><text:span text:style-name="T1">(</text:span>указанное число<text:span text:style-name="T1">),</text:span><text:span text:style-name="T30"> int </text:span><text:span text:style-name="T1">(</text:span>основание системы счисления результата<text:span text:style-name="T1">); </text:span>возвращает строковое представление указанного числа (число берется без знака); возвращает строку;</text:p>
      <text:p text:style-name="P398">этот метод статический;</text:p>
      <text:p text:style-name="P355"/>
      <text:p text:style-name="P168">Методы <text:span text:style-name="T1">byteValue(), shortValue(), intValue(), longValue(), floatValue(), doubleValue()</text:span></text:p>
      <text:p text:style-name="P222"/>
      <text:p text:style-name="P51">используются для возврата инкапсуллируемого значения в соответствующем представлении; параметров не принимают; возвращают инкапсуллируемое значение в соответствующем представлении; возвращают число;</text:p>
      <text:p text:style-name="P222"/>
      <text:p text:style-name="P461">compare()</text:p>
      <text:p text:style-name="P222"/>
      <text:p text:style-name="P56">используется для сравнения чисел; принимает параметры —<text:span text:style-name="T29"> </text:span><text:span text:style-name="T46">int</text:span><text:span text:style-name="T30"> </text:span><text:span text:style-name="T1">(</text:span>указанное число<text:span text:style-name="T1">),</text:span><text:span text:style-name="T30"> </text:span><text:span text:style-name="T46">in</text:span><text:span text:style-name="T30">t </text:span><text:span text:style-name="T1">(</text:span>указанное число<text:span text:style-name="T1">); </text:span>сравнивает указанные числа; возвращает<text:span text:style-name="T29"> </text:span><text:span text:style-name="T30">int</text:span><text:span text:style-name="T1"> (</text:span>ноль — если равны, отрицательное — если первое меньше, положительное — если первое больше<text:span text:style-name="T1">);</text:span></text:p>
      <text:p text:style-name="P56">этот метод статический;</text:p>
      <text:p text:style-name="P222"/>
      <text:p text:style-name="P222">compareTo()</text:p>
      <text:p text:style-name="P222"/>
      <text:p text:style-name="P61">используется для сравнения своего значения с указанным значением; принимает параметр —<text:span text:style-name="T29"> </text:span><text:span text:style-name="T46">Integer</text:span><text:span text:style-name="T1"> (</text:span>указанное значение<text:span text:style-name="T1">); </text:span>сравнивает свое инкапсуллируемое значение с указанным значением; возвращает<text:span text:style-name="T29"> </text:span><text:span text:style-name="T30">int </text:span><text:span text:style-name="T1">(</text:span>ноль — если равны, отрицательное значение — если свое значение меньше, положительное значение — если больше<text:span text:style-name="T1">);</text:span></text:p>
      <text:p text:style-name="P238"/>
      <text:p text:style-name="P238">compareUnsigned()</text:p>
      <text:p text:style-name="P71"/>
      <text:p text:style-name="P71">используется для сравнения чисел как беззнаковых; принимает параметры —<text:span text:style-name="T29"> </text:span><text:span text:style-name="T30">int </text:span><text:span text:style-name="T1">(</text:span>указанное число<text:span text:style-name="T1">),</text:span><text:span text:style-name="T30"> int </text:span><text:span text:style-name="T1">(</text:span>указанное число<text:span text:style-name="T1">);</text:span> сравнивает указанные числа как беззнаковые; возвращает<text:span text:style-name="T29"> </text:span><text:span text:style-name="T30">int</text:span><text:span text:style-name="T1"> (</text:span>ноль — если равны, отрицательное — если первое меньше, положительное — если больше<text:span text:style-name="T1">);</text:span></text:p>
      <text:p text:style-name="P222"/>
      <text:p text:style-name="P222">equals()</text:p>
      <text:p text:style-name="P222"/>
      <text:p text:style-name="P56"><text:span text:style-name="T1">используется для сравнения инкапсуллируемого значения с указанным значение; принимает параметр —</text:span><text:span text:style-name="T30"> </text:span><text:span text:style-name="T46">Integer </text:span><text:span text:style-name="T156">(указанное значение)</text:span><text:span text:style-name="T120">; </text:span><text:span text:style-name="T1">сравнивает свое инкапсуллируемое значение с указанным значением; возвращает логическое значение (</text:span><text:span text:style-name="T30">true </text:span><text:span text:style-name="T1">– равны,</text:span><text:span text:style-name="T30"> false </text:span><text:span text:style-name="T1">– не равны);</text:span></text:p>
      <text:p text:style-name="P222"/>
      <text:p text:style-name="P222">decode()</text:p>
      <text:p text:style-name="P222"/>
      <text:p text:style-name="P61">используется для возврата значения<text:span text:style-name="T29"> </text:span><text:span text:style-name="T47">Integer</text:span><text:span text:style-name="T1">; </text:span>принимает параметр — строку (должна содержать число); возвращает значение<text:span text:style-name="T29"> </text:span><text:span text:style-name="T47">Integer</text:span><text:span text:style-name="T1">, </text:span>получает его из параметра; возвращает<text:span text:style-name="T29"> </text:span><text:span text:style-name="T47">Integer</text:span><text:span text:style-name="T1">;</text:span></text:p>
      <text:p text:style-name="P61">этот метод статический;</text:p>
      <text:p text:style-name="P222"/>
      <text:p text:style-name="P222">parse<text:span text:style-name="T179">Int</text:span>()</text:p>
      <text:p text:style-name="P222"/>
      <text:p text:style-name="P51">используется для возврата числа; принимает параметр — строку (должна содержать число); возвращает число, полученное из параметра; возвращает <text:span text:style-name="T47">int</text:span><text:span text:style-name="T1">;</text:span></text:p>
      <text:p text:style-name="P61">этот метод статический;</text:p>
      <text:p text:style-name="P230"><text:soft-page-break/>parseUnsignedInt()</text:p>
      <text:p text:style-name="P230"/>
      <text:p text:style-name="P73">используетсядля возврата числа; принимает параметр — строку; возвращает число получая его из строки<text:span text:style-name="T1"> (</text:span>число получает без знака<text:span text:style-name="T1">)</text:span>; возвращает<text:span text:style-name="T29"> </text:span><text:span text:style-name="T30">int</text:span><text:span text:style-name="T1">;</text:span></text:p>
      <text:p text:style-name="P73">этот метод статический;</text:p>
      <text:p text:style-name="P227"/>
      <text:p text:style-name="P227">toUnsignedLong()</text:p>
      <text:p text:style-name="P227"/>
      <text:p text:style-name="P66">используется для возрата указанного числа в соответствующем представлении; принимает параметр —<text:span text:style-name="T29"> </text:span><text:span text:style-name="T47">int</text:span><text:span text:style-name="T1">; </text:span>возвращает указанное число в целевом представлении; возвращает<text:span text:style-name="T29"> </text:span><text:span text:style-name="T30">long</text:span><text:span text:style-name="T1">;</text:span></text:p>
      <text:p text:style-name="P66">этот метод статический;</text:p>
      <text:p text:style-name="P232"/>
      <text:p text:style-name="P232">reverse()</text:p>
      <text:p text:style-name="P232"/>
      <text:p text:style-name="P75">используется для реверса битов числа; принимает параметр —<text:span text:style-name="T29"> </text:span><text:span text:style-name="T30">int </text:span><text:span text:style-name="T1">(</text:span>указанное число<text:span text:style-name="T1">); </text:span>реверсирует биты указанного числа; возвращает<text:span text:style-name="T29"> </text:span><text:span text:style-name="T30">int</text:span><text:span text:style-name="T1">;</text:span></text:p>
      <text:p text:style-name="P75">этот метод статический;</text:p>
      <text:p text:style-name="P232"/>
      <text:p text:style-name="P232">reverseBytes()</text:p>
      <text:p text:style-name="P232"/>
      <text:p text:style-name="P75">используется для реверса байтов указанного числа; принимает параметр —<text:span text:style-name="T29"> </text:span><text:span text:style-name="T30">int</text:span><text:span text:style-name="T1"> (</text:span>указанное число<text:span text:style-name="T1">); </text:span>реверсирует байты указанного числа; возвращает<text:span text:style-name="T29"> </text:span><text:span text:style-name="T30">int</text:span><text:span text:style-name="T1">;</text:span></text:p>
      <text:p text:style-name="P75">этот метод статический;</text:p>
      <text:p text:style-name="P232"/>
      <text:p text:style-name="P232">rota<text:span text:style-name="T180">t</text:span>eLeft()</text:p>
      <text:p text:style-name="P232"/>
      <text:p text:style-name="P75">используется для сдвига числа влево; принимает параметры —<text:span text:style-name="T29"> </text:span><text:span text:style-name="T30">int </text:span><text:span text:style-name="T1">(</text:span>сдвигаемое число<text:span text:style-name="T1">),</text:span><text:span text:style-name="T30"> int </text:span><text:span text:style-name="T1">(</text:span>число позиций с<text:span text:style-name="T180">двига</text:span><text:span text:style-name="T1">); </text:span>сдвигает сдвигаемое число влево; возвращает<text:span text:style-name="T29"> </text:span><text:span text:style-name="T30">in</text:span><text:span text:style-name="T48">t</text:span><text:span text:style-name="T1">;</text:span></text:p>
      <text:p text:style-name="P75">этот метод статический;</text:p>
      <text:p text:style-name="P232"/>
      <text:p text:style-name="P232">rotateRight()</text:p>
      <text:p text:style-name="P232"/>
      <text:p text:style-name="P77">используется для сдвига числа вправо; принимает параметры —<text:span text:style-name="T29"> </text:span><text:span text:style-name="T30">int </text:span><text:span text:style-name="T1">(</text:span>сдвигаемое число<text:span text:style-name="T1">),</text:span><text:span text:style-name="T30"> int </text:span><text:span text:style-name="T1">(</text:span>число позиций сдвига<text:span text:style-name="T1">); </text:span>сдвигает сдвигаемое число вправо; возвращает<text:span text:style-name="T29"> </text:span><text:span text:style-name="T30">int</text:span><text:span text:style-name="T1">;</text:span></text:p>
      <text:p text:style-name="P77">этот метод статический;</text:p>
      <text:p text:style-name="P234"/>
      <text:p text:style-name="P463">signum()</text:p>
      <text:p text:style-name="P234"/>
      <text:p text:style-name="P77">используется для возврата знака числа; принимает параметр —<text:span text:style-name="T29"> </text:span><text:span text:style-name="T30">int </text:span><text:span text:style-name="T1">(</text:span>указанное число<text:span text:style-name="T1">); </text:span>возвращает знак указанного числа в виде числа (<text:span text:style-name="T29">0 — </text:span>если число ноль,<text:span text:style-name="T29"> -1 — </text:span>если число отрицательное,<text:span text:style-name="T29"> 1 — </text:span>если положительное);</text:p>
      <text:p text:style-name="P77">этот метод статический;</text:p>
      <text:p text:style-name="P234"/>
      <text:p text:style-name="P234">sum()</text:p>
      <text:p text:style-name="P234"/>
      <text:p text:style-name="P77">используется для возврата суммы чисел; принимает параметры —<text:span text:style-name="T29"> </text:span><text:span text:style-name="T30">int </text:span><text:span text:style-name="T1">(</text:span>указанное число<text:span text:style-name="T1">),</text:span><text:span text:style-name="T30"> int </text:span><text:span text:style-name="T1">(</text:span>указанное число<text:span text:style-name="T1">); </text:span>складывает указанные числа; возвращает<text:span text:style-name="T29"> </text:span><text:span text:style-name="T30">int</text:span><text:span text:style-name="T1">;</text:span></text:p>
      <text:p text:style-name="P77">этот метод статический;</text:p>
      <text:p text:style-name="P236"/>
      <text:p text:style-name="P236">toBinaryString()</text:p>
      <text:p text:style-name="P236"/>
      <text:p text:style-name="P79">используется для преобразования числа к строке (содержащей соответствующее представление числа); принимает параметр —<text:span text:style-name="T29"> </text:span><text:span text:style-name="T30">int </text:span><text:span text:style-name="T1">(</text:span>указанное число<text:span text:style-name="T1">); </text:span>преобразует указанное число к строке (содержащей соответствующее представление числа); возвращает строку;</text:p>
      <text:p text:style-name="P79">этот метод статический;</text:p>
      <text:p text:style-name="P236"/>
      <text:p text:style-name="P236">toHexString()</text:p>
      <text:p text:style-name="P236"/>
      <text:p text:style-name="P80">используется для преобразования числа к строке (содержащей соответствующее представление числа); принимает параметр —<text:span text:style-name="T29"> </text:span><text:span text:style-name="T30">int </text:span><text:span text:style-name="T1">(</text:span>указанное число<text:span text:style-name="T1">); </text:span>преобразует указанное число к строке (содержащей соответствующее представление числа); возвращает строку;</text:p>
      <text:p text:style-name="P80">этот метод статический;</text:p>
      <text:p text:style-name="P236"/>
      <text:p text:style-name="P236">toOctalString()</text:p>
      <text:p text:style-name="P236"/>
      <text:p text:style-name="P80">используется для преобразования числа к строке (содержащей соответствующее представление числа); принимает параметр —<text:span text:style-name="T29"> </text:span><text:span text:style-name="T30">int </text:span><text:span text:style-name="T1">(</text:span>указанное число<text:span text:style-name="T1">); </text:span>преобразует указанное число к строке (содержащей соответствующее представление числа); возвращает строку;</text:p>
      <text:p text:style-name="P80">этот метод статический;</text:p>
      <text:p text:style-name="P232"/>
      <text:p text:style-name="P232">remainderUnsigned()</text:p>
      <text:p text:style-name="P232"/>
      <text:p text:style-name="P75">используется для возрата остатка от деления; принимает параметры —<text:span text:style-name="T29"> </text:span><text:span text:style-name="T30">int</text:span><text:span text:style-name="T1"> (</text:span>делимое<text:span text:style-name="T1">),</text:span><text:span text:style-name="T30"> int </text:span><text:span text:style-name="T1">(</text:span>делитель<text:span text:style-name="T1">); </text:span>возвращает остаток от целочисленного деления указанных чисел; возвращает<text:span text:style-name="T29"> </text:span><text:span text:style-name="T30">int</text:span><text:span text:style-name="T1">;</text:span></text:p>
      <text:p text:style-name="P75"><text:soft-page-break/>этот метод статический;</text:p>
      <text:p text:style-name="P346"/>
      <text:p text:style-name="P346">Переменные класса <text:span text:style-name="T11">Integer</text:span></text:p>
      <text:p text:style-name="P352"/>
      <text:p text:style-name="P323"><text:span text:style-name="T120">Это в точности те же переменные, что у класса</text:span><text:span text:style-name="T30"> Byte</text:span><text:span text:style-name="T120">.</text:span></text:p>
      <text:p text:style-name="P347"/>
      <text:p text:style-name="P377">Класс <text:span text:style-name="T11">Long</text:span></text:p>
      <text:p text:style-name="P353"/>
      <text:p text:style-name="P347">Конструктор класса <text:span text:style-name="T11">Long</text:span></text:p>
      <text:p text:style-name="P353"/>
      <text:p text:style-name="P165"><text:span text:style-name="T11">Long</text:span><text:span text:style-name="T1">()</text:span></text:p>
      <text:p text:style-name="P214"/>
      <text:p text:style-name="P322"><text:span text:style-name="T117">конструктор класса</text:span><text:span text:style-name="T29"> </text:span><text:span text:style-name="T43">Long</text:span><text:span text:style-name="T120">; </text:span><text:span text:style-name="T117">принимает параметр —</text:span><text:span text:style-name="T29"> </text:span><text:span text:style-name="T43">long</text:span><text:span text:style-name="T30"> </text:span><text:span text:style-name="T117">или строку (должна содержать запись числа); создает объект своего класса; возвращает ничтоже;</text:span></text:p>
      <text:p text:style-name="P347"/>
      <text:p text:style-name="P347">Методы класса <text:span text:style-name="T11">Long</text:span></text:p>
      <text:p text:style-name="P356"/>
      <text:p text:style-name="P67"/>
      <text:p text:style-name="P228">valueOf()</text:p>
      <text:p text:style-name="P228"/>
      <text:p text:style-name="P67">используется для возврата инкапсуллируемого значения; параметров не принимает; возвращает свое инкапсуллируемое значение; возвращает<text:span text:style-name="T29"> </text:span><text:span text:style-name="T49">long</text:span><text:span text:style-name="T1">;</text:span></text:p>
      <text:p text:style-name="P404">перегруженный вариант этого метода принимает параметр — строку (содержит число), или строку и число (основание системы счисления результата), возвращает число получая его из параметра, эта версия метода статическая;</text:p>
      <text:p text:style-name="P223"/>
      <text:p text:style-name="P223">hashCode()</text:p>
      <text:p text:style-name="P223"/>
      <text:p text:style-name="P52">используется для возврата хэша своего объекта; параметров не принимает; возвращает хэш своего объекта; возвращает<text:span text:style-name="T29"> </text:span><text:span text:style-name="T49">int</text:span><text:span text:style-name="T1">;</text:span></text:p>
      <text:p text:style-name="P52">этот метод статический;</text:p>
      <text:p text:style-name="P223"/>
      <text:p text:style-name="P223">toString()</text:p>
      <text:p text:style-name="P223"/>
      <text:p text:style-name="P52">используется для возврата строкового представления инкапсуллированного значения; параметров не принимает; возвращает строковое представление инкапсуллированного значения; возвращает строку;</text:p>
      <text:p text:style-name="P397"><text:span text:style-name="T1">перегруженная версия этого метода принимает параметр —</text:span><text:span text:style-name="T30"> </text:span><text:span text:style-name="T49">long</text:span><text:span text:style-name="T1">, и преобразует его в строку, эта версия метода статическая;</text:span></text:p>
      <text:p text:style-name="P406"/>
      <text:p text:style-name="P471">toUnsignedString()</text:p>
      <text:p text:style-name="P406"/>
      <text:p text:style-name="P399">используется возврата строкового представления указанного числа; принимает параметры —<text:span text:style-name="T29"> </text:span><text:span text:style-name="T49">long</text:span><text:span text:style-name="T30"> </text:span><text:span text:style-name="T1">(</text:span>указанное число<text:span text:style-name="T1">),</text:span><text:span text:style-name="T30"> </text:span><text:span text:style-name="T49">long</text:span><text:span text:style-name="T30"> </text:span><text:span text:style-name="T1">(</text:span>основание системы счисления результата<text:span text:style-name="T1">); </text:span>возвращает строковое представление указанного числа (число берется без знака); возвращает строку;</text:p>
      <text:p text:style-name="P399">этот метод статический;</text:p>
      <text:p text:style-name="P356"/>
      <text:p text:style-name="P169">Методы <text:span text:style-name="T1">byteValue(), shortValue(), intValue(), longValue(), floatValue(), doubleValue()</text:span></text:p>
      <text:p text:style-name="P223"/>
      <text:p text:style-name="P52">используются для возврата инкапсуллируемого значения в соответствующем представлении; параметров не принимают; возвращают инкапсуллируемое значение в соответствующем представлении; возвращают число;</text:p>
      <text:p text:style-name="P223"/>
      <text:p text:style-name="P223">compare()</text:p>
      <text:p text:style-name="P223"/>
      <text:p text:style-name="P57">используется для сравнения чисел; принимает параметры —<text:span text:style-name="T29"> </text:span><text:span text:style-name="T49">long</text:span><text:span text:style-name="T30"> </text:span><text:span text:style-name="T1">(</text:span>указанное число<text:span text:style-name="T1">),</text:span><text:span text:style-name="T30"> </text:span><text:span text:style-name="T49">long</text:span><text:span text:style-name="T30"> </text:span><text:span text:style-name="T1">(</text:span>указанное число<text:span text:style-name="T1">); </text:span>сравнивает указанные числа; возвращает<text:span text:style-name="T29"> </text:span><text:span text:style-name="T49">int</text:span><text:span text:style-name="T1"> (</text:span>ноль — если равны, отрицательное — если первое меньше, положительное — если первое больше<text:span text:style-name="T1">);</text:span></text:p>
      <text:p text:style-name="P57">этот метод статический;</text:p>
      <text:p text:style-name="P223"/>
      <text:p text:style-name="P223">compareTo()</text:p>
      <text:p text:style-name="P223"/>
      <text:p text:style-name="P62">используется для сравнения своего значения с указанным значением; принимает параметр —<text:span text:style-name="T29"> </text:span><text:span text:style-name="T49">Long</text:span><text:span text:style-name="T1"> (</text:span>указанное значение<text:span text:style-name="T1">); </text:span>сравнивает свое инкапсуллируемое значение с указанным значением; возвращает<text:span text:style-name="T29"> </text:span><text:span text:style-name="T30">int </text:span><text:span text:style-name="T1">(</text:span>ноль — если равны, отрицательное значение — если свое значение меньше, положительное значение — если больше<text:span text:style-name="T1">);</text:span></text:p>
      <text:p text:style-name="P239"/>
      <text:p text:style-name="P239">compareUnsigned()</text:p>
      <text:p text:style-name="P72"/>
      <text:p text:style-name="P72">используется для сравнения чисел как беззнаковых; принимает параметры —<text:span text:style-name="T29"> </text:span><text:span text:style-name="T49">long</text:span><text:span text:style-name="T30"> </text:span><text:span text:style-name="T1">(</text:span>указанное число<text:span text:style-name="T1">),</text:span><text:span text:style-name="T30"> </text:span><text:span text:style-name="T49">long</text:span><text:span text:style-name="T30"> </text:span><text:span text:style-name="T1">(</text:span>указанное число<text:span text:style-name="T1">);</text:span> сравнивает указанные числа как беззнаковые; возвращает<text:span text:style-name="T29"> </text:span><text:span text:style-name="T30">int</text:span><text:span text:style-name="T1"> (</text:span>ноль — если равны, отрицательное — если первое меньше, положительное — если больше<text:span text:style-name="T1">);</text:span></text:p>
      <text:p text:style-name="P223"/>
      <text:p text:style-name="P223">equals()</text:p>
      <text:p text:style-name="P223"/>
      <text:p text:style-name="P57"><text:span text:style-name="T1">используется для сравнения инкапсуллируемого значения с указанным значение; принимает параметр —</text:span><text:span text:style-name="T30"> </text:span><text:span text:style-name="T50">Long</text:span><text:span text:style-name="T1">; сравнивает свое инкапсуллируемое значение с </text:span><text:soft-page-break/><text:span text:style-name="T1">указанным значением; возвращает логическое значение (</text:span><text:span text:style-name="T30">true </text:span><text:span text:style-name="T1">– равны,</text:span><text:span text:style-name="T30"> false </text:span><text:span text:style-name="T1">– не равны);</text:span></text:p>
      <text:p text:style-name="P223"/>
      <text:p text:style-name="P223">decode()</text:p>
      <text:p text:style-name="P223"/>
      <text:p text:style-name="P62">используется для возврата значения<text:span text:style-name="T29"> </text:span><text:span text:style-name="T49">Long</text:span><text:span text:style-name="T1">; </text:span>принимает параметр — строку (должна содержать число); возвращает значение<text:span text:style-name="T29"> </text:span><text:span text:style-name="T49">Long</text:span><text:span text:style-name="T1">, </text:span>получает его из параметра; возвращает<text:span text:style-name="T29"> </text:span><text:span text:style-name="T49">Long</text:span><text:span text:style-name="T1">;</text:span></text:p>
      <text:p text:style-name="P62">этот метод статический;</text:p>
      <text:p text:style-name="P223"/>
      <text:p text:style-name="P223">parse<text:span text:style-name="T181">Long</text:span>()</text:p>
      <text:p text:style-name="P223"/>
      <text:p text:style-name="P52">используется для возврата числа; принимает параметр — строку (должна содержать число); возвращает число, полученное из параметра; возвращает <text:span text:style-name="T49">long</text:span><text:span text:style-name="T1">;</text:span></text:p>
      <text:p text:style-name="P62">этот метод статический;</text:p>
      <text:p text:style-name="P231"/>
      <text:p text:style-name="P231">parseUnsigned<text:span text:style-name="T181">Long</text:span>()</text:p>
      <text:p text:style-name="P231"/>
      <text:p text:style-name="P74">используетсядля возврата числа; принимает параметр — строку; возвращает число получая его из строки<text:span text:style-name="T1"> (</text:span>число получает без знака<text:span text:style-name="T1">)</text:span>; возвращает<text:span text:style-name="T29"> </text:span><text:span text:style-name="T49">long</text:span><text:span text:style-name="T1">;</text:span></text:p>
      <text:p text:style-name="P74">этот метод статический;</text:p>
      <text:p text:style-name="P228"/>
      <text:p text:style-name="P228">toUnsignedLong()</text:p>
      <text:p text:style-name="P228"/>
      <text:p text:style-name="P67">используется для возрата указанного числа в соответствующем представлении; принимает параметр —<text:span text:style-name="T29"> </text:span><text:span text:style-name="T49">long</text:span><text:span text:style-name="T1">; </text:span>возвращает указанное число в целевом представлении; возвращает<text:span text:style-name="T29"> </text:span><text:span text:style-name="T30">long</text:span><text:span text:style-name="T1">;</text:span></text:p>
      <text:p text:style-name="P67">этот метод статический;</text:p>
      <text:p text:style-name="P233"/>
      <text:p text:style-name="P233">reverse()</text:p>
      <text:p text:style-name="P233"/>
      <text:p text:style-name="P76">используется для реверса битов числа; принимает параметр —<text:span text:style-name="T29"> </text:span><text:span text:style-name="T49">long</text:span><text:span text:style-name="T30"> </text:span><text:span text:style-name="T1">(</text:span>указанное число<text:span text:style-name="T1">); </text:span>реверсирует биты указанного числа; возвращает<text:span text:style-name="T29"> </text:span><text:span text:style-name="T49">long</text:span><text:span text:style-name="T1">;</text:span></text:p>
      <text:p text:style-name="P76">этот метод статический;</text:p>
      <text:p text:style-name="P233"/>
      <text:p text:style-name="P233">reverseBytes()</text:p>
      <text:p text:style-name="P233"/>
      <text:p text:style-name="P76">используется для реверса байтов указанного числа; принимает параметр —<text:span text:style-name="T29"> </text:span><text:span text:style-name="T49">long</text:span><text:span text:style-name="T1"> (</text:span>указанное число<text:span text:style-name="T1">); </text:span>реверсирует байты указанного числа; возвращает<text:span text:style-name="T29"> </text:span><text:span text:style-name="T49">long</text:span><text:span text:style-name="T1">;</text:span></text:p>
      <text:p text:style-name="P76">этот метод статический;</text:p>
      <text:p text:style-name="P233"><text:soft-page-break/>rota<text:span text:style-name="T180">t</text:span>eLeft()</text:p>
      <text:p text:style-name="P233"/>
      <text:p text:style-name="P76">используется для сдвига числа влево; принимает параметры —<text:span text:style-name="T29"> </text:span><text:span text:style-name="T49">long</text:span><text:span text:style-name="T30"> </text:span><text:span text:style-name="T1">(</text:span>сдвигаемое число<text:span text:style-name="T1">),</text:span><text:span text:style-name="T30"> </text:span><text:span text:style-name="T49">long</text:span><text:span text:style-name="T30"> </text:span><text:span text:style-name="T1">(</text:span>число позиций с<text:span text:style-name="T180">двига</text:span><text:span text:style-name="T1">); </text:span>сдвигает сдвигаемое число влево; возвращает<text:span text:style-name="T29"> </text:span><text:span text:style-name="T49">long</text:span><text:span text:style-name="T1">;</text:span></text:p>
      <text:p text:style-name="P76">этот метод статический;</text:p>
      <text:p text:style-name="P233"/>
      <text:p text:style-name="P233">rotateRight()</text:p>
      <text:p text:style-name="P233"/>
      <text:p text:style-name="P78">используется для сдвига числа вправо; принимает параметры —<text:span text:style-name="T29"> </text:span><text:span text:style-name="T49">long</text:span><text:span text:style-name="T30"> </text:span><text:span text:style-name="T1">(</text:span>сдвигаемое число<text:span text:style-name="T1">),</text:span><text:span text:style-name="T30"> </text:span><text:span text:style-name="T49">long</text:span><text:span text:style-name="T30"> </text:span><text:span text:style-name="T1">(</text:span>число позиций сдвига<text:span text:style-name="T1">); </text:span>сдвигает сдвигаемое число вправо; возвращает<text:span text:style-name="T29"> </text:span><text:span text:style-name="T49">long</text:span><text:span text:style-name="T1">;</text:span></text:p>
      <text:p text:style-name="P78">этот метод статический;</text:p>
      <text:p text:style-name="P235"/>
      <text:p text:style-name="P235">signum()</text:p>
      <text:p text:style-name="P235"/>
      <text:p text:style-name="P78">используется для возврата знака числа; принимает параметр —<text:span text:style-name="T29"> </text:span><text:span text:style-name="T50">int</text:span><text:span text:style-name="T30"> </text:span><text:span text:style-name="T1">(</text:span>указанное число<text:span text:style-name="T1">); </text:span>возвращает знак указанного числа в виде числа (<text:span text:style-name="T29">0 — </text:span>если число ноль,<text:span text:style-name="T29"> -1 — </text:span>если число отрицательное,<text:span text:style-name="T29"> 1 — </text:span>если положительное);</text:p>
      <text:p text:style-name="P78">этот метод статический;</text:p>
      <text:p text:style-name="P240"/>
      <text:p text:style-name="P240">lowestOneBit()</text:p>
      <text:p text:style-name="P240"/>
      <text:p text:style-name="P82">используется для возврата позиции младшего установленного бита числа; принимает параметр —<text:span text:style-name="T29"> </text:span><text:span text:style-name="T30">long </text:span><text:span text:style-name="T1">(</text:span>указанное число<text:span text:style-name="T1">); </text:span>возвращает позицию самого младшего из установленных битов указанного числа; возвращает<text:span text:style-name="T29"> </text:span><text:span text:style-name="T30">int</text:span><text:span text:style-name="T1">;</text:span></text:p>
      <text:p text:style-name="P82">этот метод статический;</text:p>
      <text:p text:style-name="P240"/>
      <text:p text:style-name="P240">numberOfLeadingZeros()</text:p>
      <text:p text:style-name="P240"/>
      <text:p text:style-name="P82">используется для возврата количества старших сброшенных битов числа; принимает параметр —<text:span text:style-name="T29"> </text:span><text:span text:style-name="T30">long </text:span><text:span text:style-name="T1">(</text:span>указанное число<text:span text:style-name="T1">); </text:span>возвращает количество старших сброшенных битов указанного числа; возвращает<text:span text:style-name="T29"> </text:span><text:span text:style-name="T30">int</text:span><text:span text:style-name="T1">;</text:span></text:p>
      <text:p text:style-name="P82">этот метод статический;</text:p>
      <text:p text:style-name="P240"/>
      <text:p text:style-name="P240">numberOfTrailingZeros()</text:p>
      <text:p text:style-name="P240"/>
      <text:p text:style-name="P82">используется для возврата количества младших сброшенных битов числа; принимает параметр —<text:span text:style-name="T29"> </text:span><text:span text:style-name="T30">long </text:span><text:span text:style-name="T1">(</text:span>указанное число<text:span text:style-name="T1">); </text:span>возвращает количество младших сброшенных битов указанного числа; возвращает<text:span text:style-name="T29"> </text:span><text:span text:style-name="T30">int</text:span><text:span text:style-name="T1">;</text:span></text:p>
      <text:p text:style-name="P82">этот метод статический;</text:p>
      <text:p text:style-name="P240"/>
      <text:p text:style-name="P240"><text:soft-page-break/>max()</text:p>
      <text:p text:style-name="P240"/>
      <text:p text:style-name="P82">используется для определения максимального числа из указанных; принимает параметры —<text:span text:style-name="T29"> </text:span><text:span text:style-name="T30">long </text:span><text:span text:style-name="T1">(</text:span>указанное число<text:span text:style-name="T1">),</text:span><text:span text:style-name="T30"> long </text:span><text:span text:style-name="T1">(</text:span>указанное число<text:span text:style-name="T1">); </text:span>возвращает максимальное число из указанных; возвращает<text:span text:style-name="T29"> </text:span><text:span text:style-name="T30">long</text:span><text:span text:style-name="T1">;</text:span></text:p>
      <text:p text:style-name="P82">этот метод статический;</text:p>
      <text:p text:style-name="P240"/>
      <text:p text:style-name="P240">min()</text:p>
      <text:p text:style-name="P240"/>
      <text:p text:style-name="P82">используется для определения минимального числа из указанных; принимает параметры —<text:span text:style-name="T29"> </text:span><text:span text:style-name="T30">long </text:span><text:span text:style-name="T1">(</text:span>указанное число<text:span text:style-name="T1">),</text:span><text:span text:style-name="T30"> long </text:span><text:span text:style-name="T1">(</text:span>указанное число<text:span text:style-name="T1">); </text:span>возвращает минимальное число из указанных; возвращает<text:span text:style-name="T29"> </text:span><text:span text:style-name="T30">long</text:span><text:span text:style-name="T1">;</text:span></text:p>
      <text:p text:style-name="P82">этот метод статический;</text:p>
      <text:p text:style-name="P235"/>
      <text:p text:style-name="P235">sum()</text:p>
      <text:p text:style-name="P235"/>
      <text:p text:style-name="P78">используется для возврата суммы чисел; принимает параметры —<text:span text:style-name="T29"> </text:span><text:span text:style-name="T49">long</text:span><text:span text:style-name="T30"> </text:span><text:span text:style-name="T1">(</text:span>указанное число<text:span text:style-name="T1">),</text:span><text:span text:style-name="T30"> </text:span><text:span text:style-name="T49">long</text:span><text:span text:style-name="T30"> </text:span><text:span text:style-name="T1">(</text:span>указанное число<text:span text:style-name="T1">); </text:span>складывает указанные числа; возвращает<text:span text:style-name="T29"> </text:span><text:span text:style-name="T49">long</text:span><text:span text:style-name="T1">;</text:span></text:p>
      <text:p text:style-name="P78">этот метод статический;</text:p>
      <text:p text:style-name="P237"/>
      <text:p text:style-name="P237">toBinaryString()</text:p>
      <text:p text:style-name="P237"/>
      <text:p text:style-name="P81">используется для преобразования числа к строке (содержащей соответствующее представление числа); принимает параметр —<text:span text:style-name="T29"> </text:span><text:span text:style-name="T49">long</text:span><text:span text:style-name="T30"> </text:span><text:span text:style-name="T1">(</text:span>указанное число<text:span text:style-name="T1">); </text:span>преобразует указанное число к строке (содержащей соответствующее представление числа); возвращает строку;</text:p>
      <text:p text:style-name="P81">этот метод статический;</text:p>
      <text:p text:style-name="P237"/>
      <text:p text:style-name="P237">toHexString()</text:p>
      <text:p text:style-name="P237"/>
      <text:p text:style-name="P81">используется для преобразования числа к строке (содержащей соответствующее представление числа); принимает параметр —<text:span text:style-name="T29"> </text:span><text:span text:style-name="T49">long</text:span><text:span text:style-name="T30"> </text:span><text:span text:style-name="T1">(</text:span>указанное число<text:span text:style-name="T1">); </text:span>преобразует указанное число к строке (содержащей соответствующее представление числа); возвращает строку;</text:p>
      <text:p text:style-name="P81">этот метод статический;</text:p>
      <text:p text:style-name="P237"/>
      <text:p text:style-name="P237">toOctalString()</text:p>
      <text:p text:style-name="P237"/>
      <text:p text:style-name="P81">используется для преобразования числа к строке (содержащей соответствующее представление числа); принимает параметр —<text:span text:style-name="T29"> </text:span><text:span text:style-name="T49">long</text:span><text:span text:style-name="T30"> </text:span><text:span text:style-name="T1">(</text:span>указанное число<text:span text:style-name="T1">); </text:span>преобразует указанное число к строке (содержащей соответствующее представление числа); возвращает строку;</text:p>
      <text:p text:style-name="P81"><text:soft-page-break/>этот метод статический;</text:p>
      <text:p text:style-name="P233"/>
      <text:p text:style-name="P233">remainderUnsigned()</text:p>
      <text:p text:style-name="P233"/>
      <text:p text:style-name="P76">используется для возрата остатка от деления; принимает параметры —<text:span text:style-name="T29"> </text:span><text:span text:style-name="T49">long</text:span><text:span text:style-name="T1"> (</text:span>делимое<text:span text:style-name="T1">),</text:span><text:span text:style-name="T30"> </text:span><text:span text:style-name="T49">long</text:span><text:span text:style-name="T30"> </text:span><text:span text:style-name="T1">(</text:span>делитель<text:span text:style-name="T1">); </text:span>возвращает остаток от целочисленного деления указанных чисел; возвращает<text:span text:style-name="T29"> </text:span><text:span text:style-name="T49">long</text:span><text:span text:style-name="T1">;</text:span></text:p>
      <text:p text:style-name="P76">этот метод статический;</text:p>
      <text:p text:style-name="P347"/>
      <text:p text:style-name="P347">Переменные класса <text:span text:style-name="T11">Long</text:span></text:p>
      <text:p text:style-name="P353"/>
      <text:p text:style-name="P323"><text:span text:style-name="T120">Это в точности те же переменные, что у класса</text:span><text:span text:style-name="T30"> Byte</text:span><text:span text:style-name="T120">.</text:span></text:p>
      <text:p text:style-name="P376"/>
      <text:p text:style-name="P376">Классы - обертки нецелочисленных</text:p>
      <text:p text:style-name="P35"/>
      <text:p text:style-name="P378">Класс <text:span text:style-name="T1">Float</text:span></text:p>
      <text:p text:style-name="P357"/>
      <text:p text:style-name="P344">Конструктор класса <text:span text:style-name="T1">Float</text:span></text:p>
      <text:p text:style-name="P202"/>
      <text:p text:style-name="P202">Float()</text:p>
      <text:p text:style-name="P202"/>
      <text:p text:style-name="P304"><text:span text:style-name="T117">конструктор класса</text:span><text:span text:style-name="T29"> </text:span><text:span text:style-name="T30">Float</text:span><text:span text:style-name="T120">; </text:span><text:span text:style-name="T117">принимает параметры — число с плавающей точкой </text:span><text:span text:style-name="T149">(</text:span><text:span text:style-name="T40">float/ double</text:span><text:span text:style-name="T149">)</text:span><text:span text:style-name="T117">, либо строку (предполагается содержащей запись числа с плавающей точкой); создает объект своего класса; возвращает ничтоже;</text:span></text:p>
      <text:p text:style-name="P163"/>
      <text:p text:style-name="P344">Методы класса <text:span text:style-name="T1">Float</text:span></text:p>
      <text:p text:style-name="P202"/>
      <text:p text:style-name="P202"><text:span text:style-name="T107">Методы</text:span> byteValue()<text:span text:style-name="T107">, </text:span>shortValue(), intValue(), floatValue(), doubleValue()</text:p>
      <text:p text:style-name="P202"/>
      <text:p text:style-name="P304"><text:span text:style-name="T147">каждый из этих методов </text:span><text:span text:style-name="T117">используется для возврата инкапсуллируемого значения в соответствующем представлении; параметров не принимает; возвращает инкапсуллируемое значение в соответствующем представлении; возвращает число (соответствующего типа);</text:span></text:p>
      <text:p text:style-name="P204"/>
      <text:p text:style-name="P204">floatToRowIntBits()</text:p>
      <text:p text:style-name="P204"/>
      <text:p text:style-name="P306"><text:span text:style-name="T117">используется для возврата представления числа (в интерпретаторе) в целочисленном виде; принимает параметр —</text:span><text:span text:style-name="T29"> </text:span><text:span text:style-name="T30">float </text:span><text:span text:style-name="T120">(</text:span><text:span text:style-name="T117">указанное число, оно не должно быть инициализировано нечисленным значением</text:span><text:span text:style-name="T120">); </text:span><text:span text:style-name="T117">возвращает </text:span><text:soft-page-break/><text:span text:style-name="T117">представление указанного числа в интерпретаторе в целочисленном виде; возвращает</text:span><text:span text:style-name="T29"> </text:span><text:span text:style-name="T30">int</text:span><text:span text:style-name="T120">;</text:span></text:p>
      <text:p text:style-name="P38">этот метод статический;</text:p>
      <text:p text:style-name="P205"/>
      <text:p text:style-name="P205">intBitsToFloat()</text:p>
      <text:p text:style-name="P205"/>
      <text:p text:style-name="P308"><text:span text:style-name="T117">используется для возврата числа с плавающей точкой; принимает параметры — </text:span><text:span text:style-name="T30">int </text:span><text:span text:style-name="T120">(</text:span><text:span text:style-name="T117">указанное число</text:span><text:span text:style-name="T120">); </text:span><text:span text:style-name="T117">возвращает число с плавающей точкой (интерпретирует параметр как содержащий </text:span><text:span text:style-name="T120">fp- </text:span><text:span text:style-name="T117">число в представлении интерпретатора); возвращает</text:span><text:span text:style-name="T29"> </text:span><text:span text:style-name="T30">float</text:span><text:span text:style-name="T120">;</text:span></text:p>
      <text:p text:style-name="P38">этот метод статический;</text:p>
      <text:p text:style-name="P215"/>
      <text:p text:style-name="P215">hashCode()</text:p>
      <text:p text:style-name="P215"/>
      <text:p text:style-name="P307"><text:span text:style-name="T117">используется для возврата хэша своего объекта; параметров не принимает; возвращаетхэш своего объекта; возвращает</text:span><text:span text:style-name="T29"> </text:span><text:span text:style-name="T30">int</text:span><text:span text:style-name="T120">;</text:span></text:p>
      <text:p text:style-name="P216"/>
      <text:p text:style-name="P216">isInfinite()</text:p>
      <text:p text:style-name="P216"/>
      <text:p text:style-name="P309"><text:span text:style-name="T117">используется для проверки на бесконечность; параметров не принимает; проверяет, является ли инкапсуллируемое число бесконечностью; возвращает логическое значение (</text:span><text:span text:style-name="T30">true </text:span><text:span text:style-name="T120">– </text:span><text:span text:style-name="T117">да,</text:span><text:span text:style-name="T29"> </text:span><text:span text:style-name="T30">false </text:span><text:span text:style-name="T120">– </text:span><text:span text:style-name="T117">нет);</text:span></text:p>
      <text:p text:style-name="P216"/>
      <text:p text:style-name="P164"><text:span text:style-name="T1">isNa</text:span><text:span text:style-name="T10">N</text:span><text:span text:style-name="T1">()</text:span></text:p>
      <text:p text:style-name="P216"/>
      <text:p text:style-name="P309"><text:span text:style-name="T120">используется для проверки на </text:span><text:span text:style-name="T117">нечисленное значение</text:span><text:span text:style-name="T120">; параметров не принимает; проверяет, является ли инкапсуллируемое число </text:span><text:span text:style-name="T117">нечисленным значением</text:span><text:span text:style-name="T120">; возвращает логическое значение (</text:span><text:span text:style-name="T30">true </text:span><text:span text:style-name="T120">– да,</text:span><text:span text:style-name="T30"> false </text:span><text:span text:style-name="T120">– нет);</text:span></text:p>
      <text:p text:style-name="P216"/>
      <text:p text:style-name="P216">max()</text:p>
      <text:p text:style-name="P216"/>
      <text:p text:style-name="P309"><text:span text:style-name="T117">используется для возврата максимального числа из указанных; принимает параметры —</text:span><text:span text:style-name="T29"> </text:span><text:span text:style-name="T30">float </text:span><text:span text:style-name="T120">(</text:span><text:span text:style-name="T117">указанное число</text:span><text:span text:style-name="T120">),</text:span><text:span text:style-name="T30"> float </text:span><text:span text:style-name="T117">(указанное число)</text:span><text:span text:style-name="T120">; </text:span><text:span text:style-name="T117">возвращает наибольшее число из указанных; возвращает</text:span><text:span text:style-name="T30"> float</text:span><text:span text:style-name="T120">;</text:span></text:p>
      <text:p text:style-name="P38">этот метод статический;</text:p>
      <text:p text:style-name="P216"/>
      <text:p text:style-name="P216">min()</text:p>
      <text:p text:style-name="P216"/>
      <text:p text:style-name="P309"><text:span text:style-name="T117">используется для возврата минимального числа из указанных; принимает параметры —</text:span><text:span text:style-name="T29"> </text:span><text:span text:style-name="T30">float </text:span><text:span text:style-name="T120">(</text:span><text:span text:style-name="T117">указанное число</text:span><text:span text:style-name="T120">),</text:span><text:span text:style-name="T30"> float </text:span><text:span text:style-name="T117">(указанное число)</text:span><text:span text:style-name="T120">; </text:span><text:span text:style-name="T117">возвращает наименьшее число из указанных; возвращает</text:span><text:span text:style-name="T30"> float</text:span><text:span text:style-name="T120">;</text:span></text:p>
      <text:p text:style-name="P38">этот метод статический;</text:p>
      <text:p text:style-name="P206"/>
      <text:p text:style-name="P206"><text:soft-page-break/>parseFloat()</text:p>
      <text:p text:style-name="P206"/>
      <text:p text:style-name="P312"><text:span text:style-name="T117">используется для возврата числа с плавающей точкой; принимает параметр — строку (должна содержать запись числа с плавающей точкой в десятичном виде); возвращает число с плавающей точкой (получая его из параметра); возвращает</text:span><text:span text:style-name="T29"> </text:span><text:span text:style-name="T30">float</text:span><text:span text:style-name="T120">;</text:span></text:p>
      <text:p text:style-name="P41">этот метод статический;</text:p>
      <text:p text:style-name="P206"/>
      <text:p text:style-name="P206">sum()</text:p>
      <text:p text:style-name="P206"/>
      <text:p text:style-name="P312"><text:span text:style-name="T117">используется для получения суммы чисел; </text:span><text:span text:style-name="T148">принимает параметры —</text:span><text:span text:style-name="T82"> </text:span><text:span text:style-name="T39">float </text:span><text:span text:style-name="T125">(</text:span><text:span text:style-name="T148">указанное число</text:span><text:span text:style-name="T125">),</text:span><text:span text:style-name="T39"> float </text:span><text:span text:style-name="T148">(указанное число)</text:span><text:span text:style-name="T125">; </text:span><text:span text:style-name="T148">возвращает </text:span><text:span text:style-name="T117">сумму указанных чисел</text:span><text:span text:style-name="T148">; возвращает</text:span><text:span text:style-name="T39"> float</text:span><text:span text:style-name="T125">;</text:span></text:p>
      <text:p text:style-name="P39">этот метод статический;</text:p>
      <text:p text:style-name="P206"/>
      <text:p text:style-name="P206">toHexString()</text:p>
      <text:p text:style-name="P206"/>
      <text:p text:style-name="P312"><text:span text:style-name="T117">используется для возврата шестнадцатеричного представления указанного числа; принимает параметр —</text:span><text:span text:style-name="T29"> </text:span><text:span text:style-name="T30">float </text:span><text:span text:style-name="T120">(</text:span><text:span text:style-name="T117">указанное число</text:span><text:span text:style-name="T120">); </text:span><text:span text:style-name="T117">возвращает шестнадцатеричное представление указанного числа (в строковом представлении); возвращает строку;</text:span></text:p>
      <text:p text:style-name="P41">этот метод статический;</text:p>
      <text:p text:style-name="P206"/>
      <text:p text:style-name="P206">toString()</text:p>
      <text:p text:style-name="P206"/>
      <text:p text:style-name="P41">используется для возврата строкового представления своего объекта; параметров не принимает; возвращает строковое представление своего объекта; возвращает строку;</text:p>
      <text:p text:style-name="P312"><text:span text:style-name="T117">есть перегруженный вариант — он принимает параметр</text:span><text:span text:style-name="T29"> </text:span><text:span text:style-name="T30">float </text:span><text:span text:style-name="T120">(</text:span><text:span text:style-name="T117">указанное число</text:span><text:span text:style-name="T120">), </text:span><text:span text:style-name="T117">и возвращает его представление, этот вариант метода статический</text:span><text:span text:style-name="T120">;</text:span></text:p>
      <text:p text:style-name="P206"/>
      <text:p text:style-name="P206">valueOf()</text:p>
      <text:p text:style-name="P206"/>
      <text:p text:style-name="P312"><text:span text:style-name="T117">используется для возврата объектного представления указанного числа; принимает параметр —</text:span><text:span text:style-name="T29"> </text:span><text:span text:style-name="T30">float </text:span><text:span text:style-name="T152">или строка</text:span><text:span text:style-name="T120"> (</text:span><text:span text:style-name="T117">указаное число</text:span><text:span text:style-name="T120">);</text:span><text:span text:style-name="T117"> возвращает значение указанного числа в представлении обертки</text:span><text:span text:style-name="T29"> </text:span><text:span text:style-name="T30">Float</text:span><text:span text:style-name="T120">; </text:span><text:span text:style-name="T117">возвращает</text:span><text:span text:style-name="T29"> </text:span><text:span text:style-name="T30">Float</text:span><text:span text:style-name="T120">;</text:span></text:p>
      <text:p text:style-name="P41">этот метод статический;</text:p>
      <text:p text:style-name="P344"/>
      <text:p text:style-name="P472">Переменные класса <text:span text:style-name="T1">Float</text:span></text:p>
      <text:p text:style-name="P357"/>
      <text:p text:style-name="P208">SIZE</text:p>
      <text:p text:style-name="P208"/>
      <text:p text:style-name="P43">константа; число; обозначает размер числа в битах;</text:p>
      <text:p text:style-name="P208"/>
      <text:p text:style-name="P208">TYPE</text:p>
      <text:p text:style-name="P208"/>
      <text:p text:style-name="P314"><text:span text:style-name="T117">константа; объект типа</text:span><text:span text:style-name="T29"> </text:span><text:span text:style-name="T30">Class</text:span><text:span text:style-name="T29"> </text:span><text:span text:style-name="T117">для соответствующего класса;</text:span></text:p>
      <text:p text:style-name="P208"/>
      <text:p text:style-name="P208">BYTES</text:p>
      <text:p text:style-name="P208"/>
      <text:p text:style-name="P43">константа; число; обозначает длину числа в байтах;</text:p>
      <text:p text:style-name="P208"/>
      <text:p text:style-name="P208">MAX_EXPONENT</text:p>
      <text:p text:style-name="P208"/>
      <text:p text:style-name="P43">константа; число; обозначает максимальный показатель степени;</text:p>
      <text:p text:style-name="P208"/>
      <text:p text:style-name="P208">MIN_EXPONENT</text:p>
      <text:p text:style-name="P208"/>
      <text:p text:style-name="P43">константа; число; обозначает минимальный показатель степени;</text:p>
      <text:p text:style-name="P208"/>
      <text:p text:style-name="P208">MAX_VALUE</text:p>
      <text:p text:style-name="P208"/>
      <text:p text:style-name="P43">константа; число; обозначает максимальное положительное значение;</text:p>
      <text:p text:style-name="P208"/>
      <text:p text:style-name="P208">MIN_VALUE</text:p>
      <text:p text:style-name="P208"/>
      <text:p text:style-name="P43">константа; число; обозначает минимальное положительное значение;</text:p>
      <text:p text:style-name="P208"/>
      <text:p text:style-name="P208">MIN_NORMAL</text:p>
      <text:p text:style-name="P208"/>
      <text:p text:style-name="P43">константа; число; обозначает минимальное положительное нормализованное;</text:p>
      <text:p text:style-name="P208"/>
      <text:p text:style-name="P208">POSITIVE_INFINITY</text:p>
      <text:p text:style-name="P208"/>
      <text:p text:style-name="P43">константа; число; обозначает плюс бесконечность;</text:p>
      <text:p text:style-name="P208"/>
      <text:p text:style-name="P208">NEGATIVE_INFINITY</text:p>
      <text:p text:style-name="P208"/>
      <text:p text:style-name="P43">константа; число; обозначает минус бесконечность;</text:p>
      <text:p text:style-name="P379"><text:soft-page-break/>Класс <text:span text:style-name="T1">Double</text:span></text:p>
      <text:p text:style-name="P358"/>
      <text:p text:style-name="P345">Конструктор класса <text:span text:style-name="T1">Double</text:span></text:p>
      <text:p text:style-name="P358"/>
      <text:p text:style-name="P208">Double()</text:p>
      <text:p text:style-name="P208"/>
      <text:p text:style-name="P315"><text:span text:style-name="T117">конструктор класса</text:span><text:span text:style-name="T29"> </text:span><text:span text:style-name="T30">Double</text:span><text:span text:style-name="T120">; </text:span><text:span text:style-name="T117">принимает параметры —</text:span><text:span text:style-name="T29"> </text:span><text:span text:style-name="T30">double </text:span><text:span text:style-name="T117">или строка (указанное число); создает объект своего класса; возвращает ничтоже;</text:span></text:p>
      <text:p text:style-name="P345"/>
      <text:p text:style-name="P345">Методы класса <text:span text:style-name="T1">Double</text:span></text:p>
      <text:p text:style-name="P358"/>
      <text:p text:style-name="P203"><text:span text:style-name="T107">Методы</text:span> byteValue()<text:span text:style-name="T107">, </text:span>shortValue(), intValue(), floatValue(), doubleValue()</text:p>
      <text:p text:style-name="P203"/>
      <text:p text:style-name="P305"><text:span text:style-name="T126">каждый из этих методов </text:span><text:span text:style-name="T120">используется для возврата инкапсуллируемого значения в соответствующем представлении; параметров не принимает; возвращает инкапсуллируемое значение в соответствующем представлении; возвращает число (соответствующего типа);</text:span></text:p>
      <text:p text:style-name="P209"/>
      <text:p text:style-name="P209">compare()</text:p>
      <text:p text:style-name="P209"/>
      <text:p text:style-name="P315"><text:span text:style-name="T117">используется для сравнения чисел; принимает параметры — </text:span><text:span text:style-name="T30">double </text:span><text:span text:style-name="T120">(</text:span><text:span text:style-name="T117">указанное число</text:span><text:span text:style-name="T120">), </text:span><text:span text:style-name="T117">и</text:span><text:span text:style-name="T29"> </text:span><text:span text:style-name="T30">double </text:span><text:span text:style-name="T120">(</text:span><text:span text:style-name="T117">указанное число</text:span><text:span text:style-name="T120">)</text:span><text:span text:style-name="T117">; сравнивает указанные числа; возвращает </text:span><text:span text:style-name="T30">int </text:span><text:span text:style-name="T120">(</text:span><text:span text:style-name="T117">ноль — равны, отрицательное — если первое меньше, и положительное — если больше</text:span><text:span text:style-name="T120">);</text:span></text:p>
      <text:p text:style-name="P44">этот метод статический;</text:p>
      <text:p text:style-name="P209"/>
      <text:p text:style-name="P209">compareTo()</text:p>
      <text:p text:style-name="P209"/>
      <text:p text:style-name="P316"><text:span text:style-name="T117">используется для сравнения инкапсуллируемого значения с указанным числом; принимает параметр —</text:span><text:span text:style-name="T29"> </text:span><text:span text:style-name="T30">Double </text:span><text:span text:style-name="T120">(</text:span><text:span text:style-name="T117">указанное число</text:span><text:span text:style-name="T120">); </text:span><text:span text:style-name="T117">сравнивает свое инкапсуллируемое значение с указанным; возвращает </text:span><text:span text:style-name="T30">int </text:span><text:span text:style-name="T120">(</text:span><text:span text:style-name="T117">ноль — равны, отрицательное — если </text:span><text:span text:style-name="T150">свое значение</text:span><text:span text:style-name="T117"> меньше, и положительное — если больше</text:span><text:span text:style-name="T120">);</text:span></text:p>
      <text:p text:style-name="P218"/>
      <text:p text:style-name="P218">doubleToLongBits()</text:p>
      <text:p text:style-name="P218"/>
      <text:p text:style-name="P317"><text:span text:style-name="T117">используется для возврата представления указанного числа в интерпретаторе; принимает параметр —</text:span><text:span text:style-name="T29"> </text:span><text:span text:style-name="T30">double </text:span><text:span text:style-name="T120">(</text:span><text:span text:style-name="T117">указанное число</text:span><text:span text:style-name="T120">); </text:span><text:span text:style-name="T117">возвращает представление указанного числа в интерпретаторе; возвращает</text:span><text:span text:style-name="T29"> </text:span><text:span text:style-name="T30">long</text:span><text:span text:style-name="T120">;</text:span></text:p>
      <text:p text:style-name="P45">этот метод статический;</text:p>
      <text:p text:style-name="P210"/>
      <text:p text:style-name="P464">doubleToRowLongBits()</text:p>
      <text:p text:style-name="P210"/>
      <text:p text:style-name="P318"><text:span text:style-name="T117">используется для возврата представления указанного числа в интерпретаторе; принимает параметр —</text:span><text:span text:style-name="T29"> </text:span><text:span text:style-name="T30">double </text:span><text:span text:style-name="T120">(</text:span><text:span text:style-name="T117">указанное число, </text:span><text:span text:style-name="T151">нечисленное значение не допускается</text:span><text:span text:style-name="T120">); </text:span><text:span text:style-name="T117">возвращает представление указанного числа в интерпретаторе; возвращает</text:span><text:span text:style-name="T29"> </text:span><text:span text:style-name="T30">long</text:span><text:span text:style-name="T120">;</text:span></text:p>
      <text:p text:style-name="P46">этот метод статический;</text:p>
      <text:p text:style-name="P211"/>
      <text:p text:style-name="P211">longBitsToDouble()</text:p>
      <text:p text:style-name="P211"/>
      <text:p text:style-name="P320"><text:span text:style-name="T117">используется для возврата числа с плавающей точкой; принимает параметр — </text:span><text:span text:style-name="T30">long </text:span><text:span text:style-name="T120">(</text:span><text:span text:style-name="T117">содержит представление </text:span><text:span text:style-name="T120">fp- </text:span><text:span text:style-name="T117">числа в интерпретаторе</text:span><text:span text:style-name="T120">); </text:span><text:span text:style-name="T117">возвращает число с лавающей точкой (получая его представление из параметра); возвращает </text:span><text:span text:style-name="T30">double</text:span><text:span text:style-name="T120">;</text:span></text:p>
      <text:p text:style-name="P210"/>
      <text:p text:style-name="P210">equals()</text:p>
      <text:p text:style-name="P210"/>
      <text:p text:style-name="P319"><text:span text:style-name="T117">используется для сравнения инкапсуллируемого значения с указанным; принимает параметр —</text:span><text:span text:style-name="T29"> </text:span><text:span text:style-name="T30">Double </text:span><text:span text:style-name="T120">(</text:span><text:span text:style-name="T117">указанное значение</text:span><text:span text:style-name="T120">); </text:span><text:span text:style-name="T117">сравнивает свое значение с указанным; возвращает логическое значение (</text:span><text:span text:style-name="T30">true </text:span><text:span text:style-name="T120">– </text:span><text:span text:style-name="T117">равны,</text:span><text:span text:style-name="T29"> </text:span><text:span text:style-name="T30">false </text:span><text:span text:style-name="T120">– </text:span><text:span text:style-name="T117">не равны);</text:span></text:p>
      <text:p text:style-name="P210"/>
      <text:p text:style-name="P210">isInfinite()</text:p>
      <text:p text:style-name="P210"/>
      <text:p text:style-name="P319"><text:span text:style-name="T117">используется для проверки на бесконечность; параметров не принимает; проверяет инкапсуллируемое значение на бесконечность; возвращает логическое значение (</text:span><text:span text:style-name="T30">true </text:span><text:span text:style-name="T120">– </text:span><text:span text:style-name="T117">да,</text:span><text:span text:style-name="T29"> </text:span><text:span text:style-name="T30">false –</text:span><text:span text:style-name="T120"> </text:span><text:span text:style-name="T117">нет);</text:span></text:p>
      <text:p text:style-name="P319"><text:span text:style-name="T117">перегруженная версия этого метода принимает параметр —</text:span><text:span text:style-name="T29"> </text:span><text:span text:style-name="T30">double</text:span><text:span text:style-name="T120">, </text:span><text:span text:style-name="T117">это число и будет проверяться на бесконечность, эта версия метода статическая;</text:span></text:p>
      <text:p text:style-name="P210"/>
      <text:p text:style-name="P210">isNaN()</text:p>
      <text:p text:style-name="P210"/>
      <text:p text:style-name="P310"><text:span text:style-name="T120">используется для проверки на </text:span><text:span text:style-name="T117">нечисленное значение</text:span><text:span text:style-name="T120">; параметров не принимает; проверяет, является ли инкапсуллируемое число </text:span><text:span text:style-name="T117">нечисленным значением</text:span><text:span text:style-name="T120">; возвращает логическое значение (</text:span><text:span text:style-name="T30">true </text:span><text:span text:style-name="T120">– да,</text:span><text:span text:style-name="T30"> false </text:span><text:span text:style-name="T120">– нет);</text:span></text:p>
      <text:p text:style-name="P211"/>
      <text:p text:style-name="P211">hashCode()</text:p>
      <text:p text:style-name="P211"/>
      <text:p text:style-name="P320"><text:span text:style-name="T117">используется для возврата хэша своего объекта; параметров не принимает; возвращает хэш своего объекта; возвращает</text:span><text:span text:style-name="T29"> </text:span><text:span text:style-name="T30">int</text:span><text:span text:style-name="T117">;</text:span></text:p>
      <text:p text:style-name="P217"/>
      <text:p text:style-name="P465">max()</text:p>
      <text:p text:style-name="P217"/>
      <text:p text:style-name="P311"><text:span text:style-name="T117">используется для возврата максимального числа из указанных; принимает параметры —</text:span><text:span text:style-name="T29"> </text:span><text:span text:style-name="T41">double</text:span><text:span text:style-name="T30"> </text:span><text:span text:style-name="T120">(</text:span><text:span text:style-name="T117">указанное число</text:span><text:span text:style-name="T120">),</text:span><text:span text:style-name="T30"> </text:span><text:span text:style-name="T41">double</text:span><text:span text:style-name="T30"> </text:span><text:span text:style-name="T117">(указанное число)</text:span><text:span text:style-name="T120">; </text:span><text:span text:style-name="T117">возвращает наибольшее число из указанных; возвращает</text:span><text:span text:style-name="T30"> </text:span><text:span text:style-name="T41">double</text:span><text:span text:style-name="T120">;</text:span></text:p>
      <text:p text:style-name="P40">этот метод статический;</text:p>
      <text:p text:style-name="P217"/>
      <text:p text:style-name="P217">min()</text:p>
      <text:p text:style-name="P217"/>
      <text:p text:style-name="P311"><text:span text:style-name="T117">используется для возврата минимального числа из указанных; принимает параметры —</text:span><text:span text:style-name="T29"> </text:span><text:span text:style-name="T41">double</text:span><text:span text:style-name="T30"> </text:span><text:span text:style-name="T120">(</text:span><text:span text:style-name="T117">указанное число</text:span><text:span text:style-name="T120">),</text:span><text:span text:style-name="T30"> </text:span><text:span text:style-name="T41">double</text:span><text:span text:style-name="T30"> </text:span><text:span text:style-name="T117">(указанное число)</text:span><text:span text:style-name="T120">; </text:span><text:span text:style-name="T117">возвращает наименьшее число из указанных; возвращает</text:span><text:span text:style-name="T30"> </text:span><text:span text:style-name="T41">double</text:span><text:span text:style-name="T120">;</text:span></text:p>
      <text:p text:style-name="P40">этот метод статический;</text:p>
      <text:p text:style-name="P207"/>
      <text:p text:style-name="P207">parse<text:span text:style-name="T177">Double</text:span>()</text:p>
      <text:p text:style-name="P207"/>
      <text:p text:style-name="P313"><text:span text:style-name="T117">используется для возврата числа с плавающей точкой; принимает параметр — строку (должна содержать запись числа с плавающей точкой в десятичном виде); возвращает число с плавающей точкой (получая его из параметра); возвращает</text:span><text:span text:style-name="T29"> </text:span><text:span text:style-name="T41">double</text:span><text:span text:style-name="T120">;</text:span></text:p>
      <text:p text:style-name="P42">этот метод статический;</text:p>
      <text:p text:style-name="P207"/>
      <text:p text:style-name="P207">sum()</text:p>
      <text:p text:style-name="P207"/>
      <text:p text:style-name="P313"><text:span text:style-name="T117">используется для получения суммы чисел; </text:span><text:span text:style-name="T148">принимает параметры —</text:span><text:span text:style-name="T82"> </text:span><text:span text:style-name="T41">double</text:span><text:span text:style-name="T39"> </text:span><text:span text:style-name="T125">(</text:span><text:span text:style-name="T148">указанное число</text:span><text:span text:style-name="T125">),</text:span><text:span text:style-name="T39"> </text:span><text:span text:style-name="T41">double</text:span><text:span text:style-name="T39"> </text:span><text:span text:style-name="T148">(указанное число)</text:span><text:span text:style-name="T125">; </text:span><text:span text:style-name="T148">возвращает </text:span><text:span text:style-name="T117">сумму указанных чисел</text:span><text:span text:style-name="T148">; возвращает</text:span><text:span text:style-name="T39"> </text:span><text:span text:style-name="T41">double</text:span><text:span text:style-name="T125">;</text:span></text:p>
      <text:p text:style-name="P40">этот метод статический;</text:p>
      <text:p text:style-name="P207"/>
      <text:p text:style-name="P207">toHexString()</text:p>
      <text:p text:style-name="P207"/>
      <text:p text:style-name="P313"><text:span text:style-name="T117">используется для возврата шестнадцатеричного представления указанного числа; принимает параметр —</text:span><text:span text:style-name="T29"> </text:span><text:span text:style-name="T42">double</text:span><text:span text:style-name="T30"> </text:span><text:span text:style-name="T120">(</text:span><text:span text:style-name="T117">указанное число</text:span><text:span text:style-name="T120">); </text:span><text:span text:style-name="T117">возвращает шестнадцатеричное представление указанного числа (в строковом представлении); возвращает строку;</text:span></text:p>
      <text:p text:style-name="P42">этот метод статический;</text:p>
      <text:p text:style-name="P207"/>
      <text:p text:style-name="P207">toString()</text:p>
      <text:p text:style-name="P207"/>
      <text:p text:style-name="P42">используется для возврата строкового представления своего объекта; параметров не принимает; возвращает строковое представление своего объекта; возвращает строку;</text:p>
      <text:p text:style-name="P313"><text:soft-page-break/><text:span text:style-name="T117">есть перегруженный вариант — он принимает параметр</text:span><text:span text:style-name="T29"> </text:span><text:span text:style-name="T42">double</text:span><text:span text:style-name="T30"> </text:span><text:span text:style-name="T120">(</text:span><text:span text:style-name="T117">указанное число</text:span><text:span text:style-name="T120">), </text:span><text:span text:style-name="T117">и возвращает его представление, этот вариант метода статический</text:span><text:span text:style-name="T120">;</text:span></text:p>
      <text:p text:style-name="P207"/>
      <text:p text:style-name="P207">valueOf()</text:p>
      <text:p text:style-name="P207"/>
      <text:p text:style-name="P313"><text:span text:style-name="T117">используется для возврата объектного представления указанного числа; принимает параметр —</text:span><text:span text:style-name="T29"> </text:span><text:span text:style-name="T42">double</text:span><text:span text:style-name="T30"> </text:span><text:span text:style-name="T152">или строка</text:span><text:span text:style-name="T120"> (</text:span><text:span text:style-name="T117">указаное число</text:span><text:span text:style-name="T120">);</text:span><text:span text:style-name="T117"> возвращает значение указанного числа в представлении обертки</text:span><text:span text:style-name="T29"> </text:span><text:span text:style-name="T30">Float</text:span><text:span text:style-name="T120">; </text:span><text:span text:style-name="T117">возвращает</text:span><text:span text:style-name="T29"> </text:span><text:span text:style-name="T42">double</text:span><text:span text:style-name="T120">;</text:span></text:p>
      <text:p text:style-name="P42">этот метод статический;</text:p>
      <text:p text:style-name="P47"/>
      <text:p text:style-name="P345"/>
      <text:p text:style-name="P345">Переменные класса <text:span text:style-name="T1">Double</text:span></text:p>
      <text:p text:style-name="P358"/>
      <text:p text:style-name="P314"><text:span text:style-name="T117">Это в точности те же переменные, что у класса</text:span> <text:span text:style-name="T1">Float</text:span><text:span text:style-name="T120">.</text:span></text:p>
      <text:p text:style-name="P364"/>
      <text:p text:style-name="P364">Класс <text:span text:style-name="T1">Math</text:span></text:p>
      <text:p text:style-name="P83"/>
      <text:p text:style-name="P83">Этот класс инкапсуллирует различные математические функции.</text:p>
      <text:p text:style-name="P380"/>
      <text:p text:style-name="P380">Тригонометрические функции</text:p>
      <text:p text:style-name="P380"/>
      <text:p text:style-name="P336">sin()</text:p>
      <text:p text:style-name="P336"/>
      <text:p text:style-name="P328"><text:span text:style-name="T117">используется для вычисления синуса; принимает параметр —</text:span><text:span text:style-name="T29"> </text:span><text:span text:style-name="T30">double </text:span><text:span text:style-name="T120">(</text:span><text:span text:style-name="T117">значение угла в радианах</text:span><text:span text:style-name="T120">); </text:span><text:span text:style-name="T117">вычисляет синус заданного угла; возвращает</text:span><text:span text:style-name="T29"> </text:span><text:span text:style-name="T30">double</text:span><text:span text:style-name="T120">;</text:span></text:p>
      <text:p text:style-name="P84">этот метод статический;</text:p>
      <text:p text:style-name="P84"/>
      <text:p text:style-name="P242">cos()</text:p>
      <text:p text:style-name="P242"/>
      <text:p text:style-name="P328"><text:span text:style-name="T117">используется для вычисления косинуса; принимает параметр —</text:span><text:span text:style-name="T29"> </text:span><text:span text:style-name="T30">double </text:span><text:span text:style-name="T120">(</text:span><text:span text:style-name="T117">значение угла в радианах</text:span><text:span text:style-name="T120">); </text:span><text:span text:style-name="T117">вычисляет косинус заданного угла; возвращает</text:span><text:span text:style-name="T29"> </text:span><text:span text:style-name="T30">double</text:span><text:span text:style-name="T120">;</text:span></text:p>
      <text:p text:style-name="P84">этот метод статический;</text:p>
      <text:p text:style-name="P242"/>
      <text:p text:style-name="P242">tan()</text:p>
      <text:p text:style-name="P242"/>
      <text:p text:style-name="P328"><text:span text:style-name="T117">используется для вычисления тангенса; принимает параметр —</text:span><text:span text:style-name="T29"> </text:span><text:span text:style-name="T30">double </text:span><text:span text:style-name="T120">(</text:span><text:span text:style-name="T117">значение угла в радианах</text:span><text:span text:style-name="T120">); </text:span><text:span text:style-name="T117">вычисляет тангенс заданного угла; возвращает</text:span><text:span text:style-name="T29"> </text:span><text:span text:style-name="T30">double</text:span><text:span text:style-name="T120">;</text:span></text:p>
      <text:p text:style-name="P84">этот метод статический;</text:p>
      <text:p text:style-name="P336"><text:soft-page-break/>asin()</text:p>
      <text:p text:style-name="P336"/>
      <text:p text:style-name="P328"><text:span text:style-name="T117">используется для вычисления арксинуса; принимает параметр —</text:span><text:span text:style-name="T29"> </text:span><text:span text:style-name="T30">double </text:span><text:span text:style-name="T120">(</text:span><text:span text:style-name="T117">значение синуса угла</text:span><text:span text:style-name="T120">); </text:span><text:span text:style-name="T117">вычисляет арксинус заданного угла; возвращает</text:span><text:span text:style-name="T29"> </text:span><text:span text:style-name="T30">double</text:span><text:span text:style-name="T120">;</text:span></text:p>
      <text:p text:style-name="P84">этот метод статический;</text:p>
      <text:p text:style-name="P84"/>
      <text:p text:style-name="P242">acos()</text:p>
      <text:p text:style-name="P242"/>
      <text:p text:style-name="P328"><text:span text:style-name="T117">используется для вычисления арккосинуса; принимает параметр —</text:span><text:span text:style-name="T29"> </text:span><text:span text:style-name="T30">double </text:span><text:span text:style-name="T120">(</text:span><text:span text:style-name="T117">значение косинуса угла</text:span><text:span text:style-name="T120">); </text:span><text:span text:style-name="T117">вычисляет арккосинус заданного угла; возвращает</text:span><text:span text:style-name="T29"> </text:span><text:span text:style-name="T30">double</text:span><text:span text:style-name="T120">;</text:span></text:p>
      <text:p text:style-name="P84">этот метод статический;</text:p>
      <text:p text:style-name="P242"/>
      <text:p text:style-name="P242">atan()</text:p>
      <text:p text:style-name="P242"/>
      <text:p text:style-name="P328"><text:span text:style-name="T117">используется для вычисления арктангенса; принимает параметр —</text:span><text:span text:style-name="T29"> </text:span><text:span text:style-name="T30">double </text:span><text:span text:style-name="T120">(</text:span><text:span text:style-name="T117">значение тангенса</text:span><text:span text:style-name="T120">); </text:span><text:span text:style-name="T117">вычисляет арктангенс заданного угла; возвращает</text:span><text:span text:style-name="T29"> </text:span><text:span text:style-name="T30">double</text:span><text:span text:style-name="T120">;</text:span></text:p>
      <text:p text:style-name="P84">этот метод статический;</text:p>
      <text:p text:style-name="P242"/>
      <text:p text:style-name="P242">atan<text:span text:style-name="T107">2</text:span>()</text:p>
      <text:p text:style-name="P242"/>
      <text:p text:style-name="P328"><text:span text:style-name="T117">используется для вычисления арктангенса2; принимает параметры —</text:span><text:span text:style-name="T29"> </text:span><text:span text:style-name="T30">double </text:span><text:span text:style-name="T120">(</text:span><text:span text:style-name="T117">абсцисса</text:span><text:span text:style-name="T120">), </text:span><text:span text:style-name="T117">и</text:span><text:span text:style-name="T29"> </text:span><text:span text:style-name="T30">double </text:span><text:span text:style-name="T120">(</text:span><text:span text:style-name="T117">ордината</text:span><text:span text:style-name="T120">); </text:span><text:span text:style-name="T117">вычисляет арктангенс2 заданного угла; возвращает</text:span><text:span text:style-name="T29"> </text:span><text:span text:style-name="T30">double</text:span><text:span text:style-name="T120">;</text:span></text:p>
      <text:p text:style-name="P84">этот метод статический;</text:p>
      <text:p text:style-name="P171"/>
      <text:p text:style-name="P171">Прочие тригонометрические функции</text:p>
      <text:p text:style-name="P171"/>
      <text:p text:style-name="P84">Прочие тригонометрические функции — в других источниках.</text:p>
      <text:p text:style-name="P380"/>
      <text:p text:style-name="P380">Экспоненциальные функции</text:p>
      <text:p text:style-name="P83"/>
      <text:p text:style-name="P243">sqrt()</text:p>
      <text:p text:style-name="P243"/>
      <text:p text:style-name="P329"><text:span text:style-name="T117">используется для вычисления квадратного корня; принимае параметр —</text:span><text:span text:style-name="T29"> </text:span><text:span text:style-name="T30">double</text:span><text:span text:style-name="T120"> (</text:span><text:span text:style-name="T117">указанное значение)</text:span><text:span text:style-name="T120">; </text:span><text:span text:style-name="T117">вычисляет квадратный корень указанного значения; возвращает</text:span><text:span text:style-name="T29"> </text:span><text:span text:style-name="T30">double</text:span><text:span text:style-name="T120">;</text:span></text:p>
      <text:p text:style-name="P85">этот метод статический;</text:p>
      <text:p text:style-name="P243"/>
      <text:p text:style-name="P466">cbrt()</text:p>
      <text:p text:style-name="P243"/>
      <text:p text:style-name="P329"><text:span text:style-name="T117">используется для вычисления кубического корня; принимае параметр —</text:span><text:span text:style-name="T29"> </text:span><text:span text:style-name="T30">double</text:span><text:span text:style-name="T120"> (</text:span><text:span text:style-name="T117">указанное значение)</text:span><text:span text:style-name="T120">; </text:span><text:span text:style-name="T117">вычисляет кубический корень указанного значения; возвращает</text:span><text:span text:style-name="T29"> </text:span><text:span text:style-name="T30">double</text:span><text:span text:style-name="T120">;</text:span></text:p>
      <text:p text:style-name="P85">этот метод статический;</text:p>
      <text:p text:style-name="P243"/>
      <text:p text:style-name="P243">exp()</text:p>
      <text:p text:style-name="P243"/>
      <text:p text:style-name="P329"><text:span text:style-name="T117">используется для возврата экспоненты; принимает параметр —</text:span><text:span text:style-name="T29"> </text:span><text:span text:style-name="T30">double</text:span><text:span text:style-name="T120"> (</text:span><text:span text:style-name="T117">указанное значение</text:span><text:span text:style-name="T120">); </text:span><text:span text:style-name="T117">возвращает показатель степени указанного числа; возвращает</text:span><text:span text:style-name="T29"> </text:span><text:span text:style-name="T30">double</text:span><text:span text:style-name="T120">;</text:span></text:p>
      <text:p text:style-name="P85">этот метод статический;</text:p>
      <text:p text:style-name="P243"/>
      <text:p text:style-name="P243">log()</text:p>
      <text:p text:style-name="P243"/>
      <text:p text:style-name="P329"><text:span text:style-name="T117">используется для вычисления логарифма; принимает параметр —</text:span><text:span text:style-name="T29"> </text:span><text:span text:style-name="T30">double</text:span><text:span text:style-name="T120"> (</text:span><text:span text:style-name="T117">указанное значение</text:span><text:span text:style-name="T120">); </text:span><text:span text:style-name="T117">вычисляет логарифм указанного числа; возвращает</text:span><text:span text:style-name="T29"> </text:span><text:span text:style-name="T30">double</text:span><text:span text:style-name="T120">;</text:span></text:p>
      <text:p text:style-name="P85">этот метод статический;</text:p>
      <text:p text:style-name="P243"/>
      <text:p text:style-name="P243">log<text:span text:style-name="T107">10</text:span>()</text:p>
      <text:p text:style-name="P243"/>
      <text:p text:style-name="P329"><text:span text:style-name="T117">используется для вычисления десятичного логарифма; принимает параметр —</text:span><text:span text:style-name="T29"> </text:span><text:span text:style-name="T30">double</text:span><text:span text:style-name="T120"> (</text:span><text:span text:style-name="T117">указанное значение</text:span><text:span text:style-name="T120">); </text:span><text:span text:style-name="T117">вычисляет десятичный логарифм указанного числа; возвращает</text:span><text:span text:style-name="T29"> </text:span><text:span text:style-name="T30">double</text:span><text:span text:style-name="T120">;</text:span></text:p>
      <text:p text:style-name="P85">этот метод статический;</text:p>
      <text:p text:style-name="P243"/>
      <text:p text:style-name="P243">pow()</text:p>
      <text:p text:style-name="P243"/>
      <text:p text:style-name="P329"><text:span text:style-name="T117">используется для возведения в степень; принимает параметры —</text:span><text:span text:style-name="T29"> </text:span><text:span text:style-name="T30">double</text:span><text:span text:style-name="T120"> (</text:span><text:span text:style-name="T117">основание степени</text:span><text:span text:style-name="T120">), </text:span><text:span text:style-name="T117">и</text:span><text:span text:style-name="T30"> double </text:span><text:span text:style-name="T120">(</text:span><text:span text:style-name="T117">показатель степени</text:span><text:span text:style-name="T120">); </text:span><text:span text:style-name="T117">вычисляет — основание в степени показателя; возвращает</text:span><text:span text:style-name="T29"> </text:span><text:span text:style-name="T30">double</text:span><text:span text:style-name="T120">;</text:span></text:p>
      <text:p text:style-name="P85">этот метод статический;</text:p>
      <text:p text:style-name="P244"/>
      <text:p text:style-name="P244">scalb()</text:p>
      <text:p text:style-name="P244"/>
      <text:p text:style-name="P330"><text:span text:style-name="T117">используется для вычисления значения</text:span><text:span text:style-name="T29"> </text:span><text:span text:style-name="T30">scalb()</text:span><text:span text:style-name="T120">; </text:span><text:span text:style-name="T117">принимает параметры — нецелочисленное, и</text:span><text:span text:style-name="T29"> </text:span><text:span text:style-name="T30">int</text:span><text:span text:style-name="T120">; </text:span><text:span text:style-name="T117">вычисляет «первый аргумент умножить на два (в степени второй аргумент)»; возвращает</text:span><text:span text:style-name="T29"> </text:span><text:span text:style-name="T30">double</text:span><text:span text:style-name="T120">;</text:span></text:p>
      <text:p text:style-name="P86">этот метод статический;</text:p>
      <text:p text:style-name="P172"/>
      <text:p text:style-name="P172"><text:soft-page-break/>Прочие экспоненциальные функции</text:p>
      <text:p text:style-name="P172"/>
      <text:p text:style-name="P85">прочие экспоненциальные функции — в других источниках.</text:p>
      <text:p text:style-name="P380"/>
      <text:p text:style-name="P380">Функции округления</text:p>
      <text:p text:style-name="P380"/>
      <text:p text:style-name="P245">abs()</text:p>
      <text:p text:style-name="P245"/>
      <text:p text:style-name="P331"><text:span text:style-name="T117">используется для возврата абсолютного значения; принимает параметр — </text:span><text:span text:style-name="T30">int/ long/ float/ double</text:span><text:span text:style-name="T120">; </text:span><text:span text:style-name="T117">возвращает абсолютное значение параметра; возвращает</text:span><text:span text:style-name="T29"> </text:span><text:span text:style-name="T30">int</text:span><text:span text:style-name="T120">;</text:span></text:p>
      <text:p text:style-name="P87">этот метод статический;</text:p>
      <text:p text:style-name="P245"/>
      <text:p text:style-name="P245">ceil()</text:p>
      <text:p text:style-name="P245"/>
      <text:p text:style-name="P331"><text:span text:style-name="T117">используется для </text:span><text:span text:style-name="T157">округления в большую сторону; принимает параметр —</text:span><text:span text:style-name="T86"> </text:span><text:span text:style-name="T55">double</text:span><text:span text:style-name="T130">; </text:span><text:span text:style-name="T157">округляет параметр в большую сторону; возвращет</text:span><text:span text:style-name="T86"> </text:span><text:span text:style-name="T55">double</text:span><text:span text:style-name="T130">;</text:span></text:p>
      <text:p text:style-name="P90">этот метод статический;</text:p>
      <text:p text:style-name="P246"/>
      <text:p text:style-name="P246"><text:span text:style-name="T187">floor</text:span>()</text:p>
      <text:p text:style-name="P246"/>
      <text:p text:style-name="P332"><text:span text:style-name="T117">используется для </text:span><text:span text:style-name="T157">округления в меньшую сторону; принимает параметр —</text:span><text:span text:style-name="T86"> </text:span><text:span text:style-name="T55">double</text:span><text:span text:style-name="T130">; </text:span><text:span text:style-name="T157">округляет параметр в меньшую сторону; возвращет</text:span><text:span text:style-name="T86"> </text:span><text:span text:style-name="T55">double</text:span><text:span text:style-name="T130">;</text:span></text:p>
      <text:p text:style-name="P90">этот метод статический;</text:p>
      <text:p text:style-name="P246"/>
      <text:p text:style-name="P246"><text:span text:style-name="T187">floorDiv</text:span>()</text:p>
      <text:p text:style-name="P246"/>
      <text:p text:style-name="P332"><text:span text:style-name="T117">используется для возврата </text:span><text:span text:style-name="T158">частного</text:span><text:span text:style-name="T117">; принимает параметр</text:span><text:span text:style-name="T158">ы</text:span><text:span text:style-name="T117"> — </text:span><text:span text:style-name="T30">int/ long/ float/ double </text:span><text:span text:style-name="T158">(делимое), и</text:span><text:span text:style-name="T87"> </text:span><text:span text:style-name="T56">int </text:span><text:span text:style-name="T131">(</text:span><text:span text:style-name="T158">делитель</text:span><text:span text:style-name="T131">)</text:span><text:span text:style-name="T120">; </text:span><text:span text:style-name="T117">возвращает </text:span><text:span text:style-name="T158">частное от целочисленного деления</text:span><text:span text:style-name="T117">; возвращает</text:span><text:span text:style-name="T29"> </text:span><text:span text:style-name="T30">int</text:span><text:span text:style-name="T120">;</text:span></text:p>
      <text:p text:style-name="P91">этот метод округляет результат соответствующим способом;</text:p>
      <text:p text:style-name="P88">этот метод статический;</text:p>
      <text:p text:style-name="P247"/>
      <text:p text:style-name="P247"><text:span text:style-name="T187">floorMod</text:span>()</text:p>
      <text:p text:style-name="P247"/>
      <text:p text:style-name="P333"><text:span text:style-name="T117">используется для возврата </text:span><text:span text:style-name="T159">остатка от деления</text:span><text:span text:style-name="T117">; принимает параметр</text:span><text:span text:style-name="T158">ы</text:span><text:span text:style-name="T117"> — </text:span><text:span text:style-name="T30">int/ long/ float/ double </text:span><text:span text:style-name="T158">(делимое), и</text:span><text:span text:style-name="T87"> </text:span><text:span text:style-name="T56">int </text:span><text:span text:style-name="T131">(</text:span><text:span text:style-name="T158">делитель</text:span><text:span text:style-name="T131">)</text:span><text:span text:style-name="T120">; </text:span><text:span text:style-name="T117">возвращает </text:span><text:span text:style-name="T159">остаток</text:span><text:span text:style-name="T158"> от целочисленного деления</text:span><text:span text:style-name="T117">; возвращает</text:span><text:span text:style-name="T29"> </text:span><text:span text:style-name="T30">int</text:span><text:span text:style-name="T120">;</text:span></text:p>
      <text:p text:style-name="P91">этот метод округляет результат соответствующим способом;</text:p>
      <text:p text:style-name="P89">этот метод статический;</text:p>
      <text:p text:style-name="P248"/>
      <text:p text:style-name="P248"><text:soft-page-break/>max()</text:p>
      <text:p text:style-name="P248"/>
      <text:p text:style-name="P334"><text:span text:style-name="T117">используется для возврата наибольшего из указанных чисел; принимает параметры —</text:span><text:span text:style-name="T29"> </text:span><text:span text:style-name="T30">int </text:span><text:span text:style-name="T117">и</text:span><text:span text:style-name="T29"> </text:span><text:span text:style-name="T30">int</text:span><text:span text:style-name="T120">, </text:span><text:span text:style-name="T117">либо</text:span><text:span text:style-name="T29"> </text:span><text:span text:style-name="T30">long </text:span><text:span text:style-name="T117">и</text:span><text:span text:style-name="T29"> </text:span><text:span text:style-name="T30">long</text:span><text:span text:style-name="T120">, </text:span><text:span text:style-name="T117">либо </text:span><text:span text:style-name="T30">float </text:span><text:span text:style-name="T117">и</text:span><text:span text:style-name="T29"> </text:span><text:span text:style-name="T30">float</text:span><text:span text:style-name="T120">, </text:span><text:span text:style-name="T117">либо</text:span><text:span text:style-name="T29"> </text:span><text:span text:style-name="T30">double </text:span><text:span text:style-name="T29">и </text:span><text:span text:style-name="T30">double</text:span><text:span text:style-name="T120">; </text:span><text:span text:style-name="T117">возвращает наибольшее из указанных числе; возвращает</text:span><text:span text:style-name="T29"> </text:span><text:span text:style-name="T30">int </text:span><text:span text:style-name="T117">или</text:span><text:span text:style-name="T29"> </text:span><text:span text:style-name="T30">long </text:span><text:span text:style-name="T117">или</text:span><text:span text:style-name="T29"> </text:span><text:span text:style-name="T30">float </text:span><text:span text:style-name="T117">или</text:span><text:span text:style-name="T29"> </text:span><text:span text:style-name="T30">double </text:span><text:span text:style-name="T117">соответственно;</text:span></text:p>
      <text:p text:style-name="P91">этот метод стантический;</text:p>
      <text:p text:style-name="P249"/>
      <text:p text:style-name="P249">m<text:span text:style-name="T188">in</text:span>()</text:p>
      <text:p text:style-name="P249"/>
      <text:p text:style-name="P335"><text:span text:style-name="T117">используется для возврата наи</text:span><text:span text:style-name="T160">меньшего</text:span><text:span text:style-name="T117"> из указанных чисел; принимает параметры —</text:span> <text:span text:style-name="T1">int </text:span><text:span text:style-name="T117">и</text:span> <text:span text:style-name="T1">int</text:span><text:span text:style-name="T120">, </text:span><text:span text:style-name="T117">либо</text:span> <text:span text:style-name="T1">long </text:span><text:span text:style-name="T117">и</text:span> <text:span text:style-name="T1">long</text:span><text:span text:style-name="T120">, </text:span><text:span text:style-name="T117">либо </text:span><text:span text:style-name="T1">float </text:span><text:span text:style-name="T117">и</text:span> <text:span text:style-name="T1">float</text:span><text:span text:style-name="T120">, </text:span><text:span text:style-name="T117">либо</text:span> <text:span text:style-name="T1">double </text:span>и <text:span text:style-name="T1">double</text:span><text:span text:style-name="T120">; </text:span><text:span text:style-name="T117">возвращает наи</text:span><text:span text:style-name="T160">меньшее</text:span><text:span text:style-name="T117"> из указанных числе; возвращает</text:span> <text:span text:style-name="T1">int </text:span><text:span text:style-name="T117">или</text:span> <text:span text:style-name="T1">long </text:span><text:span text:style-name="T117">или</text:span> <text:span text:style-name="T1">float </text:span><text:span text:style-name="T117">или</text:span> <text:span text:style-name="T1">double </text:span><text:span text:style-name="T117">соответственно;</text:span></text:p>
      <text:p text:style-name="P92">этот метод стантический;</text:p>
      <text:p text:style-name="P250"/>
      <text:p text:style-name="P250">nextAfter()</text:p>
      <text:p text:style-name="P93"/>
      <text:p text:style-name="P93">используется для возврата числа (от параметра до пункта направления); принимает параметры —<text:span text:style-name="T29"> </text:span><text:span text:style-name="T30">float </text:span><text:span text:style-name="T1">(</text:span>указанное число<text:span text:style-name="T1">) </text:span>и<text:span text:style-name="T29"> </text:span><text:span text:style-name="T30">float </text:span><text:span text:style-name="T1">(</text:span>число, пункт направления<text:span text:style-name="T1">), </text:span>либо<text:span text:style-name="T29"> </text:span><text:span text:style-name="T30">double </text:span>и<text:span text:style-name="T29"> </text:span><text:span text:style-name="T30">double</text:span><text:span text:style-name="T1">; </text:span>возвращает число, следующее за указанным в направлении пункта направления; возвращает<text:span text:style-name="T29"> </text:span><text:span text:style-name="T30">float </text:span>или<text:span text:style-name="T29"> </text:span><text:span text:style-name="T30">double</text:span><text:span text:style-name="T1"> </text:span>соответственно;</text:p>
      <text:p text:style-name="P95">этот метод статический;</text:p>
      <text:p text:style-name="P251"/>
      <text:p text:style-name="P251">next<text:span text:style-name="T189">Down</text:span>()</text:p>
      <text:p text:style-name="P94"/>
      <text:p text:style-name="P94">используется для возврата числа (<text:span text:style-name="T189">следующее за указанным в меньшую сторону</text:span>); принимает параметр —<text:span text:style-name="T29"> </text:span><text:span text:style-name="T30">float </text:span><text:span text:style-name="T1">(</text:span>указанное число<text:span text:style-name="T1">), </text:span>либо<text:span text:style-name="T29"> </text:span><text:span text:style-name="T30">double</text:span><text:span text:style-name="T1">; </text:span>возвращает число, следующее за указанным в <text:span text:style-name="T189">меньшую сторону</text:span>; возвращает<text:span text:style-name="T29"> </text:span><text:span text:style-name="T30">float </text:span>или<text:span text:style-name="T29"> </text:span><text:span text:style-name="T30">double</text:span><text:span text:style-name="T1"> </text:span>соответственно;</text:p>
      <text:p text:style-name="P95">этот метод статический;</text:p>
      <text:p text:style-name="P251"/>
      <text:p text:style-name="P251">next<text:span text:style-name="T189">Up</text:span>()</text:p>
      <text:p text:style-name="P94"/>
      <text:p text:style-name="P94">используется для возврата числа (<text:span text:style-name="T189">следующее за указанным в большую сторону</text:span>); принимает параметр —<text:span text:style-name="T29"> </text:span><text:span text:style-name="T30">float </text:span><text:span text:style-name="T1">(</text:span>указанное число<text:span text:style-name="T1">), </text:span>либо<text:span text:style-name="T29"> </text:span><text:span text:style-name="T30">double</text:span><text:span text:style-name="T1">; </text:span>возвращает число, следующее за указанным в <text:span text:style-name="T189">большую сторону</text:span>; возвращает<text:span text:style-name="T29"> </text:span><text:span text:style-name="T30">float </text:span>или<text:span text:style-name="T29"> </text:span><text:span text:style-name="T30">double</text:span><text:span text:style-name="T1"> </text:span>соответственно;</text:p>
      <text:p text:style-name="P95">этот метод статический;</text:p>
      <text:p text:style-name="P252"/>
      <text:p text:style-name="P469">rint()</text:p>
      <text:p text:style-name="P252"/>
      <text:p text:style-name="P95">используется для округления в сторону ближайшего целого; принимает параметр —<text:span text:style-name="T29"> </text:span><text:span text:style-name="T30">double </text:span>(указанное число)<text:span text:style-name="T1">; </text:span>округляет указанное число в сторону ближайшего целого; возвращает<text:span text:style-name="T29"> </text:span><text:span text:style-name="T58">double</text:span><text:span text:style-name="T1">;</text:span></text:p>
      <text:p text:style-name="P95">этот метод статический;</text:p>
      <text:p text:style-name="P253"/>
      <text:p text:style-name="P253">round()</text:p>
      <text:p text:style-name="P253"/>
      <text:p text:style-name="P96">используется для округления в сторону ближайшего целого; принимает параметр —<text:span text:style-name="T29"> </text:span><text:span text:style-name="T57">float </text:span><text:span text:style-name="T161">или</text:span><text:span text:style-name="T57"> </text:span><text:span text:style-name="T58">double</text:span><text:span text:style-name="T30"> </text:span>(указанное число)<text:span text:style-name="T1">; </text:span>округляет указанное число в сторону ближайшего целого; возвращает<text:span text:style-name="T29"> </text:span><text:span text:style-name="T30">int </text:span><text:span text:style-name="T161">или</text:span><text:span text:style-name="T30"> </text:span><text:span text:style-name="T58">long </text:span><text:span text:style-name="T161">соответственно</text:span><text:span text:style-name="T120">;</text:span></text:p>
      <text:p text:style-name="P96">этот метод статический;</text:p>
      <text:p text:style-name="P173"/>
      <text:p text:style-name="P173">Прочие функции округления</text:p>
      <text:p text:style-name="P173"/>
      <text:p text:style-name="P97">Прочие функции округления — в других источниках.</text:p>
      <text:p text:style-name="P380"/>
      <text:p text:style-name="P380">Прочие методы</text:p>
      <text:p text:style-name="P380"/>
      <text:p text:style-name="P254">copySign()</text:p>
      <text:p text:style-name="P254"/>
      <text:p text:style-name="P144"><text:span text:style-name="T107">используется для назначения числу знака; принимает параметры —</text:span><text:span text:style-name="T88"> </text:span><text:span text:style-name="T29">float/</text:span><text:span text:style-name="T107"> </text:span><text:span text:style-name="T29">double </text:span><text:span text:style-name="T107">(указанное число),</text:span> <text:span text:style-name="T107">и</text:span><text:span text:style-name="T88"> </text:span><text:span text:style-name="T29">float/</text:span><text:span text:style-name="T88"> </text:span><text:span text:style-name="T29">double </text:span><text:span text:style-name="T107">(знак); назначает указанному числу знак; возвращает</text:span><text:span text:style-name="T29"> float </text:span><text:span text:style-name="T107">или</text:span><text:span text:style-name="T29"> double </text:span><text:span text:style-name="T107">соответственно;</text:span></text:p>
      <text:p text:style-name="P100">этот метод статический;</text:p>
      <text:p text:style-name="P255"/>
      <text:p text:style-name="P255"><text:span text:style-name="T190">addExact</text:span>()</text:p>
      <text:p text:style-name="P255"/>
      <text:p text:style-name="P145"><text:span text:style-name="T107">используется для </text:span><text:span text:style-name="T109">складывания чисел</text:span><text:span text:style-name="T107">; принимает параметры —</text:span><text:span text:style-name="T88"> </text:span><text:span text:style-name="T89">int</text:span><text:span text:style-name="T29">/</text:span><text:span text:style-name="T88"> </text:span><text:span text:style-name="T89">long</text:span><text:span text:style-name="T29"> </text:span><text:span text:style-name="T107">(указанное число),</text:span> <text:span text:style-name="T107">и</text:span><text:span text:style-name="T88"> </text:span><text:span text:style-name="T89">int</text:span><text:span text:style-name="T29">/</text:span><text:span text:style-name="T88"> </text:span><text:span text:style-name="T89">long</text:span><text:span text:style-name="T29"> </text:span><text:span text:style-name="T107">(</text:span><text:span text:style-name="T109">указанное число</text:span><text:span text:style-name="T107">); </text:span><text:span text:style-name="T110">складывает указанные числа</text:span><text:span text:style-name="T107">; возвращает</text:span><text:span text:style-name="T29"> </text:span><text:span text:style-name="T89">int</text:span><text:span text:style-name="T29"> </text:span><text:span text:style-name="T107">или</text:span><text:span text:style-name="T29"> </text:span><text:span text:style-name="T89">long</text:span><text:span text:style-name="T29"> </text:span><text:span text:style-name="T107">соответственно;</text:span></text:p>
      <text:p text:style-name="P101">этот метод статический;</text:p>
      <text:p text:style-name="P256"/>
      <text:p text:style-name="P256"><text:span text:style-name="T191">incrementExact</text:span>()</text:p>
      <text:p text:style-name="P256"/>
      <text:p text:style-name="P146"><text:span text:style-name="T107">используется для </text:span><text:span text:style-name="T110">инкремента числа</text:span><text:span text:style-name="T107">; принимает параметры —</text:span><text:span text:style-name="T88"> </text:span><text:span text:style-name="T89">int</text:span><text:span text:style-name="T29">/</text:span><text:span text:style-name="T88"> </text:span><text:span text:style-name="T89">long</text:span><text:span text:style-name="T29"> </text:span><text:span text:style-name="T107">(указанное число); </text:span><text:span text:style-name="T110">производит инкремент указанного числа</text:span><text:span text:style-name="T107">; возвращает</text:span><text:span text:style-name="T29"> </text:span><text:span text:style-name="T89">int</text:span><text:span text:style-name="T29"> </text:span><text:span text:style-name="T107">или</text:span><text:span text:style-name="T29"> </text:span><text:span text:style-name="T89">long</text:span><text:span text:style-name="T29"> </text:span><text:span text:style-name="T107">соответственно;</text:span></text:p>
      <text:p text:style-name="P102">этот метод статический;</text:p>
      <text:p text:style-name="P256"/>
      <text:p text:style-name="P256"><text:soft-page-break/><text:span text:style-name="T191">decrementExact</text:span>()</text:p>
      <text:p text:style-name="P256"/>
      <text:p text:style-name="P146"><text:span text:style-name="T107">используется для </text:span><text:span text:style-name="T110">декремента числа</text:span><text:span text:style-name="T107">; принимает параметры —</text:span><text:span text:style-name="T88"> </text:span><text:span text:style-name="T89">int</text:span><text:span text:style-name="T29">/</text:span><text:span text:style-name="T88"> </text:span><text:span text:style-name="T89">long</text:span><text:span text:style-name="T29"> </text:span><text:span text:style-name="T107">(указанное число); </text:span><text:span text:style-name="T110">производит декремент указанного числа</text:span><text:span text:style-name="T107">; возвращает</text:span><text:span text:style-name="T29"> </text:span><text:span text:style-name="T89">int</text:span><text:span text:style-name="T29"> </text:span><text:span text:style-name="T107">или</text:span><text:span text:style-name="T29"> </text:span><text:span text:style-name="T89">long</text:span><text:span text:style-name="T29"> </text:span><text:span text:style-name="T107">соответственно;</text:span></text:p>
      <text:p text:style-name="P102">этот метод статический;</text:p>
      <text:p text:style-name="P257"/>
      <text:p text:style-name="P257"><text:span text:style-name="T192">getExponent</text:span>()</text:p>
      <text:p text:style-name="P257"/>
      <text:p text:style-name="P147"><text:span text:style-name="T107">используется для </text:span><text:span text:style-name="T111">возврата степени </text:span><text:span text:style-name="T110">числа</text:span><text:span text:style-name="T107">; принимает параметры —</text:span><text:span text:style-name="T88"> </text:span><text:span text:style-name="T90">float</text:span><text:span text:style-name="T29">/</text:span><text:span text:style-name="T88"> </text:span><text:span text:style-name="T90">double</text:span><text:span text:style-name="T29"> </text:span><text:span text:style-name="T107">(указанное число); </text:span><text:span text:style-name="T111">возвращает степень числа (конкретно, его представления в интерпретаторе)</text:span><text:span text:style-name="T107">; возвращает</text:span><text:span text:style-name="T29"> </text:span><text:span text:style-name="T89">int</text:span><text:span text:style-name="T107">;</text:span></text:p>
      <text:p text:style-name="P103">этот метод статический;</text:p>
      <text:p text:style-name="P257"/>
      <text:p text:style-name="P257"><text:span text:style-name="T192">hypot</text:span>()</text:p>
      <text:p text:style-name="P257"/>
      <text:p text:style-name="P147"><text:span text:style-name="T107">используется для </text:span><text:span text:style-name="T111">вычисления гипотенузы</text:span><text:span text:style-name="T107">; принимает параметры —</text:span><text:span text:style-name="T88"> </text:span><text:span text:style-name="T90">double</text:span><text:span text:style-name="T29"> </text:span><text:span text:style-name="T107">(</text:span><text:span text:style-name="T111">катет), и</text:span><text:span text:style-name="T88"> </text:span><text:span text:style-name="T90">double</text:span><text:span text:style-name="T29"> </text:span><text:span text:style-name="T107">(</text:span><text:span text:style-name="T111">катет)</text:span><text:span text:style-name="T107">; </text:span><text:span text:style-name="T110">производит </text:span><text:span text:style-name="T111">вычисление гипотенузы (по катетам)</text:span><text:span text:style-name="T107">; возвращает</text:span><text:span text:style-name="T29"> </text:span><text:span text:style-name="T90">double</text:span><text:span text:style-name="T107">;</text:span></text:p>
      <text:p text:style-name="P103">этот метод статический;</text:p>
      <text:p text:style-name="P258"/>
      <text:p text:style-name="P258"><text:span text:style-name="T193">IEEERemainder</text:span>()</text:p>
      <text:p text:style-name="P258"/>
      <text:p text:style-name="P148"><text:span text:style-name="T107">используется для </text:span><text:span text:style-name="T111">вычисления </text:span><text:span text:style-name="T112">остатка от деления</text:span><text:span text:style-name="T107">; принимает параметры —</text:span><text:span text:style-name="T88"> </text:span><text:span text:style-name="T90">double</text:span><text:span text:style-name="T29"> </text:span><text:span text:style-name="T107">(</text:span><text:span text:style-name="T112">делимое</text:span><text:span text:style-name="T111">), и</text:span><text:span text:style-name="T88"> </text:span><text:span text:style-name="T90">double</text:span><text:span text:style-name="T29"> </text:span><text:span text:style-name="T107">(</text:span><text:span text:style-name="T112">делитель</text:span><text:span text:style-name="T111">)</text:span><text:span text:style-name="T107">; </text:span><text:span text:style-name="T110">производит </text:span><text:span text:style-name="T111">вычисление </text:span><text:span text:style-name="T112">остатка от деления</text:span><text:span text:style-name="T107">; возвращает</text:span><text:span text:style-name="T29"> </text:span><text:span text:style-name="T90">double</text:span><text:span text:style-name="T107">;</text:span></text:p>
      <text:p text:style-name="P104">этот метод статический;</text:p>
      <text:p text:style-name="P259"/>
      <text:p text:style-name="P259"><text:span text:style-name="T194">multiplyExact</text:span>()</text:p>
      <text:p text:style-name="P259"/>
      <text:p text:style-name="P149"><text:span text:style-name="T107">используется для </text:span><text:span text:style-name="T113">умножения</text:span><text:span text:style-name="T107">; принимает параметры —</text:span><text:span text:style-name="T88"> </text:span><text:span text:style-name="T91">int/ long</text:span><text:span text:style-name="T29"> </text:span><text:span text:style-name="T107">(</text:span><text:span text:style-name="T113">множитель</text:span><text:span text:style-name="T111">), и</text:span><text:span text:style-name="T88"> </text:span><text:span text:style-name="T91">int/ long</text:span><text:span text:style-name="T29"> </text:span><text:span text:style-name="T107">(</text:span><text:span text:style-name="T113">множитель</text:span><text:span text:style-name="T111">)</text:span><text:span text:style-name="T107">; </text:span><text:span text:style-name="T110">производит </text:span><text:span text:style-name="T113">умножение указанных значений</text:span><text:span text:style-name="T107">; возвращает</text:span><text:span text:style-name="T29"> </text:span><text:span text:style-name="T91">int/ long</text:span><text:span text:style-name="T107">;</text:span></text:p>
      <text:p text:style-name="P105">этот метод статический;</text:p>
      <text:p text:style-name="P260"/>
      <text:p text:style-name="P260"><text:span text:style-name="T195">negateExact</text:span>()</text:p>
      <text:p text:style-name="P260"/>
      <text:p text:style-name="P150"><text:span text:style-name="T107">используется для </text:span><text:span text:style-name="T114">отрицания числа</text:span><text:span text:style-name="T107">; принимает параметры —</text:span><text:span text:style-name="T88"> </text:span><text:span text:style-name="T92">int/ long </text:span><text:span text:style-name="T162">(</text:span><text:span text:style-name="T119">указанное число</text:span><text:span text:style-name="T162">)</text:span><text:span text:style-name="T118">;</text:span><text:span text:style-name="T107"> </text:span><text:span text:style-name="T110">производит </text:span><text:span text:style-name="T114">отрицание указанного числа</text:span><text:span text:style-name="T107">; возвращает</text:span><text:span text:style-name="T29"> </text:span><text:span text:style-name="T92">int/ long</text:span><text:span text:style-name="T107">;</text:span></text:p>
      <text:p text:style-name="P106">этот метод статический;</text:p>
      <text:p text:style-name="P261"/>
      <text:p text:style-name="P261"><text:soft-page-break/>random()</text:p>
      <text:p text:style-name="P261"/>
      <text:p text:style-name="P98">используется для возврата случайного числа; параметров не принимает; возвращает случайное число (от нуля до единицы); возвращает<text:span text:style-name="T29"> </text:span><text:span text:style-name="T30">double</text:span><text:span text:style-name="T1">;</text:span></text:p>
      <text:p text:style-name="P98">этот метод статически;</text:p>
      <text:p text:style-name="P261"/>
      <text:p text:style-name="P261">signum()</text:p>
      <text:p text:style-name="P261"/>
      <text:p text:style-name="P98">используется для возврата знака числа; принимает параметр <text:span text:style-name="T29">— </text:span><text:span text:style-name="T30">float/ double</text:span><text:span text:style-name="T1"> (</text:span>указанное число<text:span text:style-name="T1">); </text:span>возвращает знак указанного числа (в виде числа с плавающей точкой: ноль — если указанное число ноль, минус один — если отрицательное, один — если положительное); возвращает<text:span text:style-name="T29"> </text:span><text:span text:style-name="T30">float</text:span><text:span text:style-name="T1">;</text:span></text:p>
      <text:p text:style-name="P98">этот метод статический;</text:p>
      <text:p text:style-name="P262"/>
      <text:p text:style-name="P262">subtractExact()</text:p>
      <text:p text:style-name="P262"/>
      <text:p text:style-name="P99">используется для вычисления разности; принимает параметры <text:span text:style-name="T29">— </text:span><text:span text:style-name="T30">int/ int</text:span><text:span text:style-name="T1"> (</text:span>уменьшаемое<text:span text:style-name="T1">),</text:span><text:span text:style-name="T30"> </text:span><text:span text:style-name="T29">и </text:span><text:span text:style-name="T30">int/ long </text:span><text:span text:style-name="T1">(</text:span>вычитаемое<text:span text:style-name="T1">); </text:span>вычисляет разность; возвращает <text:span text:style-name="T30">int/ long</text:span><text:span text:style-name="T1">;</text:span></text:p>
      <text:p text:style-name="P99">этот метод статический;</text:p>
      <text:p text:style-name="P262"/>
      <text:p text:style-name="P262">toIntExact()</text:p>
      <text:p text:style-name="P262"/>
      <text:p text:style-name="P99">используется для преобразования к<text:span text:style-name="T29"> </text:span><text:span text:style-name="T30">int</text:span><text:span text:style-name="T1">; </text:span>принимает параметр<text:span text:style-name="T29"> — </text:span><text:span text:style-name="T30">long </text:span><text:span text:style-name="T1">(</text:span>указанное значение<text:span text:style-name="T1">); </text:span>преобразует указанное значение к<text:span text:style-name="T29"> </text:span><text:span text:style-name="T30">int</text:span><text:span text:style-name="T1">; </text:span>возвращает<text:span text:style-name="T29"> </text:span><text:span text:style-name="T30">int</text:span><text:span text:style-name="T1">;</text:span></text:p>
      <text:p text:style-name="P99">этот метод статический;</text:p>
      <text:p text:style-name="P280"/>
      <text:p text:style-name="P280">toRadians()</text:p>
      <text:p text:style-name="P280"/>
      <text:p text:style-name="P99">используется для преобразования градусов в радианы; принимает параметр — <text:span text:style-name="T30">double </text:span><text:span text:style-name="T1">(</text:span>значение угла в градусах<text:span text:style-name="T1">); </text:span>производит преобразование значения угла из градусов в радианы; возвращает<text:span text:style-name="T29"> </text:span><text:span text:style-name="T30">double</text:span><text:span text:style-name="T1">;</text:span></text:p>
      <text:p text:style-name="P99">этот метод статический;</text:p>
      <text:p text:style-name="P280"/>
      <text:p text:style-name="P280">toDegrees()</text:p>
      <text:p text:style-name="P280"/>
      <text:p text:style-name="P99">используется для преобразования радиан в градусы; принимает параметр — <text:span text:style-name="T30">double </text:span><text:span text:style-name="T1">(</text:span>значение угла в радианах<text:span text:style-name="T1">); </text:span>производит преобразование значения угла из радиан <text:s/>градусы; возвращает<text:span text:style-name="T29"> </text:span><text:span text:style-name="T30">double</text:span><text:span text:style-name="T1">;</text:span></text:p>
      <text:p text:style-name="P99">этот метод статический;</text:p>
      <text:p text:style-name="P365"/>
      <text:p text:style-name="P474">Класс <text:span text:style-name="T1">String</text:span></text:p>
      <text:p text:style-name="P372"/>
      <text:p text:style-name="P107"><text:span text:style-name="T117">Это класс, </text:span>представляющий собой строки. Все строки в языке<text:span text:style-name="T29"> </text:span><text:span text:style-name="T30">Java </text:span>представлены в кодировке <text:span text:style-name="T1">Unicode.</text:span></text:p>
      <text:p text:style-name="P108">Строки являются не изменяемыми (с точки зрения их реализации в интерпретаторе). Программист, конечно же, может присвоить уже инициализированной значением строке новое значение — но, с точки зрения интерпретатора, это просто перезапись новым значением, а не изменение уже существующего значения. Такая реализация строк в интерпретаторе была принята из соображений эффективности с точки зрения реализации.</text:p>
      <text:p text:style-name="P108">Классы<text:span text:style-name="T29"> </text:span><text:span text:style-name="T30">StringBuilder</text:span><text:span text:style-name="T1">, </text:span>и<text:span text:style-name="T29"> </text:span><text:span text:style-name="T30">StringBuffer </text:span>используются для формирования строк и буферизованного ввода- вывода строк соответственно. Эти классы эмулируют изменяемость строк в интерпретаторе.</text:p>
      <text:p text:style-name="P108">Классы<text:span text:style-name="T29"> </text:span><text:span text:style-name="T30">String</text:span><text:span text:style-name="T1">,</text:span><text:span text:style-name="T30"> StringBuilder</text:span><text:span text:style-name="T1">, </text:span>и<text:span text:style-name="T29"> </text:span><text:span text:style-name="T30">StringBuffer </text:span>являются завершенными.</text:p>
      <text:p text:style-name="P111">Операции со строками выполняются со следующими особенностями:</text:p>
      <text:p text:style-name="P111">литералы строк (прописываются так<text:span text:style-name="T29"> « … »</text:span>) автоматически преобразуются к объектам- строкам <text:span text:style-name="T196">(это касается э.т.д. и</text:span><text:span text:style-name="T93"> </text:span><text:span text:style-name="T59">Object</text:span><text:span text:style-name="T196">)</text:span>;</text:p>
      <text:p text:style-name="P111">оператор<text:span text:style-name="T29"> + </text:span>перегружается языком для строк, и обозначает их конкатенацию;</text:p>
      <text:p text:style-name="P111">операция конкатенации (<text:span text:style-name="T29"> + </text:span>) возможна и с нестроковыми типами (тогда они приводятся к строке);</text:p>
      <text:p text:style-name="P118">операция сравнения (<text:span text:style-name="T29"> == </text:span>) по прежнему сравнивает только ссылки на объекты;</text:p>
      <text:p text:style-name="P112">некоторые методы работают с позицией символа — позиции стартуют с нуля;</text:p>
      <text:p text:style-name="P111"/>
      <text:p text:style-name="P111">необходимо помнить об этих особенностях.</text:p>
      <text:p text:style-name="P348"/>
      <text:p text:style-name="P348">Конструктор класса <text:span text:style-name="T1">String</text:span></text:p>
      <text:p text:style-name="P19"/>
      <text:p text:style-name="P274">String()</text:p>
      <text:p text:style-name="P274"/>
      <text:p text:style-name="P109">конструктор класса<text:span text:style-name="T29"> </text:span><text:span text:style-name="T30">String</text:span><text:span text:style-name="T1">; </text:span>параметров не принимает; создает объект своего класса; возвращает ничтоже;</text:p>
      <text:p text:style-name="P348"/>
      <text:p text:style-name="P348">Методы класса <text:span text:style-name="T1">String</text:span></text:p>
      <text:p text:style-name="P154"/>
      <text:p text:style-name="P275">lenght()</text:p>
      <text:p text:style-name="P275"/>
      <text:p text:style-name="P110">используется для возврата длины строки; параметров не принимает; возвращает длину своей строки; возвращает<text:span text:style-name="T29"> </text:span><text:span text:style-name="T30">int</text:span><text:span text:style-name="T1">;</text:span></text:p>
      <text:p text:style-name="P276"/>
      <text:p text:style-name="P467">charAt()</text:p>
      <text:p text:style-name="P276"/>
      <text:p text:style-name="P112">используется для возврата символа; принмает параметр —<text:span text:style-name="T29"> </text:span><text:span text:style-name="T30">int </text:span><text:span text:style-name="T1">(</text:span>позиция символа<text:span text:style-name="T1">); </text:span>возвращает символ по указанной позиции; озвращает<text:span text:style-name="T29"> </text:span><text:span text:style-name="T30">char</text:span><text:span text:style-name="T1">;</text:span></text:p>
      <text:p text:style-name="P276"/>
      <text:p text:style-name="P276">getChars()</text:p>
      <text:p text:style-name="P155"/>
      <text:p text:style-name="P112">используется для возврата символов; принимает параметры <text:span text:style-name="T29">— </text:span><text:span text:style-name="T30">int </text:span><text:span text:style-name="T1">(</text:span>стартовая позиция<text:span text:style-name="T1">),</text:span><text:span text:style-name="T30"> int </text:span><text:span text:style-name="T1">(</text:span>финальная позиция<text:span text:style-name="T1">),</text:span><text:span text:style-name="T30"> char[] </text:span><text:span text:style-name="T1">(</text:span><text:span text:style-name="T197">ссылка на </text:span>целевой массив, принимает символы из строки<text:span text:style-name="T1">),</text:span><text:span text:style-name="T30"> int </text:span><text:span text:style-name="T1">(</text:span>целевая позиция целевого массива<text:span text:style-name="T1">); </text:span>возвращает символы из своей строки (со стартовой позиции по финальную) в целевой массив (начиная пополнять его с уелевой позиции); возвращает ничтоже;</text:p>
      <text:p text:style-name="P263"/>
      <text:p text:style-name="P263">getBytes()</text:p>
      <text:p text:style-name="P263"/>
      <text:p text:style-name="P113">используется для возврата байтов; параметров не принимает; возвращает массив байтов, составляющих контент своей строки; возвращает<text:span text:style-name="T29"> </text:span><text:span text:style-name="T30">byte[]</text:span><text:span text:style-name="T1">;</text:span></text:p>
      <text:p text:style-name="P174"/>
      <text:p text:style-name="P174">Методы сравнения строк</text:p>
      <text:p text:style-name="P174"/>
      <text:p text:style-name="P113">будут рассмотрены наиболее употребимые из этих методов;</text:p>
      <text:p text:style-name="P113">это следующие методы;</text:p>
      <text:p text:style-name="P263"/>
      <text:p text:style-name="P263">equals()</text:p>
      <text:p text:style-name="P113"/>
      <text:p text:style-name="P113">используется для сравнения строк; принимает параметр — строку; сравнивает свою строку с указанной (с учетом регистра символов); возвращает логическое значение (<text:span text:style-name="T30">true – </text:span>равны,<text:span text:style-name="T29"> </text:span><text:span text:style-name="T30">false – </text:span>не равны);</text:p>
      <text:p text:style-name="P337"/>
      <text:p text:style-name="P337">equalsIgnoreCase()</text:p>
      <text:p text:style-name="P151"/>
      <text:p text:style-name="P113">используется для сравнения строк; принимает параметр — строку; сравнивает свою строку с указанной (без учета регистра символов); возвращает логическое значение (<text:span text:style-name="T30">true – </text:span>равны,<text:span text:style-name="T29"> </text:span><text:span text:style-name="T30">false – </text:span>не равны);</text:p>
      <text:p text:style-name="P264"/>
      <text:p text:style-name="P264">regionMatches()</text:p>
      <text:p text:style-name="P114"/>
      <text:p text:style-name="P114">используется для сравнения частей строк; принимает параметры<text:span text:style-name="T29"> — </text:span><text:span text:style-name="T30">int</text:span><text:span text:style-name="T1"> (</text:span>стартовая позиция своей строки<text:span text:style-name="T1">),</text:span><text:span text:style-name="T30"> String </text:span><text:span text:style-name="T1">(</text:span>указанная строка<text:span text:style-name="T1">),</text:span><text:span text:style-name="T30"> int </text:span><text:span text:style-name="T1">(</text:span>стартовый индекс указанной строки<text:span text:style-name="T1">),</text:span><text:span text:style-name="T30"> int </text:span><text:span text:style-name="T1">(</text:span>количество символов с указанных позиций обеих строк, которые участвуют в сравнении<text:span text:style-name="T1">); </text:span>руководстуясь переданными <text:soft-page-break/>параметрами, выполняет сравнение подстрок; возвращает логическое значение<text:span text:style-name="T197"> (</text:span><text:span text:style-name="T60">true – </text:span><text:span text:style-name="T197">равны,</text:span><text:span text:style-name="T94"> </text:span><text:span text:style-name="T60">false – </text:span><text:span text:style-name="T197">не равны)</text:span>;</text:p>
      <text:p text:style-name="P115">перегруженный вариант этого метода принимает параметры<text:span text:style-name="T29"> — </text:span><text:span text:style-name="T30">boolean </text:span><text:span text:style-name="T163">(</text:span><text:span text:style-name="T60">true </text:span><text:span text:style-name="T132">– </text:span><text:span text:style-name="T163">учитывать регистр</text:span><text:span text:style-name="T164">,</text:span><text:span text:style-name="T94"> </text:span><text:span text:style-name="T60">false – </text:span><text:span text:style-name="T197">нет</text:span><text:span text:style-name="T120">), </text:span><text:span text:style-name="T199">и те же параметры, что неперегруженная версия; перегруженная версия производит сравнение с учетом регистра символов (в зависимости от переданных параметров); перегруженная версия не отличается типом возвращаемого значения;</text:span></text:p>
      <text:p text:style-name="P265"/>
      <text:p text:style-name="P265">startsWith()</text:p>
      <text:p text:style-name="P152"/>
      <text:p text:style-name="P116">используется для проверки, стартует ли своя строка с указанной строки; принимает параметр — строку (указанная строка); проверяет, стартует ли своя строка с указанной строки; <text:span text:style-name="T198"><text:s/>возвращает логическое значение (</text:span><text:span text:style-name="T60">true – </text:span>да<text:span text:style-name="T197">,</text:span><text:span text:style-name="T94"> </text:span><text:span text:style-name="T60">false – </text:span><text:span text:style-name="T197">не</text:span>т<text:span text:style-name="T197">);</text:span></text:p>
      <text:p text:style-name="P265"/>
      <text:p text:style-name="P265">endsWith()</text:p>
      <text:p text:style-name="P152"/>
      <text:p text:style-name="P117">используется для проверки, <text:span text:style-name="T200">финишир</text:span>ует ли своя строка указанной строк<text:span text:style-name="T200">ой</text:span>; принимает параметр — строку (указанная строка); проверяет, <text:span text:style-name="T200">финишир</text:span>ует ли своя строка указанной строк<text:span text:style-name="T200">ой</text:span>; <text:span text:style-name="T198"><text:s/>возвращает логическое значение (</text:span><text:span text:style-name="T60">true – </text:span>да<text:span text:style-name="T197">,</text:span><text:span text:style-name="T94"> </text:span><text:span text:style-name="T60">false – </text:span><text:span text:style-name="T197">не</text:span>т<text:span text:style-name="T197">);</text:span></text:p>
      <text:p text:style-name="P266"/>
      <text:p text:style-name="P266">compareTo()</text:p>
      <text:p text:style-name="P118"/>
      <text:p text:style-name="P118">используется для сравнения строк; принимает параметр — строку (указанная строка); сравнивает свою строку с указанной; возвращает<text:span text:style-name="T29"> </text:span><text:span text:style-name="T30">int </text:span><text:span text:style-name="T1">(</text:span>ноль — если равны, отрицательное число — если своя строка меньше, положительное число — если больше<text:span text:style-name="T1">);</text:span></text:p>
      <text:p text:style-name="P118">этот метод производит сравнение с учетом регистра;</text:p>
      <text:p text:style-name="P266"/>
      <text:p text:style-name="P266">compareToIgnoreCase()</text:p>
      <text:p text:style-name="P118"/>
      <text:p text:style-name="P118">используется для сравнения строк; принимает параметр — строку (указанная строка); сравнивает свою строку с указанной; возвращает<text:span text:style-name="T29"> </text:span><text:span text:style-name="T30">int </text:span><text:span text:style-name="T1">(</text:span>ноль — если равны, отрицательное число — если своя строка меньше, положительное число — если больше<text:span text:style-name="T1">);</text:span></text:p>
      <text:p text:style-name="P118">этот метод производит сравнение без учета регистра;</text:p>
      <text:p text:style-name="P175"/>
      <text:p text:style-name="P175">Методы поиска в строках</text:p>
      <text:p text:style-name="P175"/>
      <text:p text:style-name="P119">это следующие методы;</text:p>
      <text:p text:style-name="P267"/>
      <text:p text:style-name="P468">indexOf()</text:p>
      <text:p text:style-name="P267"/>
      <text:p text:style-name="P119">используется для возврата позиции символа в строке; принимает параметр — <text:span text:style-name="T30">char </text:span><text:span text:style-name="T1">(</text:span>указанный символ<text:span text:style-name="T1">); </text:span>возвращает позицию указанного символа в строке; возвращает<text:span text:style-name="T29"> </text:span><text:span text:style-name="T30">int</text:span><text:span text:style-name="T1">;</text:span></text:p>
      <text:p text:style-name="P119">при ненахождении позиции возвращает минус единицу;</text:p>
      <text:p text:style-name="P119">перегруженная версия метода принимает параметр — строку<text:span text:style-name="T1"> </text:span>и<text:span text:style-name="T29"> </text:span><text:span text:style-name="T30">int </text:span><text:span text:style-name="T1">(</text:span>стартовая позция поиска, этот параметр можно опустить<text:span text:style-name="T1">)</text:span>, и ищет ее позицию в своей строке;</text:p>
      <text:p text:style-name="P267"/>
      <text:p text:style-name="P267">lastIndexOf()</text:p>
      <text:p text:style-name="P267"/>
      <text:p text:style-name="P119">используется для возврата последней позиции символа в строке; принимает параметр — <text:span text:style-name="T30">char </text:span><text:span text:style-name="T1">(</text:span>указанный символ<text:span text:style-name="T1">); </text:span>возвращает последнюю позицию указанного символа в строке; возвращает<text:span text:style-name="T29"> </text:span><text:span text:style-name="T30">int</text:span><text:span text:style-name="T1">;</text:span></text:p>
      <text:p text:style-name="P156">при ненахождении позиции возвращает минус единицу;</text:p>
      <text:p text:style-name="P119"><text:span text:style-name="T1">перегруженная версия метода принимает параметр — строку </text:span>и<text:span text:style-name="T29"> </text:span><text:span text:style-name="T30">int </text:span><text:span text:style-name="T1">(</text:span>стартовая позция поиска, этот параметр можно опустить<text:span text:style-name="T1">), и ищет ее позицию в своей строке;</text:span></text:p>
      <text:p text:style-name="P175"/>
      <text:p text:style-name="P175">Методы перезаписи строк</text:p>
      <text:p text:style-name="P119"/>
      <text:p text:style-name="P119">это следующие методы;</text:p>
      <text:p text:style-name="P267"/>
      <text:p text:style-name="P267">substring()</text:p>
      <text:p text:style-name="P119"/>
      <text:p text:style-name="P119">используется для возврата подстроки; принимает параметры<text:span text:style-name="T29"> — </text:span><text:span text:style-name="T30">int </text:span><text:span text:style-name="T1">(</text:span>стартовая позиция, с которой возвращается подстрока<text:span text:style-name="T1">), </text:span>и <text:span text:style-name="T30">int </text:span><text:span text:style-name="T1">(</text:span>финальная позиция, этот параметр можно опустить<text:span text:style-name="T1">); </text:span>возвращает подстроку своей строки; возвращает строку;</text:p>
      <text:p text:style-name="P267"/>
      <text:p text:style-name="P267">concat()</text:p>
      <text:p text:style-name="P119"/>
      <text:p text:style-name="P119">используется для конкатенации строк; принимает параметр — строку (указанная строка); выполняет конкатенацию своей строки с указанной; возвращает строку;</text:p>
      <text:p text:style-name="P267"/>
      <text:p text:style-name="P267">replace()</text:p>
      <text:p text:style-name="P267"/>
      <text:p text:style-name="P119">используется для <text:span text:style-name="T201">замены символов своей строки; принимает параметры</text:span><text:span text:style-name="T95"> — </text:span><text:span text:style-name="T61">char</text:span><text:span text:style-name="T15"> </text:span><text:span text:style-name="T201">(заменяемый символ)</text:span><text:span text:style-name="T15">, </text:span><text:span text:style-name="T201">и</text:span><text:span text:style-name="T95"> </text:span><text:span text:style-name="T61">char </text:span><text:span text:style-name="T15">(</text:span><text:span text:style-name="T201">замещающий символ</text:span><text:span text:style-name="T15">); </text:span><text:span text:style-name="T201">заменяет заменяемый символ воей строки (во всех позициях) заменяющим символом; возвращает строку;</text:span></text:p>
      <text:p text:style-name="P268"/>
      <text:p text:style-name="P268"><text:soft-page-break/>trim()</text:p>
      <text:p text:style-name="P120"/>
      <text:p text:style-name="P120">используется для устрижения пробельных символов своей строки; параметров не принимает; устригает пробельные символы (из начала и конца) своей строки; возвращает строку;</text:p>
      <text:p text:style-name="P269"/>
      <text:p text:style-name="P269">valueOf()</text:p>
      <text:p text:style-name="P121"/>
      <text:p text:style-name="P121">используется для возврата строкового представления указанного значения (и, таким образом, используется в задачах перезаписи строк); принимает параметр — объект или<text:span text:style-name="T29"> </text:span><text:span text:style-name="T30">char[]/ long/ double </text:span><text:span text:style-name="T1">(</text:span>указанное значение<text:span text:style-name="T1">); </text:span>возвращает строковое представление указанного значения; возвращает строку;</text:p>
      <text:p text:style-name="P122">этот метод статический;</text:p>
      <text:p text:style-name="P270"/>
      <text:p text:style-name="P270">toLowerCase()</text:p>
      <text:p text:style-name="P122"/>
      <text:p text:style-name="P122">используется для преобразования к нижнему регистру; параметров не принимает; преобразует символы своей строки к нижнему регистру; возвращает строку;</text:p>
      <text:p text:style-name="P270"/>
      <text:p text:style-name="P270">toUpperCase()</text:p>
      <text:p text:style-name="P122"/>
      <text:p text:style-name="P122">используется для преобразования к верхнему регистру; параметров не принимает; преобразует символы своей строки к верхнему регистру; возвращает строку;</text:p>
      <text:p text:style-name="P338"/>
      <text:p text:style-name="P338">join()</text:p>
      <text:p text:style-name="P338"/>
      <text:p text:style-name="P123">используется для соединения ряда строк; принимает параметры — строку (используется как разделитель, употребляемый между соединяемых строк), <text:span text:style-name="T202">и спиок строк (строки этого списка прописываются просто через запятую); соединяет указанные строки, используя указанный разделитель; возвращает строку;</text:span></text:p>
      <text:p text:style-name="P124">этот метод статический;</text:p>
      <text:p text:style-name="P176"/>
      <text:p text:style-name="P176">Прочие методы строк</text:p>
      <text:p text:style-name="P124"/>
      <text:p text:style-name="P124">это следующие методы;</text:p>
      <text:p text:style-name="P271"/>
      <text:p text:style-name="P271">codePointAt()</text:p>
      <text:p text:style-name="P124"/>
      <text:p text:style-name="P124">используется для возврата кодовой точки в <text:span text:style-name="T1">Unicode; </text:span>принимает параметр<text:span text:style-name="T29"> — </text:span><text:span text:style-name="T30">int</text:span><text:span text:style-name="T1"> (</text:span>указанная позиция<text:span text:style-name="T1">); </text:span>возвращает кодовую точку в <text:span text:style-name="T1">Unicode </text:span>на указанной позиции; возвращает<text:span text:style-name="T29"> </text:span><text:span text:style-name="T30">int</text:span><text:span text:style-name="T1">;</text:span></text:p>
      <text:p text:style-name="P271"><text:soft-page-break/>codePointBefore()</text:p>
      <text:p text:style-name="P271"/>
      <text:p text:style-name="P124">используется для возврата кодовой точки в <text:span text:style-name="T1">Unicode; </text:span>принимает параметр<text:span text:style-name="T29"> — </text:span><text:span text:style-name="T30">int</text:span><text:span text:style-name="T1"> (</text:span>указанная позиция<text:span text:style-name="T1">); </text:span>возвращает кодовую точку в <text:span text:style-name="T1">Unicode </text:span>до указанной позиции; возвращает<text:span text:style-name="T29"> </text:span><text:span text:style-name="T30">int</text:span><text:span text:style-name="T1">;</text:span></text:p>
      <text:p text:style-name="P271"/>
      <text:p text:style-name="P271">codePointCount()</text:p>
      <text:p text:style-name="P271"/>
      <text:p text:style-name="P124">используется для возврата количества кодовых точек; принимает параметры — <text:span text:style-name="T30">int </text:span><text:span text:style-name="T1">(</text:span>стартовая позиция своей строки<text:span text:style-name="T1">),</text:span><text:span text:style-name="T30"> int </text:span><text:span text:style-name="T1">(</text:span>финальная позиция своей строки<text:span text:style-name="T1">); <text:s/></text:span>возвращает количество кодовых точек своей строки со стартовой позиции по финальную; возвращает<text:span text:style-name="T29"> </text:span><text:span text:style-name="T30">int</text:span><text:span text:style-name="T1">;</text:span></text:p>
      <text:p text:style-name="P271"/>
      <text:p text:style-name="P271">contains()</text:p>
      <text:p text:style-name="P153"/>
      <text:p text:style-name="P124">используется для проверки, содержит ли своя строка указанную подстроку; <text:span text:style-name="T203">принимает параметр — строку; проверяет, содержит ли своя строка указанную подстроку; возвращает логическое значение (</text:span><text:span text:style-name="T62">true – </text:span><text:span text:style-name="T203">да,</text:span><text:span text:style-name="T96"> </text:span><text:span text:style-name="T62">false –</text:span><text:span text:style-name="T16"> </text:span><text:span text:style-name="T203">нет);</text:span></text:p>
      <text:p text:style-name="P272"/>
      <text:p text:style-name="P272">conentEquals()</text:p>
      <text:p text:style-name="P125"/>
      <text:p text:style-name="P125">используется для проверки, содержит ли своя строка указанную подстроку; <text:span text:style-name="T203">принимает параметр — строку; проверяет, содержит ли своя строка указанную подстроку; возвращает логическое значение (</text:span><text:span text:style-name="T62">true – </text:span><text:span text:style-name="T203">да,</text:span><text:span text:style-name="T96"> </text:span><text:span text:style-name="T62">false –</text:span><text:span text:style-name="T16"> </text:span><text:span text:style-name="T203">нет);</text:span></text:p>
      <text:p text:style-name="P126">перегруженная версия метода работает с параметро<text:span text:style-name="T29"> </text:span><text:span text:style-name="T30">StringBuffer</text:span><text:span text:style-name="T1">;</text:span></text:p>
      <text:p text:style-name="P272"/>
      <text:p text:style-name="P272">isEmpty()</text:p>
      <text:p text:style-name="P126"/>
      <text:p text:style-name="P126">используется для проверки, пуста ли строка; параметров не приинимает; проверяет, пуста ли своя строка (нулевая ли у нее длина); возвращает логическое значение (<text:span text:style-name="T30">true – </text:span>да,<text:span text:style-name="T29"> </text:span><text:span text:style-name="T30">false –</text:span><text:span text:style-name="T1"> </text:span>нет);</text:p>
      <text:p text:style-name="P272"/>
      <text:p text:style-name="P272">matches()</text:p>
      <text:p text:style-name="P127"/>
      <text:p text:style-name="P127">используется для проверки своей строки на совпадение (полное/ частичное) с указанной строкой; принимает параметр — строку; возвращает логическое значение <text:span text:style-name="T203">(</text:span><text:span text:style-name="T62">true – </text:span><text:span text:style-name="T203">да,</text:span><text:span text:style-name="T96"> </text:span><text:span text:style-name="T62">false –</text:span><text:span text:style-name="T16"> </text:span><text:span text:style-name="T203">нет)</text:span>;</text:p>
      <text:p text:style-name="P273"/>
      <text:p text:style-name="P273">offsetByCodefirst()</text:p>
      <text:p text:style-name="P273"/>
      <text:p text:style-name="P127">используется для <text:span text:style-name="T204">возврата позиции в строке; принимает параметры — </text:span><text:span text:style-name="T17">int (</text:span><text:span text:style-name="T204">стартовая позиция поиска</text:span><text:span text:style-name="T17">), </text:span><text:span text:style-name="T204">и </text:span><text:span text:style-name="T17">int (</text:span><text:span text:style-name="T204">дистанция от стартовой позиции</text:span><text:span text:style-name="T17">)</text:span>; <text:span text:style-name="T204">возвращает </text:span><text:soft-page-break/><text:span text:style-name="T204">идекс позиции, отстоящей от указанной стартовой позиции на указанную дистанцию; возвращает</text:span><text:span text:style-name="T97"> </text:span><text:span text:style-name="T63">int</text:span><text:span text:style-name="T17">;</text:span></text:p>
      <text:p text:style-name="P277"/>
      <text:p text:style-name="P277">replaceFirst()</text:p>
      <text:p text:style-name="P128"/>
      <text:p text:style-name="P128">используется для <text:span text:style-name="T205">замещения части</text:span> строки; принимает параметр<text:span text:style-name="T205">ы</text:span> — строку (<text:span text:style-name="T205">замещаемая </text:span>строка), <text:span text:style-name="T205">и строка (замещающая строка)</text:span>; <text:span text:style-name="T205">первую найденную замещаемую строку в своей строке замещает указанной строкой; возвращает строку;</text:span></text:p>
      <text:p text:style-name="P278"/>
      <text:p text:style-name="P278">replaceAll()</text:p>
      <text:p text:style-name="P129"/>
      <text:p text:style-name="P129">используется для <text:span text:style-name="T205">замещения части</text:span> строки; принимает параметр<text:span text:style-name="T205">ы</text:span> — строку (<text:span text:style-name="T205">замещаемая </text:span>строка), <text:span text:style-name="T205">и строка (замещающая строка)</text:span>; <text:span text:style-name="T206">все найденные замещаемые строки в своей строке замещает указанной строкой; возвращает строку;</text:span></text:p>
      <text:p text:style-name="P278"/>
      <text:p text:style-name="P278">split()</text:p>
      <text:p text:style-name="P130"/>
      <text:p text:style-name="P130">используется для разделения строки; принимает параметр — строку (используется как разделтель); разделяет свою строку на ряд строк (при обнаружении разделителя); возвращает<text:span text:style-name="T29"> </text:span><text:span text:style-name="T30">String[]</text:span><text:span text:style-name="T1">;</text:span></text:p>
      <text:p text:style-name="P130">перегруженная версия этого метода принимает параметры — строку и<text:span text:style-name="T29"> </text:span><text:span text:style-name="T30">int</text:span><text:span text:style-name="T1"> (</text:span>положительное число — разбивать строку не более чем на это число подстрок, ноль или отрицательное число — разбовать строку полностью<text:span text:style-name="T1">), </text:span>перегруженная версия типом возвращаемого значенияне отличается;</text:p>
      <text:p text:style-name="P278"/>
      <text:p text:style-name="P278">subSequence()</text:p>
      <text:p text:style-name="P130"/>
      <text:p text:style-name="P130">используется для возврата подстроки; принимает параметры<text:span text:style-name="T29"> — </text:span><text:span text:style-name="T30">int </text:span><text:span text:style-name="T1">(</text:span>стартовая позиция<text:span text:style-name="T1">),</text:span><text:span text:style-name="T30"> int </text:span><text:span text:style-name="T1">(</text:span>финальная позиция<text:span text:style-name="T1">); </text:span>возвращает подстроку из своей строки со стартовой позиции по финальную; возвращает строку;</text:p>
      <text:p text:style-name="P348"/>
      <text:p text:style-name="P348">Переменные класса <text:span text:style-name="T1">String</text:span></text:p>
      <text:p text:style-name="P154"/>
      <text:p text:style-name="P130">Не представляют интереса.</text:p>
      <text:p text:style-name="P130"/>
      <text:p text:style-name="P381">Класс <text:span text:style-name="T1">StringBuffer</text:span></text:p>
      <text:p text:style-name="P374"/>
      <text:p text:style-name="P135">Этот класс используется для эмуляции модифицируемости строк. Объекты этого класса автоматически приводимы к обычным строкам.</text:p>
      <text:p text:style-name="P131">Кроме сказанного о нем выше, этот класс содержит дополнительные методы.</text:p>
      <text:p text:style-name="P131">Метод<text:span text:style-name="T29"> </text:span><text:span text:style-name="T30">capacity() </text:span>возвращает объем памяти, зарезервированный для строки (параметров не принимает, и возвращает<text:span text:style-name="T29"> </text:span><text:span text:style-name="T30">int</text:span>).</text:p>
      <text:p text:style-name="P131"><text:soft-page-break/>Метод<text:span text:style-name="T29"> </text:span><text:span text:style-name="T30">ensureCapacity() </text:span><text:span text:style-name="T207">задает заведомо определенный объем памяти, зарезервированный для строки — но при необходимости этот объем увеличивается (принимает параметры —</text:span><text:span text:style-name="T98"> </text:span><text:span text:style-name="T64">int </text:span><text:span text:style-name="T18">(</text:span><text:span text:style-name="T207">объем памяти</text:span><text:span text:style-name="T18">), </text:span><text:span text:style-name="T207">и возвращает ничтоже), этот метод полезен тем, что позволяет заведомо урегулировать зарезервированный объем памяти.</text:span></text:p>
      <text:p text:style-name="P132">Метод<text:span text:style-name="T29"> </text:span><text:span text:style-name="T30">setLenght() </text:span>задает длину хранимой в выделенной памяти строки (принимает параметр —<text:span text:style-name="T29"> </text:span><text:span text:style-name="T30">int </text:span><text:span text:style-name="T1">(</text:span>длина строки<text:span text:style-name="T1">), </text:span>и возвращает ничтоже), этот метод полезен тем что позволяет усечь/ расширить хранимую строку.</text:p>
      <text:p text:style-name="P132">Метод<text:span text:style-name="T29"> </text:span><text:span text:style-name="T30">setCharAt() </text:span>инициализирует указанный символ целевым симолом (приинимает параметры —<text:span text:style-name="T29"> </text:span><text:span text:style-name="T30">int </text:span><text:span text:style-name="T1">(</text:span>указанная позиция символа<text:span text:style-name="T1">),</text:span><text:span text:style-name="T30"> char </text:span><text:span text:style-name="T1">(</text:span>целевой символ<text:span text:style-name="T1">), </text:span>и возвращает ничтоже).</text:p>
      <text:p text:style-name="P133">Метод<text:span text:style-name="T29"> </text:span><text:span text:style-name="T30">append() </text:span>приписывает к своей строке указанное значение (принимает параметр<text:span text:style-name="T29"> — </text:span><text:span text:style-name="T30">String</text:span><text:span text:style-name="T29">/ </text:span><text:span text:style-name="T30">int/ Object</text:span><text:span text:style-name="T29"> </text:span>(указанное значение), и возвращает<text:span text:style-name="T29"> </text:span><text:span text:style-name="T30">StringBuffer</text:span>).</text:p>
      <text:p text:style-name="P133">Метод<text:span text:style-name="T29"> </text:span><text:span text:style-name="T30">insert() </text:span>вставляет в свою строку указанное значение (принимает параметры<text:span text:style-name="T29"> — </text:span><text:span text:style-name="T30">int </text:span><text:span text:style-name="T1">(</text:span>позиция вставки<text:span text:style-name="T1">) </text:span>и<text:span text:style-name="T29"> </text:span><text:span text:style-name="T30">String/ char/ Object </text:span>(указанное значение), и возвращает<text:span text:style-name="T29"> </text:span><text:span text:style-name="T30">StringBuffer</text:span>).</text:p>
      <text:p text:style-name="P133">Метод<text:span text:style-name="T29"> </text:span><text:span text:style-name="T30">delete() </text:span>удаляет секвенцию символов из своей строки <text:span text:style-name="T208">со стартовой позиции</text:span> (прин<text:span text:style-name="T208">и</text:span>мает параметр<text:span text:style-name="T29"> — </text:span><text:span text:style-name="T30">int </text:span><text:span text:style-name="T1">(</text:span>стартовая позиция<text:span text:style-name="T1">), </text:span>и возвращает<text:span text:style-name="T29"> </text:span><text:span text:style-name="T30">StringBuffer</text:span>).</text:p>
      <text:p text:style-name="P134">Метод<text:span text:style-name="T29"> </text:span><text:span text:style-name="T30">delete() </text:span>удаляет секвенцию символов из своей строки <text:span text:style-name="T208">со стартовой позиции по финальную</text:span> (прин<text:span text:style-name="T208">и</text:span>мает параметры<text:span text:style-name="T29"> — </text:span><text:span text:style-name="T30">int </text:span><text:span text:style-name="T1">(</text:span>стартовая позиция<text:span text:style-name="T1">) </text:span>и<text:span text:style-name="T29"> </text:span><text:span text:style-name="T30">int </text:span><text:span text:style-name="T1">(</text:span>финальная позиция<text:span text:style-name="T1">), </text:span>и возвращает<text:span text:style-name="T29"> </text:span><text:span text:style-name="T30">StringBuffer</text:span>).</text:p>
      <text:p text:style-name="P135">Прочие методы не представляют собой интереса.</text:p>
      <text:p text:style-name="P135">Переменные не представляют собой интереса.</text:p>
      <text:p text:style-name="P382"/>
      <text:p text:style-name="P382">Класс <text:span text:style-name="T1">StringBuilder</text:span></text:p>
      <text:p text:style-name="P375"/>
      <text:p text:style-name="P135">Это устаревший суррогат вышеописанного класса. Он почти полностью идентичен ему (за исключением того, что механизмы синхронизации не работают с этим суррогатом).</text:p>
      <text:p text:style-name="P366"/>
      <text:p text:style-name="P366">Класс <text:span text:style-name="T1">Enum</text:span></text:p>
      <text:p text:style-name="P136"/>
      <text:p text:style-name="P136">Это специфический класс, и его объекты создаются не конструктором, а специфической записью. Однако, у этого класса есть методы.</text:p>
      <text:p text:style-name="P349"/>
      <text:p text:style-name="P473">Методы класса <text:span text:style-name="T1">Enum</text:span></text:p>
      <text:p text:style-name="P157"/>
      <text:p text:style-name="P279">clone()</text:p>
      <text:p text:style-name="P279"/>
      <text:p text:style-name="P136">используется для клонирования; <text:span text:style-name="T209">параметров не принимает; по сути, не делает своей работы, так как клонирование перечислениям не доступно; возвращает перечисление;</text:span></text:p>
      <text:p text:style-name="P137">этот метод завершенный;</text:p>
      <text:p text:style-name="P137">этот метод описан здесь лишь потому, что он обычно описывается в справ.;</text:p>
      <text:p text:style-name="P157"/>
      <text:p text:style-name="P279">compareTo()</text:p>
      <text:p text:style-name="P279"/>
      <text:p text:style-name="P137">используется для сравнения своего перечисления с указанной константой перечисления; принимает параметр — константу перечисления; сравнивает свое перечисление с указанной константой (своего) перечисления; возвращает<text:span text:style-name="T29"> </text:span><text:span text:style-name="T30">int</text:span><text:span text:style-name="T1"> (</text:span>ноль — равны, отрицательное — свое меньше, положительное — больше<text:span text:style-name="T1">);</text:span></text:p>
      <text:p text:style-name="P137">этот метод завершенный;</text:p>
      <text:p text:style-name="P177"/>
      <text:p text:style-name="P279">equals()</text:p>
      <text:p text:style-name="P279"/>
      <text:p text:style-name="P137">используется для сравнения своего перечисления с указанной константой перечисления; принимает параметр — константу перечисления; сравнивает свое перечисление с указанной константой (своего) перечисления; возвращает логическое значение<text:span text:style-name="T1"> (</text:span><text:span text:style-name="T30">true</text:span><text:span text:style-name="T29"> — </text:span>равны,<text:span text:style-name="T29"> </text:span><text:span text:style-name="T30">false</text:span><text:span text:style-name="T29"> — </text:span>нет<text:span text:style-name="T1">);</text:span></text:p>
      <text:p text:style-name="P158">этот метод завершенный;</text:p>
      <text:p text:style-name="P279"/>
      <text:p text:style-name="P279">getDeclaringClass()</text:p>
      <text:p text:style-name="P279"/>
      <text:p text:style-name="P137">используется для возврата типа перечисления; параметров не принимает; возвращает тип своего перечисления; возвращает объект класса<text:span text:style-name="T29"> </text:span><text:span text:style-name="T30">Class</text:span>;</text:p>
      <text:p text:style-name="P137">этот метод завершенный;</text:p>
      <text:p text:style-name="P279"/>
      <text:p text:style-name="P279">hashCode()</text:p>
      <text:p text:style-name="P157"/>
      <text:p text:style-name="P137">используется для возврата хэша своего объекта; параметров не принимает; возвращает хэш своего объекта; возвращает<text:span text:style-name="T29"> </text:span><text:span text:style-name="T30">int</text:span>;</text:p>
      <text:p text:style-name="P137">этот метод завершенный;</text:p>
      <text:p text:style-name="P279"/>
      <text:p text:style-name="P279">name()</text:p>
      <text:p text:style-name="P157"/>
      <text:p text:style-name="P137">используется для возврата имени константы своего перечисления; параметров не принимает; возвращает имя константы своего перечисления; возвращает строку;</text:p>
      <text:p text:style-name="P137">этот метод завершенный;</text:p>
      <text:p text:style-name="P279"><text:soft-page-break/>ordinal()</text:p>
      <text:p text:style-name="P157"/>
      <text:p text:style-name="P138">используется для возврата позиции константы своего перечисления в списке констант перечисления; параметров не принимает; возвращает позицию константы своего перечисления в списке констант перечисления; возвращает<text:span text:style-name="T29"> </text:span><text:span text:style-name="T30">int</text:span><text:span text:style-name="T1">;</text:span></text:p>
      <text:p text:style-name="P138">этот метод завершенный;</text:p>
      <text:p text:style-name="P279"/>
      <text:p text:style-name="P279">toString()</text:p>
      <text:p text:style-name="P157"/>
      <text:p text:style-name="P138">используется для возврата строкового представления своего объекта; параметров не принимает; возвращает имя константы своего перечисления; возвращает строку;</text:p>
      <text:p text:style-name="P138">этот метод завершенный;</text:p>
      <text:p text:style-name="P279"/>
      <text:p text:style-name="P279">valueOf()</text:p>
      <text:p text:style-name="P279"/>
      <text:p text:style-name="P139">используется для возврата значения константы перечисления; принимает параметры — объект класса<text:span text:style-name="T29"> </text:span><text:span text:style-name="T30">Class </text:span><text:span text:style-name="T1">(</text:span>указывает класс перечисления<text:span text:style-name="T1">), </text:span>и строку (указывает имя константы из списка перечисления указанного класса); возвращает целевую константу целевого класса перечисления; возвращает объект (класса из списка перечисления);</text:p>
      <text:p text:style-name="P139">этот метод статический;</text:p>
      <text:p text:style-name="P384"/>
      <text:p text:style-name="P384">Класс <text:span text:style-name="T1">System</text:span></text:p>
      <text:p text:style-name="P408"/>
      <text:p text:style-name="P408">Этот класс содержит различные методы и переменные, предназначенные для работы с системой, и более общего назначения.</text:p>
      <text:p text:style-name="P408">Члены этого класса статические.</text:p>
      <text:p text:style-name="P385"/>
      <text:p text:style-name="P385">Методы класса <text:span text:style-name="T1">System</text:span></text:p>
      <text:p text:style-name="P437"/>
      <text:p text:style-name="P444">arraycopy()</text:p>
      <text:p text:style-name="P444"/>
      <text:p text:style-name="P409">используется для копирования массивов; принимает параметры — массив (источник копируемых элементов),<text:span text:style-name="T29"> </text:span><text:span text:style-name="T30">int </text:span><text:span text:style-name="T1">(</text:span>стартовая позиция в массиве- источнике<text:span text:style-name="T1">), </text:span>массив (приемник копируемых элементов),<text:span text:style-name="T29"> </text:span><text:span text:style-name="T30">int </text:span><text:span text:style-name="T1">(</text:span>стартовая позиция в массиве приемнике<text:span text:style-name="T1">),</text:span><text:span text:style-name="T30"> int </text:span><text:span text:style-name="T1">(</text:span>количество копируемых элементов<text:span text:style-name="T1">); </text:span>руководствуясь переданными параметрами, выполняет копирование элементов; возвращает ничтоже;</text:p>
      <text:p text:style-name="P409">этот метод статический;</text:p>
      <text:p text:style-name="P442"/>
      <text:p text:style-name="P476">currentTimeMillis()</text:p>
      <text:p text:style-name="P410"/>
      <text:p text:style-name="P410">используется для возврата системного времени; параметров не принимает; возвращает системное время в миллисекундах (это количество миллисекунд, прошедших с<text:span text:style-name="T29"> 01.01.1970</text:span>); <text:span text:style-name="T210">возвращает</text:span><text:span text:style-name="T99"> </text:span><text:span text:style-name="T65">long</text:span><text:span text:style-name="T19">;</text:span></text:p>
      <text:p text:style-name="P411">этот метод статический;</text:p>
      <text:p text:style-name="P442"/>
      <text:p text:style-name="P442">nanoTime()</text:p>
      <text:p text:style-name="P410"/>
      <text:p text:style-name="P410">используется для возврата значения времени; параметров не принимает; возвращает значение точного системного времени; возвращает<text:span text:style-name="T29"> </text:span><text:span text:style-name="T30">long</text:span><text:span text:style-name="T1">;</text:span></text:p>
      <text:p text:style-name="P410">этот метод статический;</text:p>
      <text:p text:style-name="P410">время в наносекундах обновляется достаточно быстро (даже для машины), так что на момент получения такого времени оно уже будет не актуально (по крайней мере, в наносекундах);</text:p>
      <text:p text:style-name="P442"/>
      <text:p text:style-name="P442">lineSeparator()</text:p>
      <text:p text:style-name="P410"/>
      <text:p text:style-name="P410">используется для возврата ряда символов- разделителей; параметров не принимает; возвращает ряд символов — разделителей строк; возвращает строку;</text:p>
      <text:p text:style-name="P410">этот метод статический;</text:p>
      <text:p text:style-name="P443"/>
      <text:p text:style-name="P443">console()</text:p>
      <text:p text:style-name="P411"/>
      <text:p text:style-name="P411">используется для возврата консоли; параметров не принимает; возвращает текущую консоль; возвращает ссылку на объект;</text:p>
      <text:p text:style-name="P411">этот метод статический;</text:p>
      <text:p text:style-name="P442"/>
      <text:p text:style-name="P442">setErr()</text:p>
      <text:p text:style-name="P410"/>
      <text:p text:style-name="P410">используется для установки целевого потока вывода ошибок; принимает параметр — поток; устанавливает указанный поток потоком вывода ошибок; возвращает ничтоже;</text:p>
      <text:p text:style-name="P410">этот метод статический;</text:p>
      <text:p text:style-name="P442"/>
      <text:p text:style-name="P442">setIn()</text:p>
      <text:p text:style-name="P410"/>
      <text:p text:style-name="P410">используется для установки целевого потока ввода; принимает параметр — поток; устанавливает указанный поток потоком ввода; возвращает ничтоже;</text:p>
      <text:p text:style-name="P410">этот метод статический;</text:p>
      <text:p text:style-name="P442"/>
      <text:p text:style-name="P476">setOut()</text:p>
      <text:p text:style-name="P410"/>
      <text:p text:style-name="P410">используется для установки целевого потока вывода; принимает параметр — поток; устанавливает указанный поток потоком вывода; возвращает ничтоже;</text:p>
      <text:p text:style-name="P410">этот метод статический;</text:p>
      <text:p text:style-name="P439"/>
      <text:p text:style-name="P439">Прочие методы</text:p>
      <text:p text:style-name="P411"/>
      <text:p text:style-name="P411">о них — в справочнике;</text:p>
      <text:p text:style-name="P385"/>
      <text:p text:style-name="P385">Переменные класса <text:span text:style-name="T1">System</text:span></text:p>
      <text:p text:style-name="P408"/>
      <text:p text:style-name="P407">О них — в справочнике.</text:p>
      <text:p text:style-name="P367"/>
      <text:p text:style-name="P367">Многопоточность (<text:span text:style-name="T1">Multithreading</text:span>)</text:p>
      <text:p text:style-name="P393"/>
      <text:p text:style-name="P391">Многопоточное программирование</text:p>
      <text:p text:style-name="P391"/>
      <text:p text:style-name="P386">О многозадачности</text:p>
      <text:p text:style-name="P412"/>
      <text:p text:style-name="P413">Многозадачность на основе процессов позволяет контроллировать запуск нескольких субстанций программы на виртуальной машине. Многозадачность на основе потоков позволяет контроллировать исполнение одной субстанции процесса в нескольких его потоках. Многозадачность на основе потоков позволяет более тонко управлять вычислительными ресурсам компьютера, чем многозадачность на основе процессов.</text:p>
      <text:p text:style-name="P414">Об однопоточных программах необходимо помнить следующее — программа не может выполняться далее, пока не будет исполнена ее текущая исполняющаяся часть (если эта часть заведомо долгая (например, пользовательский ввод), то программа будет фактически простаивать).</text:p>
      <text:p text:style-name="P413">Современные ОС поддерживают многозадачность на основе процессов, и на основе потоков внутри каждого процесса.</text:p>
      <text:p text:style-name="P413">Язык программирования<text:span text:style-name="T29"> </text:span><text:span text:style-name="T30">Java </text:span>позволяет управлять многозадачностью на основе потоков (и оставляет управление процессами на откуп виртуальной машине).</text:p>
      <text:p text:style-name="P386"/>
      <text:p text:style-name="P386">Многопоточное программирование на ЯПВУ <text:span text:style-name="T1">Java</text:span></text:p>
      <text:p text:style-name="P390"/>
      <text:p text:style-name="P440">О потоках</text:p>
      <text:p text:style-name="P440"/>
      <text:p text:style-name="P412">Многопоточная программа исполняется в ряде модулей — потоков.</text:p>
      <text:p text:style-name="P440"/>
      <text:p text:style-name="P440"><text:soft-page-break/>Жизненный цикл потоков</text:p>
      <text:p text:style-name="P440"/>
      <text:p text:style-name="P415">Жизненный цикл потока проистекает следующим образом. Новый поток создается (состояние потока<text:span text:style-name="T29"> — </text:span><text:span text:style-name="T30">NEW</text:span>). Затем он вызывается, и диспетчеризуется планировщиком потоков <text:span text:style-name="T1">(</text:span>состояние потока<text:span text:style-name="T29"> — </text:span><text:span text:style-name="T30">RUNNABLE</text:span><text:span text:style-name="T1">)</text:span>. Затем, <text:span text:style-name="T211">в ходе исполнения поток может обнаружить необходимость доступа к разделяемому ресурсу — если ресурс используется, то поток ожидает его освобождения (тогда состояние потока</text:span><text:span text:style-name="T100"> — </text:span><text:span text:style-name="T66">BLOCKED</text:span><text:span text:style-name="T211">); либо, поток уступает свое время другому потоку (тогда его состояние</text:span><text:span text:style-name="T100"> — </text:span><text:span text:style-name="T66">WAITING</text:span><text:span text:style-name="T211">); либо, поток диспетчерезуется планировщиком и вытесняется на время исполнения другого потока (тогда его состояние</text:span><text:span text:style-name="T100"> — </text:span><text:span text:style-name="T66">TIME_WAITING</text:span><text:span text:style-name="T211">). В конце жизненного цикла поток завершается (тогда его состояние</text:span><text:span text:style-name="T100"> — </text:span><text:span text:style-name="T66">TERMINATED</text:span><text:span text:style-name="T211">).</text:span></text:p>
      <text:p text:style-name="P440"/>
      <text:p text:style-name="P440">Приоритеты потоков</text:p>
      <text:p text:style-name="P440"/>
      <text:p text:style-name="P428">Потоки имеют приоритеты. <text:span text:style-name="T212">Приоритеты имеют значение для диспетчерзации потоков. Чем выше приоритет потока, тем первее он в очереди потоков, готовых к исполнению. Приоритету задается значение </text:span><text:span text:style-name="T24">[</text:span><text:span text:style-name="T72">1 … 10</text:span><text:span text:style-name="T24">],</text:span><text:span text:style-name="T72"> 5 </text:span><text:span text:style-name="T24">by default.</text:span></text:p>
      <text:p text:style-name="P429">Если исполняющийся поток имеет более низкий приоритет, чем стоящий за ним в очереди, то этот (более высокоприоритетный) поток вытесняет исполняющийся поток.</text:p>
      <text:p text:style-name="P440"/>
      <text:p text:style-name="P440">Механизмы синхронизации</text:p>
      <text:p text:style-name="P440"/>
      <text:p text:style-name="P416">Потоки могут использовать разделяемые ресурсы (какие- либо данные, разделяемые между потоками в использовании). Это обозначает необходимость син<text:span text:style-name="T225">х</text:span>ронизации доступа к разделяемым ресурсам. Механизмом синхронизации в языке<text:span text:style-name="T29"> </text:span><text:span text:style-name="T30">Java </text:span>является монитор.</text:p>
      <text:p text:style-name="P416">Монитор есть <text:span text:style-name="T213">следующий механизм</text:span>. <text:span text:style-name="T213">Это механизм, имеющий следующие составляющие: мьютекс — используется для осуществления блокировки разделяемого ресурса; и код, выполняющий работу с мьютексом.</text:span></text:p>
      <text:p text:style-name="P417">В языке<text:span text:style-name="T29"> </text:span><text:span text:style-name="T30">Java </text:span>монитор используется неявно. Когда поток программы вызывает какой- либо синхронизированный метод, задействуется монитор. При исполнении тела такого метода <text:span text:style-name="T214">остальные потоки вынуждены ожидать освобождения разделяемого ресурса</text:span>. <text:span text:style-name="T215">Соответственно, при освобождении этого ресурса ожидающиеего потоки могут приступить к работе с ним.</text:span></text:p>
      <text:p text:style-name="P441"/>
      <text:p text:style-name="P441">Механизмы межпоточного взаимодействия</text:p>
      <text:p text:style-name="P418"/>
      <text:p text:style-name="P418">Чтобы потоки, ожидающие освобождения ресурса, своевременно обнаружили его освобождение, они извещаются об освобождении ресурса.</text:p>
      <text:p text:style-name="P418">Для извещения применяется обмен сообщениями между потоками. Поток, освободивший ресурс, отправляет сообщение об освобождении ресурса.</text:p>
      <text:p text:style-name="P392"/>
      <text:p text:style-name="P392"><text:soft-page-break/>Класс <text:span text:style-name="T1">Thread</text:span></text:p>
      <text:p text:style-name="P438"/>
      <text:p text:style-name="P418"><text:span text:style-name="T1">Класс</text:span><text:span text:style-name="T30"> Thread </text:span>реализует поддержку потоков. <text:span text:style-name="T216">Он реализует интерфейс</text:span><text:span text:style-name="T101"> </text:span><text:span text:style-name="T67">Runnable</text:span><text:span text:style-name="T20">. </text:span><text:span text:style-name="T216">Этот интерфейс инкапсуллирует общие для потоков методы (что логично для интерфейса).</text:span></text:p>
      <text:p text:style-name="P419">Объект класса<text:span text:style-name="T29"> </text:span><text:span text:style-name="T30">Thread </text:span>инкапсуллирует поток. Новый поток создается наследованием от класса<text:span text:style-name="T29"> </text:span><text:span text:style-name="T30">Thread</text:span><text:span text:style-name="T1">, </text:span>или же реализацией интерфейса<text:span text:style-name="T29"> </text:span><text:span text:style-name="T30">Runnable</text:span><text:span text:style-name="T1">.</text:span></text:p>
      <text:p text:style-name="P387"/>
      <text:p text:style-name="P387">Потоки программы</text:p>
      <text:p text:style-name="P420"/>
      <text:p text:style-name="P420">Программа на языке<text:span text:style-name="T29"> </text:span><text:span text:style-name="T30">Java </text:span>стартует исполнение с точки входа. Поток, инкапсуллирующий точку входа, называется «главный поток». Прочие («дочерние») потоки программы порождаются при ее исполнении, и это производится главным потоком. В устоявшейся практике программирования главный поток отвечает за финализацию цикла работы программы, <text:span text:style-name="T217">и содержит необходимый для этого код.</text:span></text:p>
      <text:p text:style-name="P421">Создание потоков реализацией интерфейса<text:span text:style-name="T29"> </text:span><text:span text:style-name="T30">Runnable </text:span>производится следующим образом. П<text:span text:style-name="T218">о</text:span>льзовательский класс должен объявлять метод<text:span text:style-name="T29"> </text:span><text:span text:style-name="T30">run() - </text:span>при этом, в этом классе должен быть единственный метод с этим именем. Этот метод должен быть объявлен как публичный, и возвращающий ничтоже. <text:span text:style-name="T218">В теле этого метода должен быть прописан код, составляющий точку входа в поток. В пользовательском классе также должен быть получен экземпляр класса</text:span><text:span text:style-name="T102"> </text:span><text:span text:style-name="T68">Thread</text:span><text:span text:style-name="T21">, </text:span><text:span text:style-name="T219">этот экземпляр (при данном способе создания потока) создается конструктором </text:span><text:span text:style-name="T68">Thread(</text:span><text:span text:style-name="T69">this</text:span><text:span text:style-name="T68">, “ … ”)</text:span><text:span text:style-name="T21">, </text:span><text:span text:style-name="T219">где</text:span><text:span text:style-name="T103"> </text:span><text:span text:style-name="T69">this</text:span><text:span text:style-name="T103"> — </text:span><text:span text:style-name="T219">это экземпляр этого пользовательского класса, а строка — это присваиваемое потоку имя.</text:span><text:span text:style-name="T21"> </text:span><text:span text:style-name="T219">Созданный поток запускается методом</text:span><text:span text:style-name="T103"> </text:span><text:span text:style-name="T68">start() </text:span><text:span text:style-name="T219">класса</text:span><text:span text:style-name="T103"> </text:span><text:span text:style-name="T68">Thread</text:span><text:span text:style-name="T21">; </text:span><text:span text:style-name="T219">тот метод вызывает метод </text:span><text:span text:style-name="T68">run() </text:span><text:span text:style-name="T219">потока программы</text:span><text:span text:style-name="T21">. </text:span><text:span text:style-name="T220">Код создания потока программы принимает вид:</text:span></text:p>
      <text:p text:style-name="P450">// <text:span text:style-name="T115">объявление пользовательского класса</text:span></text:p>
      <text:p text:style-name="P450">class UserClassName implements Runnable {</text:p>
      <text:p text:style-name="P450">Thread ThreadName;</text:p>
      <text:p text:style-name="P450"/>
      <text:p text:style-name="P450">// <text:span text:style-name="T115">конструктор пользовательского класса,</text:span></text:p>
      <text:p text:style-name="P454">// запускающий создаваемый им поток</text:p>
      <text:p text:style-name="P450"><text:tab/><text:span text:style-name="T221">UserClassName</text:span>() {</text:p>
      <text:p text:style-name="P450"><text:tab/><text:tab/>ThreadName = new Thread(this, “Name”);</text:p>
      <text:p text:style-name="P450"><text:tab/><text:tab/>ThreadName.start();</text:p>
      <text:p text:style-name="P450"><text:tab/>}</text:p>
      <text:p text:style-name="P450"/>
      <text:p text:style-name="P450">// <text:span text:style-name="T115">объявляем точку входа в поток</text:span></text:p>
      <text:p text:style-name="P450"><text:tab/>public void run() {</text:p>
      <text:p text:style-name="P450"><text:tab/> <text:span text:style-name="T115">… </text:span></text:p>
      <text:p text:style-name="P451"><text:tab/>}</text:p>
      <text:p text:style-name="P451">}</text:p>
      <text:p text:style-name="P451"/>
      <text:p text:style-name="P451">// <text:span text:style-name="T107">точка входа в программу</text:span></text:p>
      <text:p text:style-name="P451"><text:tab/>class ClassName {</text:p>
      <text:p text:style-name="P451"><text:soft-page-break/><text:tab/><text:tab/>public static void main(String args[]) {</text:p>
      <text:p text:style-name="P451"><text:tab/><text:tab/>new UserClassName();</text:p>
      <text:p text:style-name="P451"><text:tab/><text:tab/>}</text:p>
      <text:p text:style-name="P451"><text:tab/>}</text:p>
      <text:p text:style-name="P451"/>
      <text:p text:style-name="P422">при этом, необходимо помнить, что точка входа в программу исполняется в главном потоке программы. Соответственно, использование в этом потоке пользовательского потока приводит к порождению дочернего потока. Это всегда два разных потока (хотя это и не очевидно из записи — так как явно <text:span text:style-name="T1">создав</text:span><text:span text:style-name="T22">а</text:span><text:span text:style-name="T1">ть</text:span> главный поток не требуется, он и так создается <text:span text:style-name="T1">JVM</text:span>).</text:p>
      <text:p text:style-name="P423">Как и говорилось выше, <text:span text:style-name="T222">поток может быть создан и созданием класса, наследующего от</text:span><text:span text:style-name="T104"> </text:span><text:span text:style-name="T70">Thread</text:span><text:span text:style-name="T23">. </text:span><text:span text:style-name="T222">Этот класс должен переопределять метод</text:span><text:span text:style-name="T104"> </text:span><text:span text:style-name="T70">run()</text:span><text:span text:style-name="T23">, </text:span><text:span text:style-name="T222">и вызывать метод</text:span><text:span text:style-name="T104"> </text:span><text:span text:style-name="T70">start()</text:span><text:span text:style-name="T23">.</text:span><text:span text:style-name="T21"> </text:span><text:span text:style-name="T220">Код создания потока программы принимает вид:</text:span></text:p>
      <text:p text:style-name="P452">// <text:span text:style-name="T107">объявление пользовательского класса</text:span></text:p>
      <text:p text:style-name="P452">class UserClassName {</text:p>
      <text:p text:style-name="P452"/>
      <text:p text:style-name="P452">// <text:span text:style-name="T107">конструктор пользовательского класса,</text:span></text:p>
      <text:p text:style-name="P452">// <text:span text:style-name="T107">запускающий поток</text:span></text:p>
      <text:p text:style-name="P452"><text:tab/>UserClassName() {</text:p>
      <text:p text:style-name="P452"><text:tab/><text:tab/>super( … );</text:p>
      <text:p text:style-name="P452"><text:tab/><text:tab/>start();</text:p>
      <text:p text:style-name="P452"><text:tab/>}</text:p>
      <text:p text:style-name="P452"/>
      <text:p text:style-name="P452">// <text:span text:style-name="T107">переопределение метода </text:span>run()</text:p>
      <text:p text:style-name="P452"><text:tab/>public void run() {</text:p>
      <text:p text:style-name="P452"><text:tab/> … </text:p>
      <text:p text:style-name="P452"><text:tab/>}</text:p>
      <text:p text:style-name="P452">}</text:p>
      <text:p text:style-name="P452"/>
      <text:p text:style-name="P452">// <text:span text:style-name="T107">точка входа в программу</text:span></text:p>
      <text:p text:style-name="P452">class ClassName {</text:p>
      <text:p text:style-name="P452"><text:tab/>public static void main(String args[]) {</text:p>
      <text:p text:style-name="P452"><text:tab/>new UserClassName();</text:p>
      <text:p text:style-name="P452"><text:tab/><text:tab/> … </text:p>
      <text:p text:style-name="P452">}</text:p>
      <text:p text:style-name="P452"/>
      <text:p text:style-name="P424">в этом коде конструктору<text:span text:style-name="T29"> </text:span><text:span text:style-name="T30">super() </text:span>следует передать строку — имя создаваемого им потока.</text:p>
      <text:p text:style-name="P425">Выбор конкретного способа создания потоков остается на откуп программисту.</text:p>
      <text:p text:style-name="P426">Если необходимо создать большее количество потоков, то в точке входа просто используется ряд соответствующих записей <text:span text:style-name="T223">(</text:span><text:span text:style-name="T71">new UserClassName();</text:span><text:span text:style-name="T223">)</text:span>.</text:p>
      <text:p text:style-name="P427">Как говорилось выше, согласно устоявшейся традиции программирования, главный поток завершается последним. <text:span text:style-name="T224">Это организуется применением методов потоков.</text:span></text:p>
      <text:p text:style-name="P430">Работа с потоками осуществляется методами потоков.</text:p>
      <text:p text:style-name="P388"/>
      <text:p text:style-name="P475">Методы потоков</text:p>
      <text:p text:style-name="P453"/>
      <text:p text:style-name="P445">start()</text:p>
      <text:p text:style-name="P431"/>
      <text:p text:style-name="P431">используется для инкапсуллирования старта потока; параметров не принимает; этот метод вызывает метод<text:span text:style-name="T29"> </text:span><text:span text:style-name="T30">run()</text:span><text:span text:style-name="T1">, </text:span>и исполнение потока стартует; возвращает ничтоже;</text:p>
      <text:p text:style-name="P445"/>
      <text:p text:style-name="P445">run()</text:p>
      <text:p text:style-name="P431"/>
      <text:p text:style-name="P431">используется для инкапсуллирования точки входа в поток; параметров не принимает; этот метод вызывается в результате вызова метода<text:span text:style-name="T29"> </text:span><text:span text:style-name="T30">start()</text:span><text:span text:style-name="T1">, </text:span>и исполнение потока стартует с того метода — метода<text:span text:style-name="T29"> </text:span><text:span text:style-name="T30">run()</text:span><text:span text:style-name="T29"> </text:span>(поэтому этот метод должен инкапсуллировать точку входа в поток); возвращает ничтоже;</text:p>
      <text:p text:style-name="P445"/>
      <text:p text:style-name="P445">sleep()</text:p>
      <text:p text:style-name="P431"/>
      <text:p text:style-name="P431">используется для переведение потока в состояние<text:span text:style-name="T29"> </text:span><text:span text:style-name="T30">TIME</text:span><text:span text:style-name="T76">D</text:span><text:span text:style-name="T30">_WAITING</text:span><text:span text:style-name="T1">; </text:span>принимает параметры<text:span text:style-name="T29"> — </text:span><text:span text:style-name="T73">long</text:span>, <text:span text:style-name="T227">мс</text:span> (время пребывания в спящем состоянии); переводит поток в состояние<text:span text:style-name="T29"> </text:span><text:span text:style-name="T30">TIME</text:span><text:span text:style-name="T76">D</text:span><text:span text:style-name="T30">_WAITING</text:span><text:span text:style-name="T1">; </text:span>возвращает ничтоже;</text:p>
      <text:p text:style-name="P434">этот метод может принять и два параметра (того же типа) — мс и нс;</text:p>
      <text:p text:style-name="P448"/>
      <text:p text:style-name="P448">join()</text:p>
      <text:p text:style-name="P436"/>
      <text:p text:style-name="P436">используется для присоединения к потоку (в плане условия завершения); параметров не принимает; выполняет присоединение потока (в контексте которого этот метод вызван) к потоку (относительно которого этот метод вызван как его метод); возвращает ничтоже;</text:p>
      <text:p text:style-name="P434">условие завершения — поток (вызвавший этот метод) завершится не раньше, чем поток (относительно которого он вызван);</text:p>
      <text:p text:style-name="P448"/>
      <text:p text:style-name="P448">isAlive()</text:p>
      <text:p text:style-name="P436"/>
      <text:p text:style-name="P436">используется чтобы определить, исполняется ли поток; параметров не принимает; определяет, исполняется ли поток; возвращает логическое значение <text:span text:style-name="T25">(</text:span><text:span text:style-name="T74">true – </text:span><text:span text:style-name="T25">alive,</text:span><text:span text:style-name="T74"> false – </text:span><text:span text:style-name="T25">no)</text:span>;</text:p>
      <text:p text:style-name="P449"/>
      <text:p text:style-name="P445">getName()</text:p>
      <text:p text:style-name="P445"/>
      <text:p text:style-name="P431">используется для получения имени потока исполнения; параметров не принимает; возвращает имя потока исполнения; возвращает строку;</text:p>
      <text:p text:style-name="P434">этот метод объявлен как<text:span text:style-name="T29"> </text:span><text:span text:style-name="T30">final</text:span><text:span text:style-name="T1">;</text:span></text:p>
      <text:p text:style-name="P446"/>
      <text:p text:style-name="P477"><text:span text:style-name="T227">s</text:span>etName()</text:p>
      <text:p text:style-name="P446"/>
      <text:p text:style-name="P432">используется для <text:span text:style-name="T227">установки</text:span> имени потока исполнения; принимает <text:span text:style-name="T227">параметр — строку (имя потока)</text:span>; <text:span text:style-name="T227">устанавли</text:span>вает имя потока исполнения; возвращает <text:span text:style-name="T227">ничтоже</text:span>;</text:p>
      <text:p text:style-name="P434">этот метод объявлен как<text:span text:style-name="T29"> </text:span><text:span text:style-name="T30">final</text:span><text:span text:style-name="T1">;</text:span></text:p>
      <text:p text:style-name="P445"/>
      <text:p text:style-name="P445">getPriority()</text:p>
      <text:p text:style-name="P431"/>
      <text:p text:style-name="P431">используется для получения приоритета потока; параметров не принимает; возвращает приоритет потока; возвращает целочисленное;</text:p>
      <text:p text:style-name="P435">этот метод объявлен как<text:span text:style-name="T29"> </text:span><text:span text:style-name="T30">final</text:span><text:span text:style-name="T1">;</text:span></text:p>
      <text:p text:style-name="P447"/>
      <text:p text:style-name="P447"><text:span text:style-name="T237">s</text:span>etPriority()</text:p>
      <text:p text:style-name="P433"/>
      <text:p text:style-name="P433">используется для <text:span text:style-name="T237">установки</text:span> приоритета потока; принимает <text:span text:style-name="T237">параметр</text:span><text:span text:style-name="T105"> — </text:span><text:span text:style-name="T75">int</text:span><text:span text:style-name="T26"> (</text:span><text:span text:style-name="T237">значение приоритета</text:span><text:span text:style-name="T26">)</text:span>; <text:span text:style-name="T237">устанавливает значение</text:span> приоритет<text:span text:style-name="T237">а</text:span> потока; возвращает <text:span text:style-name="T237">ничтоже</text:span>;</text:p>
      <text:p text:style-name="P435">этот метод объявлен как<text:span text:style-name="T29"> </text:span><text:span text:style-name="T30">final</text:span><text:span text:style-name="T1">;</text:span></text:p>
      <text:p text:style-name="P478"/>
      <text:p text:style-name="P478">currentThread()</text:p>
      <text:p text:style-name="P434"/>
      <text:p text:style-name="P434">используется для получения ссылки на текущий поток; параметров не принимает; возвращает ссылку на текущий поток (из которого этот метод вызван); возвращает объект;</text:p>
      <text:p text:style-name="P431"/>
      <text:p text:style-name="P430">Работа с потоками должна осуществляться в рамках устоявшейся практики пр<text:span text:style-name="T227">о</text:span>граммирования. Подробнее об этом — в <text:span text:style-name="T226">других источниках</text:span>.</text:p>
      <text:p text:style-name="P389"/>
      <text:p text:style-name="P389">Примечание</text:p>
      <text:p text:style-name="P484"/>
      <text:p text:style-name="P484">Также следует дополнить этот материал следующим.</text:p>
      <text:p text:style-name="P140"><text:span text:style-name="T228">Синхронизация, как и говорилось выше, задействует такой механизм, как мониторы. </text:span><text:span text:style-name="T229">Мониторы задействуются неявно. Они задействуются, когда поток программы вызывает синхронизированный метод. И освобождаются, когда синхронизированный метод возвращает управление. Поэтому, в интересах синхронизации, для доступа к разделяемым ресурсам должны использоваться синхронизированные методы. </text:span><text:span text:style-name="T230">Синхронизированные методы объявляются так:</text:span></text:p>
      <text:p text:style-name="P479">synchronized RetType FuncName();</text:p>
      <text:p text:style-name="P479"/>
      <text:p text:style-name="P485">по входу в синхронизированный метод, он захватывает разделяемый ресурс. Никакие другие потоки (до возврата из этого метода) не могут вызвать ни этот метод, ни какие- либо другие синхронизированные методы объекта (своего для этого метода). Этот факт позволяет использовать этот объект как хранилище разделяемых ресурсов.</text:p>
      <text:p text:style-name="P485"><text:soft-page-break/>Необходимо помнить, что несинхронизированные методы этого обекта по прежнему доступны, и поэтому не должны использоваться для доступа к разделяемым ресурсам.</text:p>
      <text:p text:style-name="P141"><text:span text:style-name="T228">Если же для доступа к разделяемым ресурсам используется унаследованный код, который не доступен для модификации, то использование соответствующих методов этого кода следует заключить в блок</text:span><text:span text:style-name="T232"> </text:span><text:span text:style-name="T233">synchronized</text:span><text:span text:style-name="T231">:</text:span></text:p>
      <text:p text:style-name="P480">synchronized(ObjectName) { … }</text:p>
      <text:p text:style-name="P480"/>
      <text:p text:style-name="P141"><text:span text:style-name="T233">ObjectName – </text:span><text:span text:style-name="T228">это ссылка на объект, содержащий разделяемые ресурсы (в данном случае предполагается, что это объект из унаследованного кода, методы которого и используются для доступа к разделяемым ресурсам).</text:span></text:p>
      <text:p text:style-name="P142"><text:span text:style-name="T228">Так же, при использовании многих потоков, может обнаружиться целесообразность применения методов</text:span><text:span text:style-name="T232"> </text:span><text:span text:style-name="T233">wait()</text:span><text:span text:style-name="T231">,</text:span><text:span text:style-name="T233"> notify()</text:span><text:span text:style-name="T231">,</text:span><text:span text:style-name="T233"> notifyAll()</text:span><text:span text:style-name="T231">, - </text:span><text:span text:style-name="T228">эти методы класса</text:span><text:span text:style-name="T232"> </text:span><text:span text:style-name="T233">Object </text:span><text:span text:style-name="T228">открыты для наследования, и доступны всем пользовательским объектам. Эти методы позволяют регулировать взаимодействие потоков без формирования каких- либо объектов- сообщений.</text:span></text:p>
      <text:p text:style-name="P488"><text:span text:style-name="T228">При использовании методов (вышеопианных) необходимо помнть, что потоки все же могут пребвать в состоянии зависимости от результатов работы друг друга. Эта зависимость возможна, даже если потоки ипользуют ряд объектов, содержащих ресурсы (разделяемые между ними). Таким образом, возможна взаимная блокировка потоков. </text:span><text:span text:style-name="T234">Эту возможность следует оценивать исходя из логики работы потоков.</text:span></text:p>
      <text:p text:style-name="P498"/>
      <text:p text:style-name="P503">Часть 2 (Прочие вопросы)</text:p>
      <text:p text:style-name="P498"/>
      <text:p text:style-name="P496">Файл с точкой входа в программу</text:p>
      <text:p text:style-name="P496"/>
      <text:p text:style-name="P489">Файл с точкой входа в программу должен иметь следующую структуру:</text:p>
      <text:p text:style-name="P499">class ClassName0 { … }</text:p>
      <text:p text:style-name="P499"><text:s/>… </text:p>
      <text:p text:style-name="P499">public class ClassNameN { … }</text:p>
      <text:p text:style-name="P499">public class PublicClassName {</text:p>
      <text:p text:style-name="P499"><text:tab/>public <text:span text:style-name="T238">static </text:span>void main (String args[]) {</text:p>
      <text:p text:style-name="P499"><text:tab/> … </text:p>
      <text:p text:style-name="P499"><text:tab/>}</text:p>
      <text:p text:style-name="P499">}</text:p>
      <text:p text:style-name="P499"/>
      <text:p text:style-name="P489">точка входа —<text:span text:style-name="T29"> </text:span><text:span text:style-name="T30">main() </text:span>должна быть объявлена как<text:span text:style-name="T29"> </text:span><text:span text:style-name="T30">public</text:span><text:span text:style-name="T1">, </text:span>так как она должна быть доступна не только из своего пакета, но и из самой среды исполнения, дабы быть из нее вызванной. Сам класс, в котором она объявляется тоже должен быть объявлен как<text:span text:style-name="T29"> </text:span><text:span text:style-name="T30">public </text:span><text:span text:style-name="T1">(</text:span>так как и сам этот класс должен быть так же доступен<text:span text:style-name="T1">). </text:span>Функции<text:span text:style-name="T29"> </text:span><text:span text:style-name="T30">main() </text:span>должны быть присущи прописанные в образце аргументы — чтобы ей можно было передать параметры командной строки (и тогда эта функция должна предусматривать логику их обработки), этим не следует пренебрегать в интересах соблюдения соглашений об оформлении кода (при подробном их рассмотрении, они предусматривают эту деталь). Само тело этой функции — точка входа в программу, и программа начинает исполняться с этой функции. Функция должна иметь прописанное в образце имя (в интересах соблюдения соглашений об оформлении кода). Она не должна возвращать значений (так как нет смысла передавать их среде исполнения; дейтвительно, вся полезная работа программы должна выполняться ей самой). <text:span text:style-name="T239">Функция — точка входа должна объявляться как</text:span><text:span text:style-name="T106"> </text:span><text:span text:style-name="T77">static</text:span><text:span text:style-name="T27">, </text:span><text:span text:style-name="T239">так как загрузчик вызывает эту функцию еще до создания экземпляров каких- либо классов (проще говоря, это требование загрузчика).</text:span></text:p>
      <text:p text:style-name="P490">Компиллируемому файлу следует присвоить имя класса, инкапсуллирующего точку входа в программу (это требование загрузчика). Расширением этого файла должно быть расширение<text:span text:style-name="T29"> </text:span><text:span text:style-name="T30">.java </text:span><text:span text:style-name="T1">(</text:span>это требование компллятора<text:span text:style-name="T1">)</text:span>.</text:p>
      <text:p text:style-name="P490">Компилляция этого файла (из самой <text:span text:style-name="T1">JDK</text:span>) задается командой:</text:p>
      <text:p text:style-name="P500">javac PublicClassName.java</text:p>
      <text:p text:style-name="P500"/>
      <text:p text:style-name="P490">результатом компилляции будет секвенция файлов. <text:span text:style-name="T242">К</text:span>аждый класс исходного кода (объявленный на уровне файла исходного кода) будет располагаться в отдельном файле, в том числе и класс с точкой входа. <text:span text:style-name="T242">К</text:span>аждый файл будет иметь расширение<text:span text:style-name="T29"> .</text:span><text:span text:style-name="T30">class</text:span><text:span text:style-name="T1">, </text:span><text:span text:style-name="T239">и имя лежащего в нем класса</text:span>.</text:p>
      <text:p text:style-name="P491">Исполнение скомпиллированной программы<text:span text:style-name="T238"> (из самой </text:span><text:span text:style-name="T28">JDK</text:span><text:span text:style-name="T238">) задается командой:</text:span></text:p>
      <text:p text:style-name="P500">java PublicClassName</text:p>
      <text:p text:style-name="P490"><text:soft-page-break/>результатом <text:span text:style-name="T239">будет собственно исполнение этой программы.</text:span></text:p>
      <text:p text:style-name="P495"/>
      <text:p text:style-name="P495">Проверка предикатов</text:p>
      <text:p text:style-name="P495"/>
      <text:p text:style-name="P492"><text:span text:style-name="T228">Проверка предикатов включается/ отключается при выполнении скомпиллированного кода. При выполнении из </text:span><text:span text:style-name="T231">JRE </text:span><text:span text:style-name="T228">проверка включается так:</text:span></text:p>
      <text:p text:style-name="P502"><text:span text:style-name="T228">-ea:PacketName…</text:span><text:span text:style-name="T231"><text:tab/>// </text:span><text:span text:style-name="T228">для целевого пакета</text:span></text:p>
      <text:p text:style-name="P502"><text:span text:style-name="T228">-</text:span><text:span text:style-name="T231">ea:ClassName<text:tab/>// </text:span><text:span text:style-name="T228">для целевого класса</text:span></text:p>
      <text:p text:style-name="P482"/>
      <text:p text:style-name="P492"><text:span text:style-name="T228">и выключается аналогичными записями (разве что, используется ключ не</text:span><text:span text:style-name="T232"> -</text:span><text:span text:style-name="T233">ea</text:span><text:span text:style-name="T231">, </text:span><text:span text:style-name="T228">а ключ</text:span><text:span text:style-name="T232"> -</text:span><text:span text:style-name="T233">da</text:span><text:span text:style-name="T228">).</text:span></text:p>
      <text:p text:style-name="P495"/>
      <text:p text:style-name="P497"><text:span text:style-name="T228">Спец</text:span><text:span text:style-name="T235">ифическая</text:span><text:span text:style-name="T228"> форма конструкторов</text:span></text:p>
      <text:p text:style-name="P495"/>
      <text:p text:style-name="P486">Есть следующая специфическая форма вызова перегруженных конструкторов:</text:p>
      <text:p text:style-name="P501"><text:span text:style-name="T228">ClassName( … ) {<text:tab/>// </text:span><text:span text:style-name="T240">запись конструктора класса</text:span></text:p>
      <text:p text:style-name="P501"><text:span text:style-name="T228">this( … )<text:tab/><text:tab/>// </text:span><text:span text:style-name="T240">вызов одного из ранее определенных конструкторов этого класса</text:span></text:p>
      <text:p text:style-name="P501"><text:span text:style-name="T236"><text:s/>… ;<text:tab/><text:tab/><text:tab/>// </text:span><text:span text:style-name="T241">прочие операторы этого конструктора</text:span></text:p>
      <text:p text:style-name="P481">}</text:p>
      <text:p text:style-name="P481"/>
      <text:p text:style-name="P487">в этой записи вызов уже существующего перегруженного конструктора должен быть первым. Эта запись позволяет создавать прочие конструкторы класса проще — по сути, используя и просто дополняя уже существующий конструктор.</text:p>
      <text:p text:style-name="P493"><text:span text:style-name="T228">Стоит помнить о существовании этой формы записи конструкторов. При этом стоит помнить, что одновременное использование конструкторов</text:span><text:span text:style-name="T232"> </text:span><text:span text:style-name="T233">this()</text:span><text:span text:style-name="T231">, </text:span><text:span text:style-name="T228">и</text:span><text:span text:style-name="T231"> </text:span><text:span text:style-name="T233">super() </text:span><text:span text:style-name="T228">не допускается — так как каждый из них непременно должен быть первым прописан в коде создаваемого конструктора класса.</text:span></text:p>
      <text:p text:style-name="P494"><text:span text:style-name="T2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background-color="#ffffff" style:font-size-asian="10pt" style:font-size-complex="10pt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9-30T09:08:31.081000000</dc:date>
    <meta:editing-duration>PT3H26M57S</meta:editing-duration>
    <meta:editing-cycles>20</meta:editing-cycles>
    <meta:document-statistic meta:table-count="0" meta:image-count="0" meta:object-count="0" meta:page-count="60" meta:paragraph-count="981" meta:word-count="9818" meta:character-count="81225" meta:non-whitespace-character-count="71935"/>
  </office:meta>
</office:document-meta>
</file>